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25344" calcext:value-type="float">
            <text:p>0.025344</text:p>
          </table:table-cell>
          <table:table-cell office:value-type="float" office:value="-0.161666" calcext:value-type="float">
            <text:p>-0.161666</text:p>
          </table:table-cell>
          <table:table-cell office:value-type="float" office:value="-0.652342" calcext:value-type="float">
            <text:p>-0.652342</text:p>
          </table:table-cell>
          <table:table-cell office:value-type="float" office:value="-0.290772" calcext:value-type="float">
            <text:p>-0.290772</text:p>
          </table:table-cell>
          <table:table-cell/>
          <table:table-cell office:value-type="float" office:value="-0.1616657" calcext:value-type="float">
            <text:p>-0.1616657</text:p>
          </table:table-cell>
          <table:table-cell office:value-type="float" office:value="-0.6523418" calcext:value-type="float">
            <text:p>-0.6523418</text:p>
          </table:table-cell>
          <table:table-cell office:value-type="float" office:value="-0.2907722" calcext:value-type="float">
            <text:p>-0.2907722</text:p>
          </table:table-cell>
          <table:table-cell/>
          <table:table-cell table:formula="of:=POWER([.I1]-[.E1];2)" office:value-type="float" office:value="0.0000000000000899999999885227" calcext:value-type="float">
            <text:p>8.99999999885227E-14</text:p>
          </table:table-cell>
          <table:table-cell table:formula="of:=POWER([.J1]-[.F1];2)" office:value-type="float" office:value="0.0000000000000400000000023005" calcext:value-type="float">
            <text:p>4.00000000023005E-14</text:p>
          </table:table-cell>
          <table:table-cell table:formula="of:=POWER([.K1]-[.G1];2)" office:value-type="float" office:value="0.0000000000000400000000023005" calcext:value-type="float">
            <text:p>4.00000000023005E-14</text:p>
          </table:table-cell>
          <table:table-cell/>
          <table:table-cell table:formula="of:=SUM([.M1:.O256])" office:value-type="float" office:value="0.00000000000155026515754186" calcext:value-type="float">
            <text:p>1.55026515754186E-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147271" calcext:value-type="float">
            <text:p>0.147271</text:p>
          </table:table-cell>
          <table:table-cell office:value-type="float" office:value="0.130096" calcext:value-type="float">
            <text:p>0.130096</text:p>
          </table:table-cell>
          <table:table-cell office:value-type="float" office:value="-0.0209261" calcext:value-type="float">
            <text:p>-0.0209261</text:p>
          </table:table-cell>
          <table:table-cell/>
          <table:table-cell office:value-type="float" office:value="0.1472712" calcext:value-type="float">
            <text:p>0.1472712</text:p>
          </table:table-cell>
          <table:table-cell office:value-type="float" office:value="0.1300956" calcext:value-type="float">
            <text:p>0.1300956</text:p>
          </table:table-cell>
          <table:table-cell office:value-type="float" office:value="-0.0209261" calcext:value-type="float">
            <text:p>-0.0209261</text:p>
          </table:table-cell>
          <table:table-cell/>
          <table:table-cell table:formula="of:=POWER([.I2]-[.E2];2)" office:value-type="float" office:value="0.0000000000000400000000134027" calcext:value-type="float">
            <text:p>4.00000000134027E-14</text:p>
          </table:table-cell>
          <table:table-cell table:formula="of:=POWER([.J2]-[.F2];2)" office:value-type="float" office:value="0.000000000000159999999986997" calcext:value-type="float">
            <text:p>1.59999999986997E-13</text:p>
          </table:table-cell>
          <table:table-cell table:formula="of:=POWER([.K2]-[.G2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0.0538556" calcext:value-type="float">
            <text:p>0.0538556</text:p>
          </table:table-cell>
          <table:table-cell office:value-type="float" office:value="-0.00832521" calcext:value-type="float">
            <text:p>-0.00832521</text:p>
          </table:table-cell>
          <table:table-cell office:value-type="float" office:value="0.0511593" calcext:value-type="float">
            <text:p>0.0511593</text:p>
          </table:table-cell>
          <table:table-cell/>
          <table:table-cell office:value-type="float" office:value="0.0538556" calcext:value-type="float">
            <text:p>0.0538556</text:p>
          </table:table-cell>
          <table:table-cell office:value-type="float" office:value="-0.0083252" calcext:value-type="float">
            <text:p>-0.0083252</text:p>
          </table:table-cell>
          <table:table-cell office:value-type="float" office:value="0.0511593" calcext:value-type="float">
            <text:p>0.0511593</text:p>
          </table:table-cell>
          <table:table-cell/>
          <table:table-cell table:formula="of:=POWER([.I3]-[.E3];2)" office:value-type="float" office:value="0" calcext:value-type="float">
            <text:p>0</text:p>
          </table:table-cell>
          <table:table-cell table:formula="of:=POWER([.J3]-[.F3];2)" office:value-type="float" office:value="9.99999999641178E-017" calcext:value-type="float">
            <text:p>9.99999999641178E-17</text:p>
          </table:table-cell>
          <table:table-cell table:formula="of:=POWER([.K3]-[.G3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-0.0119448" calcext:value-type="float">
            <text:p>-0.0119448</text:p>
          </table:table-cell>
          <table:table-cell office:value-type="float" office:value="0.168936" calcext:value-type="float">
            <text:p>0.168936</text:p>
          </table:table-cell>
          <table:table-cell office:value-type="float" office:value="0.17699" calcext:value-type="float">
            <text:p>0.17699</text:p>
          </table:table-cell>
          <table:table-cell/>
          <table:table-cell office:value-type="float" office:value="-0.0119448" calcext:value-type="float">
            <text:p>-0.0119448</text:p>
          </table:table-cell>
          <table:table-cell office:value-type="float" office:value="0.1689356" calcext:value-type="float">
            <text:p>0.1689356</text:p>
          </table:table-cell>
          <table:table-cell office:value-type="float" office:value="0.1769898" calcext:value-type="float">
            <text:p>0.1769898</text:p>
          </table:table-cell>
          <table:table-cell/>
          <table:table-cell table:formula="of:=POWER([.I4]-[.E4];2)" office:value-type="float" office:value="0" calcext:value-type="float">
            <text:p>0</text:p>
          </table:table-cell>
          <table:table-cell table:formula="of:=POWER([.J4]-[.F4];2)" office:value-type="float" office:value="0.000000000000159999999986997" calcext:value-type="float">
            <text:p>1.59999999986997E-13</text:p>
          </table:table-cell>
          <table:table-cell table:formula="of:=POWER([.K4]-[.G4];2)" office:value-type="float" office:value="0.0000000000000400000000023005" calcext:value-type="float">
            <text:p>4.00000000023005E-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926141" calcext:value-type="float">
            <text:p>-0.000926141</text:p>
          </table:table-cell>
          <table:table-cell office:value-type="float" office:value="-0.00225528" calcext:value-type="float">
            <text:p>-0.00225528</text:p>
          </table:table-cell>
          <table:table-cell office:value-type="float" office:value="0.00690134" calcext:value-type="float">
            <text:p>0.00690134</text:p>
          </table:table-cell>
          <table:table-cell/>
          <table:table-cell office:value-type="float" office:value="-0.0009261" calcext:value-type="float">
            <text:p>-0.0009261</text:p>
          </table:table-cell>
          <table:table-cell office:value-type="float" office:value="-0.0022553" calcext:value-type="float">
            <text:p>-0.0022553</text:p>
          </table:table-cell>
          <table:table-cell office:value-type="float" office:value="0.0069013" calcext:value-type="float">
            <text:p>0.0069013</text:p>
          </table:table-cell>
          <table:table-cell/>
          <table:table-cell table:formula="of:=POWER([.I5]-[.E5];2)" office:value-type="float" office:value="1.68099999999959E-015" calcext:value-type="float">
            <text:p>1.68099999999959E-15</text:p>
          </table:table-cell>
          <table:table-cell table:formula="of:=POWER([.J5]-[.F5];2)" office:value-type="float" office:value="3.99999999995249E-016" calcext:value-type="float">
            <text:p>3.99999999995249E-16</text:p>
          </table:table-cell>
          <table:table-cell table:formula="of:=POWER([.K5]-[.G5];2)" office:value-type="float" office:value="1.599999999981E-015" calcext:value-type="float">
            <text:p>1.599999999981E-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819536" calcext:value-type="float">
            <text:p>0.000819536</text:p>
          </table:table-cell>
          <table:table-cell office:value-type="float" office:value="0.000812776" calcext:value-type="float">
            <text:p>0.000812776</text:p>
          </table:table-cell>
          <table:table-cell office:value-type="float" office:value="0.00142762" calcext:value-type="float">
            <text:p>0.00142762</text:p>
          </table:table-cell>
          <table:table-cell/>
          <table:table-cell office:value-type="float" office:value="0.0008195" calcext:value-type="float">
            <text:p>0.0008195</text:p>
          </table:table-cell>
          <table:table-cell office:value-type="float" office:value="0.0008128" calcext:value-type="float">
            <text:p>0.0008128</text:p>
          </table:table-cell>
          <table:table-cell office:value-type="float" office:value="0.0014276" calcext:value-type="float">
            <text:p>0.0014276</text:p>
          </table:table-cell>
          <table:table-cell/>
          <table:table-cell table:formula="of:=POWER([.I6]-[.E6];2)" office:value-type="float" office:value="1.29600000000178E-015" calcext:value-type="float">
            <text:p>1.29600000000178E-15</text:p>
          </table:table-cell>
          <table:table-cell table:formula="of:=POWER([.J6]-[.F6];2)" office:value-type="float" office:value="5.75999999997322E-016" calcext:value-type="float">
            <text:p>5.75999999997322E-16</text:p>
          </table:table-cell>
          <table:table-cell table:formula="of:=POWER([.K6]-[.G6];2)" office:value-type="float" office:value="4.00000000003923E-016" calcext:value-type="float">
            <text:p>4.00000000003923E-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491837" calcext:value-type="float">
            <text:p>-0.000491837</text:p>
          </table:table-cell>
          <table:table-cell office:value-type="float" office:value="0.000106634" calcext:value-type="float">
            <text:p>0.000106634</text:p>
          </table:table-cell>
          <table:table-cell office:value-type="float" office:value="-0.00152919" calcext:value-type="float">
            <text:p>-0.00152919</text:p>
          </table:table-cell>
          <table:table-cell/>
          <table:table-cell office:value-type="float" office:value="-0.0004918" calcext:value-type="float">
            <text:p>-0.0004918</text:p>
          </table:table-cell>
          <table:table-cell office:value-type="float" office:value="0.0001066" calcext:value-type="float">
            <text:p>0.0001066</text:p>
          </table:table-cell>
          <table:table-cell office:value-type="float" office:value="-0.0015292" calcext:value-type="float">
            <text:p>-0.0015292</text:p>
          </table:table-cell>
          <table:table-cell/>
          <table:table-cell table:formula="of:=POWER([.I7]-[.E7];2)" office:value-type="float" office:value="1.369000000003E-015" calcext:value-type="float">
            <text:p>1.369000000003E-15</text:p>
          </table:table-cell>
          <table:table-cell table:formula="of:=POWER([.J7]-[.F7];2)" office:value-type="float" office:value="1.15599999999954E-015" calcext:value-type="float">
            <text:p>1.15599999999954E-15</text:p>
          </table:table-cell>
          <table:table-cell table:formula="of:=POWER([.K7]-[.G7];2)" office:value-type="float" office:value="9.99999999988122E-017" calcext:value-type="float">
            <text:p>9.99999999988122E-1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418359" calcext:value-type="float">
            <text:p>-4.18359E-05</text:p>
          </table:table-cell>
          <table:table-cell office:value-type="float" office:value="-0.000415431" calcext:value-type="float">
            <text:p>-0.000415431</text:p>
          </table:table-cell>
          <table:table-cell office:value-type="float" office:value="-0.00130195" calcext:value-type="float">
            <text:p>-0.00130195</text:p>
          </table:table-cell>
          <table:table-cell/>
          <table:table-cell office:value-type="float" office:value="-0.0000418" calcext:value-type="float">
            <text:p>-4.18E-05</text:p>
          </table:table-cell>
          <table:table-cell office:value-type="float" office:value="-0.0004154" calcext:value-type="float">
            <text:p>-0.0004154</text:p>
          </table:table-cell>
          <table:table-cell office:value-type="float" office:value="-0.0013019" calcext:value-type="float">
            <text:p>-0.0013019</text:p>
          </table:table-cell>
          <table:table-cell/>
          <table:table-cell table:formula="of:=POWER([.I8]-[.E8];2)" office:value-type="float" office:value="1.2888100000003E-015" calcext:value-type="float">
            <text:p>1.2888100000003E-15</text:p>
          </table:table-cell>
          <table:table-cell table:formula="of:=POWER([.J8]-[.F8];2)" office:value-type="float" office:value="9.61000000000013E-016" calcext:value-type="float">
            <text:p>9.61000000000013E-16</text:p>
          </table:table-cell>
          <table:table-cell table:formula="of:=POWER([.K8]-[.G8];2)" office:value-type="float" office:value="2.49999999999199E-015" calcext:value-type="float">
            <text:p>2.49999999999199E-1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600056" calcext:value-type="float">
            <text:p>-6.00056E-07</text:p>
          </table:table-cell>
          <table:table-cell office:value-type="float" office:value="-0.0000012633" calcext:value-type="float">
            <text:p>-1.2633E-06</text:p>
          </table:table-cell>
          <table:table-cell office:value-type="float" office:value="0.0000515859" calcext:value-type="float">
            <text:p>5.15859E-05</text:p>
          </table:table-cell>
          <table:table-cell/>
          <table:table-cell office:value-type="float" office:value="-0.0000006" calcext:value-type="float">
            <text:p>-6E-07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516" calcext:value-type="float">
            <text:p>5.16E-05</text:p>
          </table:table-cell>
          <table:table-cell/>
          <table:table-cell table:formula="of:=POWER([.I9]-[.E9];2)" office:value-type="float" office:value="3.13600000000711E-021" calcext:value-type="float">
            <text:p>3.13600000000711E-21</text:p>
          </table:table-cell>
          <table:table-cell table:formula="of:=POWER([.J9]-[.F9];2)" office:value-type="float" office:value="1.34689E-015" calcext:value-type="float">
            <text:p>1.34689E-15</text:p>
          </table:table-cell>
          <table:table-cell table:formula="of:=POWER([.K9]-[.G9];2)" office:value-type="float" office:value="1.98810000000108E-016" calcext:value-type="float">
            <text:p>1.98810000000108E-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138327" calcext:value-type="float">
            <text:p>1.38327E-06</text:p>
          </table:table-cell>
          <table:table-cell office:value-type="float" office:value="-0.00000165276" calcext:value-type="float">
            <text:p>-1.65276E-06</text:p>
          </table:table-cell>
          <table:table-cell office:value-type="float" office:value="0.0000494077" calcext:value-type="float">
            <text:p>4.94077E-05</text:p>
          </table:table-cell>
          <table:table-cell/>
          <table:table-cell office:value-type="float" office:value="0.0000014" calcext:value-type="float">
            <text:p>1.4E-06</text:p>
          </table:table-cell>
          <table:table-cell office:value-type="float" office:value="-0.0000017" calcext:value-type="float">
            <text:p>-1.7E-06</text:p>
          </table:table-cell>
          <table:table-cell office:value-type="float" office:value="0.0000494" calcext:value-type="float">
            <text:p>4.94E-05</text:p>
          </table:table-cell>
          <table:table-cell/>
          <table:table-cell table:formula="of:=POWER([.I10]-[.E10];2)" office:value-type="float" office:value="2.79892899999999E-016" calcext:value-type="float">
            <text:p>2.79892899999999E-16</text:p>
          </table:table-cell>
          <table:table-cell table:formula="of:=POWER([.J10]-[.F10];2)" office:value-type="float" office:value="2.2316176E-015" calcext:value-type="float">
            <text:p>2.2316176E-15</text:p>
          </table:table-cell>
          <table:table-cell table:formula="of:=POWER([.K10]-[.G10];2)" office:value-type="float" office:value="5.92900000000513E-017" calcext:value-type="float">
            <text:p>5.92900000000513E-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.000426875" calcext:value-type="float">
            <text:p>0.000426875</text:p>
          </table:table-cell>
          <table:table-cell office:value-type="float" office:value="0.000086673" calcext:value-type="float">
            <text:p>8.6673E-05</text:p>
          </table:table-cell>
          <table:table-cell office:value-type="float" office:value="-0.00115717" calcext:value-type="float">
            <text:p>-0.00115717</text:p>
          </table:table-cell>
          <table:table-cell/>
          <table:table-cell office:value-type="float" office:value="0.0004269" calcext:value-type="float">
            <text:p>0.0004269</text:p>
          </table:table-cell>
          <table:table-cell office:value-type="float" office:value="0.0000867" calcext:value-type="float">
            <text:p>8.67E-05</text:p>
          </table:table-cell>
          <table:table-cell office:value-type="float" office:value="-0.0011572" calcext:value-type="float">
            <text:p>-0.0011572</text:p>
          </table:table-cell>
          <table:table-cell/>
          <table:table-cell table:formula="of:=POWER([.I11]-[.E11];2)" office:value-type="float" office:value="6.25000000000708E-016" calcext:value-type="float">
            <text:p>6.25000000000708E-16</text:p>
          </table:table-cell>
          <table:table-cell table:formula="of:=POWER([.J11]-[.F11];2)" office:value-type="float" office:value="7.2900000000027E-016" calcext:value-type="float">
            <text:p>7.2900000000027E-16</text:p>
          </table:table-cell>
          <table:table-cell table:formula="of:=POWER([.K11]-[.G11];2)" office:value-type="float" office:value="8.9999999998931E-016" calcext:value-type="float">
            <text:p>8.9999999998931E-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-0.0000472964" calcext:value-type="float">
            <text:p>-4.72964E-05</text:p>
          </table:table-cell>
          <table:table-cell office:value-type="float" office:value="-0.000149055" calcext:value-type="float">
            <text:p>-0.000149055</text:p>
          </table:table-cell>
          <table:table-cell office:value-type="float" office:value="-0.000308724" calcext:value-type="float">
            <text:p>-0.000308724</text:p>
          </table:table-cell>
          <table:table-cell/>
          <table:table-cell office:value-type="float" office:value="-0.0000473" calcext:value-type="float">
            <text:p>-4.73E-05</text:p>
          </table:table-cell>
          <table:table-cell office:value-type="float" office:value="-0.0001491" calcext:value-type="float">
            <text:p>-0.0001491</text:p>
          </table:table-cell>
          <table:table-cell office:value-type="float" office:value="-0.0003087" calcext:value-type="float">
            <text:p>-0.0003087</text:p>
          </table:table-cell>
          <table:table-cell/>
          <table:table-cell table:formula="of:=POWER([.I12]-[.E12];2)" office:value-type="float" office:value="1.29600000000568E-017" calcext:value-type="float">
            <text:p>1.29600000000568E-17</text:p>
          </table:table-cell>
          <table:table-cell table:formula="of:=POWER([.J12]-[.F12];2)" office:value-type="float" office:value="2.02500000000034E-015" calcext:value-type="float">
            <text:p>2.02500000000034E-15</text:p>
          </table:table-cell>
          <table:table-cell table:formula="of:=POWER([.K12]-[.G12];2)" office:value-type="float" office:value="5.75999999999924E-016" calcext:value-type="float">
            <text:p>5.75999999999924E-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853344" calcext:value-type="float">
            <text:p>-0.000853344</text:p>
          </table:table-cell>
          <table:table-cell office:value-type="float" office:value="-0.00207775" calcext:value-type="float">
            <text:p>-0.00207775</text:p>
          </table:table-cell>
          <table:table-cell office:value-type="float" office:value="0.00763669" calcext:value-type="float">
            <text:p>0.00763669</text:p>
          </table:table-cell>
          <table:table-cell/>
          <table:table-cell office:value-type="float" office:value="-0.0008533" calcext:value-type="float">
            <text:p>-0.0008533</text:p>
          </table:table-cell>
          <table:table-cell office:value-type="float" office:value="-0.0020777" calcext:value-type="float">
            <text:p>-0.0020777</text:p>
          </table:table-cell>
          <table:table-cell office:value-type="float" office:value="0.0076367" calcext:value-type="float">
            <text:p>0.0076367</text:p>
          </table:table-cell>
          <table:table-cell/>
          <table:table-cell table:formula="of:=POWER([.I13]-[.E13];2)" office:value-type="float" office:value="1.93600000000372E-015" calcext:value-type="float">
            <text:p>1.93600000000372E-15</text:p>
          </table:table-cell>
          <table:table-cell table:formula="of:=POWER([.J13]-[.F13];2)" office:value-type="float" office:value="2.50000000001367E-015" calcext:value-type="float">
            <text:p>2.50000000001367E-15</text:p>
          </table:table-cell>
          <table:table-cell table:formula="of:=POWER([.K13]-[.G13];2)" office:value-type="float" office:value="1.00000000016159E-016" calcext:value-type="float">
            <text:p>1.00000000016159E-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174794" calcext:value-type="float">
            <text:p>-0.000174794</text:p>
          </table:table-cell>
          <table:table-cell office:value-type="float" office:value="-0.00041722" calcext:value-type="float">
            <text:p>-0.00041722</text:p>
          </table:table-cell>
          <table:table-cell office:value-type="float" office:value="-0.0000223421" calcext:value-type="float">
            <text:p>-2.23421E-05</text:p>
          </table:table-cell>
          <table:table-cell/>
          <table:table-cell office:value-type="float" office:value="-0.0001748" calcext:value-type="float">
            <text:p>-0.0001748</text:p>
          </table:table-cell>
          <table:table-cell office:value-type="float" office:value="-0.0004172" calcext:value-type="float">
            <text:p>-0.0004172</text:p>
          </table:table-cell>
          <table:table-cell office:value-type="float" office:value="-0.0000223" calcext:value-type="float">
            <text:p>-2.23E-05</text:p>
          </table:table-cell>
          <table:table-cell/>
          <table:table-cell table:formula="of:=POWER([.I14]-[.E14];2)" office:value-type="float" office:value="3.60000000001579E-017" calcext:value-type="float">
            <text:p>3.60000000001579E-17</text:p>
          </table:table-cell>
          <table:table-cell table:formula="of:=POWER([.J14]-[.F14];2)" office:value-type="float" office:value="3.99999999999586E-016" calcext:value-type="float">
            <text:p>3.99999999999586E-16</text:p>
          </table:table-cell>
          <table:table-cell table:formula="of:=POWER([.K14]-[.G14];2)" office:value-type="float" office:value="1.77240999999979E-015" calcext:value-type="float">
            <text:p>1.77240999999979E-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184293" calcext:value-type="float">
            <text:p>-0.0184293</text:p>
          </table:table-cell>
          <table:table-cell office:value-type="float" office:value="-0.00686639" calcext:value-type="float">
            <text:p>-0.00686639</text:p>
          </table:table-cell>
          <table:table-cell office:value-type="float" office:value="0.0106288" calcext:value-type="float">
            <text:p>0.0106288</text:p>
          </table:table-cell>
          <table:table-cell/>
          <table:table-cell office:value-type="float" office:value="-0.0184294" calcext:value-type="float">
            <text:p>-0.0184294</text:p>
          </table:table-cell>
          <table:table-cell office:value-type="float" office:value="-0.0068664" calcext:value-type="float">
            <text:p>-0.0068664</text:p>
          </table:table-cell>
          <table:table-cell office:value-type="float" office:value="0.010629" calcext:value-type="float">
            <text:p>0.010629</text:p>
          </table:table-cell>
          <table:table-cell/>
          <table:table-cell table:formula="of:=POWER([.I15]-[.E15];2)" office:value-type="float" office:value="0.0000000000000100000000005751" calcext:value-type="float">
            <text:p>1.00000000005751E-14</text:p>
          </table:table-cell>
          <table:table-cell table:formula="of:=POWER([.J15]-[.F15];2)" office:value-type="float" office:value="9.99999999988122E-017" calcext:value-type="float">
            <text:p>9.99999999988122E-17</text:p>
          </table:table-cell>
          <table:table-cell table:formula="of:=POWER([.K15]-[.G15];2)" office:value-type="float" office:value="0.0000000000000400000000002188" calcext:value-type="float">
            <text:p>4.00000000002188E-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105766" calcext:value-type="float">
            <text:p>-0.0105766</text:p>
          </table:table-cell>
          <table:table-cell office:value-type="float" office:value="0.00245166" calcext:value-type="float">
            <text:p>0.00245166</text:p>
          </table:table-cell>
          <table:table-cell office:value-type="float" office:value="-0.0478358" calcext:value-type="float">
            <text:p>-0.0478358</text:p>
          </table:table-cell>
          <table:table-cell/>
          <table:table-cell office:value-type="float" office:value="-0.0105766" calcext:value-type="float">
            <text:p>-0.0105766</text:p>
          </table:table-cell>
          <table:table-cell office:value-type="float" office:value="0.0024517" calcext:value-type="float">
            <text:p>0.0024517</text:p>
          </table:table-cell>
          <table:table-cell office:value-type="float" office:value="-0.0478358" calcext:value-type="float">
            <text:p>-0.0478358</text:p>
          </table:table-cell>
          <table:table-cell/>
          <table:table-cell table:formula="of:=POWER([.I16]-[.E16];2)" office:value-type="float" office:value="0" calcext:value-type="float">
            <text:p>0</text:p>
          </table:table-cell>
          <table:table-cell table:formula="of:=POWER([.J16]-[.F16];2)" office:value-type="float" office:value="1.599999999981E-015" calcext:value-type="float">
            <text:p>1.599999999981E-15</text:p>
          </table:table-cell>
          <table:table-cell table:formula="of:=POWER([.K16]-[.G16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-0.000917739" calcext:value-type="float">
            <text:p>-0.000917739</text:p>
          </table:table-cell>
          <table:table-cell office:value-type="float" office:value="0.00937562" calcext:value-type="float">
            <text:p>0.00937562</text:p>
          </table:table-cell>
          <table:table-cell office:value-type="float" office:value="-0.00165194" calcext:value-type="float">
            <text:p>-0.00165194</text:p>
          </table:table-cell>
          <table:table-cell/>
          <table:table-cell office:value-type="float" office:value="-0.0009177" calcext:value-type="float">
            <text:p>-0.0009177</text:p>
          </table:table-cell>
          <table:table-cell office:value-type="float" office:value="0.0093756" calcext:value-type="float">
            <text:p>0.0093756</text:p>
          </table:table-cell>
          <table:table-cell office:value-type="float" office:value="-0.0016519" calcext:value-type="float">
            <text:p>-0.0016519</text:p>
          </table:table-cell>
          <table:table-cell/>
          <table:table-cell table:formula="of:=POWER([.I17]-[.E17];2)" office:value-type="float" office:value="1.52100000000561E-015" calcext:value-type="float">
            <text:p>1.52100000000561E-15</text:p>
          </table:table-cell>
          <table:table-cell table:formula="of:=POWER([.J17]-[.F17];2)" office:value-type="float" office:value="3.9999999992586E-016" calcext:value-type="float">
            <text:p>3.9999999992586E-16</text:p>
          </table:table-cell>
          <table:table-cell table:formula="of:=POWER([.K17]-[.G17];2)" office:value-type="float" office:value="1.59999999999834E-015" calcext:value-type="float">
            <text:p>1.59999999999834E-1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0.000333998" calcext:value-type="float">
            <text:p>-0.000333998</text:p>
          </table:table-cell>
          <table:table-cell office:value-type="float" office:value="-0.0013766" calcext:value-type="float">
            <text:p>-0.0013766</text:p>
          </table:table-cell>
          <table:table-cell office:value-type="float" office:value="-0.0000724166" calcext:value-type="float">
            <text:p>-7.24166E-05</text:p>
          </table:table-cell>
          <table:table-cell/>
          <table:table-cell office:value-type="float" office:value="-0.000334" calcext:value-type="float">
            <text:p>-0.000334</text:p>
          </table:table-cell>
          <table:table-cell office:value-type="float" office:value="-0.0013766" calcext:value-type="float">
            <text:p>-0.0013766</text:p>
          </table:table-cell>
          <table:table-cell office:value-type="float" office:value="-0.0000724" calcext:value-type="float">
            <text:p>-7.24E-05</text:p>
          </table:table-cell>
          <table:table-cell/>
          <table:table-cell table:formula="of:=POWER([.I18]-[.E18];2)" office:value-type="float" office:value="3.99999999990912E-018" calcext:value-type="float">
            <text:p>3.99999999990912E-18</text:p>
          </table:table-cell>
          <table:table-cell table:formula="of:=POWER([.J18]-[.F18];2)" office:value-type="float" office:value="0" calcext:value-type="float">
            <text:p>0</text:p>
          </table:table-cell>
          <table:table-cell table:formula="of:=POWER([.K18]-[.G18];2)" office:value-type="float" office:value="2.75559999999859E-016" calcext:value-type="float">
            <text:p>2.75559999999859E-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0.0014131" calcext:value-type="float">
            <text:p>0.0014131</text:p>
          </table:table-cell>
          <table:table-cell office:value-type="float" office:value="0.0027736" calcext:value-type="float">
            <text:p>0.0027736</text:p>
          </table:table-cell>
          <table:table-cell office:value-type="float" office:value="0.00138778" calcext:value-type="float">
            <text:p>0.00138778</text:p>
          </table:table-cell>
          <table:table-cell/>
          <table:table-cell office:value-type="float" office:value="0.0014131" calcext:value-type="float">
            <text:p>0.0014131</text:p>
          </table:table-cell>
          <table:table-cell office:value-type="float" office:value="0.0027736" calcext:value-type="float">
            <text:p>0.0027736</text:p>
          </table:table-cell>
          <table:table-cell office:value-type="float" office:value="0.0013878" calcext:value-type="float">
            <text:p>0.0013878</text:p>
          </table:table-cell>
          <table:table-cell/>
          <table:table-cell table:formula="of:=POWER([.I19]-[.E19];2)" office:value-type="float" office:value="0" calcext:value-type="float">
            <text:p>0</text:p>
          </table:table-cell>
          <table:table-cell table:formula="of:=POWER([.J19]-[.F19];2)" office:value-type="float" office:value="0" calcext:value-type="float">
            <text:p>0</text:p>
          </table:table-cell>
          <table:table-cell table:formula="of:=POWER([.K19]-[.G19];2)" office:value-type="float" office:value="3.99999999995249E-016" calcext:value-type="float">
            <text:p>3.99999999995249E-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396658" calcext:value-type="float">
            <text:p>-3.96658E-05</text:p>
          </table:table-cell>
          <table:table-cell office:value-type="float" office:value="-0.00154456" calcext:value-type="float">
            <text:p>-0.00154456</text:p>
          </table:table-cell>
          <table:table-cell office:value-type="float" office:value="-0.000426057" calcext:value-type="float">
            <text:p>-0.000426057</text:p>
          </table:table-cell>
          <table:table-cell/>
          <table:table-cell office:value-type="float" office:value="-0.0000397" calcext:value-type="float">
            <text:p>-3.97E-05</text:p>
          </table:table-cell>
          <table:table-cell office:value-type="float" office:value="-0.0015446" calcext:value-type="float">
            <text:p>-0.0015446</text:p>
          </table:table-cell>
          <table:table-cell office:value-type="float" office:value="-0.0004261" calcext:value-type="float">
            <text:p>-0.0004261</text:p>
          </table:table-cell>
          <table:table-cell/>
          <table:table-cell table:formula="of:=POWER([.I20]-[.E20];2)" office:value-type="float" office:value="1.16964000000003E-015" calcext:value-type="float">
            <text:p>1.16964000000003E-15</text:p>
          </table:table-cell>
          <table:table-cell table:formula="of:=POWER([.J20]-[.F20];2)" office:value-type="float" office:value="1.59999999999834E-015" calcext:value-type="float">
            <text:p>1.59999999999834E-15</text:p>
          </table:table-cell>
          <table:table-cell table:formula="of:=POWER([.K20]-[.G20];2)" office:value-type="float" office:value="1.84900000000228E-015" calcext:value-type="float">
            <text:p>1.84900000000228E-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0.0000311383" calcext:value-type="float">
            <text:p>3.11383E-05</text:p>
          </table:table-cell>
          <table:table-cell office:value-type="float" office:value="0.00108853" calcext:value-type="float">
            <text:p>0.00108853</text:p>
          </table:table-cell>
          <table:table-cell office:value-type="float" office:value="0.00107702" calcext:value-type="float">
            <text:p>0.00107702</text:p>
          </table:table-cell>
          <table:table-cell/>
          <table:table-cell office:value-type="float" office:value="0.0000311" calcext:value-type="float">
            <text:p>3.11E-05</text:p>
          </table:table-cell>
          <table:table-cell office:value-type="float" office:value="0.0010885" calcext:value-type="float">
            <text:p>0.0010885</text:p>
          </table:table-cell>
          <table:table-cell office:value-type="float" office:value="0.001077" calcext:value-type="float">
            <text:p>0.001077</text:p>
          </table:table-cell>
          <table:table-cell/>
          <table:table-cell table:formula="of:=POWER([.I21]-[.E21];2)" office:value-type="float" office:value="1.46688999999969E-015" calcext:value-type="float">
            <text:p>1.46688999999969E-15</text:p>
          </table:table-cell>
          <table:table-cell table:formula="of:=POWER([.J21]-[.F21];2)" office:value-type="float" office:value="9.00000000002321E-016" calcext:value-type="float">
            <text:p>9.00000000002321E-16</text:p>
          </table:table-cell>
          <table:table-cell table:formula="of:=POWER([.K21]-[.G21];2)" office:value-type="float" office:value="3.99999999995249E-016" calcext:value-type="float">
            <text:p>3.99999999995249E-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501541" calcext:value-type="float">
            <text:p>5.01541E-05</text:p>
          </table:table-cell>
          <table:table-cell office:value-type="float" office:value="0.000150304" calcext:value-type="float">
            <text:p>0.000150304</text:p>
          </table:table-cell>
          <table:table-cell office:value-type="float" office:value="0.0000928094" calcext:value-type="float">
            <text:p>9.28094E-05</text:p>
          </table:table-cell>
          <table:table-cell/>
          <table:table-cell office:value-type="float" office:value="0.0000502" calcext:value-type="float">
            <text:p>5.02E-05</text:p>
          </table:table-cell>
          <table:table-cell office:value-type="float" office:value="0.0001503" calcext:value-type="float">
            <text:p>0.0001503</text:p>
          </table:table-cell>
          <table:table-cell office:value-type="float" office:value="0.0000928" calcext:value-type="float">
            <text:p>9.28E-05</text:p>
          </table:table-cell>
          <table:table-cell/>
          <table:table-cell table:formula="of:=POWER([.I22]-[.E22];2)" office:value-type="float" office:value="2.10680999999991E-015" calcext:value-type="float">
            <text:p>2.10680999999991E-15</text:p>
          </table:table-cell>
          <table:table-cell table:formula="of:=POWER([.J22]-[.F22];2)" office:value-type="float" office:value="1.59999999998533E-017" calcext:value-type="float">
            <text:p>1.59999999998533E-17</text:p>
          </table:table-cell>
          <table:table-cell table:formula="of:=POWER([.K22]-[.G22];2)" office:value-type="float" office:value="8.83599999998779E-017" calcext:value-type="float">
            <text:p>8.83599999998779E-1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712353" calcext:value-type="float">
            <text:p>7.12353E-06</text:p>
          </table:table-cell>
          <table:table-cell office:value-type="float" office:value="0.000011505" calcext:value-type="float">
            <text:p>1.1505E-05</text:p>
          </table:table-cell>
          <table:table-cell office:value-type="float" office:value="0.000024904" calcext:value-type="float">
            <text:p>2.4904E-05</text:p>
          </table:table-cell>
          <table:table-cell/>
          <table:table-cell office:value-type="float" office:value="0.0000071" calcext:value-type="float">
            <text:p>7.1E-06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49" calcext:value-type="float">
            <text:p>2.49E-05</text:p>
          </table:table-cell>
          <table:table-cell/>
          <table:table-cell table:formula="of:=POWER([.I23]-[.E23];2)" office:value-type="float" office:value="5.53660900000013E-016" calcext:value-type="float">
            <text:p>5.53660900000013E-16</text:p>
          </table:table-cell>
          <table:table-cell table:formula="of:=POWER([.J23]-[.F23];2)" office:value-type="float" office:value="2.5000000000008E-017" calcext:value-type="float">
            <text:p>2.5000000000008E-17</text:p>
          </table:table-cell>
          <table:table-cell table:formula="of:=POWER([.K23]-[.G23];2)" office:value-type="float" office:value="1.59999999999617E-017" calcext:value-type="float">
            <text:p>1.59999999999617E-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-0.000000978988" calcext:value-type="float">
            <text:p>-9.78988E-07</text:p>
          </table:table-cell>
          <table:table-cell office:value-type="float" office:value="0.0000562294" calcext:value-type="float">
            <text:p>5.62294E-05</text:p>
          </table:table-cell>
          <table:table-cell office:value-type="float" office:value="0.0000577429" calcext:value-type="float">
            <text:p>5.77429E-05</text:p>
          </table:table-cell>
          <table:table-cell/>
          <table:table-cell office:value-type="float" office:value="-0.000001" calcext:value-type="float">
            <text:p>-1E-06</text:p>
          </table:table-cell>
          <table:table-cell office:value-type="float" office:value="0.0000562" calcext:value-type="float">
            <text:p>5.62E-05</text:p>
          </table:table-cell>
          <table:table-cell office:value-type="float" office:value="0.0000577" calcext:value-type="float">
            <text:p>5.77E-05</text:p>
          </table:table-cell>
          <table:table-cell/>
          <table:table-cell table:formula="of:=POWER([.I24]-[.E24];2)" office:value-type="float" office:value="4.41504144E-016" calcext:value-type="float">
            <text:p>4.41504144E-16</text:p>
          </table:table-cell>
          <table:table-cell table:formula="of:=POWER([.J24]-[.F24];2)" office:value-type="float" office:value="8.64359999999806E-016" calcext:value-type="float">
            <text:p>8.64359999999806E-16</text:p>
          </table:table-cell>
          <table:table-cell table:formula="of:=POWER([.K24]-[.G24];2)" office:value-type="float" office:value="1.84040999999993E-015" calcext:value-type="float">
            <text:p>1.84040999999993E-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209187" calcext:value-type="float">
            <text:p>-2.09187E-07</text:p>
          </table:table-cell>
          <table:table-cell office:value-type="float" office:value="0.000000255198" calcext:value-type="float">
            <text:p>2.55198E-07</text:p>
          </table:table-cell>
          <table:table-cell office:value-type="float" office:value="0.00000763662" calcext:value-type="float">
            <text:p>7.63662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6" calcext:value-type="float">
            <text:p>7.6E-06</text:p>
          </table:table-cell>
          <table:table-cell/>
          <table:table-cell table:formula="of:=POWER([.I25]-[.E25];2)" office:value-type="float" office:value="8.44009690000003E-017" calcext:value-type="float">
            <text:p>8.44009690000003E-17</text:p>
          </table:table-cell>
          <table:table-cell table:formula="of:=POWER([.J25]-[.F25];2)" office:value-type="float" office:value="2.007219204E-015" calcext:value-type="float">
            <text:p>2.007219204E-15</text:p>
          </table:table-cell>
          <table:table-cell table:formula="of:=POWER([.K25]-[.G25];2)" office:value-type="float" office:value="1.34102439999996E-015" calcext:value-type="float">
            <text:p>1.34102439999996E-1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908203" calcext:value-type="float">
            <text:p>9.08203E-07</text:p>
          </table:table-cell>
          <table:table-cell office:value-type="float" office:value="0.00000299636" calcext:value-type="float">
            <text:p>2.99636E-06</text:p>
          </table:table-cell>
          <table:table-cell office:value-type="float" office:value="0.00000382275" calcext:value-type="float">
            <text:p>3.82275E-06</text:p>
          </table:table-cell>
          <table:table-cell/>
          <table:table-cell office:value-type="float" office:value="0.0000009" calcext:value-type="float">
            <text:p>9E-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8" calcext:value-type="float">
            <text:p>3.8E-06</text:p>
          </table:table-cell>
          <table:table-cell/>
          <table:table-cell table:formula="of:=POWER([.I26]-[.E26];2)" office:value-type="float" office:value="6.7289209000001E-017" calcext:value-type="float">
            <text:p>6.7289209000001E-17</text:p>
          </table:table-cell>
          <table:table-cell table:formula="of:=POWER([.J26]-[.F26];2)" office:value-type="float" office:value="1.32496000000008E-017" calcext:value-type="float">
            <text:p>1.32496000000008E-17</text:p>
          </table:table-cell>
          <table:table-cell table:formula="of:=POWER([.K26]-[.G26];2)" office:value-type="float" office:value="5.17562500000015E-016" calcext:value-type="float">
            <text:p>5.17562500000015E-1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154692" calcext:value-type="float">
            <text:p>-1.54692E-06</text:p>
          </table:table-cell>
          <table:table-cell office:value-type="float" office:value="-0.00000407703" calcext:value-type="float">
            <text:p>-4.07703E-06</text:p>
          </table:table-cell>
          <table:table-cell office:value-type="float" office:value="-0.000001699" calcext:value-type="float">
            <text:p>-1.699E-06</text:p>
          </table:table-cell>
          <table:table-cell/>
          <table:table-cell office:value-type="float" office:value="-0.0000015" calcext:value-type="float">
            <text:p>-1.5E-06</text:p>
          </table:table-cell>
          <table:table-cell office:value-type="float" office:value="-0.0000041" calcext:value-type="float">
            <text:p>-4.1E-06</text:p>
          </table:table-cell>
          <table:table-cell office:value-type="float" office:value="-0.0000017" calcext:value-type="float">
            <text:p>-1.7E-06</text:p>
          </table:table-cell>
          <table:table-cell/>
          <table:table-cell table:formula="of:=POWER([.I27]-[.E27];2)" office:value-type="float" office:value="2.20148639999998E-015" calcext:value-type="float">
            <text:p>2.20148639999998E-15</text:p>
          </table:table-cell>
          <table:table-cell table:formula="of:=POWER([.J27]-[.F27];2)" office:value-type="float" office:value="5.27620900000002E-016" calcext:value-type="float">
            <text:p>5.27620900000002E-16</text:p>
          </table:table-cell>
          <table:table-cell table:formula="of:=POWER([.K27]-[.G27];2)" office:value-type="float" office:value="9.99999999999303E-019" calcext:value-type="float">
            <text:p>9.99999999999303E-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0956952" calcext:value-type="float">
            <text:p>-9.56952E-07</text:p>
          </table:table-cell>
          <table:table-cell office:value-type="float" office:value="0.00000791162" calcext:value-type="float">
            <text:p>7.91162E-06</text:p>
          </table:table-cell>
          <table:table-cell office:value-type="float" office:value="-0.0000104412" calcext:value-type="float">
            <text:p>-1.04412E-05</text:p>
          </table:table-cell>
          <table:table-cell/>
          <table:table-cell office:value-type="float" office:value="-0.000001" calcext:value-type="float">
            <text:p>-1E-06</text:p>
          </table:table-cell>
          <table:table-cell office:value-type="float" office:value="0.0000079" calcext:value-type="float">
            <text:p>7.9E-06</text:p>
          </table:table-cell>
          <table:table-cell office:value-type="float" office:value="-0.0000104" calcext:value-type="float">
            <text:p>-1.04E-05</text:p>
          </table:table-cell>
          <table:table-cell/>
          <table:table-cell table:formula="of:=POWER([.I28]-[.E28];2)" office:value-type="float" office:value="1.85313030399999E-015" calcext:value-type="float">
            <text:p>1.85313030399999E-15</text:p>
          </table:table-cell>
          <table:table-cell table:formula="of:=POWER([.J28]-[.F28];2)" office:value-type="float" office:value="1.35024399999994E-016" calcext:value-type="float">
            <text:p>1.35024399999994E-16</text:p>
          </table:table-cell>
          <table:table-cell table:formula="of:=POWER([.K28]-[.G28];2)" office:value-type="float" office:value="1.69744000000005E-015" calcext:value-type="float">
            <text:p>1.69744000000005E-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342382" calcext:value-type="float">
            <text:p>3.42382E-05</text:p>
          </table:table-cell>
          <table:table-cell office:value-type="float" office:value="0.000228211" calcext:value-type="float">
            <text:p>0.000228211</text:p>
          </table:table-cell>
          <table:table-cell office:value-type="float" office:value="-0.000123719" calcext:value-type="float">
            <text:p>-0.000123719</text:p>
          </table:table-cell>
          <table:table-cell/>
          <table:table-cell office:value-type="float" office:value="0.0000342" calcext:value-type="float">
            <text:p>3.42E-05</text:p>
          </table:table-cell>
          <table:table-cell office:value-type="float" office:value="0.0002282" calcext:value-type="float">
            <text:p>0.0002282</text:p>
          </table:table-cell>
          <table:table-cell office:value-type="float" office:value="-0.0001237" calcext:value-type="float">
            <text:p>-0.0001237</text:p>
          </table:table-cell>
          <table:table-cell/>
          <table:table-cell table:formula="of:=POWER([.I29]-[.E29];2)" office:value-type="float" office:value="1.45923999999967E-015" calcext:value-type="float">
            <text:p>1.45923999999967E-15</text:p>
          </table:table-cell>
          <table:table-cell table:formula="of:=POWER([.J29]-[.F29];2)" office:value-type="float" office:value="1.20999999999636E-016" calcext:value-type="float">
            <text:p>1.20999999999636E-16</text:p>
          </table:table-cell>
          <table:table-cell table:formula="of:=POWER([.K29]-[.G29];2)" office:value-type="float" office:value="3.60999999999008E-016" calcext:value-type="float">
            <text:p>3.60999999999008E-1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141513" calcext:value-type="float">
            <text:p>1.41513E-05</text:p>
          </table:table-cell>
          <table:table-cell office:value-type="float" office:value="0.0000578708" calcext:value-type="float">
            <text:p>5.78708E-05</text:p>
          </table:table-cell>
          <table:table-cell office:value-type="float" office:value="-0.0000604164" calcext:value-type="float">
            <text:p>-6.04164E-05</text:p>
          </table:table-cell>
          <table:table-cell/>
          <table:table-cell office:value-type="float" office:value="0.0000142" calcext:value-type="float">
            <text:p>1.42E-05</text:p>
          </table:table-cell>
          <table:table-cell office:value-type="float" office:value="0.0000579" calcext:value-type="float">
            <text:p>5.79E-05</text:p>
          </table:table-cell>
          <table:table-cell office:value-type="float" office:value="-0.0000604" calcext:value-type="float">
            <text:p>-6.04E-05</text:p>
          </table:table-cell>
          <table:table-cell/>
          <table:table-cell table:formula="of:=POWER([.I30]-[.E30];2)" office:value-type="float" office:value="2.37169000000001E-015" calcext:value-type="float">
            <text:p>2.37169000000001E-15</text:p>
          </table:table-cell>
          <table:table-cell table:formula="of:=POWER([.J30]-[.F30];2)" office:value-type="float" office:value="8.52640000000178E-016" calcext:value-type="float">
            <text:p>8.52640000000178E-16</text:p>
          </table:table-cell>
          <table:table-cell table:formula="of:=POWER([.K30]-[.G30];2)" office:value-type="float" office:value="2.68959999999846E-016" calcext:value-type="float">
            <text:p>2.68959999999846E-1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701098" calcext:value-type="float">
            <text:p>0.000701098</text:p>
          </table:table-cell>
          <table:table-cell office:value-type="float" office:value="0.00134482" calcext:value-type="float">
            <text:p>0.00134482</text:p>
          </table:table-cell>
          <table:table-cell office:value-type="float" office:value="-0.000773194" calcext:value-type="float">
            <text:p>-0.000773194</text:p>
          </table:table-cell>
          <table:table-cell/>
          <table:table-cell office:value-type="float" office:value="0.0007011" calcext:value-type="float">
            <text:p>0.0007011</text:p>
          </table:table-cell>
          <table:table-cell office:value-type="float" office:value="0.0013448" calcext:value-type="float">
            <text:p>0.0013448</text:p>
          </table:table-cell>
          <table:table-cell office:value-type="float" office:value="-0.0007732" calcext:value-type="float">
            <text:p>-0.0007732</text:p>
          </table:table-cell>
          <table:table-cell/>
          <table:table-cell table:formula="of:=POWER([.I31]-[.E31];2)" office:value-type="float" office:value="4.00000000012596E-018" calcext:value-type="float">
            <text:p>4.00000000012596E-18</text:p>
          </table:table-cell>
          <table:table-cell table:formula="of:=POWER([.J31]-[.F31];2)" office:value-type="float" office:value="4.00000000003923E-016" calcext:value-type="float">
            <text:p>4.00000000003923E-16</text:p>
          </table:table-cell>
          <table:table-cell table:formula="of:=POWER([.K31]-[.G31];2)" office:value-type="float" office:value="3.59999999998326E-017" calcext:value-type="float">
            <text:p>3.59999999998326E-1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421285" calcext:value-type="float">
            <text:p>-4.21285E-05</text:p>
          </table:table-cell>
          <table:table-cell office:value-type="float" office:value="-0.000820909" calcext:value-type="float">
            <text:p>-0.000820909</text:p>
          </table:table-cell>
          <table:table-cell office:value-type="float" office:value="0.0000183913" calcext:value-type="float">
            <text:p>1.83913E-05</text:p>
          </table:table-cell>
          <table:table-cell/>
          <table:table-cell office:value-type="float" office:value="-0.0000421" calcext:value-type="float">
            <text:p>-4.21E-05</text:p>
          </table:table-cell>
          <table:table-cell office:value-type="float" office:value="-0.0008209" calcext:value-type="float">
            <text:p>-0.0008209</text:p>
          </table:table-cell>
          <table:table-cell office:value-type="float" office:value="0.0000184" calcext:value-type="float">
            <text:p>1.84E-05</text:p>
          </table:table-cell>
          <table:table-cell/>
          <table:table-cell table:formula="of:=POWER([.I32]-[.E32];2)" office:value-type="float" office:value="8.12250000000086E-016" calcext:value-type="float">
            <text:p>8.12250000000086E-16</text:p>
          </table:table-cell>
          <table:table-cell table:formula="of:=POWER([.J32]-[.F32];2)" office:value-type="float" office:value="8.10000000025507E-017" calcext:value-type="float">
            <text:p>8.10000000025507E-17</text:p>
          </table:table-cell>
          <table:table-cell table:formula="of:=POWER([.K32]-[.G32];2)" office:value-type="float" office:value="7.56899999999782E-017" calcext:value-type="float">
            <text:p>7.56899999999782E-1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-0.000000605107" calcext:value-type="float">
            <text:p>-6.05107E-07</text:p>
          </table:table-cell>
          <table:table-cell office:value-type="float" office:value="0.0000719192" calcext:value-type="float">
            <text:p>7.19192E-05</text:p>
          </table:table-cell>
          <table:table-cell office:value-type="float" office:value="-0.00000108928" calcext:value-type="float">
            <text:p>-1.08928E-06</text:p>
          </table:table-cell>
          <table:table-cell/>
          <table:table-cell office:value-type="float" office:value="-0.0000006" calcext:value-type="float">
            <text:p>-6E-07</text:p>
          </table:table-cell>
          <table:table-cell office:value-type="float" office:value="0.0000719" calcext:value-type="float">
            <text:p>7.19E-05</text:p>
          </table:table-cell>
          <table:table-cell office:value-type="float" office:value="-0.0000011" calcext:value-type="float">
            <text:p>-1.1E-06</text:p>
          </table:table-cell>
          <table:table-cell/>
          <table:table-cell table:formula="of:=POWER([.I33]-[.E33];2)" office:value-type="float" office:value="2.60814490000005E-017" calcext:value-type="float">
            <text:p>2.60814490000005E-17</text:p>
          </table:table-cell>
          <table:table-cell table:formula="of:=POWER([.J33]-[.F33];2)" office:value-type="float" office:value="3.68639999999535E-016" calcext:value-type="float">
            <text:p>3.68639999999535E-16</text:p>
          </table:table-cell>
          <table:table-cell table:formula="of:=POWER([.K33]-[.G33];2)" office:value-type="float" office:value="1.14918400000002E-016" calcext:value-type="float">
            <text:p>1.14918400000002E-1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0.0000166385" calcext:value-type="float">
            <text:p>1.66385E-05</text:p>
          </table:table-cell>
          <table:table-cell office:value-type="float" office:value="-0.000709155" calcext:value-type="float">
            <text:p>-0.000709155</text:p>
          </table:table-cell>
          <table:table-cell office:value-type="float" office:value="-0.0000866641" calcext:value-type="float">
            <text:p>-8.66641E-05</text:p>
          </table:table-cell>
          <table:table-cell/>
          <table:table-cell office:value-type="float" office:value="0.0000166" calcext:value-type="float">
            <text:p>1.66E-05</text:p>
          </table:table-cell>
          <table:table-cell office:value-type="float" office:value="-0.0007092" calcext:value-type="float">
            <text:p>-0.0007092</text:p>
          </table:table-cell>
          <table:table-cell office:value-type="float" office:value="-0.0000867" calcext:value-type="float">
            <text:p>-8.67E-05</text:p>
          </table:table-cell>
          <table:table-cell/>
          <table:table-cell table:formula="of:=POWER([.I34]-[.E34];2)" office:value-type="float" office:value="1.48224999999998E-015" calcext:value-type="float">
            <text:p>1.48224999999998E-15</text:p>
          </table:table-cell>
          <table:table-cell table:formula="of:=POWER([.J34]-[.F34];2)" office:value-type="float" office:value="2.02499999999546E-015" calcext:value-type="float">
            <text:p>2.02499999999546E-15</text:p>
          </table:table-cell>
          <table:table-cell table:formula="of:=POWER([.K34]-[.G34];2)" office:value-type="float" office:value="1.2888100000003E-015" calcext:value-type="float">
            <text:p>1.2888100000003E-1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000495941" calcext:value-type="float">
            <text:p>4.95941E-08</text:p>
          </table:table-cell>
          <table:table-cell office:value-type="float" office:value="0.0000144547" calcext:value-type="float">
            <text:p>1.44547E-05</text:p>
          </table:table-cell>
          <table:table-cell office:value-type="float" office:value="-0.00000025455" calcext:value-type="float">
            <text:p>-2.5455E-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3" calcext:value-type="float">
            <text:p>-3E-07</text:p>
          </table:table-cell>
          <table:table-cell/>
          <table:table-cell table:formula="of:=POWER([.I35]-[.E35];2)" office:value-type="float" office:value="2.45957475481E-015" calcext:value-type="float">
            <text:p>2.45957475481E-15</text:p>
          </table:table-cell>
          <table:table-cell table:formula="of:=POWER([.J35]-[.F35];2)" office:value-type="float" office:value="2.05208999999994E-015" calcext:value-type="float">
            <text:p>2.05208999999994E-15</text:p>
          </table:table-cell>
          <table:table-cell table:formula="of:=POWER([.K35]-[.G35];2)" office:value-type="float" office:value="2.0657025E-015" calcext:value-type="float">
            <text:p>2.0657025E-1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477891" calcext:value-type="float">
            <text:p>-4.77891E-05</text:p>
          </table:table-cell>
          <table:table-cell office:value-type="float" office:value="-0.000624863" calcext:value-type="float">
            <text:p>-0.000624863</text:p>
          </table:table-cell>
          <table:table-cell office:value-type="float" office:value="-0.000051715" calcext:value-type="float">
            <text:p>-5.1715E-05</text:p>
          </table:table-cell>
          <table:table-cell/>
          <table:table-cell office:value-type="float" office:value="-0.0000478" calcext:value-type="float">
            <text:p>-4.78E-05</text:p>
          </table:table-cell>
          <table:table-cell office:value-type="float" office:value="-0.0006249" calcext:value-type="float">
            <text:p>-0.0006249</text:p>
          </table:table-cell>
          <table:table-cell office:value-type="float" office:value="-0.0000517" calcext:value-type="float">
            <text:p>-5.17E-05</text:p>
          </table:table-cell>
          <table:table-cell/>
          <table:table-cell table:formula="of:=POWER([.I36]-[.E36];2)" office:value-type="float" office:value="1.18810000000078E-016" calcext:value-type="float">
            <text:p>1.18810000000078E-16</text:p>
          </table:table-cell>
          <table:table-cell table:formula="of:=POWER([.J36]-[.F36];2)" office:value-type="float" office:value="1.36899999999497E-015" calcext:value-type="float">
            <text:p>1.36899999999497E-15</text:p>
          </table:table-cell>
          <table:table-cell table:formula="of:=POWER([.K36]-[.G36];2)" office:value-type="float" office:value="2.2499999999997E-016" calcext:value-type="float">
            <text:p>2.2499999999997E-1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00252947" calcext:value-type="float">
            <text:p>-2.52947E-07</text:p>
          </table:table-cell>
          <table:table-cell office:value-type="float" office:value="0.000010973" calcext:value-type="float">
            <text:p>1.0973E-05</text:p>
          </table:table-cell>
          <table:table-cell office:value-type="float" office:value="0.000000294303" calcext:value-type="float">
            <text:p>2.94303E-07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37]-[.E37];2)" office:value-type="float" office:value="2.213984809E-015" calcext:value-type="float">
            <text:p>2.213984809E-15</text:p>
          </table:table-cell>
          <table:table-cell table:formula="of:=POWER([.J37]-[.F37];2)" office:value-type="float" office:value="7.28999999999995E-016" calcext:value-type="float">
            <text:p>7.28999999999995E-16</text:p>
          </table:table-cell>
          <table:table-cell table:formula="of:=POWER([.K37]-[.G37];2)" office:value-type="float" office:value="3.24558089999997E-017" calcext:value-type="float">
            <text:p>3.24558089999997E-1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208291" calcext:value-type="float">
            <text:p>-2.08291E-05</text:p>
          </table:table-cell>
          <table:table-cell office:value-type="float" office:value="0.0000340705" calcext:value-type="float">
            <text:p>3.40705E-05</text:p>
          </table:table-cell>
          <table:table-cell office:value-type="float" office:value="-0.0000421527" calcext:value-type="float">
            <text:p>-4.21527E-05</text:p>
          </table:table-cell>
          <table:table-cell/>
          <table:table-cell office:value-type="float" office:value="-0.0000208" calcext:value-type="float">
            <text:p>-2.08E-05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-0.0000422" calcext:value-type="float">
            <text:p>-4.22E-05</text:p>
          </table:table-cell>
          <table:table-cell/>
          <table:table-cell table:formula="of:=POWER([.I38]-[.E38];2)" office:value-type="float" office:value="8.46809999999967E-016" calcext:value-type="float">
            <text:p>8.46809999999967E-16</text:p>
          </table:table-cell>
          <table:table-cell table:formula="of:=POWER([.J38]-[.F38];2)" office:value-type="float" office:value="8.70250000000218E-016" calcext:value-type="float">
            <text:p>8.70250000000218E-16</text:p>
          </table:table-cell>
          <table:table-cell table:formula="of:=POWER([.K38]-[.G38];2)" office:value-type="float" office:value="2.2372900000002E-015" calcext:value-type="float">
            <text:p>2.2372900000002E-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00967078" calcext:value-type="float">
            <text:p>9.67078E-08</text:p>
          </table:table-cell>
          <table:table-cell office:value-type="float" office:value="0.00000106417" calcext:value-type="float">
            <text:p>1.06417E-06</text:p>
          </table:table-cell>
          <table:table-cell office:value-type="float" office:value="0.000000449439" calcext:value-type="float">
            <text:p>4.49439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4" calcext:value-type="float">
            <text:p>4E-07</text:p>
          </table:table-cell>
          <table:table-cell/>
          <table:table-cell table:formula="of:=POWER([.I39]-[.E39];2)" office:value-type="float" office:value="1.083858084E-017" calcext:value-type="float">
            <text:p>1.083858084E-17</text:p>
          </table:table-cell>
          <table:table-cell table:formula="of:=POWER([.J39]-[.F39];2)" office:value-type="float" office:value="1.28378890000001E-015" calcext:value-type="float">
            <text:p>1.28378890000001E-15</text:p>
          </table:table-cell>
          <table:table-cell table:formula="of:=POWER([.K39]-[.G39];2)" office:value-type="float" office:value="2.444214721E-015" calcext:value-type="float">
            <text:p>2.444214721E-1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0955863" calcext:value-type="float">
            <text:p>-9.55863E-07</text:p>
          </table:table-cell>
          <table:table-cell office:value-type="float" office:value="0.00000843489" calcext:value-type="float">
            <text:p>8.43489E-06</text:p>
          </table:table-cell>
          <table:table-cell office:value-type="float" office:value="-0.0000110494" calcext:value-type="float">
            <text:p>-1.10494E-05</text:p>
          </table:table-cell>
          <table:table-cell/>
          <table:table-cell office:value-type="float" office:value="-0.000001" calcext:value-type="float">
            <text:p>-1E-06</text:p>
          </table:table-cell>
          <table:table-cell office:value-type="float" office:value="0.0000084" calcext:value-type="float">
            <text:p>8.4E-06</text:p>
          </table:table-cell>
          <table:table-cell office:value-type="float" office:value="-0.000011" calcext:value-type="float">
            <text:p>-1.1E-05</text:p>
          </table:table-cell>
          <table:table-cell/>
          <table:table-cell table:formula="of:=POWER([.I40]-[.E40];2)" office:value-type="float" office:value="1.94807476899999E-015" calcext:value-type="float">
            <text:p>1.94807476899999E-15</text:p>
          </table:table-cell>
          <table:table-cell table:formula="of:=POWER([.J40]-[.F40];2)" office:value-type="float" office:value="1.21731209999997E-015" calcext:value-type="float">
            <text:p>1.21731209999997E-15</text:p>
          </table:table-cell>
          <table:table-cell table:formula="of:=POWER([.K40]-[.G40];2)" office:value-type="float" office:value="2.44035999999982E-015" calcext:value-type="float">
            <text:p>2.44035999999982E-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-0.0000000415548" calcext:value-type="float">
            <text:p>-4.15548E-08</text:p>
          </table:table-cell>
          <table:table-cell office:value-type="float" office:value="0.0000006956" calcext:value-type="float">
            <text:p>6.956E-07</text:p>
          </table:table-cell>
          <table:table-cell office:value-type="float" office:value="0.00000050078" calcext:value-type="float">
            <text:p>5.0078E-07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0.0000005" calcext:value-type="float">
            <text:p>5E-07</text:p>
          </table:table-cell>
          <table:table-cell/>
          <table:table-cell table:formula="of:=POWER([.I41]-[.E41];2)" office:value-type="float" office:value="1.72680140304E-015" calcext:value-type="float">
            <text:p>1.72680140304E-15</text:p>
          </table:table-cell>
          <table:table-cell table:formula="of:=POWER([.J41]-[.F41];2)" office:value-type="float" office:value="1.93599999999992E-017" calcext:value-type="float">
            <text:p>1.93599999999992E-17</text:p>
          </table:table-cell>
          <table:table-cell table:formula="of:=POWER([.K41]-[.G41];2)" office:value-type="float" office:value="6.08400000000058E-019" calcext:value-type="float">
            <text:p>6.08400000000058E-1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115668" calcext:value-type="float">
            <text:p>-1.15668E-06</text:p>
          </table:table-cell>
          <table:table-cell office:value-type="float" office:value="0.0000020708" calcext:value-type="float">
            <text:p>2.0708E-06</text:p>
          </table:table-cell>
          <table:table-cell office:value-type="float" office:value="0.00000340199" calcext:value-type="float">
            <text:p>3.40199E-06</text:p>
          </table:table-cell>
          <table:table-cell/>
          <table:table-cell office:value-type="float" office:value="-0.0000012" calcext:value-type="float">
            <text:p>-1.2E-06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0.0000034" calcext:value-type="float">
            <text:p>3.4E-06</text:p>
          </table:table-cell>
          <table:table-cell/>
          <table:table-cell table:formula="of:=POWER([.I42]-[.E42];2)" office:value-type="float" office:value="1.8766224E-015" calcext:value-type="float">
            <text:p>1.8766224E-15</text:p>
          </table:table-cell>
          <table:table-cell table:formula="of:=POWER([.J42]-[.F42];2)" office:value-type="float" office:value="8.5263999999998E-016" calcext:value-type="float">
            <text:p>8.5263999999998E-16</text:p>
          </table:table-cell>
          <table:table-cell table:formula="of:=POWER([.K42]-[.G42];2)" office:value-type="float" office:value="3.96010000000118E-018" calcext:value-type="float">
            <text:p>3.96010000000118E-1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0189914" calcext:value-type="float">
            <text:p>-1.89914E-07</text:p>
          </table:table-cell>
          <table:table-cell office:value-type="float" office:value="0.00000101965" calcext:value-type="float">
            <text:p>1.01965E-06</text:p>
          </table:table-cell>
          <table:table-cell office:value-type="float" office:value="0.000000304754" calcext:value-type="float">
            <text:p>3.04754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43]-[.E43];2)" office:value-type="float" office:value="1.01727396E-016" calcext:value-type="float">
            <text:p>1.01727396E-16</text:p>
          </table:table-cell>
          <table:table-cell table:formula="of:=POWER([.J43]-[.F43];2)" office:value-type="float" office:value="3.86122499999996E-016" calcext:value-type="float">
            <text:p>3.86122499999996E-16</text:p>
          </table:table-cell>
          <table:table-cell table:formula="of:=POWER([.K43]-[.G43];2)" office:value-type="float" office:value="2.26005159999999E-017" calcext:value-type="float">
            <text:p>2.26005159999999E-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-0.000000935866" calcext:value-type="float">
            <text:p>-9.35866E-07</text:p>
          </table:table-cell>
          <table:table-cell office:value-type="float" office:value="0.0000513522" calcext:value-type="float">
            <text:p>5.13522E-05</text:p>
          </table:table-cell>
          <table:table-cell office:value-type="float" office:value="0.0000530027" calcext:value-type="float">
            <text:p>5.30027E-05</text:p>
          </table:table-cell>
          <table:table-cell/>
          <table:table-cell office:value-type="float" office:value="-0.0000009" calcext:value-type="float">
            <text:p>-9E-07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0.000053" calcext:value-type="float">
            <text:p>5.3E-05</text:p>
          </table:table-cell>
          <table:table-cell/>
          <table:table-cell table:formula="of:=POWER([.I44]-[.E44];2)" office:value-type="float" office:value="1.286369956E-015" calcext:value-type="float">
            <text:p>1.286369956E-15</text:p>
          </table:table-cell>
          <table:table-cell table:formula="of:=POWER([.J44]-[.F44];2)" office:value-type="float" office:value="2.2848400000003E-015" calcext:value-type="float">
            <text:p>2.2848400000003E-15</text:p>
          </table:table-cell>
          <table:table-cell table:formula="of:=POWER([.K44]-[.G44];2)" office:value-type="float" office:value="7.28999999999538E-018" calcext:value-type="float">
            <text:p>7.28999999999538E-1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00247236" calcext:value-type="float">
            <text:p>-2.47236E-07</text:p>
          </table:table-cell>
          <table:table-cell office:value-type="float" office:value="0.0000105136" calcext:value-type="float">
            <text:p>1.05136E-05</text:p>
          </table:table-cell>
          <table:table-cell office:value-type="float" office:value="0.000000294201" calcext:value-type="float">
            <text:p>2.94201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45]-[.E45];2)" office:value-type="float" office:value="2.231239696E-015" calcext:value-type="float">
            <text:p>2.231239696E-15</text:p>
          </table:table-cell>
          <table:table-cell table:formula="of:=POWER([.J45]-[.F45];2)" office:value-type="float" office:value="1.84959999999982E-016" calcext:value-type="float">
            <text:p>1.84959999999982E-16</text:p>
          </table:table-cell>
          <table:table-cell table:formula="of:=POWER([.K45]-[.G45];2)" office:value-type="float" office:value="3.36284009999998E-017" calcext:value-type="float">
            <text:p>3.36284009999998E-1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53163" calcext:value-type="float">
            <text:p>-5.3163E-05</text:p>
          </table:table-cell>
          <table:table-cell office:value-type="float" office:value="0.000120058" calcext:value-type="float">
            <text:p>0.000120058</text:p>
          </table:table-cell>
          <table:table-cell office:value-type="float" office:value="0.0000754333" calcext:value-type="float">
            <text:p>7.54333E-05</text:p>
          </table:table-cell>
          <table:table-cell/>
          <table:table-cell office:value-type="float" office:value="-0.0000532" calcext:value-type="float">
            <text:p>-5.32E-05</text:p>
          </table:table-cell>
          <table:table-cell office:value-type="float" office:value="0.0001201" calcext:value-type="float">
            <text:p>0.0001201</text:p>
          </table:table-cell>
          <table:table-cell office:value-type="float" office:value="0.0000754" calcext:value-type="float">
            <text:p>7.54E-05</text:p>
          </table:table-cell>
          <table:table-cell/>
          <table:table-cell table:formula="of:=POWER([.I46]-[.E46];2)" office:value-type="float" office:value="1.36899999999999E-015" calcext:value-type="float">
            <text:p>1.36899999999999E-15</text:p>
          </table:table-cell>
          <table:table-cell table:formula="of:=POWER([.J46]-[.F46];2)" office:value-type="float" office:value="1.76400000000091E-015" calcext:value-type="float">
            <text:p>1.76400000000091E-15</text:p>
          </table:table-cell>
          <table:table-cell table:formula="of:=POWER([.K46]-[.G46];2)" office:value-type="float" office:value="1.1088899999999E-015" calcext:value-type="float">
            <text:p>1.1088899999999E-1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00550302" calcext:value-type="float">
            <text:p>-5.50302E-07</text:p>
          </table:table-cell>
          <table:table-cell office:value-type="float" office:value="0.0000146212" calcext:value-type="float">
            <text:p>1.46212E-05</text:p>
          </table:table-cell>
          <table:table-cell office:value-type="float" office:value="-0.000000499642" calcext:value-type="float">
            <text:p>-4.99642E-07</text:p>
          </table:table-cell>
          <table:table-cell/>
          <table:table-cell office:value-type="float" office:value="-0.0000006" calcext:value-type="float">
            <text:p>-6E-07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-0.0000005" calcext:value-type="float">
            <text:p>-5E-07</text:p>
          </table:table-cell>
          <table:table-cell/>
          <table:table-cell table:formula="of:=POWER([.I47]-[.E47];2)" office:value-type="float" office:value="2.469891204E-015" calcext:value-type="float">
            <text:p>2.469891204E-15</text:p>
          </table:table-cell>
          <table:table-cell table:formula="of:=POWER([.J47]-[.F47];2)" office:value-type="float" office:value="4.4943999999996E-016" calcext:value-type="float">
            <text:p>4.4943999999996E-16</text:p>
          </table:table-cell>
          <table:table-cell table:formula="of:=POWER([.K47]-[.G47];2)" office:value-type="float" office:value="1.28164000000025E-019" calcext:value-type="float">
            <text:p>1.28164000000025E-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492946" calcext:value-type="float">
            <text:p>-4.92946E-05</text:p>
          </table:table-cell>
          <table:table-cell office:value-type="float" office:value="-0.00096752" calcext:value-type="float">
            <text:p>-0.00096752</text:p>
          </table:table-cell>
          <table:table-cell office:value-type="float" office:value="-0.000245124" calcext:value-type="float">
            <text:p>-0.000245124</text:p>
          </table:table-cell>
          <table:table-cell/>
          <table:table-cell office:value-type="float" office:value="-0.0000493" calcext:value-type="float">
            <text:p>-4.93E-05</text:p>
          </table:table-cell>
          <table:table-cell office:value-type="float" office:value="-0.0009675" calcext:value-type="float">
            <text:p>-0.0009675</text:p>
          </table:table-cell>
          <table:table-cell office:value-type="float" office:value="-0.0002451" calcext:value-type="float">
            <text:p>-0.0002451</text:p>
          </table:table-cell>
          <table:table-cell/>
          <table:table-cell table:formula="of:=POWER([.I48]-[.E48];2)" office:value-type="float" office:value="2.91599999999815E-017" calcext:value-type="float">
            <text:p>2.91599999999815E-17</text:p>
          </table:table-cell>
          <table:table-cell table:formula="of:=POWER([.J48]-[.F48];2)" office:value-type="float" office:value="3.99999999995249E-016" calcext:value-type="float">
            <text:p>3.99999999995249E-16</text:p>
          </table:table-cell>
          <table:table-cell table:formula="of:=POWER([.K48]-[.G48];2)" office:value-type="float" office:value="5.75999999999924E-016" calcext:value-type="float">
            <text:p>5.75999999999924E-1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-0.000819422" calcext:value-type="float">
            <text:p>-0.000819422</text:p>
          </table:table-cell>
          <table:table-cell office:value-type="float" office:value="0.0106537" calcext:value-type="float">
            <text:p>0.0106537</text:p>
          </table:table-cell>
          <table:table-cell office:value-type="float" office:value="-0.00147497" calcext:value-type="float">
            <text:p>-0.00147497</text:p>
          </table:table-cell>
          <table:table-cell/>
          <table:table-cell office:value-type="float" office:value="-0.0008194" calcext:value-type="float">
            <text:p>-0.0008194</text:p>
          </table:table-cell>
          <table:table-cell office:value-type="float" office:value="0.0106537" calcext:value-type="float">
            <text:p>0.0106537</text:p>
          </table:table-cell>
          <table:table-cell office:value-type="float" office:value="-0.001475" calcext:value-type="float">
            <text:p>-0.001475</text:p>
          </table:table-cell>
          <table:table-cell/>
          <table:table-cell table:formula="of:=POWER([.I49]-[.E49];2)" office:value-type="float" office:value="4.8400000000093E-016" calcext:value-type="float">
            <text:p>4.8400000000093E-16</text:p>
          </table:table-cell>
          <table:table-cell table:formula="of:=POWER([.J49]-[.F49];2)" office:value-type="float" office:value="0" calcext:value-type="float">
            <text:p>0</text:p>
          </table:table-cell>
          <table:table-cell table:formula="of:=POWER([.K49]-[.G49];2)" office:value-type="float" office:value="9.00000000015331E-016" calcext:value-type="float">
            <text:p>9.00000000015331E-1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-0.0742959" calcext:value-type="float">
            <text:p>-0.0742959</text:p>
          </table:table-cell>
          <table:table-cell office:value-type="float" office:value="0.040052" calcext:value-type="float">
            <text:p>0.040052</text:p>
          </table:table-cell>
          <table:table-cell office:value-type="float" office:value="-0.0177046" calcext:value-type="float">
            <text:p>-0.0177046</text:p>
          </table:table-cell>
          <table:table-cell/>
          <table:table-cell office:value-type="float" office:value="-0.0742959" calcext:value-type="float">
            <text:p>-0.0742959</text:p>
          </table:table-cell>
          <table:table-cell office:value-type="float" office:value="0.0400521" calcext:value-type="float">
            <text:p>0.0400521</text:p>
          </table:table-cell>
          <table:table-cell office:value-type="float" office:value="-0.0177046" calcext:value-type="float">
            <text:p>-0.0177046</text:p>
          </table:table-cell>
          <table:table-cell/>
          <table:table-cell table:formula="of:=POWER([.I50]-[.E50];2)" office:value-type="float" office:value="0" calcext:value-type="float">
            <text:p>0</text:p>
          </table:table-cell>
          <table:table-cell table:formula="of:=POWER([.J50]-[.F50];2)" office:value-type="float" office:value="0.0000000000000100000000005751" calcext:value-type="float">
            <text:p>1.00000000005751E-14</text:p>
          </table:table-cell>
          <table:table-cell table:formula="of:=POWER([.K50]-[.G50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364634" calcext:value-type="float">
            <text:p>-0.000364634</text:p>
          </table:table-cell>
          <table:table-cell office:value-type="float" office:value="0.000603466" calcext:value-type="float">
            <text:p>0.000603466</text:p>
          </table:table-cell>
          <table:table-cell office:value-type="float" office:value="-0.000378332" calcext:value-type="float">
            <text:p>-0.000378332</text:p>
          </table:table-cell>
          <table:table-cell/>
          <table:table-cell office:value-type="float" office:value="-0.0003646" calcext:value-type="float">
            <text:p>-0.0003646</text:p>
          </table:table-cell>
          <table:table-cell office:value-type="float" office:value="0.0006035" calcext:value-type="float">
            <text:p>0.0006035</text:p>
          </table:table-cell>
          <table:table-cell office:value-type="float" office:value="-0.0003783" calcext:value-type="float">
            <text:p>-0.0003783</text:p>
          </table:table-cell>
          <table:table-cell/>
          <table:table-cell table:formula="of:=POWER([.I51]-[.E51];2)" office:value-type="float" office:value="1.15599999999954E-015" calcext:value-type="float">
            <text:p>1.15599999999954E-15</text:p>
          </table:table-cell>
          <table:table-cell table:formula="of:=POWER([.J51]-[.F51];2)" office:value-type="float" office:value="1.15600000000691E-015" calcext:value-type="float">
            <text:p>1.15600000000691E-15</text:p>
          </table:table-cell>
          <table:table-cell table:formula="of:=POWER([.K51]-[.G51];2)" office:value-type="float" office:value="1.02400000000102E-015" calcext:value-type="float">
            <text:p>1.02400000000102E-1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-0.0101044" calcext:value-type="float">
            <text:p>-0.0101044</text:p>
          </table:table-cell>
          <table:table-cell office:value-type="float" office:value="0.00610604" calcext:value-type="float">
            <text:p>0.00610604</text:p>
          </table:table-cell>
          <table:table-cell office:value-type="float" office:value="-0.0494035" calcext:value-type="float">
            <text:p>-0.0494035</text:p>
          </table:table-cell>
          <table:table-cell/>
          <table:table-cell office:value-type="float" office:value="-0.0101044" calcext:value-type="float">
            <text:p>-0.0101044</text:p>
          </table:table-cell>
          <table:table-cell office:value-type="float" office:value="0.0061061" calcext:value-type="float">
            <text:p>0.0061061</text:p>
          </table:table-cell>
          <table:table-cell office:value-type="float" office:value="-0.0494035" calcext:value-type="float">
            <text:p>-0.0494035</text:p>
          </table:table-cell>
          <table:table-cell/>
          <table:table-cell table:formula="of:=POWER([.I52]-[.E52];2)" office:value-type="float" office:value="0" calcext:value-type="float">
            <text:p>0</text:p>
          </table:table-cell>
          <table:table-cell table:formula="of:=POWER([.J52]-[.F52];2)" office:value-type="float" office:value="3.59999999995724E-015" calcext:value-type="float">
            <text:p>3.59999999995724E-15</text:p>
          </table:table-cell>
          <table:table-cell table:formula="of:=POWER([.K52]-[.G52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35361" calcext:value-type="float">
            <text:p>3.5361E-05</text:p>
          </table:table-cell>
          <table:table-cell office:value-type="float" office:value="0.000238237" calcext:value-type="float">
            <text:p>0.000238237</text:p>
          </table:table-cell>
          <table:table-cell office:value-type="float" office:value="-0.000127737" calcext:value-type="float">
            <text:p>-0.000127737</text:p>
          </table:table-cell>
          <table:table-cell/>
          <table:table-cell office:value-type="float" office:value="0.0000354" calcext:value-type="float">
            <text:p>3.54E-05</text:p>
          </table:table-cell>
          <table:table-cell office:value-type="float" office:value="0.0002382" calcext:value-type="float">
            <text:p>0.0002382</text:p>
          </table:table-cell>
          <table:table-cell office:value-type="float" office:value="-0.0001277" calcext:value-type="float">
            <text:p>-0.0001277</text:p>
          </table:table-cell>
          <table:table-cell/>
          <table:table-cell table:formula="of:=POWER([.I53]-[.E53];2)" office:value-type="float" office:value="1.5209999999998E-015" calcext:value-type="float">
            <text:p>1.5209999999998E-15</text:p>
          </table:table-cell>
          <table:table-cell table:formula="of:=POWER([.J53]-[.F53];2)" office:value-type="float" office:value="1.36899999999898E-015" calcext:value-type="float">
            <text:p>1.36899999999898E-15</text:p>
          </table:table-cell>
          <table:table-cell table:formula="of:=POWER([.K53]-[.G53];2)" office:value-type="float" office:value="1.36900000000099E-015" calcext:value-type="float">
            <text:p>1.36900000000099E-1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0.000169215" calcext:value-type="float">
            <text:p>0.000169215</text:p>
          </table:table-cell>
          <table:table-cell office:value-type="float" office:value="-0.00080742" calcext:value-type="float">
            <text:p>-0.00080742</text:p>
          </table:table-cell>
          <table:table-cell office:value-type="float" office:value="0.000470509" calcext:value-type="float">
            <text:p>0.000470509</text:p>
          </table:table-cell>
          <table:table-cell/>
          <table:table-cell office:value-type="float" office:value="0.0001692" calcext:value-type="float">
            <text:p>0.0001692</text:p>
          </table:table-cell>
          <table:table-cell office:value-type="float" office:value="-0.0008074" calcext:value-type="float">
            <text:p>-0.0008074</text:p>
          </table:table-cell>
          <table:table-cell office:value-type="float" office:value="0.0004705" calcext:value-type="float">
            <text:p>0.0004705</text:p>
          </table:table-cell>
          <table:table-cell/>
          <table:table-cell table:formula="of:=POWER([.I54]-[.E54];2)" office:value-type="float" office:value="2.2500000000058E-016" calcext:value-type="float">
            <text:p>2.2500000000058E-16</text:p>
          </table:table-cell>
          <table:table-cell table:formula="of:=POWER([.J54]-[.F54];2)" office:value-type="float" office:value="3.99999999999586E-016" calcext:value-type="float">
            <text:p>3.99999999999586E-16</text:p>
          </table:table-cell>
          <table:table-cell table:formula="of:=POWER([.K54]-[.G54];2)" office:value-type="float" office:value="8.09999999996234E-017" calcext:value-type="float">
            <text:p>8.09999999996234E-1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026649" calcext:value-type="float">
            <text:p>-2.6649E-07</text:p>
          </table:table-cell>
          <table:table-cell office:value-type="float" office:value="-0.00000683399" calcext:value-type="float">
            <text:p>-6.83399E-06</text:p>
          </table:table-cell>
          <table:table-cell office:value-type="float" office:value="0.0000027888" calcext:value-type="float">
            <text:p>2.7888E-06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-0.0000068" calcext:value-type="float">
            <text:p>-6.8E-06</text:p>
          </table:table-cell>
          <table:table-cell office:value-type="float" office:value="0.0000028" calcext:value-type="float">
            <text:p>2.8E-06</text:p>
          </table:table-cell>
          <table:table-cell/>
          <table:table-cell table:formula="of:=POWER([.I55]-[.E55];2)" office:value-type="float" office:value="1.1229201E-015" calcext:value-type="float">
            <text:p>1.1229201E-15</text:p>
          </table:table-cell>
          <table:table-cell table:formula="of:=POWER([.J55]-[.F55];2)" office:value-type="float" office:value="1.15532010000001E-015" calcext:value-type="float">
            <text:p>1.15532010000001E-15</text:p>
          </table:table-cell>
          <table:table-cell table:formula="of:=POWER([.K55]-[.G55];2)" office:value-type="float" office:value="1.2543999999999E-016" calcext:value-type="float">
            <text:p>1.2543999999999E-1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449686" calcext:value-type="float">
            <text:p>-4.49686E-05</text:p>
          </table:table-cell>
          <table:table-cell office:value-type="float" office:value="-0.000131727" calcext:value-type="float">
            <text:p>-0.000131727</text:p>
          </table:table-cell>
          <table:table-cell office:value-type="float" office:value="-0.000344725" calcext:value-type="float">
            <text:p>-0.000344725</text:p>
          </table:table-cell>
          <table:table-cell/>
          <table:table-cell office:value-type="float" office:value="-0.000045" calcext:value-type="float">
            <text:p>-4.5E-05</text:p>
          </table:table-cell>
          <table:table-cell office:value-type="float" office:value="-0.0001317" calcext:value-type="float">
            <text:p>-0.0001317</text:p>
          </table:table-cell>
          <table:table-cell office:value-type="float" office:value="-0.0003447" calcext:value-type="float">
            <text:p>-0.0003447</text:p>
          </table:table-cell>
          <table:table-cell/>
          <table:table-cell table:formula="of:=POWER([.I56]-[.E56];2)" office:value-type="float" office:value="9.85960000000068E-016" calcext:value-type="float">
            <text:p>9.85960000000068E-16</text:p>
          </table:table-cell>
          <table:table-cell table:formula="of:=POWER([.J56]-[.F56];2)" office:value-type="float" office:value="7.29000000001002E-016" calcext:value-type="float">
            <text:p>7.29000000001002E-16</text:p>
          </table:table-cell>
          <table:table-cell table:formula="of:=POWER([.K56]-[.G56];2)" office:value-type="float" office:value="6.25000000000708E-016" calcext:value-type="float">
            <text:p>6.25000000000708E-1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199516" calcext:value-type="float">
            <text:p>-1.99516E-07</text:p>
          </table:table-cell>
          <table:table-cell office:value-type="float" office:value="0.0000003125" calcext:value-type="float">
            <text:p>3.125E-07</text:p>
          </table:table-cell>
          <table:table-cell office:value-type="float" office:value="0.00000716446" calcext:value-type="float">
            <text:p>7.16446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2" calcext:value-type="float">
            <text:p>7.2E-06</text:p>
          </table:table-cell>
          <table:table-cell/>
          <table:table-cell table:formula="of:=POWER([.I57]-[.E57];2)" office:value-type="float" office:value="2.34255999999993E-019" calcext:value-type="float">
            <text:p>2.34255999999993E-19</text:p>
          </table:table-cell>
          <table:table-cell table:formula="of:=POWER([.J57]-[.F57];2)" office:value-type="float" office:value="1.56250000000001E-016" calcext:value-type="float">
            <text:p>1.56250000000001E-16</text:p>
          </table:table-cell>
          <table:table-cell table:formula="of:=POWER([.K57]-[.G57];2)" office:value-type="float" office:value="1.26309160000001E-015" calcext:value-type="float">
            <text:p>1.26309160000001E-1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377094" calcext:value-type="float">
            <text:p>-3.77094E-06</text:p>
          </table:table-cell>
          <table:table-cell office:value-type="float" office:value="-0.0000034144" calcext:value-type="float">
            <text:p>-3.4144E-06</text:p>
          </table:table-cell>
          <table:table-cell office:value-type="float" office:value="0.0000494819" calcext:value-type="float">
            <text:p>4.94819E-05</text:p>
          </table:table-cell>
          <table:table-cell/>
          <table:table-cell office:value-type="float" office:value="-0.0000038" calcext:value-type="float">
            <text:p>-3.8E-06</text:p>
          </table:table-cell>
          <table:table-cell office:value-type="float" office:value="-0.0000034" calcext:value-type="float">
            <text:p>-3.4E-06</text:p>
          </table:table-cell>
          <table:table-cell office:value-type="float" office:value="0.0000495" calcext:value-type="float">
            <text:p>4.95E-05</text:p>
          </table:table-cell>
          <table:table-cell/>
          <table:table-cell table:formula="of:=POWER([.I58]-[.E58];2)" office:value-type="float" office:value="8.44483600000001E-016" calcext:value-type="float">
            <text:p>8.44483600000001E-16</text:p>
          </table:table-cell>
          <table:table-cell table:formula="of:=POWER([.J58]-[.F58];2)" office:value-type="float" office:value="2.07360000000019E-016" calcext:value-type="float">
            <text:p>2.07360000000019E-16</text:p>
          </table:table-cell>
          <table:table-cell table:formula="of:=POWER([.K58]-[.G58];2)" office:value-type="float" office:value="3.27609999999965E-016" calcext:value-type="float">
            <text:p>3.27609999999965E-1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838053" calcext:value-type="float">
            <text:p>-8.38053E-06</text:p>
          </table:table-cell>
          <table:table-cell office:value-type="float" office:value="0.00000881372" calcext:value-type="float">
            <text:p>8.81372E-06</text:p>
          </table:table-cell>
          <table:table-cell office:value-type="float" office:value="0.0000194879" calcext:value-type="float">
            <text:p>1.94879E-05</text:p>
          </table:table-cell>
          <table:table-cell/>
          <table:table-cell office:value-type="float" office:value="-0.0000084" calcext:value-type="float">
            <text:p>-8.4E-06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195" calcext:value-type="float">
            <text:p>1.95E-05</text:p>
          </table:table-cell>
          <table:table-cell/>
          <table:table-cell table:formula="of:=POWER([.I59]-[.E59];2)" office:value-type="float" office:value="3.790809E-016" calcext:value-type="float">
            <text:p>3.790809E-16</text:p>
          </table:table-cell>
          <table:table-cell table:formula="of:=POWER([.J59]-[.F59];2)" office:value-type="float" office:value="1.8823839999998E-016" calcext:value-type="float">
            <text:p>1.8823839999998E-16</text:p>
          </table:table-cell>
          <table:table-cell table:formula="of:=POWER([.K59]-[.G59];2)" office:value-type="float" office:value="1.46409999999986E-016" calcext:value-type="float">
            <text:p>1.46409999999986E-1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-0.0000494246" calcext:value-type="float">
            <text:p>-4.94246E-05</text:p>
          </table:table-cell>
          <table:table-cell office:value-type="float" office:value="-0.000286739" calcext:value-type="float">
            <text:p>-0.000286739</text:p>
          </table:table-cell>
          <table:table-cell office:value-type="float" office:value="-0.000884647" calcext:value-type="float">
            <text:p>-0.000884647</text:p>
          </table:table-cell>
          <table:table-cell/>
          <table:table-cell office:value-type="float" office:value="-0.0000494" calcext:value-type="float">
            <text:p>-4.94E-05</text:p>
          </table:table-cell>
          <table:table-cell office:value-type="float" office:value="-0.0002867" calcext:value-type="float">
            <text:p>-0.0002867</text:p>
          </table:table-cell>
          <table:table-cell office:value-type="float" office:value="-0.0008847" calcext:value-type="float">
            <text:p>-0.0008847</text:p>
          </table:table-cell>
          <table:table-cell/>
          <table:table-cell table:formula="of:=POWER([.I60]-[.E60];2)" office:value-type="float" office:value="6.05159999999987E-016" calcext:value-type="float">
            <text:p>6.05159999999987E-16</text:p>
          </table:table-cell>
          <table:table-cell table:formula="of:=POWER([.J60]-[.F60];2)" office:value-type="float" office:value="1.52099999999716E-015" calcext:value-type="float">
            <text:p>1.52099999999716E-15</text:p>
          </table:table-cell>
          <table:table-cell table:formula="of:=POWER([.K60]-[.G60];2)" office:value-type="float" office:value="2.80899999999652E-015" calcext:value-type="float">
            <text:p>2.80899999999652E-1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0.0000385523" calcext:value-type="float">
            <text:p>3.85523E-05</text:p>
          </table:table-cell>
          <table:table-cell office:value-type="float" office:value="0.00113753" calcext:value-type="float">
            <text:p>0.00113753</text:p>
          </table:table-cell>
          <table:table-cell office:value-type="float" office:value="0.00112026" calcext:value-type="float">
            <text:p>0.00112026</text:p>
          </table:table-cell>
          <table:table-cell/>
          <table:table-cell office:value-type="float" office:value="0.0000386" calcext:value-type="float">
            <text:p>3.86E-05</text:p>
          </table:table-cell>
          <table:table-cell office:value-type="float" office:value="0.0011375" calcext:value-type="float">
            <text:p>0.0011375</text:p>
          </table:table-cell>
          <table:table-cell office:value-type="float" office:value="0.0011203" calcext:value-type="float">
            <text:p>0.0011203</text:p>
          </table:table-cell>
          <table:table-cell/>
          <table:table-cell table:formula="of:=POWER([.I61]-[.E61];2)" office:value-type="float" office:value="2.27529000000028E-015" calcext:value-type="float">
            <text:p>2.27529000000028E-15</text:p>
          </table:table-cell>
          <table:table-cell table:formula="of:=POWER([.J61]-[.F61];2)" office:value-type="float" office:value="9.00000000002321E-016" calcext:value-type="float">
            <text:p>9.00000000002321E-16</text:p>
          </table:table-cell>
          <table:table-cell table:formula="of:=POWER([.K61]-[.G61];2)" office:value-type="float" office:value="1.59999999999834E-015" calcext:value-type="float">
            <text:p>1.59999999999834E-1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658389" calcext:value-type="float">
            <text:p>-0.000658389</text:p>
          </table:table-cell>
          <table:table-cell office:value-type="float" office:value="0.000295994" calcext:value-type="float">
            <text:p>0.000295994</text:p>
          </table:table-cell>
          <table:table-cell office:value-type="float" office:value="0.000635277" calcext:value-type="float">
            <text:p>0.000635277</text:p>
          </table:table-cell>
          <table:table-cell/>
          <table:table-cell office:value-type="float" office:value="-0.0006584" calcext:value-type="float">
            <text:p>-0.000658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6353" calcext:value-type="float">
            <text:p>0.0006353</text:p>
          </table:table-cell>
          <table:table-cell/>
          <table:table-cell table:formula="of:=POWER([.I62]-[.E62];2)" office:value-type="float" office:value="1.2099999999904E-016" calcext:value-type="float">
            <text:p>1.2099999999904E-16</text:p>
          </table:table-cell>
          <table:table-cell table:formula="of:=POWER([.J62]-[.F62];2)" office:value-type="float" office:value="3.59999999998326E-017" calcext:value-type="float">
            <text:p>3.59999999998326E-17</text:p>
          </table:table-cell>
          <table:table-cell table:formula="of:=POWER([.K62]-[.G62];2)" office:value-type="float" office:value="5.28999999996709E-016" calcext:value-type="float">
            <text:p>5.28999999996709E-1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852423" calcext:value-type="float">
            <text:p>-0.000852423</text:p>
          </table:table-cell>
          <table:table-cell office:value-type="float" office:value="0.00160715" calcext:value-type="float">
            <text:p>0.00160715</text:p>
          </table:table-cell>
          <table:table-cell office:value-type="float" office:value="0.000815835" calcext:value-type="float">
            <text:p>0.000815835</text:p>
          </table:table-cell>
          <table:table-cell/>
          <table:table-cell office:value-type="float" office:value="-0.0008524" calcext:value-type="float">
            <text:p>-0.0008524</text:p>
          </table:table-cell>
          <table:table-cell office:value-type="float" office:value="0.0016071" calcext:value-type="float">
            <text:p>0.0016071</text:p>
          </table:table-cell>
          <table:table-cell office:value-type="float" office:value="0.0008158" calcext:value-type="float">
            <text:p>0.0008158</text:p>
          </table:table-cell>
          <table:table-cell/>
          <table:table-cell table:formula="of:=POWER([.I63]-[.E63];2)" office:value-type="float" office:value="5.28999999996709E-016" calcext:value-type="float">
            <text:p>5.28999999996709E-16</text:p>
          </table:table-cell>
          <table:table-cell table:formula="of:=POWER([.J63]-[.F63];2)" office:value-type="float" office:value="2.50000000001367E-015" calcext:value-type="float">
            <text:p>2.50000000001367E-15</text:p>
          </table:table-cell>
          <table:table-cell table:formula="of:=POWER([.K63]-[.G63];2)" office:value-type="float" office:value="1.22500000000063E-015" calcext:value-type="float">
            <text:p>1.22500000000063E-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-0.00895242" calcext:value-type="float">
            <text:p>-0.00895242</text:p>
          </table:table-cell>
          <table:table-cell office:value-type="float" office:value="0.151782" calcext:value-type="float">
            <text:p>0.151782</text:p>
          </table:table-cell>
          <table:table-cell office:value-type="float" office:value="0.157742" calcext:value-type="float">
            <text:p>0.157742</text:p>
          </table:table-cell>
          <table:table-cell/>
          <table:table-cell office:value-type="float" office:value="-0.0089524" calcext:value-type="float">
            <text:p>-0.0089524</text:p>
          </table:table-cell>
          <table:table-cell office:value-type="float" office:value="0.1517817" calcext:value-type="float">
            <text:p>0.1517817</text:p>
          </table:table-cell>
          <table:table-cell office:value-type="float" office:value="0.1577419" calcext:value-type="float">
            <text:p>0.1577419</text:p>
          </table:table-cell>
          <table:table-cell/>
          <table:table-cell table:formula="of:=POWER([.I64]-[.E64];2)" office:value-type="float" office:value="3.99999999995249E-016" calcext:value-type="float">
            <text:p>3.99999999995249E-16</text:p>
          </table:table-cell>
          <table:table-cell table:formula="of:=POWER([.J64]-[.F64];2)" office:value-type="float" office:value="0.0000000000000899999999885227" calcext:value-type="float">
            <text:p>8.99999999885227E-14</text:p>
          </table:table-cell>
          <table:table-cell table:formula="of:=POWER([.K64]-[.G64];2)" office:value-type="float" office:value="0.0000000000000100000000005751" calcext:value-type="float">
            <text:p>1.00000000005751E-1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7905" calcext:value-type="float">
            <text:p>0.00387905</text:p>
          </table:table-cell>
          <table:table-cell office:value-type="float" office:value="-0.00221744" calcext:value-type="float">
            <text:p>-0.00221744</text:p>
          </table:table-cell>
          <table:table-cell office:value-type="float" office:value="-0.00163907" calcext:value-type="float">
            <text:p>-0.00163907</text:p>
          </table:table-cell>
          <table:table-cell/>
          <table:table-cell office:value-type="float" office:value="0.0038791" calcext:value-type="float">
            <text:p>0.0038791</text:p>
          </table:table-cell>
          <table:table-cell office:value-type="float" office:value="-0.0022174" calcext:value-type="float">
            <text:p>-0.0022174</text:p>
          </table:table-cell>
          <table:table-cell office:value-type="float" office:value="-0.0016391" calcext:value-type="float">
            <text:p>-0.0016391</text:p>
          </table:table-cell>
          <table:table-cell/>
          <table:table-cell table:formula="of:=POWER([.I65]-[.E65];2)" office:value-type="float" office:value="2.50000000001367E-015" calcext:value-type="float">
            <text:p>2.50000000001367E-15</text:p>
          </table:table-cell>
          <table:table-cell table:formula="of:=POWER([.J65]-[.F65];2)" office:value-type="float" office:value="1.60000000001569E-015" calcext:value-type="float">
            <text:p>1.60000000001569E-15</text:p>
          </table:table-cell>
          <table:table-cell table:formula="of:=POWER([.K65]-[.G65];2)" office:value-type="float" office:value="9.00000000002321E-016" calcext:value-type="float">
            <text:p>9.00000000002321E-1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000879639" calcext:value-type="float">
            <text:p>-0.000879639</text:p>
          </table:table-cell>
          <table:table-cell office:value-type="float" office:value="-0.000335503" calcext:value-type="float">
            <text:p>-0.000335503</text:p>
          </table:table-cell>
          <table:table-cell office:value-type="float" office:value="-0.0000777883" calcext:value-type="float">
            <text:p>-7.77883E-05</text:p>
          </table:table-cell>
          <table:table-cell/>
          <table:table-cell office:value-type="float" office:value="-0.0008796" calcext:value-type="float">
            <text:p>-0.0008796</text:p>
          </table:table-cell>
          <table:table-cell office:value-type="float" office:value="-0.0003355" calcext:value-type="float">
            <text:p>-0.0003355</text:p>
          </table:table-cell>
          <table:table-cell office:value-type="float" office:value="-0.0000778" calcext:value-type="float">
            <text:p>-7.78E-05</text:p>
          </table:table-cell>
          <table:table-cell/>
          <table:table-cell table:formula="of:=POWER([.I66]-[.E66];2)" office:value-type="float" office:value="1.52100000000561E-015" calcext:value-type="float">
            <text:p>1.52100000000561E-15</text:p>
          </table:table-cell>
          <table:table-cell table:formula="of:=POWER([.J66]-[.F66];2)" office:value-type="float" office:value="8.99999999995815E-018" calcext:value-type="float">
            <text:p>8.99999999995815E-18</text:p>
          </table:table-cell>
          <table:table-cell table:formula="of:=POWER([.K66]-[.G66];2)" office:value-type="float" office:value="1.36890000000125E-016" calcext:value-type="float">
            <text:p>1.36890000000125E-1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-0.00117101" calcext:value-type="float">
            <text:p>-0.00117101</text:p>
          </table:table-cell>
          <table:table-cell office:value-type="float" office:value="0.000103881" calcext:value-type="float">
            <text:p>0.000103881</text:p>
          </table:table-cell>
          <table:table-cell office:value-type="float" office:value="-0.000337914" calcext:value-type="float">
            <text:p>-0.000337914</text:p>
          </table:table-cell>
          <table:table-cell/>
          <table:table-cell office:value-type="float" office:value="-0.001171" calcext:value-type="float">
            <text:p>-0.001171</text:p>
          </table:table-cell>
          <table:table-cell office:value-type="float" office:value="0.0001039" calcext:value-type="float">
            <text:p>0.0001039</text:p>
          </table:table-cell>
          <table:table-cell office:value-type="float" office:value="-0.0003379" calcext:value-type="float">
            <text:p>-0.0003379</text:p>
          </table:table-cell>
          <table:table-cell/>
          <table:table-cell table:formula="of:=POWER([.I67]-[.E67];2)" office:value-type="float" office:value="9.99999999988122E-017" calcext:value-type="float">
            <text:p>9.99999999988122E-17</text:p>
          </table:table-cell>
          <table:table-cell table:formula="of:=POWER([.J67]-[.F67];2)" office:value-type="float" office:value="3.60999999999523E-016" calcext:value-type="float">
            <text:p>3.60999999999523E-16</text:p>
          </table:table-cell>
          <table:table-cell table:formula="of:=POWER([.K67]-[.G67];2)" office:value-type="float" office:value="1.96000000000101E-016" calcext:value-type="float">
            <text:p>1.96000000000101E-1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0.00130291" calcext:value-type="float">
            <text:p>0.00130291</text:p>
          </table:table-cell>
          <table:table-cell office:value-type="float" office:value="0.000684631" calcext:value-type="float">
            <text:p>0.000684631</text:p>
          </table:table-cell>
          <table:table-cell office:value-type="float" office:value="0.000582594" calcext:value-type="float">
            <text:p>0.000582594</text:p>
          </table:table-cell>
          <table:table-cell/>
          <table:table-cell office:value-type="float" office:value="0.0013029" calcext:value-type="float">
            <text:p>0.0013029</text:p>
          </table:table-cell>
          <table:table-cell office:value-type="float" office:value="0.0006846" calcext:value-type="float">
            <text:p>0.0006846</text:p>
          </table:table-cell>
          <table:table-cell office:value-type="float" office:value="0.0005826" calcext:value-type="float">
            <text:p>0.0005826</text:p>
          </table:table-cell>
          <table:table-cell/>
          <table:table-cell table:formula="of:=POWER([.I68]-[.E68];2)" office:value-type="float" office:value="9.99999999988122E-017" calcext:value-type="float">
            <text:p>9.99999999988122E-17</text:p>
          </table:table-cell>
          <table:table-cell table:formula="of:=POWER([.J68]-[.F68];2)" office:value-type="float" office:value="9.60999999996652E-016" calcext:value-type="float">
            <text:p>9.60999999996652E-16</text:p>
          </table:table-cell>
          <table:table-cell table:formula="of:=POWER([.K68]-[.G68];2)" office:value-type="float" office:value="3.59999999985316E-017" calcext:value-type="float">
            <text:p>3.59999999985316E-1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.000731588" calcext:value-type="float">
            <text:p>0.000731588</text:p>
          </table:table-cell>
          <table:table-cell office:value-type="float" office:value="0.0000844975" calcext:value-type="float">
            <text:p>8.44975E-05</text:p>
          </table:table-cell>
          <table:table-cell office:value-type="float" office:value="0.000749972" calcext:value-type="float">
            <text:p>0.000749972</text:p>
          </table:table-cell>
          <table:table-cell/>
          <table:table-cell office:value-type="float" office:value="0.0007316" calcext:value-type="float">
            <text:p>0.0007316</text:p>
          </table:table-cell>
          <table:table-cell office:value-type="float" office:value="0.0000845" calcext:value-type="float">
            <text:p>8.45E-05</text:p>
          </table:table-cell>
          <table:table-cell office:value-type="float" office:value="0.00075" calcext:value-type="float">
            <text:p>0.00075</text:p>
          </table:table-cell>
          <table:table-cell/>
          <table:table-cell table:formula="of:=POWER([.I69]-[.E69];2)" office:value-type="float" office:value="1.4399999999933E-016" calcext:value-type="float">
            <text:p>1.4399999999933E-16</text:p>
          </table:table-cell>
          <table:table-cell table:formula="of:=POWER([.J69]-[.F69];2)" office:value-type="float" office:value="6.24999999992577E-018" calcext:value-type="float">
            <text:p>6.24999999992577E-18</text:p>
          </table:table-cell>
          <table:table-cell table:formula="of:=POWER([.K69]-[.G69];2)" office:value-type="float" office:value="7.84000000000402E-016" calcext:value-type="float">
            <text:p>7.84000000000402E-1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114531" calcext:value-type="float">
            <text:p>0.000114531</text:p>
          </table:table-cell>
          <table:table-cell office:value-type="float" office:value="0.0000304123" calcext:value-type="float">
            <text:p>3.04123E-05</text:p>
          </table:table-cell>
          <table:table-cell office:value-type="float" office:value="0.0000599963" calcext:value-type="float">
            <text:p>5.99963E-05</text:p>
          </table:table-cell>
          <table:table-cell/>
          <table:table-cell office:value-type="float" office:value="0.0001145" calcext:value-type="float">
            <text:p>0.0001145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.00006" calcext:value-type="float">
            <text:p>6E-05</text:p>
          </table:table-cell>
          <table:table-cell/>
          <table:table-cell table:formula="of:=POWER([.I70]-[.E70];2)" office:value-type="float" office:value="9.61000000000013E-016" calcext:value-type="float">
            <text:p>9.61000000000013E-16</text:p>
          </table:table-cell>
          <table:table-cell table:formula="of:=POWER([.J70]-[.F70];2)" office:value-type="float" office:value="1.51289999999913E-016" calcext:value-type="float">
            <text:p>1.51289999999913E-16</text:p>
          </table:table-cell>
          <table:table-cell table:formula="of:=POWER([.K70]-[.G70];2)" office:value-type="float" office:value="1.369000000006E-017" calcext:value-type="float">
            <text:p>1.369000000006E-1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771398" calcext:value-type="float">
            <text:p>7.71398E-06</text:p>
          </table:table-cell>
          <table:table-cell office:value-type="float" office:value="-0.000000382544" calcext:value-type="float">
            <text:p>-3.82544E-07</text:p>
          </table:table-cell>
          <table:table-cell office:value-type="float" office:value="0.0000076666" calcext:value-type="float">
            <text:p>7.6666E-06</text:p>
          </table:table-cell>
          <table:table-cell/>
          <table:table-cell office:value-type="float" office:value="0.0000077" calcext:value-type="float">
            <text:p>7.7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7" calcext:value-type="float">
            <text:p>7.7E-06</text:p>
          </table:table-cell>
          <table:table-cell/>
          <table:table-cell table:formula="of:=POWER([.I71]-[.E71];2)" office:value-type="float" office:value="1.95440400000014E-016" calcext:value-type="float">
            <text:p>1.95440400000014E-16</text:p>
          </table:table-cell>
          <table:table-cell table:formula="of:=POWER([.J71]-[.F71];2)" office:value-type="float" office:value="3.04711936E-016" calcext:value-type="float">
            <text:p>3.04711936E-16</text:p>
          </table:table-cell>
          <table:table-cell table:formula="of:=POWER([.K71]-[.G71];2)" office:value-type="float" office:value="1.11555999999991E-015" calcext:value-type="float">
            <text:p>1.11555999999991E-1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72774" calcext:value-type="float">
            <text:p>7.2774E-05</text:p>
          </table:table-cell>
          <table:table-cell office:value-type="float" office:value="0.0000338001" calcext:value-type="float">
            <text:p>3.38001E-05</text:p>
          </table:table-cell>
          <table:table-cell office:value-type="float" office:value="0.000122189" calcext:value-type="float">
            <text:p>0.000122189</text:p>
          </table:table-cell>
          <table:table-cell/>
          <table:table-cell office:value-type="float" office:value="0.0000728" calcext:value-type="float">
            <text:p>7.28E-05</text:p>
          </table:table-cell>
          <table:table-cell office:value-type="float" office:value="0.0000338" calcext:value-type="float">
            <text:p>3.38E-05</text:p>
          </table:table-cell>
          <table:table-cell office:value-type="float" office:value="0.0001222" calcext:value-type="float">
            <text:p>0.0001222</text:p>
          </table:table-cell>
          <table:table-cell/>
          <table:table-cell table:formula="of:=POWER([.I72]-[.E72];2)" office:value-type="float" office:value="6.76000000000146E-016" calcext:value-type="float">
            <text:p>6.76000000000146E-16</text:p>
          </table:table-cell>
          <table:table-cell table:formula="of:=POWER([.J72]-[.F72];2)" office:value-type="float" office:value="1.00000000000439E-020" calcext:value-type="float">
            <text:p>1.00000000000439E-20</text:p>
          </table:table-cell>
          <table:table-cell table:formula="of:=POWER([.K72]-[.G72];2)" office:value-type="float" office:value="1.21000000000233E-016" calcext:value-type="float">
            <text:p>1.21000000000233E-1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109325" calcext:value-type="float">
            <text:p>1.09325E-07</text:p>
          </table:table-cell>
          <table:table-cell office:value-type="float" office:value="-0.000000508213" calcext:value-type="float">
            <text:p>-5.08213E-07</text:p>
          </table:table-cell>
          <table:table-cell office:value-type="float" office:value="0.00000771911" calcext:value-type="float">
            <text:p>7.71911E-0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7" calcext:value-type="float">
            <text:p>7.7E-06</text:p>
          </table:table-cell>
          <table:table-cell/>
          <table:table-cell table:formula="of:=POWER([.I73]-[.E73];2)" office:value-type="float" office:value="8.6955625E-017" calcext:value-type="float">
            <text:p>8.6955625E-17</text:p>
          </table:table-cell>
          <table:table-cell table:formula="of:=POWER([.J73]-[.F73];2)" office:value-type="float" office:value="6.74533690000004E-017" calcext:value-type="float">
            <text:p>6.74533690000004E-17</text:p>
          </table:table-cell>
          <table:table-cell table:formula="of:=POWER([.K73]-[.G73];2)" office:value-type="float" office:value="3.65192100000009E-016" calcext:value-type="float">
            <text:p>3.65192100000009E-1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200533" calcext:value-type="float">
            <text:p>2.00533E-06</text:p>
          </table:table-cell>
          <table:table-cell office:value-type="float" office:value="-0.0000000237034" calcext:value-type="float">
            <text:p>-2.37034E-08</text:p>
          </table:table-cell>
          <table:table-cell office:value-type="float" office:value="0.00000371392" calcext:value-type="float">
            <text:p>3.71392E-06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-0" calcext:value-type="float">
            <text:p>0</text:p>
          </table:table-cell>
          <table:table-cell office:value-type="float" office:value="0.0000037" calcext:value-type="float">
            <text:p>3.7E-06</text:p>
          </table:table-cell>
          <table:table-cell/>
          <table:table-cell table:formula="of:=POWER([.I74]-[.E74];2)" office:value-type="float" office:value="2.84089000000018E-017" calcext:value-type="float">
            <text:p>2.84089000000018E-17</text:p>
          </table:table-cell>
          <table:table-cell table:formula="of:=POWER([.J74]-[.F74];2)" office:value-type="float" office:value="5.6185117156E-016" calcext:value-type="float">
            <text:p>5.6185117156E-16</text:p>
          </table:table-cell>
          <table:table-cell table:formula="of:=POWER([.K74]-[.G74];2)" office:value-type="float" office:value="1.93766399999991E-016" calcext:value-type="float">
            <text:p>1.93766399999991E-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23598" calcext:value-type="float">
            <text:p>-2.3598E-06</text:p>
          </table:table-cell>
          <table:table-cell office:value-type="float" office:value="-0.00000037738" calcext:value-type="float">
            <text:p>-3.7738E-07</text:p>
          </table:table-cell>
          <table:table-cell office:value-type="float" office:value="0.00000210701" calcext:value-type="float">
            <text:p>2.10701E-06</text:p>
          </table:table-cell>
          <table:table-cell/>
          <table:table-cell office:value-type="float" office:value="-0.0000024" calcext:value-type="float">
            <text:p>-2.4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1" calcext:value-type="float">
            <text:p>2.1E-06</text:p>
          </table:table-cell>
          <table:table-cell/>
          <table:table-cell table:formula="of:=POWER([.I75]-[.E75];2)" office:value-type="float" office:value="1.61603999999997E-015" calcext:value-type="float">
            <text:p>1.61603999999997E-15</text:p>
          </table:table-cell>
          <table:table-cell table:formula="of:=POWER([.J75]-[.F75];2)" office:value-type="float" office:value="5.11664400000001E-016" calcext:value-type="float">
            <text:p>5.11664400000001E-16</text:p>
          </table:table-cell>
          <table:table-cell table:formula="of:=POWER([.K75]-[.G75];2)" office:value-type="float" office:value="4.91400999999994E-017" calcext:value-type="float">
            <text:p>4.91400999999994E-1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-0.0000187609" calcext:value-type="float">
            <text:p>-1.87609E-05</text:p>
          </table:table-cell>
          <table:table-cell office:value-type="float" office:value="-0.0000258427" calcext:value-type="float">
            <text:p>-2.58427E-05</text:p>
          </table:table-cell>
          <table:table-cell office:value-type="float" office:value="0.000014285" calcext:value-type="float">
            <text:p>1.4285E-05</text:p>
          </table:table-cell>
          <table:table-cell/>
          <table:table-cell office:value-type="float" office:value="-0.0000188" calcext:value-type="float">
            <text:p>-1.88E-05</text:p>
          </table:table-cell>
          <table:table-cell office:value-type="float" office:value="-0.0000258" calcext:value-type="float">
            <text:p>-2.58E-05</text:p>
          </table:table-cell>
          <table:table-cell office:value-type="float" office:value="0.0000143" calcext:value-type="float">
            <text:p>1.43E-05</text:p>
          </table:table-cell>
          <table:table-cell/>
          <table:table-cell table:formula="of:=POWER([.I76]-[.E76];2)" office:value-type="float" office:value="1.52880999999982E-015" calcext:value-type="float">
            <text:p>1.52880999999982E-15</text:p>
          </table:table-cell>
          <table:table-cell table:formula="of:=POWER([.J76]-[.F76];2)" office:value-type="float" office:value="1.82328999999989E-015" calcext:value-type="float">
            <text:p>1.82328999999989E-15</text:p>
          </table:table-cell>
          <table:table-cell table:formula="of:=POWER([.K76]-[.G76];2)" office:value-type="float" office:value="2.2499999999997E-016" calcext:value-type="float">
            <text:p>2.2499999999997E-1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182558" calcext:value-type="float">
            <text:p>-0.000182558</text:p>
          </table:table-cell>
          <table:table-cell office:value-type="float" office:value="0.0000922592" calcext:value-type="float">
            <text:p>9.22592E-05</text:p>
          </table:table-cell>
          <table:table-cell office:value-type="float" office:value="0.000257012" calcext:value-type="float">
            <text:p>0.000257012</text:p>
          </table:table-cell>
          <table:table-cell/>
          <table:table-cell office:value-type="float" office:value="-0.0001826" calcext:value-type="float">
            <text:p>-0.0001826</text:p>
          </table:table-cell>
          <table:table-cell office:value-type="float" office:value="0.0000923" calcext:value-type="float">
            <text:p>9.23E-05</text:p>
          </table:table-cell>
          <table:table-cell office:value-type="float" office:value="0.000257" calcext:value-type="float">
            <text:p>0.000257</text:p>
          </table:table-cell>
          <table:table-cell/>
          <table:table-cell table:formula="of:=POWER([.I77]-[.E77];2)" office:value-type="float" office:value="1.76400000000091E-015" calcext:value-type="float">
            <text:p>1.76400000000091E-15</text:p>
          </table:table-cell>
          <table:table-cell table:formula="of:=POWER([.J77]-[.F77];2)" office:value-type="float" office:value="1.66464000000066E-015" calcext:value-type="float">
            <text:p>1.66464000000066E-15</text:p>
          </table:table-cell>
          <table:table-cell table:formula="of:=POWER([.K77]-[.G77];2)" office:value-type="float" office:value="1.44000000000632E-016" calcext:value-type="float">
            <text:p>1.44000000000632E-1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117847" calcext:value-type="float">
            <text:p>1.17847E-05</text:p>
          </table:table-cell>
          <table:table-cell office:value-type="float" office:value="-0.0000138077" calcext:value-type="float">
            <text:p>-1.38077E-05</text:p>
          </table:table-cell>
          <table:table-cell office:value-type="float" office:value="-0.0000255027" calcext:value-type="float">
            <text:p>-2.55027E-05</text:p>
          </table:table-cell>
          <table:table-cell/>
          <table:table-cell office:value-type="float" office:value="0.0000118" calcext:value-type="float">
            <text:p>1.18E-05</text:p>
          </table:table-cell>
          <table:table-cell office:value-type="float" office:value="-0.0000138" calcext:value-type="float">
            <text:p>-1.38E-05</text:p>
          </table:table-cell>
          <table:table-cell office:value-type="float" office:value="-0.0000255" calcext:value-type="float">
            <text:p>-2.55E-05</text:p>
          </table:table-cell>
          <table:table-cell/>
          <table:table-cell table:formula="of:=POWER([.I78]-[.E78];2)" office:value-type="float" office:value="2.3408999999999E-016" calcext:value-type="float">
            <text:p>2.3408999999999E-16</text:p>
          </table:table-cell>
          <table:table-cell table:formula="of:=POWER([.J78]-[.F78];2)" office:value-type="float" office:value="5.92899999999991E-017" calcext:value-type="float">
            <text:p>5.92899999999991E-17</text:p>
          </table:table-cell>
          <table:table-cell table:formula="of:=POWER([.K78]-[.G78];2)" office:value-type="float" office:value="7.29000000001367E-018" calcext:value-type="float">
            <text:p>7.29000000001367E-1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27431" calcext:value-type="float">
            <text:p>-0.00027431</text:p>
          </table:table-cell>
          <table:table-cell office:value-type="float" office:value="0.0000973561" calcext:value-type="float">
            <text:p>9.73561E-05</text:p>
          </table:table-cell>
          <table:table-cell office:value-type="float" office:value="0.000157613" calcext:value-type="float">
            <text:p>0.000157613</text:p>
          </table:table-cell>
          <table:table-cell/>
          <table:table-cell office:value-type="float" office:value="-0.0002743" calcext:value-type="float">
            <text:p>-0.0002743</text:p>
          </table:table-cell>
          <table:table-cell office:value-type="float" office:value="0.0000974" calcext:value-type="float">
            <text:p>9.74E-05</text:p>
          </table:table-cell>
          <table:table-cell office:value-type="float" office:value="0.0001576" calcext:value-type="float">
            <text:p>0.0001576</text:p>
          </table:table-cell>
          <table:table-cell/>
          <table:table-cell table:formula="of:=POWER([.I79]-[.E79];2)" office:value-type="float" office:value="9.99999999998964E-017" calcext:value-type="float">
            <text:p>9.99999999998964E-17</text:p>
          </table:table-cell>
          <table:table-cell table:formula="of:=POWER([.J79]-[.F79];2)" office:value-type="float" office:value="1.92721000000072E-015" calcext:value-type="float">
            <text:p>1.92721000000072E-15</text:p>
          </table:table-cell>
          <table:table-cell table:formula="of:=POWER([.K79]-[.G79];2)" office:value-type="float" office:value="1.68999999999684E-016" calcext:value-type="float">
            <text:p>1.68999999999684E-1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367995" calcext:value-type="float">
            <text:p>0.000367995</text:p>
          </table:table-cell>
          <table:table-cell office:value-type="float" office:value="-0.00002567" calcext:value-type="float">
            <text:p>-2.567E-05</text:p>
          </table:table-cell>
          <table:table-cell office:value-type="float" office:value="-0.000582582" calcext:value-type="float">
            <text:p>-0.000582582</text:p>
          </table:table-cell>
          <table:table-cell/>
          <table:table-cell office:value-type="float" office:value="0.000368" calcext:value-type="float">
            <text:p>0.000368</text:p>
          </table:table-cell>
          <table:table-cell office:value-type="float" office:value="-0.0000257" calcext:value-type="float">
            <text:p>-2.57E-05</text:p>
          </table:table-cell>
          <table:table-cell office:value-type="float" office:value="-0.0005826" calcext:value-type="float">
            <text:p>-0.0005826</text:p>
          </table:table-cell>
          <table:table-cell/>
          <table:table-cell table:formula="of:=POWER([.I80]-[.E80];2)" office:value-type="float" office:value="2.49999999997031E-017" calcext:value-type="float">
            <text:p>2.49999999997031E-17</text:p>
          </table:table-cell>
          <table:table-cell table:formula="of:=POWER([.J80]-[.F80];2)" office:value-type="float" office:value="9.00000000000084E-016" calcext:value-type="float">
            <text:p>9.00000000000084E-16</text:p>
          </table:table-cell>
          <table:table-cell table:formula="of:=POWER([.K80]-[.G80];2)" office:value-type="float" office:value="3.23999999998494E-016" calcext:value-type="float">
            <text:p>3.23999999998494E-1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0.000870106" calcext:value-type="float">
            <text:p>0.000870106</text:p>
          </table:table-cell>
          <table:table-cell office:value-type="float" office:value="0.000900023" calcext:value-type="float">
            <text:p>0.000900023</text:p>
          </table:table-cell>
          <table:table-cell office:value-type="float" office:value="0.000057269" calcext:value-type="float">
            <text:p>5.7269E-05</text:p>
          </table:table-cell>
          <table:table-cell/>
          <table:table-cell office:value-type="float" office:value="0.0008701" calcext:value-type="float">
            <text:p>0.00087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573" calcext:value-type="float">
            <text:p>5.73E-05</text:p>
          </table:table-cell>
          <table:table-cell/>
          <table:table-cell table:formula="of:=POWER([.I81]-[.E81];2)" office:value-type="float" office:value="3.59999999998326E-017" calcext:value-type="float">
            <text:p>3.59999999998326E-17</text:p>
          </table:table-cell>
          <table:table-cell table:formula="of:=POWER([.J81]-[.F81];2)" office:value-type="float" office:value="5.28999999996709E-016" calcext:value-type="float">
            <text:p>5.28999999996709E-16</text:p>
          </table:table-cell>
          <table:table-cell table:formula="of:=POWER([.K81]-[.G81];2)" office:value-type="float" office:value="9.61000000000433E-016" calcext:value-type="float">
            <text:p>9.61000000000433E-1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0.0000468783" calcext:value-type="float">
            <text:p>4.68783E-05</text:p>
          </table:table-cell>
          <table:table-cell office:value-type="float" office:value="0.0000451572" calcext:value-type="float">
            <text:p>4.51572E-05</text:p>
          </table:table-cell>
          <table:table-cell office:value-type="float" office:value="-0.00000175295" calcext:value-type="float">
            <text:p>-1.75295E-06</text:p>
          </table:table-cell>
          <table:table-cell/>
          <table:table-cell office:value-type="float" office:value="0.0000469" calcext:value-type="float">
            <text:p>4.69E-05</text:p>
          </table:table-cell>
          <table:table-cell office:value-type="float" office:value="0.0000452" calcext:value-type="float">
            <text:p>4.52E-05</text:p>
          </table:table-cell>
          <table:table-cell office:value-type="float" office:value="-0.0000018" calcext:value-type="float">
            <text:p>-1.8E-06</text:p>
          </table:table-cell>
          <table:table-cell/>
          <table:table-cell table:formula="of:=POWER([.I82]-[.E82];2)" office:value-type="float" office:value="4.70890000000007E-016" calcext:value-type="float">
            <text:p>4.70890000000007E-16</text:p>
          </table:table-cell>
          <table:table-cell table:formula="of:=POWER([.J82]-[.F82];2)" office:value-type="float" office:value="1.83183999999991E-015" calcext:value-type="float">
            <text:p>1.83183999999991E-15</text:p>
          </table:table-cell>
          <table:table-cell table:formula="of:=POWER([.K82]-[.G82];2)" office:value-type="float" office:value="2.21370249999998E-015" calcext:value-type="float">
            <text:p>2.21370249999998E-1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215707" calcext:value-type="float">
            <text:p>2.15707E-05</text:p>
          </table:table-cell>
          <table:table-cell office:value-type="float" office:value="0.00000918782" calcext:value-type="float">
            <text:p>9.18782E-06</text:p>
          </table:table-cell>
          <table:table-cell office:value-type="float" office:value="0.00000440797" calcext:value-type="float">
            <text:p>4.40797E-06</text:p>
          </table:table-cell>
          <table:table-cell/>
          <table:table-cell office:value-type="float" office:value="0.0000216" calcext:value-type="float">
            <text:p>2.16E-05</text:p>
          </table:table-cell>
          <table:table-cell office:value-type="float" office:value="0.0000092" calcext:value-type="float">
            <text:p>9.2E-06</text:p>
          </table:table-cell>
          <table:table-cell office:value-type="float" office:value="0.0000044" calcext:value-type="float">
            <text:p>4.4E-06</text:p>
          </table:table-cell>
          <table:table-cell/>
          <table:table-cell table:formula="of:=POWER([.I83]-[.E83];2)" office:value-type="float" office:value="8.58490000000191E-016" calcext:value-type="float">
            <text:p>8.58490000000191E-16</text:p>
          </table:table-cell>
          <table:table-cell table:formula="of:=POWER([.J83]-[.F83];2)" office:value-type="float" office:value="1.48352399999957E-016" calcext:value-type="float">
            <text:p>1.48352399999957E-16</text:p>
          </table:table-cell>
          <table:table-cell table:formula="of:=POWER([.K83]-[.G83];2)" office:value-type="float" office:value="6.35208999999896E-017" calcext:value-type="float">
            <text:p>6.35208999999896E-1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930327" calcext:value-type="float">
            <text:p>9.30327E-05</text:p>
          </table:table-cell>
          <table:table-cell office:value-type="float" office:value="0.000139441" calcext:value-type="float">
            <text:p>0.000139441</text:p>
          </table:table-cell>
          <table:table-cell office:value-type="float" office:value="0.0000390735" calcext:value-type="float">
            <text:p>3.90735E-05</text:p>
          </table:table-cell>
          <table:table-cell/>
          <table:table-cell office:value-type="float" office:value="0.000093" calcext:value-type="float">
            <text:p>9.3E-05</text:p>
          </table:table-cell>
          <table:table-cell office:value-type="float" office:value="0.0001394" calcext:value-type="float">
            <text:p>0.0001394</text:p>
          </table:table-cell>
          <table:table-cell office:value-type="float" office:value="0.0000391" calcext:value-type="float">
            <text:p>3.91E-05</text:p>
          </table:table-cell>
          <table:table-cell/>
          <table:table-cell table:formula="of:=POWER([.I84]-[.E84];2)" office:value-type="float" office:value="1.06928999999981E-015" calcext:value-type="float">
            <text:p>1.06928999999981E-15</text:p>
          </table:table-cell>
          <table:table-cell table:formula="of:=POWER([.J84]-[.F84];2)" office:value-type="float" office:value="1.68099999999959E-015" calcext:value-type="float">
            <text:p>1.68099999999959E-15</text:p>
          </table:table-cell>
          <table:table-cell table:formula="of:=POWER([.K84]-[.G84];2)" office:value-type="float" office:value="7.02249999999847E-016" calcext:value-type="float">
            <text:p>7.02249999999847E-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3.52" calcext:value-type="float">
            <text:p>3.52</text:p>
          </table:table-cell>
          <table:table-cell office:value-type="float" office:value="0.000428723" calcext:value-type="float">
            <text:p>0.000428723</text:p>
          </table:table-cell>
          <table:table-cell office:value-type="float" office:value="0.000389165" calcext:value-type="float">
            <text:p>0.000389165</text:p>
          </table:table-cell>
          <table:table-cell office:value-type="float" office:value="0.00040856" calcext:value-type="float">
            <text:p>0.00040856</text:p>
          </table:table-cell>
          <table:table-cell/>
          <table:table-cell office:value-type="float" office:value="0.0004287" calcext:value-type="float">
            <text:p>0.0004287</text:p>
          </table:table-cell>
          <table:table-cell office:value-type="float" office:value="0.0003892" calcext:value-type="float">
            <text:p>0.0003892</text:p>
          </table:table-cell>
          <table:table-cell office:value-type="float" office:value="0.0004086" calcext:value-type="float">
            <text:p>0.0004086</text:p>
          </table:table-cell>
          <table:table-cell/>
          <table:table-cell table:formula="of:=POWER([.I85]-[.E85];2)" office:value-type="float" office:value="5.29000000001697E-016" calcext:value-type="float">
            <text:p>5.29000000001697E-16</text:p>
          </table:table-cell>
          <table:table-cell table:formula="of:=POWER([.J85]-[.F85];2)" office:value-type="float" office:value="1.22500000000063E-015" calcext:value-type="float">
            <text:p>1.22500000000063E-15</text:p>
          </table:table-cell>
          <table:table-cell table:formula="of:=POWER([.K85]-[.G85];2)" office:value-type="float" office:value="1.60000000000268E-015" calcext:value-type="float">
            <text:p>1.60000000000268E-1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181007" calcext:value-type="float">
            <text:p>1.81007E-05</text:p>
          </table:table-cell>
          <table:table-cell office:value-type="float" office:value="0.0000172468" calcext:value-type="float">
            <text:p>1.72468E-05</text:p>
          </table:table-cell>
          <table:table-cell office:value-type="float" office:value="0.00000374591" calcext:value-type="float">
            <text:p>3.74591E-06</text:p>
          </table:table-cell>
          <table:table-cell/>
          <table:table-cell office:value-type="float" office:value="0.0000181" calcext:value-type="float">
            <text:p>1.81E-05</text:p>
          </table:table-cell>
          <table:table-cell office:value-type="float" office:value="0.0000172" calcext:value-type="float">
            <text:p>1.72E-05</text:p>
          </table:table-cell>
          <table:table-cell office:value-type="float" office:value="0.0000037" calcext:value-type="float">
            <text:p>3.7E-06</text:p>
          </table:table-cell>
          <table:table-cell/>
          <table:table-cell table:formula="of:=POWER([.I86]-[.E86];2)" office:value-type="float" office:value="4.89999999997406E-019" calcext:value-type="float">
            <text:p>4.89999999997406E-19</text:p>
          </table:table-cell>
          <table:table-cell table:formula="of:=POWER([.J86]-[.F86];2)" office:value-type="float" office:value="2.19024000000009E-015" calcext:value-type="float">
            <text:p>2.19024000000009E-15</text:p>
          </table:table-cell>
          <table:table-cell table:formula="of:=POWER([.K86]-[.G86];2)" office:value-type="float" office:value="2.10772809999997E-015" calcext:value-type="float">
            <text:p>2.10772809999997E-1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38411" calcext:value-type="float">
            <text:p>3.8411E-06</text:p>
          </table:table-cell>
          <table:table-cell office:value-type="float" office:value="0.00000145414" calcext:value-type="float">
            <text:p>1.45414E-06</text:p>
          </table:table-cell>
          <table:table-cell office:value-type="float" office:value="0.00000383267" calcext:value-type="float">
            <text:p>3.83267E-06</text:p>
          </table:table-cell>
          <table:table-cell/>
          <table:table-cell office:value-type="float" office:value="0.0000038" calcext:value-type="float">
            <text:p>3.8E-06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0.0000038" calcext:value-type="float">
            <text:p>3.8E-06</text:p>
          </table:table-cell>
          <table:table-cell/>
          <table:table-cell table:formula="of:=POWER([.I87]-[.E87];2)" office:value-type="float" office:value="1.68921000000006E-015" calcext:value-type="float">
            <text:p>1.68921000000006E-15</text:p>
          </table:table-cell>
          <table:table-cell table:formula="of:=POWER([.J87]-[.F87];2)" office:value-type="float" office:value="2.10313960000002E-015" calcext:value-type="float">
            <text:p>2.10313960000002E-15</text:p>
          </table:table-cell>
          <table:table-cell table:formula="of:=POWER([.K87]-[.G87];2)" office:value-type="float" office:value="1.06732890000004E-015" calcext:value-type="float">
            <text:p>1.06732890000004E-1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0.00000421078" calcext:value-type="float">
            <text:p>4.21078E-06</text:p>
          </table:table-cell>
          <table:table-cell office:value-type="float" office:value="0.0000174328" calcext:value-type="float">
            <text:p>1.74328E-05</text:p>
          </table:table-cell>
          <table:table-cell office:value-type="float" office:value="0.0000182018" calcext:value-type="float">
            <text:p>1.82018E-05</text:p>
          </table:table-cell>
          <table:table-cell/>
          <table:table-cell office:value-type="float" office:value="0.0000042" calcext:value-type="float">
            <text:p>4.2E-06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182" calcext:value-type="float">
            <text:p>1.82E-05</text:p>
          </table:table-cell>
          <table:table-cell/>
          <table:table-cell table:formula="of:=POWER([.I88]-[.E88];2)" office:value-type="float" office:value="1.16208400000006E-016" calcext:value-type="float">
            <text:p>1.16208400000006E-16</text:p>
          </table:table-cell>
          <table:table-cell table:formula="of:=POWER([.J88]-[.F88];2)" office:value-type="float" office:value="1.07583999999983E-015" calcext:value-type="float">
            <text:p>1.07583999999983E-15</text:p>
          </table:table-cell>
          <table:table-cell table:formula="of:=POWER([.K88]-[.G88];2)" office:value-type="float" office:value="3.24000000000201E-018" calcext:value-type="float">
            <text:p>3.24000000000201E-1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429537" calcext:value-type="float">
            <text:p>4.29537E-07</text:p>
          </table:table-cell>
          <table:table-cell office:value-type="float" office:value="0.000000234661" calcext:value-type="float">
            <text:p>2.34661E-07</text:p>
          </table:table-cell>
          <table:table-cell office:value-type="float" office:value="0.00000268834" calcext:value-type="float">
            <text:p>2.68834E-06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7" calcext:value-type="float">
            <text:p>2.7E-06</text:p>
          </table:table-cell>
          <table:table-cell/>
          <table:table-cell table:formula="of:=POWER([.I89]-[.E89];2)" office:value-type="float" office:value="8.72434369000001E-016" calcext:value-type="float">
            <text:p>8.72434369000001E-16</text:p>
          </table:table-cell>
          <table:table-cell table:formula="of:=POWER([.J89]-[.F89];2)" office:value-type="float" office:value="1.201384921E-015" calcext:value-type="float">
            <text:p>1.201384921E-15</text:p>
          </table:table-cell>
          <table:table-cell table:formula="of:=POWER([.K89]-[.G89];2)" office:value-type="float" office:value="1.359556E-016" calcext:value-type="float">
            <text:p>1.359556E-1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0.000000627426" calcext:value-type="float">
            <text:p>6.27426E-07</text:p>
          </table:table-cell>
          <table:table-cell office:value-type="float" office:value="0.000000676248" calcext:value-type="float">
            <text:p>6.76248E-07</text:p>
          </table:table-cell>
          <table:table-cell/>
          <table:table-cell table:number-columns-repeated="2" office:value-type="float" office:value="0.0000006" calcext:value-type="float">
            <text:p>6E-07</text:p>
          </table:table-cell>
          <table:table-cell office:value-type="float" office:value="0.0000007" calcext:value-type="float">
            <text:p>7E-07</text:p>
          </table:table-cell>
          <table:table-cell/>
          <table:table-cell table:formula="of:=POWER([.I90]-[.E90];2)" office:value-type="float" office:value="7.52185476000001E-016" calcext:value-type="float">
            <text:p>7.52185476000001E-16</text:p>
          </table:table-cell>
          <table:table-cell table:formula="of:=POWER([.J90]-[.F90];2)" office:value-type="float" office:value="7.52185476000001E-016" calcext:value-type="float">
            <text:p>7.52185476000001E-16</text:p>
          </table:table-cell>
          <table:table-cell table:formula="of:=POWER([.K90]-[.G90];2)" office:value-type="float" office:value="5.64157503999997E-016" calcext:value-type="float">
            <text:p>5.64157503999997E-1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0.000000494337" calcext:value-type="float">
            <text:p>4.94337E-07</text:p>
          </table:table-cell>
          <table:table-cell office:value-type="float" office:value="-0.000000338225" calcext:value-type="float">
            <text:p>-3.38225E-07</text:p>
          </table:table-cell>
          <table:table-cell office:value-type="float" office:value="-0.000000533438" calcext:value-type="float">
            <text:p>-5.33438E-07</text:p>
          </table:table-cell>
          <table:table-cell/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5" calcext:value-type="float">
            <text:p>-5E-07</text:p>
          </table:table-cell>
          <table:table-cell/>
          <table:table-cell table:formula="of:=POWER([.I91]-[.E91];2)" office:value-type="float" office:value="3.20695689999993E-017" calcext:value-type="float">
            <text:p>3.20695689999993E-17</text:p>
          </table:table-cell>
          <table:table-cell table:formula="of:=POWER([.J91]-[.F91];2)" office:value-type="float" office:value="1.461150625E-015" calcext:value-type="float">
            <text:p>1.461150625E-15</text:p>
          </table:table-cell>
          <table:table-cell table:formula="of:=POWER([.K91]-[.G91];2)" office:value-type="float" office:value="1.118099844E-015" calcext:value-type="float">
            <text:p>1.118099844E-1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0.00000109831" calcext:value-type="float">
            <text:p>1.09831E-06</text:p>
          </table:table-cell>
          <table:table-cell office:value-type="float" office:value="0.00000512255" calcext:value-type="float">
            <text:p>5.12255E-06</text:p>
          </table:table-cell>
          <table:table-cell office:value-type="float" office:value="-0.00000598253" calcext:value-type="float">
            <text:p>-5.98253E-06</text:p>
          </table:table-cell>
          <table:table-cell/>
          <table:table-cell office:value-type="float" office:value="0.0000011" calcext:value-type="float">
            <text:p>1.1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  <table:table-cell/>
          <table:table-cell table:formula="of:=POWER([.I92]-[.E92];2)" office:value-type="float" office:value="2.85610000000021E-018" calcext:value-type="float">
            <text:p>2.85610000000021E-18</text:p>
          </table:table-cell>
          <table:table-cell table:formula="of:=POWER([.J92]-[.F92];2)" office:value-type="float" office:value="5.08502500000014E-016" calcext:value-type="float">
            <text:p>5.08502500000014E-16</text:p>
          </table:table-cell>
          <table:table-cell table:formula="of:=POWER([.K92]-[.G92];2)" office:value-type="float" office:value="3.05200900000024E-016" calcext:value-type="float">
            <text:p>3.05200900000024E-1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147592" calcext:value-type="float">
            <text:p>0.000147592</text:p>
          </table:table-cell>
          <table:table-cell office:value-type="float" office:value="0.000109711" calcext:value-type="float">
            <text:p>0.000109711</text:p>
          </table:table-cell>
          <table:table-cell office:value-type="float" office:value="-0.000214962" calcext:value-type="float">
            <text:p>-0.000214962</text:p>
          </table:table-cell>
          <table:table-cell/>
          <table:table-cell office:value-type="float" office:value="0.0001476" calcext:value-type="float">
            <text:p>0.0001476</text:p>
          </table:table-cell>
          <table:table-cell office:value-type="float" office:value="0.0001097" calcext:value-type="float">
            <text:p>0.0001097</text:p>
          </table:table-cell>
          <table:table-cell office:value-type="float" office:value="-0.000215" calcext:value-type="float">
            <text:p>-0.000215</text:p>
          </table:table-cell>
          <table:table-cell/>
          <table:table-cell table:formula="of:=POWER([.I93]-[.E93];2)" office:value-type="float" office:value="6.3999999999847E-017" calcext:value-type="float">
            <text:p>6.3999999999847E-17</text:p>
          </table:table-cell>
          <table:table-cell table:formula="of:=POWER([.J93]-[.F93];2)" office:value-type="float" office:value="1.21000000000233E-016" calcext:value-type="float">
            <text:p>1.21000000000233E-16</text:p>
          </table:table-cell>
          <table:table-cell table:formula="of:=POWER([.K93]-[.G93];2)" office:value-type="float" office:value="1.44399999999809E-015" calcext:value-type="float">
            <text:p>1.44399999999809E-1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0631284" calcext:value-type="float">
            <text:p>6.31284E-06</text:p>
          </table:table-cell>
          <table:table-cell office:value-type="float" office:value="0.00000577172" calcext:value-type="float">
            <text:p>5.77172E-06</text:p>
          </table:table-cell>
          <table:table-cell office:value-type="float" office:value="-0.00000266921" calcext:value-type="float">
            <text:p>-2.66921E-06</text:p>
          </table:table-cell>
          <table:table-cell/>
          <table:table-cell office:value-type="float" office:value="0.0000063" calcext:value-type="float">
            <text:p>6.3E-06</text:p>
          </table:table-cell>
          <table:table-cell office:value-type="float" office:value="0.0000058" calcext:value-type="float">
            <text:p>5.8E-06</text:p>
          </table:table-cell>
          <table:table-cell office:value-type="float" office:value="-0.0000027" calcext:value-type="float">
            <text:p>-2.7E-06</text:p>
          </table:table-cell>
          <table:table-cell/>
          <table:table-cell table:formula="of:=POWER([.I94]-[.E94];2)" office:value-type="float" office:value="1.64865599999988E-016" calcext:value-type="float">
            <text:p>1.64865599999988E-16</text:p>
          </table:table-cell>
          <table:table-cell table:formula="of:=POWER([.J94]-[.F94];2)" office:value-type="float" office:value="7.99758399999981E-016" calcext:value-type="float">
            <text:p>7.99758399999981E-16</text:p>
          </table:table-cell>
          <table:table-cell table:formula="of:=POWER([.K94]-[.G94];2)" office:value-type="float" office:value="9.48024100000021E-016" calcext:value-type="float">
            <text:p>9.48024100000021E-1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130321" calcext:value-type="float">
            <text:p>1.30321E-05</text:p>
          </table:table-cell>
          <table:table-cell office:value-type="float" office:value="0.00000403107" calcext:value-type="float">
            <text:p>4.03107E-06</text:p>
          </table:table-cell>
          <table:table-cell office:value-type="float" office:value="-0.00000770721" calcext:value-type="float">
            <text:p>-7.70721E-06</text:p>
          </table:table-cell>
          <table:table-cell/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00077" calcext:value-type="float">
            <text:p>-7.7E-06</text:p>
          </table:table-cell>
          <table:table-cell/>
          <table:table-cell table:formula="of:=POWER([.I95]-[.E95];2)" office:value-type="float" office:value="1.03040999999995E-015" calcext:value-type="float">
            <text:p>1.03040999999995E-15</text:p>
          </table:table-cell>
          <table:table-cell table:formula="of:=POWER([.J95]-[.F95];2)" office:value-type="float" office:value="9.65344900000002E-016" calcext:value-type="float">
            <text:p>9.65344900000002E-16</text:p>
          </table:table-cell>
          <table:table-cell table:formula="of:=POWER([.K95]-[.G95];2)" office:value-type="float" office:value="5.19841000000179E-017" calcext:value-type="float">
            <text:p>5.19841000000179E-1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596875" calcext:value-type="float">
            <text:p>5.96875E-05</text:p>
          </table:table-cell>
          <table:table-cell office:value-type="float" office:value="0.0000942894" calcext:value-type="float">
            <text:p>9.42894E-05</text:p>
          </table:table-cell>
          <table:table-cell office:value-type="float" office:value="-0.0000512927" calcext:value-type="float">
            <text:p>-5.12927E-05</text:p>
          </table:table-cell>
          <table:table-cell/>
          <table:table-cell office:value-type="float" office:value="0.0000597" calcext:value-type="float">
            <text:p>5.97E-05</text:p>
          </table:table-cell>
          <table:table-cell office:value-type="float" office:value="0.0000943" calcext:value-type="float">
            <text:p>9.43E-05</text:p>
          </table:table-cell>
          <table:table-cell office:value-type="float" office:value="-0.0000513" calcext:value-type="float">
            <text:p>-5.13E-05</text:p>
          </table:table-cell>
          <table:table-cell/>
          <table:table-cell table:formula="of:=POWER([.I96]-[.E96];2)" office:value-type="float" office:value="1.56250000000008E-016" calcext:value-type="float">
            <text:p>1.56250000000008E-16</text:p>
          </table:table-cell>
          <table:table-cell table:formula="of:=POWER([.J96]-[.F96];2)" office:value-type="float" office:value="1.12359999999918E-016" calcext:value-type="float">
            <text:p>1.12359999999918E-16</text:p>
          </table:table-cell>
          <table:table-cell table:formula="of:=POWER([.K96]-[.G96];2)" office:value-type="float" office:value="5.32899999999369E-017" calcext:value-type="float">
            <text:p>5.32899999999369E-1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0.000000168468" calcext:value-type="float">
            <text:p>1.68468E-07</text:p>
          </table:table-cell>
          <table:table-cell office:value-type="float" office:value="0.0000108703" calcext:value-type="float">
            <text:p>1.08703E-05</text:p>
          </table:table-cell>
          <table:table-cell office:value-type="float" office:value="-0.000000453037" calcext:value-type="float">
            <text:p>-4.53037E-07</text:p>
          </table:table-cell>
          <table:table-cell/>
          <table:table-cell office:value-type="float" office:value="0.0000002" calcext:value-type="float">
            <text:p>2E-07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-0.0000005" calcext:value-type="float">
            <text:p>-5E-07</text:p>
          </table:table-cell>
          <table:table-cell/>
          <table:table-cell table:formula="of:=POWER([.I97]-[.E97];2)" office:value-type="float" office:value="9.94267024E-016" calcext:value-type="float">
            <text:p>9.94267024E-16</text:p>
          </table:table-cell>
          <table:table-cell table:formula="of:=POWER([.J97]-[.F97];2)" office:value-type="float" office:value="8.82090000000145E-016" calcext:value-type="float">
            <text:p>8.82090000000145E-16</text:p>
          </table:table-cell>
          <table:table-cell table:formula="of:=POWER([.K97]-[.G97];2)" office:value-type="float" office:value="2.205523369E-015" calcext:value-type="float">
            <text:p>2.205523369E-1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0.0000207155" calcext:value-type="float">
            <text:p>-2.07155E-05</text:p>
          </table:table-cell>
          <table:table-cell office:value-type="float" office:value="0.0000182926" calcext:value-type="float">
            <text:p>1.82926E-05</text:p>
          </table:table-cell>
          <table:table-cell office:value-type="float" office:value="-0.00000171224" calcext:value-type="float">
            <text:p>-1.71224E-06</text:p>
          </table:table-cell>
          <table:table-cell/>
          <table:table-cell office:value-type="float" office:value="-0.0000207" calcext:value-type="float">
            <text:p>-2.07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  <table:table-cell/>
          <table:table-cell table:formula="of:=POWER([.I98]-[.E98];2)" office:value-type="float" office:value="2.40250000000003E-016" calcext:value-type="float">
            <text:p>2.40250000000003E-16</text:p>
          </table:table-cell>
          <table:table-cell table:formula="of:=POWER([.J98]-[.F98];2)" office:value-type="float" office:value="5.47599999999894E-017" calcext:value-type="float">
            <text:p>5.47599999999894E-17</text:p>
          </table:table-cell>
          <table:table-cell table:formula="of:=POWER([.K98]-[.G98];2)" office:value-type="float" office:value="1.49817600000003E-016" calcext:value-type="float">
            <text:p>1.49817600000003E-1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00343576" calcext:value-type="float">
            <text:p>3.43576E-07</text:p>
          </table:table-cell>
          <table:table-cell office:value-type="float" office:value="0.00000105572" calcext:value-type="float">
            <text:p>1.05572E-06</text:p>
          </table:table-cell>
          <table:table-cell office:value-type="float" office:value="-0.00000000789965" calcext:value-type="float">
            <text:p>-7.89965E-09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-0" calcext:value-type="float">
            <text:p>0</text:p>
          </table:table-cell>
          <table:table-cell/>
          <table:table-cell table:formula="of:=POWER([.I99]-[.E99];2)" office:value-type="float" office:value="1.898867776E-015" calcext:value-type="float">
            <text:p>1.898867776E-15</text:p>
          </table:table-cell>
          <table:table-cell table:formula="of:=POWER([.J99]-[.F99];2)" office:value-type="float" office:value="1.9607184E-015" calcext:value-type="float">
            <text:p>1.9607184E-15</text:p>
          </table:table-cell>
          <table:table-cell table:formula="of:=POWER([.K99]-[.G99];2)" office:value-type="float" office:value="6.24044701225E-017" calcext:value-type="float">
            <text:p>6.24044701225E-1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421065" calcext:value-type="float">
            <text:p>-4.21065E-05</text:p>
          </table:table-cell>
          <table:table-cell office:value-type="float" office:value="0.0000437325" calcext:value-type="float">
            <text:p>4.37325E-05</text:p>
          </table:table-cell>
          <table:table-cell office:value-type="float" office:value="-0.0000307762" calcext:value-type="float">
            <text:p>-3.07762E-05</text:p>
          </table:table-cell>
          <table:table-cell/>
          <table:table-cell office:value-type="float" office:value="-0.0000421" calcext:value-type="float">
            <text:p>-4.21E-05</text:p>
          </table:table-cell>
          <table:table-cell office:value-type="float" office:value="0.0000437" calcext:value-type="float">
            <text:p>4.37E-05</text:p>
          </table:table-cell>
          <table:table-cell office:value-type="float" office:value="-0.0000308" calcext:value-type="float">
            <text:p>-3.08E-05</text:p>
          </table:table-cell>
          <table:table-cell/>
          <table:table-cell table:formula="of:=POWER([.I100]-[.E100];2)" office:value-type="float" office:value="4.22500000000091E-017" calcext:value-type="float">
            <text:p>4.22500000000091E-17</text:p>
          </table:table-cell>
          <table:table-cell table:formula="of:=POWER([.J100]-[.F100];2)" office:value-type="float" office:value="1.05624999999979E-015" calcext:value-type="float">
            <text:p>1.05624999999979E-15</text:p>
          </table:table-cell>
          <table:table-cell table:formula="of:=POWER([.K100]-[.G100];2)" office:value-type="float" office:value="5.66440000000226E-016" calcext:value-type="float">
            <text:p>5.66440000000226E-1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00401315" calcext:value-type="float">
            <text:p>4.01315E-07</text:p>
          </table:table-cell>
          <table:table-cell office:value-type="float" office:value="0.00000392552" calcext:value-type="float">
            <text:p>3.92552E-06</text:p>
          </table:table-cell>
          <table:table-cell office:value-type="float" office:value="0.000000301017" calcext:value-type="float">
            <text:p>3.01017E-07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39" calcext:value-type="float">
            <text:p>3.9E-06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101]-[.E101];2)" office:value-type="float" office:value="1.72922500000009E-018" calcext:value-type="float">
            <text:p>1.72922500000009E-18</text:p>
          </table:table-cell>
          <table:table-cell table:formula="of:=POWER([.J101]-[.F101];2)" office:value-type="float" office:value="6.51270399999985E-016" calcext:value-type="float">
            <text:p>6.51270399999985E-16</text:p>
          </table:table-cell>
          <table:table-cell table:formula="of:=POWER([.K101]-[.G101];2)" office:value-type="float" office:value="1.03428900000003E-018" calcext:value-type="float">
            <text:p>1.03428900000003E-1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000763521" calcext:value-type="float">
            <text:p>-7.63521E-08</text:p>
          </table:table-cell>
          <table:table-cell office:value-type="float" office:value="-0.000000539254" calcext:value-type="float">
            <text:p>-5.39254E-07</text:p>
          </table:table-cell>
          <table:table-cell office:value-type="float" office:value="-0.000000943745" calcext:value-type="float">
            <text:p>-9.43745E-07</text:p>
          </table:table-cell>
          <table:table-cell/>
          <table:table-cell office:value-type="float" office:value="-0.0000001" calcext:value-type="float">
            <text:p>-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/>
          <table:table-cell table:formula="of:=POWER([.I102]-[.E102];2)" office:value-type="float" office:value="5.5922317441E-016" calcext:value-type="float">
            <text:p>5.5922317441E-16</text:p>
          </table:table-cell>
          <table:table-cell table:formula="of:=POWER([.J102]-[.F102];2)" office:value-type="float" office:value="1.540876516E-015" calcext:value-type="float">
            <text:p>1.540876516E-15</text:p>
          </table:table-cell>
          <table:table-cell table:formula="of:=POWER([.K102]-[.G102];2)" office:value-type="float" office:value="1.913625025E-015" calcext:value-type="float">
            <text:p>1.913625025E-1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013277" calcext:value-type="float">
            <text:p>1.3277E-07</text:p>
          </table:table-cell>
          <table:table-cell office:value-type="float" office:value="0.000000243553" calcext:value-type="float">
            <text:p>2.43553E-07</text:p>
          </table:table-cell>
          <table:table-cell office:value-type="float" office:value="0.00000013277" calcext:value-type="float">
            <text:p>1.3277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  <table:table-cell/>
          <table:table-cell table:formula="of:=POWER([.I103]-[.E103];2)" office:value-type="float" office:value="1.0738729E-015" calcext:value-type="float">
            <text:p>1.0738729E-15</text:p>
          </table:table-cell>
          <table:table-cell table:formula="of:=POWER([.J103]-[.F103];2)" office:value-type="float" office:value="1.896863809E-015" calcext:value-type="float">
            <text:p>1.896863809E-15</text:p>
          </table:table-cell>
          <table:table-cell table:formula="of:=POWER([.K103]-[.G103];2)" office:value-type="float" office:value="1.0738729E-015" calcext:value-type="float">
            <text:p>1.0738729E-1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0534484" calcext:value-type="float">
            <text:p>-5.34484E-07</text:p>
          </table:table-cell>
          <table:table-cell office:value-type="float" office:value="-0.00000070836" calcext:value-type="float">
            <text:p>-7.0836E-07</text:p>
          </table:table-cell>
          <table:table-cell office:value-type="float" office:value="0.00000000398838" calcext:value-type="float">
            <text:p>3.98838E-09</text:p>
          </table:table-cell>
          <table:table-cell/>
          <table:table-cell office:value-type="float" office:value="-0.0000005" calcext:value-type="float">
            <text:p>-5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I104]-[.E104];2)" office:value-type="float" office:value="1.189146256E-015" calcext:value-type="float">
            <text:p>1.189146256E-15</text:p>
          </table:table-cell>
          <table:table-cell table:formula="of:=POWER([.J104]-[.F104];2)" office:value-type="float" office:value="6.98895999999992E-017" calcext:value-type="float">
            <text:p>6.98895999999992E-17</text:p>
          </table:table-cell>
          <table:table-cell table:formula="of:=POWER([.K104]-[.G104];2)" office:value-type="float" office:value="1.59071750244E-017" calcext:value-type="float">
            <text:p>1.59071750244E-1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0.00000000970739" calcext:value-type="float">
            <text:p>9.70739E-09</text:p>
          </table:table-cell>
          <table:table-cell office:value-type="float" office:value="0.000000356644" calcext:value-type="float">
            <text:p>3.56644E-07</text:p>
          </table:table-cell>
          <table:table-cell office:value-type="float" office:value="0.000000256684" calcext:value-type="float">
            <text:p>2.56684E-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105]-[.E105];2)" office:value-type="float" office:value="9.42334206121E-017" calcext:value-type="float">
            <text:p>9.42334206121E-17</text:p>
          </table:table-cell>
          <table:table-cell table:formula="of:=POWER([.J105]-[.F105];2)" office:value-type="float" office:value="1.879742736E-015" calcext:value-type="float">
            <text:p>1.879742736E-15</text:p>
          </table:table-cell>
          <table:table-cell table:formula="of:=POWER([.K105]-[.G105];2)" office:value-type="float" office:value="1.876275856E-015" calcext:value-type="float">
            <text:p>1.876275856E-1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234513" calcext:value-type="float">
            <text:p>-2.34513E-07</text:p>
          </table:table-cell>
          <table:table-cell office:value-type="float" office:value="0.000000234513" calcext:value-type="float">
            <text:p>2.34513E-07</text:p>
          </table:table-cell>
          <table:table-cell office:value-type="float" office:value="0.000000564031" calcext:value-type="float">
            <text:p>5.64031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6" calcext:value-type="float">
            <text:p>6E-07</text:p>
          </table:table-cell>
          <table:table-cell/>
          <table:table-cell table:formula="of:=POWER([.I106]-[.E106];2)" office:value-type="float" office:value="1.191147169E-015" calcext:value-type="float">
            <text:p>1.191147169E-15</text:p>
          </table:table-cell>
          <table:table-cell table:formula="of:=POWER([.J106]-[.F106];2)" office:value-type="float" office:value="1.191147169E-015" calcext:value-type="float">
            <text:p>1.191147169E-15</text:p>
          </table:table-cell>
          <table:table-cell table:formula="of:=POWER([.K106]-[.G106];2)" office:value-type="float" office:value="1.293768961E-015" calcext:value-type="float">
            <text:p>1.293768961E-1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00386711" calcext:value-type="float">
            <text:p>-3.86711E-08</text:p>
          </table:table-cell>
          <table:table-cell office:value-type="float" office:value="0.00000023233" calcext:value-type="float">
            <text:p>2.3233E-07</text:p>
          </table:table-cell>
          <table:table-cell office:value-type="float" office:value="0.0000000386711" calcext:value-type="float">
            <text:p>3.86711E-0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I107]-[.E107];2)" office:value-type="float" office:value="1.49545397521E-015" calcext:value-type="float">
            <text:p>1.49545397521E-15</text:p>
          </table:table-cell>
          <table:table-cell table:formula="of:=POWER([.J107]-[.F107];2)" office:value-type="float" office:value="1.0452289E-015" calcext:value-type="float">
            <text:p>1.0452289E-15</text:p>
          </table:table-cell>
          <table:table-cell table:formula="of:=POWER([.K107]-[.G107];2)" office:value-type="float" office:value="1.49545397521E-015" calcext:value-type="float">
            <text:p>1.49545397521E-1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-0.00000346992" calcext:value-type="float">
            <text:p>-3.46992E-06</text:p>
          </table:table-cell>
          <table:table-cell office:value-type="float" office:value="0.0000102182" calcext:value-type="float">
            <text:p>1.02182E-05</text:p>
          </table:table-cell>
          <table:table-cell office:value-type="float" office:value="0.0000108567" calcext:value-type="float">
            <text:p>1.08567E-05</text:p>
          </table:table-cell>
          <table:table-cell/>
          <table:table-cell office:value-type="float" office:value="-0.0000035" calcext:value-type="float">
            <text:p>-3.5E-06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109" calcext:value-type="float">
            <text:p>1.09E-05</text:p>
          </table:table-cell>
          <table:table-cell/>
          <table:table-cell table:formula="of:=POWER([.I108]-[.E108];2)" office:value-type="float" office:value="9.04806400000014E-016" calcext:value-type="float">
            <text:p>9.04806400000014E-16</text:p>
          </table:table-cell>
          <table:table-cell table:formula="of:=POWER([.J108]-[.F108];2)" office:value-type="float" office:value="3.31239999999973E-016" calcext:value-type="float">
            <text:p>3.31239999999973E-16</text:p>
          </table:table-cell>
          <table:table-cell table:formula="of:=POWER([.K108]-[.G108];2)" office:value-type="float" office:value="1.87489000000015E-015" calcext:value-type="float">
            <text:p>1.87489000000015E-1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00227036" calcext:value-type="float">
            <text:p>-2.27036E-07</text:p>
          </table:table-cell>
          <table:table-cell office:value-type="float" office:value="0.00000374483" calcext:value-type="float">
            <text:p>3.74483E-06</text:p>
          </table:table-cell>
          <table:table-cell office:value-type="float" office:value="-0.000000104664" calcext:value-type="float">
            <text:p>-1.04664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00001" calcext:value-type="float">
            <text:p>-1E-07</text:p>
          </table:table-cell>
          <table:table-cell/>
          <table:table-cell table:formula="of:=POWER([.I109]-[.E109];2)" office:value-type="float" office:value="7.30945296E-016" calcext:value-type="float">
            <text:p>7.30945296E-16</text:p>
          </table:table-cell>
          <table:table-cell table:formula="of:=POWER([.J109]-[.F109];2)" office:value-type="float" office:value="2.00972889999996E-015" calcext:value-type="float">
            <text:p>2.00972889999996E-15</text:p>
          </table:table-cell>
          <table:table-cell table:formula="of:=POWER([.K109]-[.G109];2)" office:value-type="float" office:value="2.17528960000001E-017" calcext:value-type="float">
            <text:p>2.17528960000001E-1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106012" calcext:value-type="float">
            <text:p>-1.06012E-05</text:p>
          </table:table-cell>
          <table:table-cell office:value-type="float" office:value="0.0000096266" calcext:value-type="float">
            <text:p>9.6266E-06</text:p>
          </table:table-cell>
          <table:table-cell office:value-type="float" office:value="0.00000209196" calcext:value-type="float">
            <text:p>2.09196E-06</text:p>
          </table:table-cell>
          <table:table-cell/>
          <table:table-cell office:value-type="float" office:value="-0.0000106" calcext:value-type="float">
            <text:p>-1.06E-05</text:p>
          </table:table-cell>
          <table:table-cell office:value-type="float" office:value="0.0000096" calcext:value-type="float">
            <text:p>9.6E-06</text:p>
          </table:table-cell>
          <table:table-cell office:value-type="float" office:value="0.0000021" calcext:value-type="float">
            <text:p>2.1E-06</text:p>
          </table:table-cell>
          <table:table-cell/>
          <table:table-cell table:formula="of:=POWER([.I110]-[.E110];2)" office:value-type="float" office:value="1.43999999999818E-018" calcext:value-type="float">
            <text:p>1.43999999999818E-18</text:p>
          </table:table-cell>
          <table:table-cell table:formula="of:=POWER([.J110]-[.F110];2)" office:value-type="float" office:value="7.07560000000039E-016" calcext:value-type="float">
            <text:p>7.07560000000039E-16</text:p>
          </table:table-cell>
          <table:table-cell table:formula="of:=POWER([.K110]-[.G110];2)" office:value-type="float" office:value="6.46416000000002E-017" calcext:value-type="float">
            <text:p>6.46416000000002E-1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000534984" calcext:value-type="float">
            <text:p>5.34984E-08</text:p>
          </table:table-cell>
          <table:table-cell office:value-type="float" office:value="0.00000104921" calcext:value-type="float">
            <text:p>1.04921E-06</text:p>
          </table:table-cell>
          <table:table-cell office:value-type="float" office:value="-0.000000163542" calcext:value-type="float">
            <text:p>-1.63542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  <table:table-cell/>
          <table:table-cell table:formula="of:=POWER([.I111]-[.E111];2)" office:value-type="float" office:value="2.16239880256E-015" calcext:value-type="float">
            <text:p>2.16239880256E-15</text:p>
          </table:table-cell>
          <table:table-cell table:formula="of:=POWER([.J111]-[.F111];2)" office:value-type="float" office:value="2.42162409999999E-015" calcext:value-type="float">
            <text:p>2.42162409999999E-15</text:p>
          </table:table-cell>
          <table:table-cell table:formula="of:=POWER([.K111]-[.G111];2)" office:value-type="float" office:value="1.329185764E-015" calcext:value-type="float">
            <text:p>1.329185764E-1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755221" calcext:value-type="float">
            <text:p>-7.55221E-05</text:p>
          </table:table-cell>
          <table:table-cell office:value-type="float" office:value="0.0000877752" calcext:value-type="float">
            <text:p>8.77752E-05</text:p>
          </table:table-cell>
          <table:table-cell office:value-type="float" office:value="0.0000199155" calcext:value-type="float">
            <text:p>1.99155E-05</text:p>
          </table:table-cell>
          <table:table-cell/>
          <table:table-cell office:value-type="float" office:value="-0.0000755" calcext:value-type="float">
            <text:p>-7.55E-05</text:p>
          </table:table-cell>
          <table:table-cell office:value-type="float" office:value="0.0000878" calcext:value-type="float">
            <text:p>8.78E-05</text:p>
          </table:table-cell>
          <table:table-cell office:value-type="float" office:value="0.0000199" calcext:value-type="float">
            <text:p>1.99E-05</text:p>
          </table:table-cell>
          <table:table-cell/>
          <table:table-cell table:formula="of:=POWER([.I112]-[.E112];2)" office:value-type="float" office:value="4.88410000000045E-016" calcext:value-type="float">
            <text:p>4.88410000000045E-16</text:p>
          </table:table-cell>
          <table:table-cell table:formula="of:=POWER([.J112]-[.F112];2)" office:value-type="float" office:value="6.15040000000009E-016" calcext:value-type="float">
            <text:p>6.15040000000009E-16</text:p>
          </table:table-cell>
          <table:table-cell table:formula="of:=POWER([.K112]-[.G112];2)" office:value-type="float" office:value="2.40249999999898E-016" calcext:value-type="float">
            <text:p>2.40249999999898E-1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-0.000346074" calcext:value-type="float">
            <text:p>-0.000346074</text:p>
          </table:table-cell>
          <table:table-cell office:value-type="float" office:value="0.000438143" calcext:value-type="float">
            <text:p>0.000438143</text:p>
          </table:table-cell>
          <table:table-cell office:value-type="float" office:value="0.0000649256" calcext:value-type="float">
            <text:p>6.49256E-05</text:p>
          </table:table-cell>
          <table:table-cell/>
          <table:table-cell office:value-type="float" office:value="-0.0003461" calcext:value-type="float">
            <text:p>-0.0003461</text:p>
          </table:table-cell>
          <table:table-cell office:value-type="float" office:value="0.0004381" calcext:value-type="float">
            <text:p>0.0004381</text:p>
          </table:table-cell>
          <table:table-cell office:value-type="float" office:value="0.0000649" calcext:value-type="float">
            <text:p>6.49E-05</text:p>
          </table:table-cell>
          <table:table-cell/>
          <table:table-cell table:formula="of:=POWER([.I113]-[.E113];2)" office:value-type="float" office:value="6.75999999998736E-016" calcext:value-type="float">
            <text:p>6.75999999998736E-16</text:p>
          </table:table-cell>
          <table:table-cell table:formula="of:=POWER([.J113]-[.F113];2)" office:value-type="float" office:value="1.84900000000228E-015" calcext:value-type="float">
            <text:p>1.84900000000228E-15</text:p>
          </table:table-cell>
          <table:table-cell table:formula="of:=POWER([.K113]-[.G113];2)" office:value-type="float" office:value="6.55360000000099E-016" calcext:value-type="float">
            <text:p>6.55360000000099E-1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-0.0000035966" calcext:value-type="float">
            <text:p>-3.5966E-06</text:p>
          </table:table-cell>
          <table:table-cell office:value-type="float" office:value="-0.000188818" calcext:value-type="float">
            <text:p>-0.000188818</text:p>
          </table:table-cell>
          <table:table-cell office:value-type="float" office:value="-0.0000830449" calcext:value-type="float">
            <text:p>-8.30449E-05</text:p>
          </table:table-cell>
          <table:table-cell/>
          <table:table-cell office:value-type="float" office:value="-0.0000036" calcext:value-type="float">
            <text:p>-3.6E-06</text:p>
          </table:table-cell>
          <table:table-cell office:value-type="float" office:value="-0.0001888" calcext:value-type="float">
            <text:p>-0.0001888</text:p>
          </table:table-cell>
          <table:table-cell office:value-type="float" office:value="-0.000083" calcext:value-type="float">
            <text:p>-8.3E-05</text:p>
          </table:table-cell>
          <table:table-cell/>
          <table:table-cell table:formula="of:=POWER([.I114]-[.E114];2)" office:value-type="float" office:value="1.15599999999989E-017" calcext:value-type="float">
            <text:p>1.15599999999989E-17</text:p>
          </table:table-cell>
          <table:table-cell table:formula="of:=POWER([.J114]-[.F114];2)" office:value-type="float" office:value="3.24000000000445E-016" calcext:value-type="float">
            <text:p>3.24000000000445E-16</text:p>
          </table:table-cell>
          <table:table-cell table:formula="of:=POWER([.K114]-[.G114];2)" office:value-type="float" office:value="2.01600999999971E-015" calcext:value-type="float">
            <text:p>2.01600999999971E-1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0033739" calcext:value-type="float">
            <text:p>-3.3739E-07</text:p>
          </table:table-cell>
          <table:table-cell office:value-type="float" office:value="-0.00000452132" calcext:value-type="float">
            <text:p>-4.52132E-06</text:p>
          </table:table-cell>
          <table:table-cell office:value-type="float" office:value="-0.00000280856" calcext:value-type="float">
            <text:p>-2.80856E-06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-0.0000045" calcext:value-type="float">
            <text:p>-4.5E-06</text:p>
          </table:table-cell>
          <table:table-cell office:value-type="float" office:value="-0.0000028" calcext:value-type="float">
            <text:p>-2.8E-06</text:p>
          </table:table-cell>
          <table:table-cell/>
          <table:table-cell table:formula="of:=POWER([.I115]-[.E115];2)" office:value-type="float" office:value="1.3980121E-015" calcext:value-type="float">
            <text:p>1.3980121E-15</text:p>
          </table:table-cell>
          <table:table-cell table:formula="of:=POWER([.J115]-[.F115];2)" office:value-type="float" office:value="4.54542399999993E-016" calcext:value-type="float">
            <text:p>4.54542399999993E-16</text:p>
          </table:table-cell>
          <table:table-cell table:formula="of:=POWER([.K115]-[.G115];2)" office:value-type="float" office:value="7.32735999999994E-017" calcext:value-type="float">
            <text:p>7.32735999999994E-1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0.000372972" calcext:value-type="float">
            <text:p>0.000372972</text:p>
          </table:table-cell>
          <table:table-cell office:value-type="float" office:value="-0.000688554" calcext:value-type="float">
            <text:p>-0.000688554</text:p>
          </table:table-cell>
          <table:table-cell office:value-type="float" office:value="-0.0000482024" calcext:value-type="float">
            <text:p>-4.82024E-05</text:p>
          </table:table-cell>
          <table:table-cell/>
          <table:table-cell office:value-type="float" office:value="0.000373" calcext:value-type="float">
            <text:p>0.000373</text:p>
          </table:table-cell>
          <table:table-cell office:value-type="float" office:value="-0.0006886" calcext:value-type="float">
            <text:p>-0.0006886</text:p>
          </table:table-cell>
          <table:table-cell office:value-type="float" office:value="-0.0000482" calcext:value-type="float">
            <text:p>-4.82E-05</text:p>
          </table:table-cell>
          <table:table-cell/>
          <table:table-cell table:formula="of:=POWER([.I116]-[.E116];2)" office:value-type="float" office:value="7.84000000000402E-016" calcext:value-type="float">
            <text:p>7.84000000000402E-16</text:p>
          </table:table-cell>
          <table:table-cell table:formula="of:=POWER([.J116]-[.F116];2)" office:value-type="float" office:value="2.11599999999681E-015" calcext:value-type="float">
            <text:p>2.11599999999681E-15</text:p>
          </table:table-cell>
          <table:table-cell table:formula="of:=POWER([.K116]-[.G116];2)" office:value-type="float" office:value="5.75999999999273E-018" calcext:value-type="float">
            <text:p>5.75999999999273E-1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070675" calcext:value-type="float">
            <text:p>7.0675E-06</text:p>
          </table:table-cell>
          <table:table-cell office:value-type="float" office:value="-0.000091181" calcext:value-type="float">
            <text:p>-9.1181E-05</text:p>
          </table:table-cell>
          <table:table-cell office:value-type="float" office:value="-0.0000116877" calcext:value-type="float">
            <text:p>-1.16877E-05</text:p>
          </table:table-cell>
          <table:table-cell/>
          <table:table-cell office:value-type="float" office:value="0.0000071" calcext:value-type="float">
            <text:p>7.1E-06</text:p>
          </table:table-cell>
          <table:table-cell office:value-type="float" office:value="-0.0000912" calcext:value-type="float">
            <text:p>-9.12E-05</text:p>
          </table:table-cell>
          <table:table-cell office:value-type="float" office:value="-0.0000117" calcext:value-type="float">
            <text:p>-1.17E-05</text:p>
          </table:table-cell>
          <table:table-cell/>
          <table:table-cell table:formula="of:=POWER([.I117]-[.E117];2)" office:value-type="float" office:value="1.0562499999999E-015" calcext:value-type="float">
            <text:p>1.0562499999999E-15</text:p>
          </table:table-cell>
          <table:table-cell table:formula="of:=POWER([.J117]-[.F117];2)" office:value-type="float" office:value="3.60999999999523E-016" calcext:value-type="float">
            <text:p>3.60999999999523E-16</text:p>
          </table:table-cell>
          <table:table-cell table:formula="of:=POWER([.K117]-[.G117];2)" office:value-type="float" office:value="1.51289999999997E-016" calcext:value-type="float">
            <text:p>1.51289999999997E-1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628885" calcext:value-type="float">
            <text:p>6.28885E-05</text:p>
          </table:table-cell>
          <table:table-cell office:value-type="float" office:value="-0.0000471198" calcext:value-type="float">
            <text:p>-4.71198E-05</text:p>
          </table:table-cell>
          <table:table-cell office:value-type="float" office:value="0.0000245695" calcext:value-type="float">
            <text:p>2.45695E-05</text:p>
          </table:table-cell>
          <table:table-cell/>
          <table:table-cell office:value-type="float" office:value="0.0000629" calcext:value-type="float">
            <text:p>6.29E-05</text:p>
          </table:table-cell>
          <table:table-cell office:value-type="float" office:value="-0.0000471" calcext:value-type="float">
            <text:p>-4.71E-05</text:p>
          </table:table-cell>
          <table:table-cell office:value-type="float" office:value="0.0000246" calcext:value-type="float">
            <text:p>2.46E-05</text:p>
          </table:table-cell>
          <table:table-cell/>
          <table:table-cell table:formula="of:=POWER([.I118]-[.E118];2)" office:value-type="float" office:value="1.32250000000112E-016" calcext:value-type="float">
            <text:p>1.32250000000112E-16</text:p>
          </table:table-cell>
          <table:table-cell table:formula="of:=POWER([.J118]-[.F118];2)" office:value-type="float" office:value="3.92039999999841E-016" calcext:value-type="float">
            <text:p>3.92039999999841E-16</text:p>
          </table:table-cell>
          <table:table-cell table:formula="of:=POWER([.K118]-[.G118];2)" office:value-type="float" office:value="9.30249999999946E-016" calcext:value-type="float">
            <text:p>9.30249999999946E-1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123482" calcext:value-type="float">
            <text:p>1.23482E-06</text:p>
          </table:table-cell>
          <table:table-cell office:value-type="float" office:value="-0.00000131514" calcext:value-type="float">
            <text:p>-1.31514E-06</text:p>
          </table:table-cell>
          <table:table-cell office:value-type="float" office:value="0.00000122588" calcext:value-type="float">
            <text:p>1.22588E-06</text:p>
          </table:table-cell>
          <table:table-cell/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  <table:table-cell/>
          <table:table-cell table:formula="of:=POWER([.I119]-[.E119];2)" office:value-type="float" office:value="1.2124324E-015" calcext:value-type="float">
            <text:p>1.2124324E-15</text:p>
          </table:table-cell>
          <table:table-cell table:formula="of:=POWER([.J119]-[.F119];2)" office:value-type="float" office:value="2.29219599999997E-016" calcext:value-type="float">
            <text:p>2.29219599999997E-16</text:p>
          </table:table-cell>
          <table:table-cell table:formula="of:=POWER([.K119]-[.G119];2)" office:value-type="float" office:value="6.69774399999995E-016" calcext:value-type="float">
            <text:p>6.69774399999995E-1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371174" calcext:value-type="float">
            <text:p>3.71174E-05</text:p>
          </table:table-cell>
          <table:table-cell office:value-type="float" office:value="-0.0000505245" calcext:value-type="float">
            <text:p>-5.05245E-05</text:p>
          </table:table-cell>
          <table:table-cell office:value-type="float" office:value="0.0000703578" calcext:value-type="float">
            <text:p>7.03578E-05</text:p>
          </table:table-cell>
          <table:table-cell/>
          <table:table-cell office:value-type="float" office:value="0.0000371" calcext:value-type="float">
            <text:p>3.71E-05</text:p>
          </table:table-cell>
          <table:table-cell office:value-type="float" office:value="-0.0000505" calcext:value-type="float">
            <text:p>-5.05E-05</text:p>
          </table:table-cell>
          <table:table-cell office:value-type="float" office:value="0.0000704" calcext:value-type="float">
            <text:p>7.04E-05</text:p>
          </table:table-cell>
          <table:table-cell/>
          <table:table-cell table:formula="of:=POWER([.I120]-[.E120];2)" office:value-type="float" office:value="3.02759999999913E-016" calcext:value-type="float">
            <text:p>3.02759999999913E-16</text:p>
          </table:table-cell>
          <table:table-cell table:formula="of:=POWER([.J120]-[.F120];2)" office:value-type="float" office:value="6.00249999999976E-016" calcext:value-type="float">
            <text:p>6.00249999999976E-16</text:p>
          </table:table-cell>
          <table:table-cell table:formula="of:=POWER([.K120]-[.G120];2)" office:value-type="float" office:value="1.7808399999998E-015" calcext:value-type="float">
            <text:p>1.7808399999998E-1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329281" calcext:value-type="float">
            <text:p>-3.29281E-07</text:p>
          </table:table-cell>
          <table:table-cell office:value-type="float" office:value="-0.0000000830915" calcext:value-type="float">
            <text:p>-8.30915E-08</text:p>
          </table:table-cell>
          <table:table-cell office:value-type="float" office:value="0.00000250134" calcext:value-type="float">
            <text:p>2.50134E-06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5" calcext:value-type="float">
            <text:p>2.5E-06</text:p>
          </table:table-cell>
          <table:table-cell/>
          <table:table-cell table:formula="of:=POWER([.I121]-[.E121];2)" office:value-type="float" office:value="8.57376960999999E-016" calcext:value-type="float">
            <text:p>8.57376960999999E-16</text:p>
          </table:table-cell>
          <table:table-cell table:formula="of:=POWER([.J121]-[.F121];2)" office:value-type="float" office:value="2.8589737225E-016" calcext:value-type="float">
            <text:p>2.8589737225E-16</text:p>
          </table:table-cell>
          <table:table-cell table:formula="of:=POWER([.K121]-[.G121];2)" office:value-type="float" office:value="1.79560000000038E-018" calcext:value-type="float">
            <text:p>1.79560000000038E-1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00560823" calcext:value-type="float">
            <text:p>-5.60823E-09</text:p>
          </table:table-cell>
          <table:table-cell office:value-type="float" office:value="-0.000000838236" calcext:value-type="float">
            <text:p>-8.38236E-07</text:p>
          </table:table-cell>
          <table:table-cell office:value-type="float" office:value="0.00000363527" calcext:value-type="float">
            <text:p>3.63527E-06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  <table:table-cell/>
          <table:table-cell table:formula="of:=POWER([.I122]-[.E122];2)" office:value-type="float" office:value="3.14522437329E-017" calcext:value-type="float">
            <text:p>3.14522437329E-17</text:p>
          </table:table-cell>
          <table:table-cell table:formula="of:=POWER([.J122]-[.F122];2)" office:value-type="float" office:value="1.461991696E-015" calcext:value-type="float">
            <text:p>1.461991696E-15</text:p>
          </table:table-cell>
          <table:table-cell table:formula="of:=POWER([.K122]-[.G122];2)" office:value-type="float" office:value="1.24397289999999E-015" calcext:value-type="float">
            <text:p>1.24397289999999E-1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190767" calcext:value-type="float">
            <text:p>-1.90767E-06</text:p>
          </table:table-cell>
          <table:table-cell office:value-type="float" office:value="0.000000483275" calcext:value-type="float">
            <text:p>4.83275E-07</text:p>
          </table:table-cell>
          <table:table-cell office:value-type="float" office:value="0.0000018664" calcext:value-type="float">
            <text:p>1.8664E-06</text:p>
          </table:table-cell>
          <table:table-cell/>
          <table:table-cell office:value-type="float" office:value="-0.0000019" calcext:value-type="float">
            <text:p>-1.9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0.0000019" calcext:value-type="float">
            <text:p>1.9E-06</text:p>
          </table:table-cell>
          <table:table-cell/>
          <table:table-cell table:formula="of:=POWER([.I123]-[.E123];2)" office:value-type="float" office:value="5.88289000000027E-017" calcext:value-type="float">
            <text:p>5.88289000000027E-17</text:p>
          </table:table-cell>
          <table:table-cell table:formula="of:=POWER([.J123]-[.F123];2)" office:value-type="float" office:value="2.79725625000001E-016" calcext:value-type="float">
            <text:p>2.79725625000001E-16</text:p>
          </table:table-cell>
          <table:table-cell table:formula="of:=POWER([.K123]-[.G123];2)" office:value-type="float" office:value="1.12895999999998E-015" calcext:value-type="float">
            <text:p>1.12895999999998E-1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-0.000053893" calcext:value-type="float">
            <text:p>-5.3893E-05</text:p>
          </table:table-cell>
          <table:table-cell office:value-type="float" office:value="0.000010502" calcext:value-type="float">
            <text:p>1.0502E-05</text:p>
          </table:table-cell>
          <table:table-cell office:value-type="float" office:value="0.000064436" calcext:value-type="float">
            <text:p>6.4436E-05</text:p>
          </table:table-cell>
          <table:table-cell/>
          <table:table-cell office:value-type="float" office:value="-0.0000539" calcext:value-type="float">
            <text:p>-5.39E-05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644" calcext:value-type="float">
            <text:p>6.44E-05</text:p>
          </table:table-cell>
          <table:table-cell/>
          <table:table-cell table:formula="of:=POWER([.I124]-[.E124];2)" office:value-type="float" office:value="4.90000000000252E-017" calcext:value-type="float">
            <text:p>4.90000000000252E-17</text:p>
          </table:table-cell>
          <table:table-cell table:formula="of:=POWER([.J124]-[.F124];2)" office:value-type="float" office:value="3.99999999999721E-018" calcext:value-type="float">
            <text:p>3.99999999999721E-18</text:p>
          </table:table-cell>
          <table:table-cell table:formula="of:=POWER([.K124]-[.G124];2)" office:value-type="float" office:value="1.29599999999983E-015" calcext:value-type="float">
            <text:p>1.29599999999983E-1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-0.000419316" calcext:value-type="float">
            <text:p>-0.000419316</text:p>
          </table:table-cell>
          <table:table-cell office:value-type="float" office:value="0.000341337" calcext:value-type="float">
            <text:p>0.000341337</text:p>
          </table:table-cell>
          <table:table-cell office:value-type="float" office:value="0.000358495" calcext:value-type="float">
            <text:p>0.000358495</text:p>
          </table:table-cell>
          <table:table-cell/>
          <table:table-cell office:value-type="float" office:value="-0.0004193" calcext:value-type="float">
            <text:p>-0.0004193</text:p>
          </table:table-cell>
          <table:table-cell office:value-type="float" office:value="0.0003413" calcext:value-type="float">
            <text:p>0.0003413</text:p>
          </table:table-cell>
          <table:table-cell office:value-type="float" office:value="0.0003585" calcext:value-type="float">
            <text:p>0.0003585</text:p>
          </table:table-cell>
          <table:table-cell/>
          <table:table-cell table:formula="of:=POWER([.I125]-[.E125];2)" office:value-type="float" office:value="2.56000000001123E-016" calcext:value-type="float">
            <text:p>2.56000000001123E-16</text:p>
          </table:table-cell>
          <table:table-cell table:formula="of:=POWER([.J125]-[.F125];2)" office:value-type="float" office:value="1.369000000003E-015" calcext:value-type="float">
            <text:p>1.369000000003E-15</text:p>
          </table:table-cell>
          <table:table-cell table:formula="of:=POWER([.K125]-[.G125];2)" office:value-type="float" office:value="2.50000000002452E-017" calcext:value-type="float">
            <text:p>2.50000000002452E-1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3893" calcext:value-type="float">
            <text:p>-3.893E-05</text:p>
          </table:table-cell>
          <table:table-cell office:value-type="float" office:value="-0.00000159066" calcext:value-type="float">
            <text:p>-1.59066E-06</text:p>
          </table:table-cell>
          <table:table-cell office:value-type="float" office:value="0.0000103051" calcext:value-type="float">
            <text:p>1.03051E-05</text:p>
          </table:table-cell>
          <table:table-cell/>
          <table:table-cell office:value-type="float" office:value="-0.0000389" calcext:value-type="float">
            <text:p>-3.89E-05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0.0000103" calcext:value-type="float">
            <text:p>1.03E-05</text:p>
          </table:table-cell>
          <table:table-cell/>
          <table:table-cell table:formula="of:=POWER([.I126]-[.E126];2)" office:value-type="float" office:value="8.99999999999881E-016" calcext:value-type="float">
            <text:p>8.99999999999881E-16</text:p>
          </table:table-cell>
          <table:table-cell table:formula="of:=POWER([.J126]-[.F126];2)" office:value-type="float" office:value="8.7235600000002E-017" calcext:value-type="float">
            <text:p>8.7235600000002E-17</text:p>
          </table:table-cell>
          <table:table-cell table:formula="of:=POWER([.K126]-[.G126];2)" office:value-type="float" office:value="2.60099999999931E-017" calcext:value-type="float">
            <text:p>2.60099999999931E-1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0885788" calcext:value-type="float">
            <text:p>-8.85788E-06</text:p>
          </table:table-cell>
          <table:table-cell office:value-type="float" office:value="0.000000693229" calcext:value-type="float">
            <text:p>6.93229E-07</text:p>
          </table:table-cell>
          <table:table-cell office:value-type="float" office:value="-0.000000283722" calcext:value-type="float">
            <text:p>-2.83722E-07</text:p>
          </table:table-cell>
          <table:table-cell/>
          <table:table-cell office:value-type="float" office:value="-0.0000089" calcext:value-type="float">
            <text:p>-8.9E-06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3" calcext:value-type="float">
            <text:p>-3E-07</text:p>
          </table:table-cell>
          <table:table-cell/>
          <table:table-cell table:formula="of:=POWER([.I127]-[.E127];2)" office:value-type="float" office:value="1.77409440000005E-015" calcext:value-type="float">
            <text:p>1.77409440000005E-15</text:p>
          </table:table-cell>
          <table:table-cell table:formula="of:=POWER([.J127]-[.F127];2)" office:value-type="float" office:value="4.58464410000004E-017" calcext:value-type="float">
            <text:p>4.58464410000004E-17</text:p>
          </table:table-cell>
          <table:table-cell table:formula="of:=POWER([.K127]-[.G127];2)" office:value-type="float" office:value="2.64973283999999E-016" calcext:value-type="float">
            <text:p>2.64973283999999E-1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-0.000431616" calcext:value-type="float">
            <text:p>-0.000431616</text:p>
          </table:table-cell>
          <table:table-cell office:value-type="float" office:value="-0.0000383325" calcext:value-type="float">
            <text:p>-3.83325E-05</text:p>
          </table:table-cell>
          <table:table-cell office:value-type="float" office:value="-0.0000112493" calcext:value-type="float">
            <text:p>-1.12493E-05</text:p>
          </table:table-cell>
          <table:table-cell/>
          <table:table-cell office:value-type="float" office:value="-0.0004316" calcext:value-type="float">
            <text:p>-0.0004316</text:p>
          </table:table-cell>
          <table:table-cell office:value-type="float" office:value="-0.0000383" calcext:value-type="float">
            <text:p>-3.83E-05</text:p>
          </table:table-cell>
          <table:table-cell office:value-type="float" office:value="-0.0000112" calcext:value-type="float">
            <text:p>-1.12E-05</text:p>
          </table:table-cell>
          <table:table-cell/>
          <table:table-cell table:formula="of:=POWER([.I128]-[.E128];2)" office:value-type="float" office:value="2.55999999999388E-016" calcext:value-type="float">
            <text:p>2.55999999999388E-16</text:p>
          </table:table-cell>
          <table:table-cell table:formula="of:=POWER([.J128]-[.F128];2)" office:value-type="float" office:value="1.05624999999979E-015" calcext:value-type="float">
            <text:p>1.05624999999979E-15</text:p>
          </table:table-cell>
          <table:table-cell table:formula="of:=POWER([.K128]-[.G128];2)" office:value-type="float" office:value="2.43048999999997E-015" calcext:value-type="float">
            <text:p>2.43048999999997E-1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86574" calcext:value-type="float">
            <text:p>2.86574E-05</text:p>
          </table:table-cell>
          <table:table-cell office:value-type="float" office:value="-0.00000125841" calcext:value-type="float">
            <text:p>-1.25841E-06</text:p>
          </table:table-cell>
          <table:table-cell office:value-type="float" office:value="-0.00000107399" calcext:value-type="float">
            <text:p>-1.07399E-06</text:p>
          </table:table-cell>
          <table:table-cell/>
          <table:table-cell office:value-type="float" office:value="0.0000287" calcext:value-type="float">
            <text:p>2.87E-05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-0.0000011" calcext:value-type="float">
            <text:p>-1.1E-06</text:p>
          </table:table-cell>
          <table:table-cell/>
          <table:table-cell table:formula="of:=POWER([.I129]-[.E129];2)" office:value-type="float" office:value="1.81476000000016E-015" calcext:value-type="float">
            <text:p>1.81476000000016E-15</text:p>
          </table:table-cell>
          <table:table-cell table:formula="of:=POWER([.J129]-[.F129];2)" office:value-type="float" office:value="1.72972810000001E-015" calcext:value-type="float">
            <text:p>1.72972810000001E-15</text:p>
          </table:table-cell>
          <table:table-cell table:formula="of:=POWER([.K129]-[.G129];2)" office:value-type="float" office:value="6.76520100000006E-016" calcext:value-type="float">
            <text:p>6.76520100000006E-1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0000168777" calcext:value-type="float">
            <text:p>-1.68777E-05</text:p>
          </table:table-cell>
          <table:table-cell office:value-type="float" office:value="-0.000187096" calcext:value-type="float">
            <text:p>-0.000187096</text:p>
          </table:table-cell>
          <table:table-cell office:value-type="float" office:value="-0.0000832577" calcext:value-type="float">
            <text:p>-8.32577E-05</text:p>
          </table:table-cell>
          <table:table-cell/>
          <table:table-cell office:value-type="float" office:value="-0.0000169" calcext:value-type="float">
            <text:p>-1.69E-05</text:p>
          </table:table-cell>
          <table:table-cell office:value-type="float" office:value="-0.0001871" calcext:value-type="float">
            <text:p>-0.0001871</text:p>
          </table:table-cell>
          <table:table-cell office:value-type="float" office:value="-0.0000833" calcext:value-type="float">
            <text:p>-8.33E-05</text:p>
          </table:table-cell>
          <table:table-cell/>
          <table:table-cell table:formula="of:=POWER([.I130]-[.E130];2)" office:value-type="float" office:value="4.97290000000065E-016" calcext:value-type="float">
            <text:p>4.97290000000065E-16</text:p>
          </table:table-cell>
          <table:table-cell table:formula="of:=POWER([.J130]-[.F130];2)" office:value-type="float" office:value="1.60000000000702E-017" calcext:value-type="float">
            <text:p>1.60000000000702E-17</text:p>
          </table:table-cell>
          <table:table-cell table:formula="of:=POWER([.K130]-[.G130];2)" office:value-type="float" office:value="1.78929000000039E-015" calcext:value-type="float">
            <text:p>1.78929000000039E-1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303543" calcext:value-type="float">
            <text:p>-0.000303543</text:p>
          </table:table-cell>
          <table:table-cell office:value-type="float" office:value="0.0000928999" calcext:value-type="float">
            <text:p>9.28999E-05</text:p>
          </table:table-cell>
          <table:table-cell office:value-type="float" office:value="0.000163801" calcext:value-type="float">
            <text:p>0.000163801</text:p>
          </table:table-cell>
          <table:table-cell/>
          <table:table-cell office:value-type="float" office:value="-0.0003035" calcext:value-type="float">
            <text:p>-0.0003035</text:p>
          </table:table-cell>
          <table:table-cell office:value-type="float" office:value="0.0000929" calcext:value-type="float">
            <text:p>9.29E-05</text:p>
          </table:table-cell>
          <table:table-cell office:value-type="float" office:value="0.0001638" calcext:value-type="float">
            <text:p>0.0001638</text:p>
          </table:table-cell>
          <table:table-cell/>
          <table:table-cell table:formula="of:=POWER([.I131]-[.E131];2)" office:value-type="float" office:value="1.84900000000228E-015" calcext:value-type="float">
            <text:p>1.84900000000228E-15</text:p>
          </table:table-cell>
          <table:table-cell table:formula="of:=POWER([.J131]-[.F131];2)" office:value-type="float" office:value="9.9999999986886E-021" calcext:value-type="float">
            <text:p>9.9999999986886E-21</text:p>
          </table:table-cell>
          <table:table-cell table:formula="of:=POWER([.K131]-[.G131];2)" office:value-type="float" office:value="1.00000000003149E-018" calcext:value-type="float">
            <text:p>1.00000000003149E-1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0.0000274032" calcext:value-type="float">
            <text:p>2.74032E-05</text:p>
          </table:table-cell>
          <table:table-cell office:value-type="float" office:value="-0.000000482127" calcext:value-type="float">
            <text:p>-4.82127E-07</text:p>
          </table:table-cell>
          <table:table-cell office:value-type="float" office:value="0.000000484756" calcext:value-type="float">
            <text:p>4.84756E-07</text:p>
          </table:table-cell>
          <table:table-cell/>
          <table:table-cell office:value-type="float" office:value="0.0000274" calcext:value-type="float">
            <text:p>2.74E-0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5" calcext:value-type="float">
            <text:p>5E-07</text:p>
          </table:table-cell>
          <table:table-cell/>
          <table:table-cell table:formula="of:=POWER([.I132]-[.E132];2)" office:value-type="float" office:value="1.02399999999799E-017" calcext:value-type="float">
            <text:p>1.02399999999799E-17</text:p>
          </table:table-cell>
          <table:table-cell table:formula="of:=POWER([.J132]-[.F132];2)" office:value-type="float" office:value="3.19444128999999E-016" calcext:value-type="float">
            <text:p>3.19444128999999E-16</text:p>
          </table:table-cell>
          <table:table-cell table:formula="of:=POWER([.K132]-[.G132];2)" office:value-type="float" office:value="2.32379536000001E-016" calcext:value-type="float">
            <text:p>2.32379536000001E-1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0432441" calcext:value-type="float">
            <text:p>4.32441E-06</text:p>
          </table:table-cell>
          <table:table-cell office:value-type="float" office:value="-0.000000511858" calcext:value-type="float">
            <text:p>-5.11858E-07</text:p>
          </table:table-cell>
          <table:table-cell office:value-type="float" office:value="0.000000234762" calcext:value-type="float">
            <text:p>2.34762E-07</text:p>
          </table:table-cell>
          <table:table-cell/>
          <table:table-cell office:value-type="float" office:value="0.0000043" calcext:value-type="float">
            <text:p>4.3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2" calcext:value-type="float">
            <text:p>2E-07</text:p>
          </table:table-cell>
          <table:table-cell/>
          <table:table-cell table:formula="of:=POWER([.I133]-[.E133];2)" office:value-type="float" office:value="5.958481E-016" calcext:value-type="float">
            <text:p>5.958481E-16</text:p>
          </table:table-cell>
          <table:table-cell table:formula="of:=POWER([.J133]-[.F133];2)" office:value-type="float" office:value="1.40612164000001E-016" calcext:value-type="float">
            <text:p>1.40612164000001E-16</text:p>
          </table:table-cell>
          <table:table-cell table:formula="of:=POWER([.K133]-[.G133];2)" office:value-type="float" office:value="1.208396644E-015" calcext:value-type="float">
            <text:p>1.208396644E-1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378778" calcext:value-type="float">
            <text:p>-3.78778E-05</text:p>
          </table:table-cell>
          <table:table-cell office:value-type="float" office:value="-0.00000312252" calcext:value-type="float">
            <text:p>-3.12252E-06</text:p>
          </table:table-cell>
          <table:table-cell office:value-type="float" office:value="0.00000910014" calcext:value-type="float">
            <text:p>9.10014E-06</text:p>
          </table:table-cell>
          <table:table-cell/>
          <table:table-cell office:value-type="float" office:value="-0.0000379" calcext:value-type="float">
            <text:p>-3.79E-05</text:p>
          </table:table-cell>
          <table:table-cell office:value-type="float" office:value="-0.0000031" calcext:value-type="float">
            <text:p>-3.1E-06</text:p>
          </table:table-cell>
          <table:table-cell office:value-type="float" office:value="0.0000091" calcext:value-type="float">
            <text:p>9.1E-06</text:p>
          </table:table-cell>
          <table:table-cell/>
          <table:table-cell table:formula="of:=POWER([.I134]-[.E134];2)" office:value-type="float" office:value="4.92840000000356E-016" calcext:value-type="float">
            <text:p>4.92840000000356E-16</text:p>
          </table:table-cell>
          <table:table-cell table:formula="of:=POWER([.J134]-[.F134];2)" office:value-type="float" office:value="5.07150399999996E-016" calcext:value-type="float">
            <text:p>5.07150399999996E-16</text:p>
          </table:table-cell>
          <table:table-cell table:formula="of:=POWER([.K134]-[.G134];2)" office:value-type="float" office:value="1.95999999998962E-020" calcext:value-type="float">
            <text:p>1.95999999998962E-2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218839" calcext:value-type="float">
            <text:p>-2.18839E-06</text:p>
          </table:table-cell>
          <table:table-cell office:value-type="float" office:value="-0.000000379617" calcext:value-type="float">
            <text:p>-3.79617E-07</text:p>
          </table:table-cell>
          <table:table-cell office:value-type="float" office:value="0.00000197644" calcext:value-type="float">
            <text:p>1.97644E-06</text:p>
          </table:table-cell>
          <table:table-cell/>
          <table:table-cell office:value-type="float" office:value="-0.0000022" calcext:value-type="float">
            <text:p>-2.2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" calcext:value-type="float">
            <text:p>2E-06</text:p>
          </table:table-cell>
          <table:table-cell/>
          <table:table-cell table:formula="of:=POWER([.I135]-[.E135];2)" office:value-type="float" office:value="1.34792100000007E-016" calcext:value-type="float">
            <text:p>1.34792100000007E-16</text:p>
          </table:table-cell>
          <table:table-cell table:formula="of:=POWER([.J135]-[.F135];2)" office:value-type="float" office:value="4.15466689E-016" calcext:value-type="float">
            <text:p>4.15466689E-16</text:p>
          </table:table-cell>
          <table:table-cell table:formula="of:=POWER([.K135]-[.G135];2)" office:value-type="float" office:value="5.55073599999992E-016" calcext:value-type="float">
            <text:p>5.55073599999992E-1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209855" calcext:value-type="float">
            <text:p>2.09855E-06</text:p>
          </table:table-cell>
          <table:table-cell office:value-type="float" office:value="0.000000315165" calcext:value-type="float">
            <text:p>3.15165E-07</text:p>
          </table:table-cell>
          <table:table-cell office:value-type="float" office:value="0.00000284882" calcext:value-type="float">
            <text:p>2.84882E-06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28" calcext:value-type="float">
            <text:p>2.8E-06</text:p>
          </table:table-cell>
          <table:table-cell/>
          <table:table-cell table:formula="of:=POWER([.I136]-[.E136];2)" office:value-type="float" office:value="2.10249999999939E-018" calcext:value-type="float">
            <text:p>2.10249999999939E-18</text:p>
          </table:table-cell>
          <table:table-cell table:formula="of:=POWER([.J136]-[.F136];2)" office:value-type="float" office:value="2.29977225E-016" calcext:value-type="float">
            <text:p>2.29977225E-16</text:p>
          </table:table-cell>
          <table:table-cell table:formula="of:=POWER([.K136]-[.G136];2)" office:value-type="float" office:value="2.3833924E-015" calcext:value-type="float">
            <text:p>2.3833924E-1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278482" calcext:value-type="float">
            <text:p>2.78482E-07</text:p>
          </table:table-cell>
          <table:table-cell office:value-type="float" office:value="-0.000000104001" calcext:value-type="float">
            <text:p>-1.04001E-07</text:p>
          </table:table-cell>
          <table:table-cell office:value-type="float" office:value="0.000000501301" calcext:value-type="float">
            <text:p>5.01301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05" calcext:value-type="float">
            <text:p>5E-07</text:p>
          </table:table-cell>
          <table:table-cell/>
          <table:table-cell table:formula="of:=POWER([.I137]-[.E137];2)" office:value-type="float" office:value="4.63024324E-016" calcext:value-type="float">
            <text:p>4.63024324E-16</text:p>
          </table:table-cell>
          <table:table-cell table:formula="of:=POWER([.J137]-[.F137];2)" office:value-type="float" office:value="1.6008001E-017" calcext:value-type="float">
            <text:p>1.6008001E-17</text:p>
          </table:table-cell>
          <table:table-cell table:formula="of:=POWER([.K137]-[.G137];2)" office:value-type="float" office:value="1.69260100000005E-018" calcext:value-type="float">
            <text:p>1.69260100000005E-1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033214" calcext:value-type="float">
            <text:p>3.3214E-08</text:p>
          </table:table-cell>
          <table:table-cell office:value-type="float" office:value="-0.000000844189" calcext:value-type="float">
            <text:p>-8.44189E-07</text:p>
          </table:table-cell>
          <table:table-cell office:value-type="float" office:value="0.00000355262" calcext:value-type="float">
            <text:p>3.55262E-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  <table:table-cell/>
          <table:table-cell table:formula="of:=POWER([.I138]-[.E138];2)" office:value-type="float" office:value="1.103169796E-015" calcext:value-type="float">
            <text:p>1.103169796E-15</text:p>
          </table:table-cell>
          <table:table-cell table:formula="of:=POWER([.J138]-[.F138];2)" office:value-type="float" office:value="1.952667721E-015" calcext:value-type="float">
            <text:p>1.952667721E-15</text:p>
          </table:table-cell>
          <table:table-cell table:formula="of:=POWER([.K138]-[.G138];2)" office:value-type="float" office:value="2.2448644E-015" calcext:value-type="float">
            <text:p>2.2448644E-1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.00000746617" calcext:value-type="float">
            <text:p>7.46617E-06</text:p>
          </table:table-cell>
          <table:table-cell office:value-type="float" office:value="-0.000000374728" calcext:value-type="float">
            <text:p>-3.74728E-07</text:p>
          </table:table-cell>
          <table:table-cell office:value-type="float" office:value="0.00000737806" calcext:value-type="float">
            <text:p>7.37806E-06</text:p>
          </table:table-cell>
          <table:table-cell/>
          <table:table-cell office:value-type="float" office:value="0.0000075" calcext:value-type="float">
            <text:p>7.5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4" calcext:value-type="float">
            <text:p>7.4E-06</text:p>
          </table:table-cell>
          <table:table-cell/>
          <table:table-cell table:formula="of:=POWER([.I139]-[.E139];2)" office:value-type="float" office:value="1.1444689E-015" calcext:value-type="float">
            <text:p>1.1444689E-15</text:p>
          </table:table-cell>
          <table:table-cell table:formula="of:=POWER([.J139]-[.F139];2)" office:value-type="float" office:value="6.38673983999998E-016" calcext:value-type="float">
            <text:p>6.38673983999998E-16</text:p>
          </table:table-cell>
          <table:table-cell table:formula="of:=POWER([.K139]-[.G139];2)" office:value-type="float" office:value="4.81363600000037E-016" calcext:value-type="float">
            <text:p>4.81363600000037E-1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0.00000193733" calcext:value-type="float">
            <text:p>1.93733E-06</text:p>
          </table:table-cell>
          <table:table-cell office:value-type="float" office:value="-0.00000115995" calcext:value-type="float">
            <text:p>-1.15995E-06</text:p>
          </table:table-cell>
          <table:table-cell office:value-type="float" office:value="0.000000817206" calcext:value-type="float">
            <text:p>8.17206E-07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  <table:table-cell/>
          <table:table-cell table:formula="of:=POWER([.I140]-[.E140];2)" office:value-type="float" office:value="1.39352890000002E-015" calcext:value-type="float">
            <text:p>1.39352890000002E-15</text:p>
          </table:table-cell>
          <table:table-cell table:formula="of:=POWER([.J140]-[.F140];2)" office:value-type="float" office:value="1.60400249999999E-015" calcext:value-type="float">
            <text:p>1.60400249999999E-15</text:p>
          </table:table-cell>
          <table:table-cell table:formula="of:=POWER([.K140]-[.G140];2)" office:value-type="float" office:value="2.96046435999999E-016" calcext:value-type="float">
            <text:p>2.96046435999999E-1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0415752" calcext:value-type="float">
            <text:p>4.15752E-06</text:p>
          </table:table-cell>
          <table:table-cell office:value-type="float" office:value="-0.000000494244" calcext:value-type="float">
            <text:p>-4.94244E-07</text:p>
          </table:table-cell>
          <table:table-cell office:value-type="float" office:value="0.000000337924" calcext:value-type="float">
            <text:p>3.37924E-07</text:p>
          </table:table-cell>
          <table:table-cell/>
          <table:table-cell office:value-type="float" office:value="0.0000042" calcext:value-type="float">
            <text:p>4.2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141]-[.E141];2)" office:value-type="float" office:value="1.80455039999995E-015" calcext:value-type="float">
            <text:p>1.80455039999995E-15</text:p>
          </table:table-cell>
          <table:table-cell table:formula="of:=POWER([.J141]-[.F141];2)" office:value-type="float" office:value="3.31315359999996E-017" calcext:value-type="float">
            <text:p>3.31315359999996E-17</text:p>
          </table:table-cell>
          <table:table-cell table:formula="of:=POWER([.K141]-[.G141];2)" office:value-type="float" office:value="1.438229776E-015" calcext:value-type="float">
            <text:p>1.438229776E-1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611605" calcext:value-type="float">
            <text:p>6.11605E-05</text:p>
          </table:table-cell>
          <table:table-cell office:value-type="float" office:value="-0.0000455598" calcext:value-type="float">
            <text:p>-4.55598E-05</text:p>
          </table:table-cell>
          <table:table-cell office:value-type="float" office:value="0.0000251841" calcext:value-type="float">
            <text:p>2.51841E-05</text:p>
          </table:table-cell>
          <table:table-cell/>
          <table:table-cell office:value-type="float" office:value="0.0000612" calcext:value-type="float">
            <text:p>6.12E-05</text:p>
          </table:table-cell>
          <table:table-cell office:value-type="float" office:value="-0.0000456" calcext:value-type="float">
            <text:p>-4.56E-05</text:p>
          </table:table-cell>
          <table:table-cell office:value-type="float" office:value="0.0000252" calcext:value-type="float">
            <text:p>2.52E-05</text:p>
          </table:table-cell>
          <table:table-cell/>
          <table:table-cell table:formula="of:=POWER([.I142]-[.E142];2)" office:value-type="float" office:value="1.56025000000095E-015" calcext:value-type="float">
            <text:p>1.56025000000095E-15</text:p>
          </table:table-cell>
          <table:table-cell table:formula="of:=POWER([.J142]-[.F142];2)" office:value-type="float" office:value="1.61603999999946E-015" calcext:value-type="float">
            <text:p>1.61603999999946E-15</text:p>
          </table:table-cell>
          <table:table-cell table:formula="of:=POWER([.K142]-[.G142];2)" office:value-type="float" office:value="2.52810000000031E-016" calcext:value-type="float">
            <text:p>2.52810000000031E-1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128613" calcext:value-type="float">
            <text:p>-0.00128613</text:p>
          </table:table-cell>
          <table:table-cell office:value-type="float" office:value="0.0000858462" calcext:value-type="float">
            <text:p>8.58462E-05</text:p>
          </table:table-cell>
          <table:table-cell office:value-type="float" office:value="-0.000385839" calcext:value-type="float">
            <text:p>-0.000385839</text:p>
          </table:table-cell>
          <table:table-cell/>
          <table:table-cell office:value-type="float" office:value="-0.0012861" calcext:value-type="float">
            <text:p>-0.0012861</text:p>
          </table:table-cell>
          <table:table-cell office:value-type="float" office:value="0.0000858" calcext:value-type="float">
            <text:p>8.58E-05</text:p>
          </table:table-cell>
          <table:table-cell office:value-type="float" office:value="-0.0003858" calcext:value-type="float">
            <text:p>-0.0003858</text:p>
          </table:table-cell>
          <table:table-cell/>
          <table:table-cell table:formula="of:=POWER([.I143]-[.E143];2)" office:value-type="float" office:value="9.00000000002321E-016" calcext:value-type="float">
            <text:p>9.00000000002321E-16</text:p>
          </table:table-cell>
          <table:table-cell table:formula="of:=POWER([.J143]-[.F143];2)" office:value-type="float" office:value="2.13443999999934E-015" calcext:value-type="float">
            <text:p>2.13443999999934E-15</text:p>
          </table:table-cell>
          <table:table-cell table:formula="of:=POWER([.K143]-[.G143];2)" office:value-type="float" office:value="1.52099999999716E-015" calcext:value-type="float">
            <text:p>1.52099999999716E-1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27553" calcext:value-type="float">
            <text:p>2.7553E-05</text:p>
          </table:table-cell>
          <table:table-cell office:value-type="float" office:value="-0.00000534856" calcext:value-type="float">
            <text:p>-5.34856E-06</text:p>
          </table:table-cell>
          <table:table-cell office:value-type="float" office:value="-0.00000415078" calcext:value-type="float">
            <text:p>-4.15078E-06</text:p>
          </table:table-cell>
          <table:table-cell/>
          <table:table-cell office:value-type="float" office:value="0.0000276" calcext:value-type="float">
            <text:p>2.76E-05</text:p>
          </table:table-cell>
          <table:table-cell office:value-type="float" office:value="-0.0000053" calcext:value-type="float">
            <text:p>-5.3E-06</text:p>
          </table:table-cell>
          <table:table-cell office:value-type="float" office:value="-0.0000042" calcext:value-type="float">
            <text:p>-4.2E-06</text:p>
          </table:table-cell>
          <table:table-cell/>
          <table:table-cell table:formula="of:=POWER([.I144]-[.E144];2)" office:value-type="float" office:value="2.20899999999981E-015" calcext:value-type="float">
            <text:p>2.20899999999981E-15</text:p>
          </table:table-cell>
          <table:table-cell table:formula="of:=POWER([.J144]-[.F144];2)" office:value-type="float" office:value="2.35807360000004E-015" calcext:value-type="float">
            <text:p>2.35807360000004E-15</text:p>
          </table:table-cell>
          <table:table-cell table:formula="of:=POWER([.K144]-[.G144];2)" office:value-type="float" office:value="2.4226084E-015" calcext:value-type="float">
            <text:p>2.4226084E-1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0.0000042417" calcext:value-type="float">
            <text:p>4.2417E-06</text:p>
          </table:table-cell>
          <table:table-cell office:value-type="float" office:value="0.000000237503" calcext:value-type="float">
            <text:p>2.37503E-07</text:p>
          </table:table-cell>
          <table:table-cell office:value-type="float" office:value="-0.000000376289" calcext:value-type="float">
            <text:p>-3.76289E-07</text:p>
          </table:table-cell>
          <table:table-cell/>
          <table:table-cell office:value-type="float" office:value="0.0000042" calcext:value-type="float">
            <text:p>4.2E-06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-0.0000004" calcext:value-type="float">
            <text:p>-4E-07</text:p>
          </table:table-cell>
          <table:table-cell/>
          <table:table-cell table:formula="of:=POWER([.I145]-[.E145];2)" office:value-type="float" office:value="1.73889000000007E-015" calcext:value-type="float">
            <text:p>1.73889000000007E-15</text:p>
          </table:table-cell>
          <table:table-cell table:formula="of:=POWER([.J145]-[.F145];2)" office:value-type="float" office:value="1.406475009E-015" calcext:value-type="float">
            <text:p>1.406475009E-15</text:p>
          </table:table-cell>
          <table:table-cell table:formula="of:=POWER([.K145]-[.G145];2)" office:value-type="float" office:value="5.62211520999998E-016" calcext:value-type="float">
            <text:p>5.62211520999998E-1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0.0000206002" calcext:value-type="float">
            <text:p>-2.06002E-05</text:p>
          </table:table-cell>
          <table:table-cell office:value-type="float" office:value="0.0000183157" calcext:value-type="float">
            <text:p>1.83157E-05</text:p>
          </table:table-cell>
          <table:table-cell office:value-type="float" office:value="-0.00000173097" calcext:value-type="float">
            <text:p>-1.73097E-06</text:p>
          </table:table-cell>
          <table:table-cell/>
          <table:table-cell office:value-type="float" office:value="-0.0000206" calcext:value-type="float">
            <text:p>-2.06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  <table:table-cell/>
          <table:table-cell table:formula="of:=POWER([.I146]-[.E146];2)" office:value-type="float" office:value="3.99999999988202E-020" calcext:value-type="float">
            <text:p>3.99999999988202E-20</text:p>
          </table:table-cell>
          <table:table-cell table:formula="of:=POWER([.J146]-[.F146];2)" office:value-type="float" office:value="2.46490000000017E-016" calcext:value-type="float">
            <text:p>2.46490000000017E-16</text:p>
          </table:table-cell>
          <table:table-cell table:formula="of:=POWER([.K146]-[.G146];2)" office:value-type="float" office:value="9.59140900000001E-016" calcext:value-type="float">
            <text:p>9.59140900000001E-1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0864674" calcext:value-type="float">
            <text:p>-8.64674E-06</text:p>
          </table:table-cell>
          <table:table-cell office:value-type="float" office:value="0.00000051961" calcext:value-type="float">
            <text:p>5.1961E-07</text:p>
          </table:table-cell>
          <table:table-cell office:value-type="float" office:value="-0.00000037819" calcext:value-type="float">
            <text:p>-3.7819E-07</text:p>
          </table:table-cell>
          <table:table-cell/>
          <table:table-cell office:value-type="float" office:value="-0.0000086" calcext:value-type="float">
            <text:p>-8.6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-0.0000004" calcext:value-type="float">
            <text:p>-4E-07</text:p>
          </table:table-cell>
          <table:table-cell/>
          <table:table-cell table:formula="of:=POWER([.I147]-[.E147];2)" office:value-type="float" office:value="2.18462760000002E-015" calcext:value-type="float">
            <text:p>2.18462760000002E-15</text:p>
          </table:table-cell>
          <table:table-cell table:formula="of:=POWER([.J147]-[.F147];2)" office:value-type="float" office:value="3.84552099999998E-016" calcext:value-type="float">
            <text:p>3.84552099999998E-16</text:p>
          </table:table-cell>
          <table:table-cell table:formula="of:=POWER([.K147]-[.G147];2)" office:value-type="float" office:value="4.756761E-016" calcext:value-type="float">
            <text:p>4.756761E-1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0212995" calcext:value-type="float">
            <text:p>2.12995E-06</text:p>
          </table:table-cell>
          <table:table-cell office:value-type="float" office:value="0.0000033256" calcext:value-type="float">
            <text:p>3.3256E-06</text:p>
          </table:table-cell>
          <table:table-cell office:value-type="float" office:value="0.000000746724" calcext:value-type="float">
            <text:p>7.46724E-07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0.0000007" calcext:value-type="float">
            <text:p>7E-07</text:p>
          </table:table-cell>
          <table:table-cell/>
          <table:table-cell table:formula="of:=POWER([.I148]-[.E148];2)" office:value-type="float" office:value="8.97002500000002E-016" calcext:value-type="float">
            <text:p>8.97002500000002E-16</text:p>
          </table:table-cell>
          <table:table-cell table:formula="of:=POWER([.J148]-[.F148];2)" office:value-type="float" office:value="6.55360000000012E-016" calcext:value-type="float">
            <text:p>6.55360000000012E-16</text:p>
          </table:table-cell>
          <table:table-cell table:formula="of:=POWER([.K148]-[.G148];2)" office:value-type="float" office:value="2.183132176E-015" calcext:value-type="float">
            <text:p>2.183132176E-1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0.00000150912" calcext:value-type="float">
            <text:p>1.50912E-06</text:p>
          </table:table-cell>
          <table:table-cell office:value-type="float" office:value="0.00000034461" calcext:value-type="float">
            <text:p>3.4461E-07</text:p>
          </table:table-cell>
          <table:table-cell office:value-type="float" office:value="0.000000438445" calcext:value-type="float">
            <text:p>4.38445E-07</text:p>
          </table:table-cell>
          <table:table-cell/>
          <table:table-cell office:value-type="float" office:value="0.0000015" calcext:value-type="float">
            <text:p>1.5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4" calcext:value-type="float">
            <text:p>4E-07</text:p>
          </table:table-cell>
          <table:table-cell/>
          <table:table-cell table:formula="of:=POWER([.I149]-[.E149];2)" office:value-type="float" office:value="8.31743999999994E-017" calcext:value-type="float">
            <text:p>8.31743999999994E-17</text:p>
          </table:table-cell>
          <table:table-cell table:formula="of:=POWER([.J149]-[.F149];2)" office:value-type="float" office:value="1.9900521E-015" calcext:value-type="float">
            <text:p>1.9900521E-15</text:p>
          </table:table-cell>
          <table:table-cell table:formula="of:=POWER([.K149]-[.G149];2)" office:value-type="float" office:value="1.478018025E-015" calcext:value-type="float">
            <text:p>1.478018025E-1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112017" calcext:value-type="float">
            <text:p>-1.12017E-05</text:p>
          </table:table-cell>
          <table:table-cell office:value-type="float" office:value="0.0000102987" calcext:value-type="float">
            <text:p>1.02987E-05</text:p>
          </table:table-cell>
          <table:table-cell office:value-type="float" office:value="0.00000202153" calcext:value-type="float">
            <text:p>2.02153E-06</text:p>
          </table:table-cell>
          <table:table-cell/>
          <table:table-cell office:value-type="float" office:value="-0.0000112" calcext:value-type="float">
            <text:p>-1.12E-05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0.000002" calcext:value-type="float">
            <text:p>2E-06</text:p>
          </table:table-cell>
          <table:table-cell/>
          <table:table-cell table:formula="of:=POWER([.I150]-[.E150];2)" office:value-type="float" office:value="2.88999999999539E-018" calcext:value-type="float">
            <text:p>2.88999999999539E-18</text:p>
          </table:table-cell>
          <table:table-cell table:formula="of:=POWER([.J150]-[.F150];2)" office:value-type="float" office:value="1.69000000000301E-018" calcext:value-type="float">
            <text:p>1.69000000000301E-18</text:p>
          </table:table-cell>
          <table:table-cell table:formula="of:=POWER([.K150]-[.G150];2)" office:value-type="float" office:value="4.63540900000005E-016" calcext:value-type="float">
            <text:p>4.63540900000005E-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197742" calcext:value-type="float">
            <text:p>-1.97742E-06</text:p>
          </table:table-cell>
          <table:table-cell office:value-type="float" office:value="0.000000443882" calcext:value-type="float">
            <text:p>4.43882E-07</text:p>
          </table:table-cell>
          <table:table-cell office:value-type="float" office:value="0.00000194279" calcext:value-type="float">
            <text:p>1.94279E-06</text:p>
          </table:table-cell>
          <table:table-cell/>
          <table:table-cell office:value-type="float" office:value="-0.000002" calcext:value-type="float">
            <text:p>-2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19" calcext:value-type="float">
            <text:p>1.9E-06</text:p>
          </table:table-cell>
          <table:table-cell/>
          <table:table-cell table:formula="of:=POWER([.I151]-[.E151];2)" office:value-type="float" office:value="5.09856399999994E-016" calcext:value-type="float">
            <text:p>5.09856399999994E-16</text:p>
          </table:table-cell>
          <table:table-cell table:formula="of:=POWER([.J151]-[.F151];2)" office:value-type="float" office:value="1.925629924E-015" calcext:value-type="float">
            <text:p>1.925629924E-15</text:p>
          </table:table-cell>
          <table:table-cell table:formula="of:=POWER([.K151]-[.G151];2)" office:value-type="float" office:value="1.83098410000002E-015" calcext:value-type="float">
            <text:p>1.83098410000002E-1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0.000000385081" calcext:value-type="float">
            <text:p>3.85081E-07</text:p>
          </table:table-cell>
          <table:table-cell table:number-columns-repeated="2" office:value-type="float" office:value="0.00000077272" calcext:value-type="float">
            <text:p>7.7272E-07</text:p>
          </table:table-cell>
          <table:table-cell/>
          <table:table-cell office:value-type="float" office:value="0.0000004" calcext:value-type="float">
            <text:p>4E-07</text:p>
          </table:table-cell>
          <table:table-cell table:number-columns-repeated="2" office:value-type="float" office:value="0.0000008" calcext:value-type="float">
            <text:p>8E-07</text:p>
          </table:table-cell>
          <table:table-cell/>
          <table:table-cell table:formula="of:=POWER([.I152]-[.E152];2)" office:value-type="float" office:value="2.22576561E-016" calcext:value-type="float">
            <text:p>2.22576561E-16</text:p>
          </table:table-cell>
          <table:table-cell table:formula="of:=POWER([.J152]-[.F152];2)" office:value-type="float" office:value="7.44198400000001E-016" calcext:value-type="float">
            <text:p>7.44198400000001E-16</text:p>
          </table:table-cell>
          <table:table-cell table:formula="of:=POWER([.K152]-[.G152];2)" office:value-type="float" office:value="7.44198400000001E-016" calcext:value-type="float">
            <text:p>7.44198400000001E-1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146248" calcext:value-type="float">
            <text:p>1.46248E-07</text:p>
          </table:table-cell>
          <table:table-cell office:value-type="float" office:value="0.00000000352936" calcext:value-type="float">
            <text:p>3.52936E-09</text:p>
          </table:table-cell>
          <table:table-cell office:value-type="float" office:value="0.000000263338" calcext:value-type="float">
            <text:p>2.63338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153]-[.E153];2)" office:value-type="float" office:value="2.138877504E-015" calcext:value-type="float">
            <text:p>2.138877504E-15</text:p>
          </table:table-cell>
          <table:table-cell table:formula="of:=POWER([.J153]-[.F153];2)" office:value-type="float" office:value="1.24563820096E-017" calcext:value-type="float">
            <text:p>1.24563820096E-17</text:p>
          </table:table-cell>
          <table:table-cell table:formula="of:=POWER([.K153]-[.G153];2)" office:value-type="float" office:value="1.344102244E-015" calcext:value-type="float">
            <text:p>1.344102244E-1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264059" calcext:value-type="float">
            <text:p>-2.64059E-07</text:p>
          </table:table-cell>
          <table:table-cell office:value-type="float" office:value="0.000000264059" calcext:value-type="float">
            <text:p>2.64059E-07</text:p>
          </table:table-cell>
          <table:table-cell office:value-type="float" office:value="0.0000006329" calcext:value-type="float">
            <text:p>6.329E-07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6" calcext:value-type="float">
            <text:p>6E-07</text:p>
          </table:table-cell>
          <table:table-cell/>
          <table:table-cell table:formula="of:=POWER([.I154]-[.E154];2)" office:value-type="float" office:value="1.291755481E-015" calcext:value-type="float">
            <text:p>1.291755481E-15</text:p>
          </table:table-cell>
          <table:table-cell table:formula="of:=POWER([.J154]-[.F154];2)" office:value-type="float" office:value="1.291755481E-015" calcext:value-type="float">
            <text:p>1.291755481E-15</text:p>
          </table:table-cell>
          <table:table-cell table:formula="of:=POWER([.K154]-[.G154];2)" office:value-type="float" office:value="1.08241E-015" calcext:value-type="float">
            <text:p>1.08241E-1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0.00000123124" calcext:value-type="float">
            <text:p>1.23124E-06</text:p>
          </table:table-cell>
          <table:table-cell office:value-type="float" office:value="-0.00000128549" calcext:value-type="float">
            <text:p>-1.28549E-06</text:p>
          </table:table-cell>
          <table:table-cell office:value-type="float" office:value="0.00000121835" calcext:value-type="float">
            <text:p>1.21835E-06</text:p>
          </table:table-cell>
          <table:table-cell/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  <table:table-cell/>
          <table:table-cell table:formula="of:=POWER([.I155]-[.E155];2)" office:value-type="float" office:value="9.75937600000004E-016" calcext:value-type="float">
            <text:p>9.75937600000004E-16</text:p>
          </table:table-cell>
          <table:table-cell table:formula="of:=POWER([.J155]-[.F155];2)" office:value-type="float" office:value="2.10540100000003E-016" calcext:value-type="float">
            <text:p>2.10540100000003E-16</text:p>
          </table:table-cell>
          <table:table-cell table:formula="of:=POWER([.K155]-[.G155];2)" office:value-type="float" office:value="3.367225E-016" calcext:value-type="float">
            <text:p>3.367225E-1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0.000000341729" calcext:value-type="float">
            <text:p>3.41729E-07</text:p>
          </table:table-cell>
          <table:table-cell office:value-type="float" office:value="0.000000118144" calcext:value-type="float">
            <text:p>1.18144E-07</text:p>
          </table:table-cell>
          <table:table-cell office:value-type="float" office:value="-0.000000118144" calcext:value-type="float">
            <text:p>-1.18144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  <table:table-cell/>
          <table:table-cell table:formula="of:=POWER([.I156]-[.E156];2)" office:value-type="float" office:value="1.741309441E-015" calcext:value-type="float">
            <text:p>1.741309441E-15</text:p>
          </table:table-cell>
          <table:table-cell table:formula="of:=POWER([.J156]-[.F156];2)" office:value-type="float" office:value="3.29204736E-016" calcext:value-type="float">
            <text:p>3.29204736E-16</text:p>
          </table:table-cell>
          <table:table-cell table:formula="of:=POWER([.K156]-[.G156];2)" office:value-type="float" office:value="3.29204736E-016" calcext:value-type="float">
            <text:p>3.29204736E-1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0143714" calcext:value-type="float">
            <text:p>1.43714E-06</text:p>
          </table:table-cell>
          <table:table-cell office:value-type="float" office:value="-0.000000200277" calcext:value-type="float">
            <text:p>-2.00277E-07</text:p>
          </table:table-cell>
          <table:table-cell office:value-type="float" office:value="-0.000000325494" calcext:value-type="float">
            <text:p>-3.25494E-07</text:p>
          </table:table-cell>
          <table:table-cell/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  <table:table-cell/>
          <table:table-cell table:formula="of:=POWER([.I157]-[.E157];2)" office:value-type="float" office:value="1.37937960000001E-015" calcext:value-type="float">
            <text:p>1.37937960000001E-15</text:p>
          </table:table-cell>
          <table:table-cell table:formula="of:=POWER([.J157]-[.F157];2)" office:value-type="float" office:value="7.67289999999981E-020" calcext:value-type="float">
            <text:p>7.67289999999981E-20</text:p>
          </table:table-cell>
          <table:table-cell table:formula="of:=POWER([.K157]-[.G157];2)" office:value-type="float" office:value="6.49944036E-016" calcext:value-type="float">
            <text:p>6.49944036E-1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000768646" calcext:value-type="float">
            <text:p>7.68646E-08</text:p>
          </table:table-cell>
          <table:table-cell office:value-type="float" office:value="-0.000000672018" calcext:value-type="float">
            <text:p>-6.72018E-07</text:p>
          </table:table-cell>
          <table:table-cell office:value-type="float" office:value="-0.000000923462" calcext:value-type="float">
            <text:p>-9.23462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-0.0000009" calcext:value-type="float">
            <text:p>-9E-07</text:p>
          </table:table-cell>
          <table:table-cell/>
          <table:table-cell table:formula="of:=POWER([.I158]-[.E158];2)" office:value-type="float" office:value="5.3524673316E-016" calcext:value-type="float">
            <text:p>5.3524673316E-16</text:p>
          </table:table-cell>
          <table:table-cell table:formula="of:=POWER([.J158]-[.F158];2)" office:value-type="float" office:value="7.82992324000001E-016" calcext:value-type="float">
            <text:p>7.82992324000001E-16</text:p>
          </table:table-cell>
          <table:table-cell table:formula="of:=POWER([.K158]-[.G158];2)" office:value-type="float" office:value="5.50465443999999E-016" calcext:value-type="float">
            <text:p>5.50465443999999E-1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0024805" calcext:value-type="float">
            <text:p>-2.4805E-07</text:p>
          </table:table-cell>
          <table:table-cell office:value-type="float" office:value="-0.0000045844" calcext:value-type="float">
            <text:p>-4.5844E-06</text:p>
          </table:table-cell>
          <table:table-cell office:value-type="float" office:value="-0.00000278295" calcext:value-type="float">
            <text:p>-2.78295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-0.0000046" calcext:value-type="float">
            <text:p>-4.6E-06</text:p>
          </table:table-cell>
          <table:table-cell office:value-type="float" office:value="-0.0000028" calcext:value-type="float">
            <text:p>-2.8E-06</text:p>
          </table:table-cell>
          <table:table-cell/>
          <table:table-cell table:formula="of:=POWER([.I159]-[.E159];2)" office:value-type="float" office:value="2.3088025E-015" calcext:value-type="float">
            <text:p>2.3088025E-15</text:p>
          </table:table-cell>
          <table:table-cell table:formula="of:=POWER([.J159]-[.F159];2)" office:value-type="float" office:value="2.43359999999957E-016" calcext:value-type="float">
            <text:p>2.43359999999957E-16</text:p>
          </table:table-cell>
          <table:table-cell table:formula="of:=POWER([.K159]-[.G159];2)" office:value-type="float" office:value="2.90702500000004E-016" calcext:value-type="float">
            <text:p>2.90702500000004E-1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0209991" calcext:value-type="float">
            <text:p>2.09991E-06</text:p>
          </table:table-cell>
          <table:table-cell office:value-type="float" office:value="0.0000018305" calcext:value-type="float">
            <text:p>1.8305E-06</text:p>
          </table:table-cell>
          <table:table-cell office:value-type="float" office:value="-0.0000014013" calcext:value-type="float">
            <text:p>-1.4013E-06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4" calcext:value-type="float">
            <text:p>-1.4E-06</text:p>
          </table:table-cell>
          <table:table-cell/>
          <table:table-cell table:formula="of:=POWER([.I160]-[.E160];2)" office:value-type="float" office:value="8.09999999998978E-021" calcext:value-type="float">
            <text:p>8.09999999998978E-21</text:p>
          </table:table-cell>
          <table:table-cell table:formula="of:=POWER([.J160]-[.F160];2)" office:value-type="float" office:value="9.30250000000024E-016" calcext:value-type="float">
            <text:p>9.30250000000024E-16</text:p>
          </table:table-cell>
          <table:table-cell table:formula="of:=POWER([.K160]-[.G160];2)" office:value-type="float" office:value="1.69000000000025E-018" calcext:value-type="float">
            <text:p>1.69000000000025E-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0.000000278193" calcext:value-type="float">
            <text:p>2.78193E-07</text:p>
          </table:table-cell>
          <table:table-cell office:value-type="float" office:value="0.000000695609" calcext:value-type="float">
            <text:p>6.95609E-07</text:p>
          </table:table-cell>
          <table:table-cell office:value-type="float" office:value="-0.0000000748334" calcext:value-type="float">
            <text:p>-7.48334E-08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1" calcext:value-type="float">
            <text:p>-1E-07</text:p>
          </table:table-cell>
          <table:table-cell/>
          <table:table-cell table:formula="of:=POWER([.I161]-[.E161];2)" office:value-type="float" office:value="4.75545248999999E-016" calcext:value-type="float">
            <text:p>4.75545248999999E-16</text:p>
          </table:table-cell>
          <table:table-cell table:formula="of:=POWER([.J161]-[.F161];2)" office:value-type="float" office:value="1.92808809999998E-017" calcext:value-type="float">
            <text:p>1.92808809999998E-17</text:p>
          </table:table-cell>
          <table:table-cell table:formula="of:=POWER([.K161]-[.G161];2)" office:value-type="float" office:value="6.3335775556E-016" calcext:value-type="float">
            <text:p>6.3335775556E-1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0.0000440207" calcext:value-type="float">
            <text:p>4.40207E-05</text:p>
          </table:table-cell>
          <table:table-cell office:value-type="float" office:value="0.0000421326" calcext:value-type="float">
            <text:p>4.21326E-05</text:p>
          </table:table-cell>
          <table:table-cell office:value-type="float" office:value="-0.0000016923" calcext:value-type="float">
            <text:p>-1.6923E-06</text:p>
          </table:table-cell>
          <table:table-cell/>
          <table:table-cell office:value-type="float" office:value="0.000044" calcext:value-type="float">
            <text:p>4.4E-05</text:p>
          </table:table-cell>
          <table:table-cell office:value-type="float" office:value="0.0000421" calcext:value-type="float">
            <text:p>4.21E-05</text:p>
          </table:table-cell>
          <table:table-cell office:value-type="float" office:value="-0.0000017" calcext:value-type="float">
            <text:p>-1.7E-06</text:p>
          </table:table-cell>
          <table:table-cell/>
          <table:table-cell table:formula="of:=POWER([.I162]-[.E162];2)" office:value-type="float" office:value="4.28489999999915E-016" calcext:value-type="float">
            <text:p>4.28489999999915E-16</text:p>
          </table:table-cell>
          <table:table-cell table:formula="of:=POWER([.J162]-[.F162];2)" office:value-type="float" office:value="1.06276000000024E-015" calcext:value-type="float">
            <text:p>1.06276000000024E-15</text:p>
          </table:table-cell>
          <table:table-cell table:formula="of:=POWER([.K162]-[.G162];2)" office:value-type="float" office:value="5.92899999999959E-017" calcext:value-type="float">
            <text:p>5.92899999999959E-1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000760299" calcext:value-type="float">
            <text:p>7.60299E-08</text:p>
          </table:table-cell>
          <table:table-cell office:value-type="float" office:value="0.00000103095" calcext:value-type="float">
            <text:p>1.03095E-06</text:p>
          </table:table-cell>
          <table:table-cell office:value-type="float" office:value="-0.000000166152" calcext:value-type="float">
            <text:p>-1.66152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  <table:table-cell/>
          <table:table-cell table:formula="of:=POWER([.I163]-[.E163];2)" office:value-type="float" office:value="5.74565694009999E-016" calcext:value-type="float">
            <text:p>5.74565694009999E-16</text:p>
          </table:table-cell>
          <table:table-cell table:formula="of:=POWER([.J163]-[.F163];2)" office:value-type="float" office:value="9.57902499999993E-016" calcext:value-type="float">
            <text:p>9.57902499999993E-16</text:p>
          </table:table-cell>
          <table:table-cell table:formula="of:=POWER([.K163]-[.G163];2)" office:value-type="float" office:value="1.145687104E-015" calcext:value-type="float">
            <text:p>1.145687104E-1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0189663" calcext:value-type="float">
            <text:p>1.89663E-06</text:p>
          </table:table-cell>
          <table:table-cell office:value-type="float" office:value="0.00000175582" calcext:value-type="float">
            <text:p>1.75582E-06</text:p>
          </table:table-cell>
          <table:table-cell office:value-type="float" office:value="-0.00000129171" calcext:value-type="float">
            <text:p>-1.29171E-06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3" calcext:value-type="float">
            <text:p>-1.3E-06</text:p>
          </table:table-cell>
          <table:table-cell/>
          <table:table-cell table:formula="of:=POWER([.I164]-[.E164];2)" office:value-type="float" office:value="1.1356899999999E-017" calcext:value-type="float">
            <text:p>1.1356899999999E-17</text:p>
          </table:table-cell>
          <table:table-cell table:formula="of:=POWER([.J164]-[.F164];2)" office:value-type="float" office:value="1.95187239999998E-015" calcext:value-type="float">
            <text:p>1.95187239999998E-15</text:p>
          </table:table-cell>
          <table:table-cell table:formula="of:=POWER([.K164]-[.G164];2)" office:value-type="float" office:value="6.87241000000023E-017" calcext:value-type="float">
            <text:p>6.87241000000023E-1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00144518" calcext:value-type="float">
            <text:p>1.44518E-07</text:p>
          </table:table-cell>
          <table:table-cell office:value-type="float" office:value="0.000000361567" calcext:value-type="float">
            <text:p>3.61567E-07</text:p>
          </table:table-cell>
          <table:table-cell office:value-type="float" office:value="0.00000000707667" calcext:value-type="float">
            <text:p>7.07667E-09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I165]-[.E165];2)" office:value-type="float" office:value="1.981852324E-015" calcext:value-type="float">
            <text:p>1.981852324E-15</text:p>
          </table:table-cell>
          <table:table-cell table:formula="of:=POWER([.J165]-[.F165];2)" office:value-type="float" office:value="1.477095489E-015" calcext:value-type="float">
            <text:p>1.477095489E-15</text:p>
          </table:table-cell>
          <table:table-cell table:formula="of:=POWER([.K165]-[.G165];2)" office:value-type="float" office:value="5.00792582889E-017" calcext:value-type="float">
            <text:p>5.00792582889E-1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0623127" calcext:value-type="float">
            <text:p>6.23127E-06</text:p>
          </table:table-cell>
          <table:table-cell office:value-type="float" office:value="0.00000565122" calcext:value-type="float">
            <text:p>5.65122E-06</text:p>
          </table:table-cell>
          <table:table-cell office:value-type="float" office:value="-0.00000256825" calcext:value-type="float">
            <text:p>-2.56825E-06</text:p>
          </table:table-cell>
          <table:table-cell/>
          <table:table-cell office:value-type="float" office:value="0.0000062" calcext:value-type="float">
            <text:p>6.2E-06</text:p>
          </table:table-cell>
          <table:table-cell office:value-type="float" office:value="0.0000057" calcext:value-type="float">
            <text:p>5.7E-06</text:p>
          </table:table-cell>
          <table:table-cell office:value-type="float" office:value="-0.0000026" calcext:value-type="float">
            <text:p>-2.6E-06</text:p>
          </table:table-cell>
          <table:table-cell/>
          <table:table-cell table:formula="of:=POWER([.I166]-[.E166];2)" office:value-type="float" office:value="9.77812899999976E-016" calcext:value-type="float">
            <text:p>9.77812899999976E-16</text:p>
          </table:table-cell>
          <table:table-cell table:formula="of:=POWER([.J166]-[.F166];2)" office:value-type="float" office:value="2.37948839999997E-015" calcext:value-type="float">
            <text:p>2.37948839999997E-15</text:p>
          </table:table-cell>
          <table:table-cell table:formula="of:=POWER([.K166]-[.G166];2)" office:value-type="float" office:value="1.00806250000001E-015" calcext:value-type="float">
            <text:p>1.00806250000001E-1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00365253" calcext:value-type="float">
            <text:p>-3.65253E-08</text:p>
          </table:table-cell>
          <table:table-cell office:value-type="float" office:value="0.0000002374" calcext:value-type="float">
            <text:p>2.374E-07</text:p>
          </table:table-cell>
          <table:table-cell office:value-type="float" office:value="0.0000000365253" calcext:value-type="float">
            <text:p>3.65253E-0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I167]-[.E167];2)" office:value-type="float" office:value="1.33409754009E-015" calcext:value-type="float">
            <text:p>1.33409754009E-15</text:p>
          </table:table-cell>
          <table:table-cell table:formula="of:=POWER([.J167]-[.F167];2)" office:value-type="float" office:value="1.39876E-015" calcext:value-type="float">
            <text:p>1.39876E-15</text:p>
          </table:table-cell>
          <table:table-cell table:formula="of:=POWER([.K167]-[.G167];2)" office:value-type="float" office:value="1.33409754009E-015" calcext:value-type="float">
            <text:p>1.33409754009E-1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032383" calcext:value-type="float">
            <text:p>3.2383E-07</text:p>
          </table:table-cell>
          <table:table-cell office:value-type="float" office:value="0.000000114769" calcext:value-type="float">
            <text:p>1.14769E-07</text:p>
          </table:table-cell>
          <table:table-cell office:value-type="float" office:value="-0.000000114769" calcext:value-type="float">
            <text:p>-1.14769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  <table:table-cell/>
          <table:table-cell table:formula="of:=POWER([.I168]-[.E168];2)" office:value-type="float" office:value="5.67868899999999E-016" calcext:value-type="float">
            <text:p>5.67868899999999E-16</text:p>
          </table:table-cell>
          <table:table-cell table:formula="of:=POWER([.J168]-[.F168];2)" office:value-type="float" office:value="2.18123361E-016" calcext:value-type="float">
            <text:p>2.18123361E-16</text:p>
          </table:table-cell>
          <table:table-cell table:formula="of:=POWER([.K168]-[.G168];2)" office:value-type="float" office:value="2.18123361E-016" calcext:value-type="float">
            <text:p>2.18123361E-1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7.04" calcext:value-type="float">
            <text:p>7.04</text:p>
          </table:table-cell>
          <table:table-cell office:value-type="float" office:value="0.0000000415548" calcext:value-type="float">
            <text:p>4.15548E-08</text:p>
          </table:table-cell>
          <table:table-cell office:value-type="float" office:value="0.000000104001" calcext:value-type="float">
            <text:p>1.04001E-07</text:p>
          </table:table-cell>
          <table:table-cell office:value-type="float" office:value="0.0000000748334" calcext:value-type="float">
            <text:p>7.48334E-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01" calcext:value-type="float">
            <text:p>1E-07</text:p>
          </table:table-cell>
          <table:table-cell/>
          <table:table-cell table:formula="of:=POWER([.I169]-[.E169];2)" office:value-type="float" office:value="1.72680140304E-015" calcext:value-type="float">
            <text:p>1.72680140304E-15</text:p>
          </table:table-cell>
          <table:table-cell table:formula="of:=POWER([.J169]-[.F169];2)" office:value-type="float" office:value="1.6008001E-017" calcext:value-type="float">
            <text:p>1.6008001E-17</text:p>
          </table:table-cell>
          <table:table-cell table:formula="of:=POWER([.K169]-[.G169];2)" office:value-type="float" office:value="6.3335775556E-016" calcext:value-type="float">
            <text:p>6.3335775556E-1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0.000000534567" calcext:value-type="float">
            <text:p>5.34567E-07</text:p>
          </table:table-cell>
          <table:table-cell office:value-type="float" office:value="0.000000516526" calcext:value-type="float">
            <text:p>5.16526E-07</text:p>
          </table:table-cell>
          <table:table-cell/>
          <table:table-cell table:number-columns-repeated="3" office:value-type="float" office:value="0.0000005" calcext:value-type="float">
            <text:p>5E-07</text:p>
          </table:table-cell>
          <table:table-cell/>
          <table:table-cell table:formula="of:=POWER([.I170]-[.E170];2)" office:value-type="float" office:value="1.194877489E-015" calcext:value-type="float">
            <text:p>1.194877489E-15</text:p>
          </table:table-cell>
          <table:table-cell table:formula="of:=POWER([.J170]-[.F170];2)" office:value-type="float" office:value="1.194877489E-015" calcext:value-type="float">
            <text:p>1.194877489E-15</text:p>
          </table:table-cell>
          <table:table-cell table:formula="of:=POWER([.K170]-[.G170];2)" office:value-type="float" office:value="2.73108676000002E-016" calcext:value-type="float">
            <text:p>2.73108676000002E-1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0.000000130365" calcext:value-type="float">
            <text:p>1.30365E-07</text:p>
          </table:table-cell>
          <table:table-cell office:value-type="float" office:value="0.000000225883" calcext:value-type="float">
            <text:p>2.25883E-07</text:p>
          </table:table-cell>
          <table:table-cell office:value-type="float" office:value="0.000000130365" calcext:value-type="float">
            <text:p>1.30365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  <table:table-cell/>
          <table:table-cell table:formula="of:=POWER([.I171]-[.E171];2)" office:value-type="float" office:value="9.22033225E-016" calcext:value-type="float">
            <text:p>9.22033225E-16</text:p>
          </table:table-cell>
          <table:table-cell table:formula="of:=POWER([.J171]-[.F171];2)" office:value-type="float" office:value="6.69929689E-016" calcext:value-type="float">
            <text:p>6.69929689E-16</text:p>
          </table:table-cell>
          <table:table-cell table:formula="of:=POWER([.K171]-[.G171];2)" office:value-type="float" office:value="9.22033225E-016" calcext:value-type="float">
            <text:p>9.22033225E-1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0.000000276322" calcext:value-type="float">
            <text:p>2.76322E-07</text:p>
          </table:table-cell>
          <table:table-cell table:number-columns-repeated="2" office:value-type="float" office:value="0.000000655049" calcext:value-type="float">
            <text:p>6.55049E-07</text:p>
          </table:table-cell>
          <table:table-cell/>
          <table:table-cell office:value-type="float" office:value="0.0000003" calcext:value-type="float">
            <text:p>3E-07</text:p>
          </table:table-cell>
          <table:table-cell table:number-columns-repeated="2" office:value-type="float" office:value="0.0000007" calcext:value-type="float">
            <text:p>7E-07</text:p>
          </table:table-cell>
          <table:table-cell/>
          <table:table-cell table:formula="of:=POWER([.I172]-[.E172];2)" office:value-type="float" office:value="5.60647684E-016" calcext:value-type="float">
            <text:p>5.60647684E-16</text:p>
          </table:table-cell>
          <table:table-cell table:formula="of:=POWER([.J172]-[.F172];2)" office:value-type="float" office:value="2.020592401E-015" calcext:value-type="float">
            <text:p>2.020592401E-15</text:p>
          </table:table-cell>
          <table:table-cell table:formula="of:=POWER([.K172]-[.G172];2)" office:value-type="float" office:value="2.020592401E-015" calcext:value-type="float">
            <text:p>2.020592401E-1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00135755" calcext:value-type="float">
            <text:p>1.35755E-07</text:p>
          </table:table-cell>
          <table:table-cell office:value-type="float" office:value="0.00000033952" calcext:value-type="float">
            <text:p>3.3952E-07</text:p>
          </table:table-cell>
          <table:table-cell office:value-type="float" office:value="-0.00000000707667" calcext:value-type="float">
            <text:p>-7.07667E-09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" calcext:value-type="float">
            <text:p>0</text:p>
          </table:table-cell>
          <table:table-cell/>
          <table:table-cell table:formula="of:=POWER([.I173]-[.E173];2)" office:value-type="float" office:value="1.278420025E-015" calcext:value-type="float">
            <text:p>1.278420025E-15</text:p>
          </table:table-cell>
          <table:table-cell table:formula="of:=POWER([.J173]-[.F173];2)" office:value-type="float" office:value="1.5618304E-015" calcext:value-type="float">
            <text:p>1.5618304E-15</text:p>
          </table:table-cell>
          <table:table-cell table:formula="of:=POWER([.K173]-[.G173];2)" office:value-type="float" office:value="5.00792582889E-017" calcext:value-type="float">
            <text:p>5.00792582889E-1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162074" calcext:value-type="float">
            <text:p>1.62074E-05</text:p>
          </table:table-cell>
          <table:table-cell office:value-type="float" office:value="0.0000152715" calcext:value-type="float">
            <text:p>1.52715E-05</text:p>
          </table:table-cell>
          <table:table-cell office:value-type="float" office:value="0.00000374402" calcext:value-type="float">
            <text:p>3.74402E-06</text:p>
          </table:table-cell>
          <table:table-cell/>
          <table:table-cell office:value-type="float" office:value="0.0000162" calcext:value-type="float">
            <text:p>1.62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37" calcext:value-type="float">
            <text:p>3.7E-06</text:p>
          </table:table-cell>
          <table:table-cell/>
          <table:table-cell table:formula="of:=POWER([.I174]-[.E174];2)" office:value-type="float" office:value="5.47599999999894E-017" calcext:value-type="float">
            <text:p>5.47599999999894E-17</text:p>
          </table:table-cell>
          <table:table-cell table:formula="of:=POWER([.J174]-[.F174];2)" office:value-type="float" office:value="8.12250000000086E-016" calcext:value-type="float">
            <text:p>8.12250000000086E-16</text:p>
          </table:table-cell>
          <table:table-cell table:formula="of:=POWER([.K174]-[.G174];2)" office:value-type="float" office:value="1.93776039999997E-015" calcext:value-type="float">
            <text:p>1.93776039999997E-1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00363449" calcext:value-type="float">
            <text:p>3.63449E-07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-0.000000000737543" calcext:value-type="float">
            <text:p>-7.37543E-10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" calcext:value-type="float">
            <text:p>0</text:p>
          </table:table-cell>
          <table:table-cell/>
          <table:table-cell table:formula="of:=POWER([.I175]-[.E175];2)" office:value-type="float" office:value="1.335975601E-015" calcext:value-type="float">
            <text:p>1.335975601E-15</text:p>
          </table:table-cell>
          <table:table-cell table:formula="of:=POWER([.J175]-[.F175];2)" office:value-type="float" office:value="6.00250000000007E-016" calcext:value-type="float">
            <text:p>6.00250000000007E-16</text:p>
          </table:table-cell>
          <table:table-cell table:formula="of:=POWER([.K175]-[.G175];2)" office:value-type="float" office:value="5.43969676849E-019" calcext:value-type="float">
            <text:p>5.43969676849E-1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0186506" calcext:value-type="float">
            <text:p>1.86506E-06</text:p>
          </table:table-cell>
          <table:table-cell office:value-type="float" office:value="0.0000031731" calcext:value-type="float">
            <text:p>3.1731E-06</text:p>
          </table:table-cell>
          <table:table-cell office:value-type="float" office:value="0.000000751435" calcext:value-type="float">
            <text:p>7.51435E-07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00008" calcext:value-type="float">
            <text:p>8E-07</text:p>
          </table:table-cell>
          <table:table-cell/>
          <table:table-cell table:formula="of:=POWER([.I176]-[.E176];2)" office:value-type="float" office:value="1.22080359999999E-015" calcext:value-type="float">
            <text:p>1.22080359999999E-15</text:p>
          </table:table-cell>
          <table:table-cell table:formula="of:=POWER([.J176]-[.F176];2)" office:value-type="float" office:value="7.23609999999983E-016" calcext:value-type="float">
            <text:p>7.23609999999983E-16</text:p>
          </table:table-cell>
          <table:table-cell table:formula="of:=POWER([.K176]-[.G176];2)" office:value-type="float" office:value="2.35855922499999E-015" calcext:value-type="float">
            <text:p>2.35855922499999E-1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0.0000039794" calcext:value-type="float">
            <text:p>3.9794E-06</text:p>
          </table:table-cell>
          <table:table-cell office:value-type="float" office:value="0.000000325296" calcext:value-type="float">
            <text:p>3.25296E-07</text:p>
          </table:table-cell>
          <table:table-cell office:value-type="float" office:value="-0.000000358886" calcext:value-type="float">
            <text:p>-3.58886E-0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.0000004" calcext:value-type="float">
            <text:p>-4E-07</text:p>
          </table:table-cell>
          <table:table-cell/>
          <table:table-cell table:formula="of:=POWER([.I177]-[.E177];2)" office:value-type="float" office:value="4.24359999999977E-016" calcext:value-type="float">
            <text:p>4.24359999999977E-16</text:p>
          </table:table-cell>
          <table:table-cell table:formula="of:=POWER([.J177]-[.F177];2)" office:value-type="float" office:value="6.39887616E-016" calcext:value-type="float">
            <text:p>6.39887616E-16</text:p>
          </table:table-cell>
          <table:table-cell table:formula="of:=POWER([.K177]-[.G177];2)" office:value-type="float" office:value="1.690360996E-015" calcext:value-type="float">
            <text:p>1.690360996E-1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-0.000680398" calcext:value-type="float">
            <text:p>-0.000680398</text:p>
          </table:table-cell>
          <table:table-cell office:value-type="float" office:value="-0.000275134" calcext:value-type="float">
            <text:p>-0.000275134</text:p>
          </table:table-cell>
          <table:table-cell office:value-type="float" office:value="-0.0000875062" calcext:value-type="float">
            <text:p>-8.75062E-05</text:p>
          </table:table-cell>
          <table:table-cell/>
          <table:table-cell office:value-type="float" office:value="-0.0006804" calcext:value-type="float">
            <text:p>-0.0006804</text:p>
          </table:table-cell>
          <table:table-cell office:value-type="float" office:value="-0.0002751" calcext:value-type="float">
            <text:p>-0.0002751</text:p>
          </table:table-cell>
          <table:table-cell office:value-type="float" office:value="-0.0000875" calcext:value-type="float">
            <text:p>-8.75E-05</text:p>
          </table:table-cell>
          <table:table-cell/>
          <table:table-cell table:formula="of:=POWER([.I178]-[.E178];2)" office:value-type="float" office:value="4.00000000012596E-018" calcext:value-type="float">
            <text:p>4.00000000012596E-18</text:p>
          </table:table-cell>
          <table:table-cell table:formula="of:=POWER([.J178]-[.F178];2)" office:value-type="float" office:value="1.15599999999954E-015" calcext:value-type="float">
            <text:p>1.15599999999954E-15</text:p>
          </table:table-cell>
          <table:table-cell table:formula="of:=POWER([.K178]-[.G178];2)" office:value-type="float" office:value="3.84399999998325E-017" calcext:value-type="float">
            <text:p>3.84399999998325E-1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127429" calcext:value-type="float">
            <text:p>1.27429E-05</text:p>
          </table:table-cell>
          <table:table-cell office:value-type="float" office:value="0.00000418163" calcext:value-type="float">
            <text:p>4.18163E-06</text:p>
          </table:table-cell>
          <table:table-cell office:value-type="float" office:value="-0.0000072837" calcext:value-type="float">
            <text:p>-7.2837E-06</text:p>
          </table:table-cell>
          <table:table-cell/>
          <table:table-cell office:value-type="float" office:value="0.0000127" calcext:value-type="float">
            <text:p>1.27E-05</text:p>
          </table:table-cell>
          <table:table-cell office:value-type="float" office:value="0.0000042" calcext:value-type="float">
            <text:p>4.2E-06</text:p>
          </table:table-cell>
          <table:table-cell office:value-type="float" office:value="-0.0000073" calcext:value-type="float">
            <text:p>-7.3E-06</text:p>
          </table:table-cell>
          <table:table-cell/>
          <table:table-cell table:formula="of:=POWER([.I179]-[.E179];2)" office:value-type="float" office:value="1.84041000000008E-015" calcext:value-type="float">
            <text:p>1.84041000000008E-15</text:p>
          </table:table-cell>
          <table:table-cell table:formula="of:=POWER([.J179]-[.F179];2)" office:value-type="float" office:value="3.37456900000005E-016" calcext:value-type="float">
            <text:p>3.37456900000005E-16</text:p>
          </table:table-cell>
          <table:table-cell table:formula="of:=POWER([.K179]-[.G179];2)" office:value-type="float" office:value="2.65689999999978E-016" calcext:value-type="float">
            <text:p>2.65689999999978E-1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274446" calcext:value-type="float">
            <text:p>2.74446E-05</text:p>
          </table:table-cell>
          <table:table-cell office:value-type="float" office:value="-0.0000045993" calcext:value-type="float">
            <text:p>-4.5993E-06</text:p>
          </table:table-cell>
          <table:table-cell office:value-type="float" office:value="-0.00000462261" calcext:value-type="float">
            <text:p>-4.62261E-06</text:p>
          </table:table-cell>
          <table:table-cell/>
          <table:table-cell office:value-type="float" office:value="0.0000274" calcext:value-type="float">
            <text:p>2.74E-05</text:p>
          </table:table-cell>
          <table:table-cell table:number-columns-repeated="2" office:value-type="float" office:value="-0.0000046" calcext:value-type="float">
            <text:p>-4.6E-06</text:p>
          </table:table-cell>
          <table:table-cell/>
          <table:table-cell table:formula="of:=POWER([.I180]-[.E180];2)" office:value-type="float" office:value="1.98915999999966E-015" calcext:value-type="float">
            <text:p>1.98915999999966E-15</text:p>
          </table:table-cell>
          <table:table-cell table:formula="of:=POWER([.J180]-[.F180];2)" office:value-type="float" office:value="4.89999999998591E-019" calcext:value-type="float">
            <text:p>4.89999999998591E-19</text:p>
          </table:table-cell>
          <table:table-cell table:formula="of:=POWER([.K180]-[.G180];2)" office:value-type="float" office:value="5.11212100000013E-016" calcext:value-type="float">
            <text:p>5.11212100000013E-1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0140666" calcext:value-type="float">
            <text:p>1.40666E-06</text:p>
          </table:table-cell>
          <table:table-cell office:value-type="float" office:value="-0.000000194319" calcext:value-type="float">
            <text:p>-1.94319E-07</text:p>
          </table:table-cell>
          <table:table-cell office:value-type="float" office:value="-0.000000318919" calcext:value-type="float">
            <text:p>-3.18919E-07</text:p>
          </table:table-cell>
          <table:table-cell/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  <table:table-cell/>
          <table:table-cell table:formula="of:=POWER([.I181]-[.E181];2)" office:value-type="float" office:value="4.43556000000005E-017" calcext:value-type="float">
            <text:p>4.43556000000005E-17</text:p>
          </table:table-cell>
          <table:table-cell table:formula="of:=POWER([.J181]-[.F181];2)" office:value-type="float" office:value="3.22737609999998E-017" calcext:value-type="float">
            <text:p>3.22737609999998E-17</text:p>
          </table:table-cell>
          <table:table-cell table:formula="of:=POWER([.K181]-[.G181];2)" office:value-type="float" office:value="3.57928560999999E-016" calcext:value-type="float">
            <text:p>3.57928560999999E-1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128289" calcext:value-type="float">
            <text:p>1.28289E-05</text:p>
          </table:table-cell>
          <table:table-cell office:value-type="float" office:value="-0.0000128274" calcext:value-type="float">
            <text:p>-1.28274E-05</text:p>
          </table:table-cell>
          <table:table-cell office:value-type="float" office:value="-0.0000260233" calcext:value-type="float">
            <text:p>-2.60233E-05</text:p>
          </table:table-cell>
          <table:table-cell/>
          <table:table-cell office:value-type="float" office:value="0.0000128" calcext:value-type="float">
            <text:p>1.28E-05</text:p>
          </table:table-cell>
          <table:table-cell office:value-type="float" office:value="-0.0000128" calcext:value-type="float">
            <text:p>-1.28E-05</text:p>
          </table:table-cell>
          <table:table-cell office:value-type="float" office:value="-0.000026" calcext:value-type="float">
            <text:p>-2.6E-05</text:p>
          </table:table-cell>
          <table:table-cell/>
          <table:table-cell table:formula="of:=POWER([.I182]-[.E182];2)" office:value-type="float" office:value="8.35209999999942E-016" calcext:value-type="float">
            <text:p>8.35209999999942E-16</text:p>
          </table:table-cell>
          <table:table-cell table:formula="of:=POWER([.J182]-[.F182];2)" office:value-type="float" office:value="7.5075999999995E-016" calcext:value-type="float">
            <text:p>7.5075999999995E-16</text:p>
          </table:table-cell>
          <table:table-cell table:formula="of:=POWER([.K182]-[.G182];2)" office:value-type="float" office:value="5.42890000000013E-016" calcext:value-type="float">
            <text:p>5.42890000000013E-1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0515644" calcext:value-type="float">
            <text:p>5.15644E-07</text:p>
          </table:table-cell>
          <table:table-cell office:value-type="float" office:value="-0.000000301666" calcext:value-type="float">
            <text:p>-3.01666E-07</text:p>
          </table:table-cell>
          <table:table-cell office:value-type="float" office:value="-0.000000552289" calcext:value-type="float">
            <text:p>-5.52289E-07</text:p>
          </table:table-cell>
          <table:table-cell/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6" calcext:value-type="float">
            <text:p>-6E-07</text:p>
          </table:table-cell>
          <table:table-cell/>
          <table:table-cell table:formula="of:=POWER([.I183]-[.E183];2)" office:value-type="float" office:value="2.44734736000002E-016" calcext:value-type="float">
            <text:p>2.44734736000002E-16</text:p>
          </table:table-cell>
          <table:table-cell table:formula="of:=POWER([.J183]-[.F183];2)" office:value-type="float" office:value="2.77555599999994E-018" calcext:value-type="float">
            <text:p>2.77555599999994E-18</text:p>
          </table:table-cell>
          <table:table-cell table:formula="of:=POWER([.K183]-[.G183];2)" office:value-type="float" office:value="2.276339521E-015" calcext:value-type="float">
            <text:p>2.276339521E-1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205542" calcext:value-type="float">
            <text:p>2.05542E-06</text:p>
          </table:table-cell>
          <table:table-cell office:value-type="float" office:value="-0.00000120265" calcext:value-type="float">
            <text:p>-1.20265E-06</text:p>
          </table:table-cell>
          <table:table-cell office:value-type="float" office:value="0.000000821288" calcext:value-type="float">
            <text:p>8.21288E-07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  <table:table-cell/>
          <table:table-cell table:formula="of:=POWER([.I184]-[.E184];2)" office:value-type="float" office:value="1.98737639999999E-015" calcext:value-type="float">
            <text:p>1.98737639999999E-15</text:p>
          </table:table-cell>
          <table:table-cell table:formula="of:=POWER([.J184]-[.F184];2)" office:value-type="float" office:value="7.02249999999937E-018" calcext:value-type="float">
            <text:p>7.02249999999937E-18</text:p>
          </table:table-cell>
          <table:table-cell table:formula="of:=POWER([.K184]-[.G184];2)" office:value-type="float" office:value="4.53178944E-016" calcext:value-type="float">
            <text:p>4.53178944E-1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134033" calcext:value-type="float">
            <text:p>1.34033E-07</text:p>
          </table:table-cell>
          <table:table-cell office:value-type="float" office:value="-0.00000000352936" calcext:value-type="float">
            <text:p>-3.52936E-09</text:p>
          </table:table-cell>
          <table:table-cell office:value-type="float" office:value="0.000000241291" calcext:value-type="float">
            <text:p>2.41291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/>
          <table:table-cell table:formula="of:=POWER([.I185]-[.E185];2)" office:value-type="float" office:value="1.158245089E-015" calcext:value-type="float">
            <text:p>1.158245089E-15</text:p>
          </table:table-cell>
          <table:table-cell table:formula="of:=POWER([.J185]-[.F185];2)" office:value-type="float" office:value="1.24563820096E-017" calcext:value-type="float">
            <text:p>1.24563820096E-17</text:p>
          </table:table-cell>
          <table:table-cell table:formula="of:=POWER([.K185]-[.G185];2)" office:value-type="float" office:value="1.704946681E-015" calcext:value-type="float">
            <text:p>1.704946681E-1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199982" calcext:value-type="float">
            <text:p>1.99982E-06</text:p>
          </table:table-cell>
          <table:table-cell office:value-type="float" office:value="0.0000000455629" calcext:value-type="float">
            <text:p>4.55629E-08</text:p>
          </table:table-cell>
          <table:table-cell office:value-type="float" office:value="0.00000347226" calcext:value-type="float">
            <text:p>3.47226E-06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5" calcext:value-type="float">
            <text:p>3.5E-06</text:p>
          </table:table-cell>
          <table:table-cell/>
          <table:table-cell table:formula="of:=POWER([.I186]-[.E186];2)" office:value-type="float" office:value="3.23999999999591E-020" calcext:value-type="float">
            <text:p>3.23999999999591E-20</text:p>
          </table:table-cell>
          <table:table-cell table:formula="of:=POWER([.J186]-[.F186];2)" office:value-type="float" office:value="2.07597785641E-015" calcext:value-type="float">
            <text:p>2.07597785641E-15</text:p>
          </table:table-cell>
          <table:table-cell table:formula="of:=POWER([.K186]-[.G186];2)" office:value-type="float" office:value="7.69507600000001E-016" calcext:value-type="float">
            <text:p>7.69507600000001E-1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0.00000351347" calcext:value-type="float">
            <text:p>3.51347E-06</text:p>
          </table:table-cell>
          <table:table-cell office:value-type="float" office:value="0.00000143433" calcext:value-type="float">
            <text:p>1.43433E-06</text:p>
          </table:table-cell>
          <table:table-cell office:value-type="float" office:value="0.00000349992" calcext:value-type="float">
            <text:p>3.49992E-06</text:p>
          </table:table-cell>
          <table:table-cell/>
          <table:table-cell office:value-type="float" office:value="0.0000035" calcext:value-type="float">
            <text:p>3.5E-06</text:p>
          </table:table-cell>
          <table:table-cell office:value-type="float" office:value="0.0000014" calcext:value-type="float">
            <text:p>1.4E-06</text:p>
          </table:table-cell>
          <table:table-cell office:value-type="float" office:value="0.0000035" calcext:value-type="float">
            <text:p>3.5E-06</text:p>
          </table:table-cell>
          <table:table-cell/>
          <table:table-cell table:formula="of:=POWER([.I187]-[.E187];2)" office:value-type="float" office:value="1.81440899999999E-016" calcext:value-type="float">
            <text:p>1.81440899999999E-16</text:p>
          </table:table-cell>
          <table:table-cell table:formula="of:=POWER([.J187]-[.F187];2)" office:value-type="float" office:value="1.1785489E-015" calcext:value-type="float">
            <text:p>1.1785489E-15</text:p>
          </table:table-cell>
          <table:table-cell table:formula="of:=POWER([.K187]-[.G187];2)" office:value-type="float" office:value="6.40000000001452E-021" calcext:value-type="float">
            <text:p>6.40000000001452E-2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0.00000189249" calcext:value-type="float">
            <text:p>1.89249E-06</text:p>
          </table:table-cell>
          <table:table-cell office:value-type="float" office:value="0.000000386759" calcext:value-type="float">
            <text:p>3.86759E-07</text:p>
          </table:table-cell>
          <table:table-cell office:value-type="float" office:value="0.0000027651" calcext:value-type="float">
            <text:p>2.7651E-06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28" calcext:value-type="float">
            <text:p>2.8E-06</text:p>
          </table:table-cell>
          <table:table-cell/>
          <table:table-cell table:formula="of:=POWER([.I188]-[.E188];2)" office:value-type="float" office:value="5.64000999999999E-017" calcext:value-type="float">
            <text:p>5.64000999999999E-17</text:p>
          </table:table-cell>
          <table:table-cell table:formula="of:=POWER([.J188]-[.F188];2)" office:value-type="float" office:value="1.75324081E-016" calcext:value-type="float">
            <text:p>1.75324081E-16</text:p>
          </table:table-cell>
          <table:table-cell table:formula="of:=POWER([.K188]-[.G188];2)" office:value-type="float" office:value="1.21800999999999E-015" calcext:value-type="float">
            <text:p>1.21800999999999E-1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0.00000132937" calcext:value-type="float">
            <text:p>1.32937E-06</text:p>
          </table:table-cell>
          <table:table-cell office:value-type="float" office:value="0.000000355001" calcext:value-type="float">
            <text:p>3.55001E-07</text:p>
          </table:table-cell>
          <table:table-cell office:value-type="float" office:value="0.000000436515" calcext:value-type="float">
            <text:p>4.36515E-07</text:p>
          </table:table-cell>
          <table:table-cell/>
          <table:table-cell office:value-type="float" office:value="0.0000013" calcext:value-type="float">
            <text:p>1.3E-06</text:p>
          </table:table-cell>
          <table:table-cell table:number-columns-repeated="2" office:value-type="float" office:value="0.0000004" calcext:value-type="float">
            <text:p>4E-07</text:p>
          </table:table-cell>
          <table:table-cell/>
          <table:table-cell table:formula="of:=POWER([.I189]-[.E189];2)" office:value-type="float" office:value="8.62596899999994E-016" calcext:value-type="float">
            <text:p>8.62596899999994E-16</text:p>
          </table:table-cell>
          <table:table-cell table:formula="of:=POWER([.J189]-[.F189];2)" office:value-type="float" office:value="2.024910001E-015" calcext:value-type="float">
            <text:p>2.024910001E-15</text:p>
          </table:table-cell>
          <table:table-cell table:formula="of:=POWER([.K189]-[.G189];2)" office:value-type="float" office:value="1.333345225E-015" calcext:value-type="float">
            <text:p>1.333345225E-1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110958" calcext:value-type="float">
            <text:p>0.000110958</text:p>
          </table:table-cell>
          <table:table-cell office:value-type="float" office:value="0.0000309603" calcext:value-type="float">
            <text:p>3.09603E-05</text:p>
          </table:table-cell>
          <table:table-cell office:value-type="float" office:value="0.0000607454" calcext:value-type="float">
            <text:p>6.07454E-05</text:p>
          </table:table-cell>
          <table:table-cell/>
          <table:table-cell office:value-type="float" office:value="0.000111" calcext:value-type="float">
            <text:p>0.00011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607" calcext:value-type="float">
            <text:p>6.07E-05</text:p>
          </table:table-cell>
          <table:table-cell/>
          <table:table-cell table:formula="of:=POWER([.I190]-[.E190];2)" office:value-type="float" office:value="1.76400000000091E-015" calcext:value-type="float">
            <text:p>1.76400000000091E-15</text:p>
          </table:table-cell>
          <table:table-cell table:formula="of:=POWER([.J190]-[.F190];2)" office:value-type="float" office:value="1.57608999999992E-015" calcext:value-type="float">
            <text:p>1.57608999999992E-15</text:p>
          </table:table-cell>
          <table:table-cell table:formula="of:=POWER([.K190]-[.G190];2)" office:value-type="float" office:value="2.06115999999981E-015" calcext:value-type="float">
            <text:p>2.06115999999981E-1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211354" calcext:value-type="float">
            <text:p>2.11354E-05</text:p>
          </table:table-cell>
          <table:table-cell office:value-type="float" office:value="0.00000935221" calcext:value-type="float">
            <text:p>9.35221E-06</text:p>
          </table:table-cell>
          <table:table-cell office:value-type="float" office:value="0.00000433607" calcext:value-type="float">
            <text:p>4.33607E-06</text:p>
          </table:table-cell>
          <table:table-cell/>
          <table:table-cell office:value-type="float" office:value="0.0000211" calcext:value-type="float">
            <text:p>2.11E-05</text:p>
          </table:table-cell>
          <table:table-cell office:value-type="float" office:value="0.0000094" calcext:value-type="float">
            <text:p>9.4E-06</text:p>
          </table:table-cell>
          <table:table-cell office:value-type="float" office:value="0.0000043" calcext:value-type="float">
            <text:p>4.3E-06</text:p>
          </table:table-cell>
          <table:table-cell/>
          <table:table-cell table:formula="of:=POWER([.I191]-[.E191];2)" office:value-type="float" office:value="1.25315999999998E-015" calcext:value-type="float">
            <text:p>1.25315999999998E-15</text:p>
          </table:table-cell>
          <table:table-cell table:formula="of:=POWER([.J191]-[.F191];2)" office:value-type="float" office:value="2.28388410000007E-015" calcext:value-type="float">
            <text:p>2.28388410000007E-15</text:p>
          </table:table-cell>
          <table:table-cell table:formula="of:=POWER([.K191]-[.G191];2)" office:value-type="float" office:value="1.3010449E-015" calcext:value-type="float">
            <text:p>1.3010449E-1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0.000027598" calcext:value-type="float">
            <text:p>2.7598E-05</text:p>
          </table:table-cell>
          <table:table-cell office:value-type="float" office:value="0.000000344972" calcext:value-type="float">
            <text:p>3.44972E-07</text:p>
          </table:table-cell>
          <table:table-cell office:value-type="float" office:value="0.00000103622" calcext:value-type="float">
            <text:p>1.03622E-06</text:p>
          </table:table-cell>
          <table:table-cell/>
          <table:table-cell office:value-type="float" office:value="0.0000276" calcext:value-type="float">
            <text:p>2.76E-0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1" calcext:value-type="float">
            <text:p>1E-06</text:p>
          </table:table-cell>
          <table:table-cell/>
          <table:table-cell table:formula="of:=POWER([.I192]-[.E192];2)" office:value-type="float" office:value="3.99999999999044E-018" calcext:value-type="float">
            <text:p>3.99999999999044E-18</text:p>
          </table:table-cell>
          <table:table-cell table:formula="of:=POWER([.J192]-[.F192];2)" office:value-type="float" office:value="2.022480784E-015" calcext:value-type="float">
            <text:p>2.022480784E-15</text:p>
          </table:table-cell>
          <table:table-cell table:formula="of:=POWER([.K192]-[.G192];2)" office:value-type="float" office:value="1.31188839999999E-015" calcext:value-type="float">
            <text:p>1.31188839999999E-1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1153" calcext:value-type="float">
            <text:p>0.00421153</text:p>
          </table:table-cell>
          <table:table-cell office:value-type="float" office:value="-0.00211866" calcext:value-type="float">
            <text:p>-0.00211866</text:p>
          </table:table-cell>
          <table:table-cell office:value-type="float" office:value="-0.00156617" calcext:value-type="float">
            <text:p>-0.00156617</text:p>
          </table:table-cell>
          <table:table-cell/>
          <table:table-cell office:value-type="float" office:value="0.0042115" calcext:value-type="float">
            <text:p>0.0042115</text:p>
          </table:table-cell>
          <table:table-cell office:value-type="float" office:value="-0.0021187" calcext:value-type="float">
            <text:p>-0.0021187</text:p>
          </table:table-cell>
          <table:table-cell office:value-type="float" office:value="-0.0015662" calcext:value-type="float">
            <text:p>-0.0015662</text:p>
          </table:table-cell>
          <table:table-cell/>
          <table:table-cell table:formula="of:=POWER([.I193]-[.E193];2)" office:value-type="float" office:value="8.9999999998931E-016" calcext:value-type="float">
            <text:p>8.9999999998931E-16</text:p>
          </table:table-cell>
          <table:table-cell table:formula="of:=POWER([.J193]-[.F193];2)" office:value-type="float" office:value="1.60000000001569E-015" calcext:value-type="float">
            <text:p>1.60000000001569E-15</text:p>
          </table:table-cell>
          <table:table-cell table:formula="of:=POWER([.K193]-[.G193];2)" office:value-type="float" office:value="8.9999999998931E-016" calcext:value-type="float">
            <text:p>8.9999999998931E-1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0755393" calcext:value-type="float">
            <text:p>-0.0755393</text:p>
          </table:table-cell>
          <table:table-cell office:value-type="float" office:value="0.0376532" calcext:value-type="float">
            <text:p>0.0376532</text:p>
          </table:table-cell>
          <table:table-cell office:value-type="float" office:value="-0.0195586" calcext:value-type="float">
            <text:p>-0.0195586</text:p>
          </table:table-cell>
          <table:table-cell/>
          <table:table-cell office:value-type="float" office:value="-0.0755393" calcext:value-type="float">
            <text:p>-0.0755393</text:p>
          </table:table-cell>
          <table:table-cell office:value-type="float" office:value="0.0376532" calcext:value-type="float">
            <text:p>0.0376532</text:p>
          </table:table-cell>
          <table:table-cell office:value-type="float" office:value="-0.0195586" calcext:value-type="float">
            <text:p>-0.0195586</text:p>
          </table:table-cell>
          <table:table-cell/>
          <table:table-cell table:formula="of:=POWER([.I194]-[.E194];2)" office:value-type="float" office:value="0" calcext:value-type="float">
            <text:p>0</text:p>
          </table:table-cell>
          <table:table-cell table:formula="of:=POWER([.J194]-[.F194];2)" office:value-type="float" office:value="0" calcext:value-type="float">
            <text:p>0</text:p>
          </table:table-cell>
          <table:table-cell table:formula="of:=POWER([.K194]-[.G194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-0.0178661" calcext:value-type="float">
            <text:p>-0.0178661</text:p>
          </table:table-cell>
          <table:table-cell office:value-type="float" office:value="-0.0074766" calcext:value-type="float">
            <text:p>-0.0074766</text:p>
          </table:table-cell>
          <table:table-cell office:value-type="float" office:value="0.00938099" calcext:value-type="float">
            <text:p>0.00938099</text:p>
          </table:table-cell>
          <table:table-cell/>
          <table:table-cell office:value-type="float" office:value="-0.0178661" calcext:value-type="float">
            <text:p>-0.0178661</text:p>
          </table:table-cell>
          <table:table-cell office:value-type="float" office:value="-0.0074766" calcext:value-type="float">
            <text:p>-0.0074766</text:p>
          </table:table-cell>
          <table:table-cell office:value-type="float" office:value="0.009381" calcext:value-type="float">
            <text:p>0.009381</text:p>
          </table:table-cell>
          <table:table-cell/>
          <table:table-cell table:formula="of:=POWER([.I195]-[.E195];2)" office:value-type="float" office:value="0" calcext:value-type="float">
            <text:p>0</text:p>
          </table:table-cell>
          <table:table-cell table:formula="of:=POWER([.J195]-[.F195];2)" office:value-type="float" office:value="0" calcext:value-type="float">
            <text:p>0</text:p>
          </table:table-cell>
          <table:table-cell table:formula="of:=POWER([.K195]-[.G195];2)" office:value-type="float" office:value="9.99999999988122E-017" calcext:value-type="float">
            <text:p>9.99999999988122E-1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-0.000494305" calcext:value-type="float">
            <text:p>-0.000494305</text:p>
          </table:table-cell>
          <table:table-cell office:value-type="float" office:value="-0.0000152593" calcext:value-type="float">
            <text:p>-1.52593E-05</text:p>
          </table:table-cell>
          <table:table-cell office:value-type="float" office:value="0.0000203529" calcext:value-type="float">
            <text:p>2.03529E-05</text:p>
          </table:table-cell>
          <table:table-cell/>
          <table:table-cell office:value-type="float" office:value="-0.0004943" calcext:value-type="float">
            <text:p>-0.0004943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204" calcext:value-type="float">
            <text:p>2.04E-05</text:p>
          </table:table-cell>
          <table:table-cell/>
          <table:table-cell table:formula="of:=POWER([.I196]-[.E196];2)" office:value-type="float" office:value="2.49999999997031E-017" calcext:value-type="float">
            <text:p>2.49999999997031E-17</text:p>
          </table:table-cell>
          <table:table-cell table:formula="of:=POWER([.J196]-[.F196];2)" office:value-type="float" office:value="1.65649000000009E-015" calcext:value-type="float">
            <text:p>1.65649000000009E-15</text:p>
          </table:table-cell>
          <table:table-cell table:formula="of:=POWER([.K196]-[.G196];2)" office:value-type="float" office:value="2.21841000000015E-015" calcext:value-type="float">
            <text:p>2.21841000000015E-1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175949" calcext:value-type="float">
            <text:p>-0.000175949</text:p>
          </table:table-cell>
          <table:table-cell office:value-type="float" office:value="0.0000887804" calcext:value-type="float">
            <text:p>8.87804E-05</text:p>
          </table:table-cell>
          <table:table-cell office:value-type="float" office:value="0.000245881" calcext:value-type="float">
            <text:p>0.000245881</text:p>
          </table:table-cell>
          <table:table-cell/>
          <table:table-cell office:value-type="float" office:value="-0.0001759" calcext:value-type="float">
            <text:p>-0.0001759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0.0002459" calcext:value-type="float">
            <text:p>0.0002459</text:p>
          </table:table-cell>
          <table:table-cell/>
          <table:table-cell table:formula="of:=POWER([.I197]-[.E197];2)" office:value-type="float" office:value="2.40100000000123E-015" calcext:value-type="float">
            <text:p>2.40100000000123E-15</text:p>
          </table:table-cell>
          <table:table-cell table:formula="of:=POWER([.J197]-[.F197];2)" office:value-type="float" office:value="3.84160000000622E-016" calcext:value-type="float">
            <text:p>3.84160000000622E-16</text:p>
          </table:table-cell>
          <table:table-cell table:formula="of:=POWER([.K197]-[.G197];2)" office:value-type="float" office:value="3.60999999999008E-016" calcext:value-type="float">
            <text:p>3.60999999999008E-1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813003" calcext:value-type="float">
            <text:p>-0.000813003</text:p>
          </table:table-cell>
          <table:table-cell office:value-type="float" office:value="0.000404942" calcext:value-type="float">
            <text:p>0.000404942</text:p>
          </table:table-cell>
          <table:table-cell office:value-type="float" office:value="0.000887493" calcext:value-type="float">
            <text:p>0.000887493</text:p>
          </table:table-cell>
          <table:table-cell/>
          <table:table-cell office:value-type="float" office:value="-0.000813" calcext:value-type="float">
            <text:p>-0.000813</text:p>
          </table:table-cell>
          <table:table-cell office:value-type="float" office:value="0.0004049" calcext:value-type="float">
            <text:p>0.0004049</text:p>
          </table:table-cell>
          <table:table-cell office:value-type="float" office:value="0.0008875" calcext:value-type="float">
            <text:p>0.0008875</text:p>
          </table:table-cell>
          <table:table-cell/>
          <table:table-cell table:formula="of:=POWER([.I198]-[.E198];2)" office:value-type="float" office:value="8.99999999963289E-018" calcext:value-type="float">
            <text:p>8.99999999963289E-18</text:p>
          </table:table-cell>
          <table:table-cell table:formula="of:=POWER([.J198]-[.F198];2)" office:value-type="float" office:value="1.76399999999635E-015" calcext:value-type="float">
            <text:p>1.76399999999635E-15</text:p>
          </table:table-cell>
          <table:table-cell table:formula="of:=POWER([.K198]-[.G198];2)" office:value-type="float" office:value="4.90000000000252E-017" calcext:value-type="float">
            <text:p>4.90000000000252E-1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0.000401437" calcext:value-type="float">
            <text:p>0.000401437</text:p>
          </table:table-cell>
          <table:table-cell office:value-type="float" office:value="0.00010314" calcext:value-type="float">
            <text:p>0.00010314</text:p>
          </table:table-cell>
          <table:table-cell office:value-type="float" office:value="-0.00105202" calcext:value-type="float">
            <text:p>-0.00105202</text:p>
          </table:table-cell>
          <table:table-cell/>
          <table:table-cell office:value-type="float" office:value="0.0004014" calcext:value-type="float">
            <text:p>0.0004014</text:p>
          </table:table-cell>
          <table:table-cell office:value-type="float" office:value="0.0001031" calcext:value-type="float">
            <text:p>0.0001031</text:p>
          </table:table-cell>
          <table:table-cell office:value-type="float" office:value="-0.001052" calcext:value-type="float">
            <text:p>-0.001052</text:p>
          </table:table-cell>
          <table:table-cell/>
          <table:table-cell table:formula="of:=POWER([.I199]-[.E199];2)" office:value-type="float" office:value="1.36899999999898E-015" calcext:value-type="float">
            <text:p>1.36899999999898E-15</text:p>
          </table:table-cell>
          <table:table-cell table:formula="of:=POWER([.J199]-[.F199];2)" office:value-type="float" office:value="1.60000000000051E-015" calcext:value-type="float">
            <text:p>1.60000000000051E-15</text:p>
          </table:table-cell>
          <table:table-cell table:formula="of:=POWER([.K199]-[.G199];2)" office:value-type="float" office:value="4.00000000003923E-016" calcext:value-type="float">
            <text:p>4.00000000003923E-1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535369" calcext:value-type="float">
            <text:p>-5.35369E-05</text:p>
          </table:table-cell>
          <table:table-cell office:value-type="float" office:value="0.0000088165" calcext:value-type="float">
            <text:p>8.8165E-06</text:p>
          </table:table-cell>
          <table:table-cell office:value-type="float" office:value="0.0000642661" calcext:value-type="float">
            <text:p>6.42661E-05</text:p>
          </table:table-cell>
          <table:table-cell/>
          <table:table-cell office:value-type="float" office:value="-0.0000535" calcext:value-type="float">
            <text:p>-5.35E-05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643" calcext:value-type="float">
            <text:p>6.43E-05</text:p>
          </table:table-cell>
          <table:table-cell/>
          <table:table-cell table:formula="of:=POWER([.I200]-[.E200];2)" office:value-type="float" office:value="1.36160999999997E-015" calcext:value-type="float">
            <text:p>1.36160999999997E-15</text:p>
          </table:table-cell>
          <table:table-cell table:formula="of:=POWER([.J200]-[.F200];2)" office:value-type="float" office:value="2.7225000000002E-016" calcext:value-type="float">
            <text:p>2.7225000000002E-16</text:p>
          </table:table-cell>
          <table:table-cell table:formula="of:=POWER([.K200]-[.G200];2)" office:value-type="float" office:value="1.14920999999999E-015" calcext:value-type="float">
            <text:p>1.14920999999999E-1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212248" calcext:value-type="float">
            <text:p>2.12248E-07</text:p>
          </table:table-cell>
          <table:table-cell office:value-type="float" office:value="-0.000000498426" calcext:value-type="float">
            <text:p>-4.98426E-07</text:p>
          </table:table-cell>
          <table:table-cell office:value-type="float" office:value="0.00000755203" calcext:value-type="float">
            <text:p>7.55203E-06</text:p>
          </table:table-cell>
          <table:table-cell/>
          <table:table-cell office:value-type="float" office:value="0.0000002" calcext:value-type="float">
            <text:p>2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6" calcext:value-type="float">
            <text:p>7.6E-06</text:p>
          </table:table-cell>
          <table:table-cell/>
          <table:table-cell table:formula="of:=POWER([.I201]-[.E201];2)" office:value-type="float" office:value="1.50013504E-016" calcext:value-type="float">
            <text:p>1.50013504E-16</text:p>
          </table:table-cell>
          <table:table-cell table:formula="of:=POWER([.J201]-[.F201];2)" office:value-type="float" office:value="2.47747600000012E-018" calcext:value-type="float">
            <text:p>2.47747600000012E-18</text:p>
          </table:table-cell>
          <table:table-cell table:formula="of:=POWER([.K201]-[.G201];2)" office:value-type="float" office:value="2.30112089999998E-015" calcext:value-type="float">
            <text:p>2.30112089999998E-1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342181" calcext:value-type="float">
            <text:p>-3.42181E-06</text:p>
          </table:table-cell>
          <table:table-cell office:value-type="float" office:value="-0.0000043769" calcext:value-type="float">
            <text:p>-4.3769E-06</text:p>
          </table:table-cell>
          <table:table-cell office:value-type="float" office:value="0.0000495563" calcext:value-type="float">
            <text:p>4.95563E-05</text:p>
          </table:table-cell>
          <table:table-cell/>
          <table:table-cell office:value-type="float" office:value="-0.0000034" calcext:value-type="float">
            <text:p>-3.4E-06</text:p>
          </table:table-cell>
          <table:table-cell office:value-type="float" office:value="-0.0000044" calcext:value-type="float">
            <text:p>-4.4E-06</text:p>
          </table:table-cell>
          <table:table-cell office:value-type="float" office:value="0.0000496" calcext:value-type="float">
            <text:p>4.96E-05</text:p>
          </table:table-cell>
          <table:table-cell/>
          <table:table-cell table:formula="of:=POWER([.I202]-[.E202];2)" office:value-type="float" office:value="4.7567610000001E-016" calcext:value-type="float">
            <text:p>4.7567610000001E-16</text:p>
          </table:table-cell>
          <table:table-cell table:formula="of:=POWER([.J202]-[.F202];2)" office:value-type="float" office:value="5.33609999999992E-016" calcext:value-type="float">
            <text:p>5.33609999999992E-16</text:p>
          </table:table-cell>
          <table:table-cell table:formula="of:=POWER([.K202]-[.G202];2)" office:value-type="float" office:value="1.90969000000068E-015" calcext:value-type="float">
            <text:p>1.90969000000068E-1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-0.000558942" calcext:value-type="float">
            <text:p>-0.000558942</text:p>
          </table:table-cell>
          <table:table-cell office:value-type="float" office:value="0.0000826519" calcext:value-type="float">
            <text:p>8.26519E-05</text:p>
          </table:table-cell>
          <table:table-cell office:value-type="float" office:value="-0.00172005" calcext:value-type="float">
            <text:p>-0.00172005</text:p>
          </table:table-cell>
          <table:table-cell/>
          <table:table-cell office:value-type="float" office:value="-0.0005589" calcext:value-type="float">
            <text:p>-0.0005589</text:p>
          </table:table-cell>
          <table:table-cell office:value-type="float" office:value="0.0000827" calcext:value-type="float">
            <text:p>8.27E-05</text:p>
          </table:table-cell>
          <table:table-cell office:value-type="float" office:value="-0.0017201" calcext:value-type="float">
            <text:p>-0.0017201</text:p>
          </table:table-cell>
          <table:table-cell/>
          <table:table-cell table:formula="of:=POWER([.I203]-[.E203];2)" office:value-type="float" office:value="1.7639999999918E-015" calcext:value-type="float">
            <text:p>1.7639999999918E-15</text:p>
          </table:table-cell>
          <table:table-cell table:formula="of:=POWER([.J203]-[.F203];2)" office:value-type="float" office:value="2.31361000000037E-015" calcext:value-type="float">
            <text:p>2.31361000000037E-15</text:p>
          </table:table-cell>
          <table:table-cell table:formula="of:=POWER([.K203]-[.G203];2)" office:value-type="float" office:value="2.49999999999199E-015" calcext:value-type="float">
            <text:p>2.49999999999199E-1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0.000037786" calcext:value-type="float">
            <text:p>3.7786E-05</text:p>
          </table:table-cell>
          <table:table-cell office:value-type="float" office:value="-0.0000490426" calcext:value-type="float">
            <text:p>-4.90426E-05</text:p>
          </table:table-cell>
          <table:table-cell office:value-type="float" office:value="0.0000684989" calcext:value-type="float">
            <text:p>6.84989E-05</text:p>
          </table:table-cell>
          <table:table-cell/>
          <table:table-cell office:value-type="float" office:value="0.0000378" calcext:value-type="float">
            <text:p>3.78E-05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0.0000685" calcext:value-type="float">
            <text:p>6.85E-05</text:p>
          </table:table-cell>
          <table:table-cell/>
          <table:table-cell table:formula="of:=POWER([.I204]-[.E204];2)" office:value-type="float" office:value="1.96000000000101E-016" calcext:value-type="float">
            <text:p>1.96000000000101E-16</text:p>
          </table:table-cell>
          <table:table-cell table:formula="of:=POWER([.J204]-[.F204];2)" office:value-type="float" office:value="1.81475999999988E-015" calcext:value-type="float">
            <text:p>1.81475999999988E-15</text:p>
          </table:table-cell>
          <table:table-cell table:formula="of:=POWER([.K204]-[.G204];2)" office:value-type="float" office:value="1.2099999999904E-018" calcext:value-type="float">
            <text:p>1.2099999999904E-1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752002" calcext:value-type="float">
            <text:p>0.000752002</text:p>
          </table:table-cell>
          <table:table-cell office:value-type="float" office:value="0.0000966402" calcext:value-type="float">
            <text:p>9.66402E-05</text:p>
          </table:table-cell>
          <table:table-cell office:value-type="float" office:value="0.000774899" calcext:value-type="float">
            <text:p>0.000774899</text:p>
          </table:table-cell>
          <table:table-cell/>
          <table:table-cell office:value-type="float" office:value="0.000752" calcext:value-type="float">
            <text:p>0.000752</text:p>
          </table:table-cell>
          <table:table-cell office:value-type="float" office:value="0.0000966" calcext:value-type="float">
            <text:p>9.66E-05</text:p>
          </table:table-cell>
          <table:table-cell office:value-type="float" office:value="0.0007749" calcext:value-type="float">
            <text:p>0.0007749</text:p>
          </table:table-cell>
          <table:table-cell/>
          <table:table-cell table:formula="of:=POWER([.I205]-[.E205];2)" office:value-type="float" office:value="4.00000000055964E-018" calcext:value-type="float">
            <text:p>4.00000000055964E-18</text:p>
          </table:table-cell>
          <table:table-cell table:formula="of:=POWER([.J205]-[.F205];2)" office:value-type="float" office:value="1.61604000000055E-015" calcext:value-type="float">
            <text:p>1.61604000000055E-15</text:p>
          </table:table-cell>
          <table:table-cell table:formula="of:=POWER([.K205]-[.G205];2)" office:value-type="float" office:value="1.00000000003149E-018" calcext:value-type="float">
            <text:p>1.00000000003149E-1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138825" calcext:value-type="float">
            <text:p>0.000138825</text:p>
          </table:table-cell>
          <table:table-cell office:value-type="float" office:value="-0.00075434" calcext:value-type="float">
            <text:p>-0.00075434</text:p>
          </table:table-cell>
          <table:table-cell office:value-type="float" office:value="0.000399649" calcext:value-type="float">
            <text:p>0.000399649</text:p>
          </table:table-cell>
          <table:table-cell/>
          <table:table-cell office:value-type="float" office:value="0.0001388" calcext:value-type="float">
            <text:p>0.0001388</text:p>
          </table:table-cell>
          <table:table-cell office:value-type="float" office:value="-0.0007543" calcext:value-type="float">
            <text:p>-0.0007543</text:p>
          </table:table-cell>
          <table:table-cell office:value-type="float" office:value="0.0003997" calcext:value-type="float">
            <text:p>0.0003997</text:p>
          </table:table-cell>
          <table:table-cell/>
          <table:table-cell table:formula="of:=POWER([.I206]-[.E206];2)" office:value-type="float" office:value="6.25000000000708E-016" calcext:value-type="float">
            <text:p>6.25000000000708E-16</text:p>
          </table:table-cell>
          <table:table-cell table:formula="of:=POWER([.J206]-[.F206];2)" office:value-type="float" office:value="1.59999999999834E-015" calcext:value-type="float">
            <text:p>1.59999999999834E-15</text:p>
          </table:table-cell>
          <table:table-cell table:formula="of:=POWER([.K206]-[.G206];2)" office:value-type="float" office:value="2.60099999999897E-015" calcext:value-type="float">
            <text:p>2.60099999999897E-1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0.0474177" calcext:value-type="float">
            <text:p>0.0474177</text:p>
          </table:table-cell>
          <table:table-cell office:value-type="float" office:value="-0.00617993" calcext:value-type="float">
            <text:p>-0.00617993</text:p>
          </table:table-cell>
          <table:table-cell office:value-type="float" office:value="0.0454091" calcext:value-type="float">
            <text:p>0.0454091</text:p>
          </table:table-cell>
          <table:table-cell/>
          <table:table-cell office:value-type="float" office:value="0.0474178" calcext:value-type="float">
            <text:p>0.0474178</text:p>
          </table:table-cell>
          <table:table-cell office:value-type="float" office:value="-0.0061799" calcext:value-type="float">
            <text:p>-0.0061799</text:p>
          </table:table-cell>
          <table:table-cell office:value-type="float" office:value="0.0454092" calcext:value-type="float">
            <text:p>0.0454092</text:p>
          </table:table-cell>
          <table:table-cell/>
          <table:table-cell table:formula="of:=POWER([.I207]-[.E207];2)" office:value-type="float" office:value="0.0000000000000100000000005751" calcext:value-type="float">
            <text:p>1.00000000005751E-14</text:p>
          </table:table-cell>
          <table:table-cell table:formula="of:=POWER([.J207]-[.F207];2)" office:value-type="float" office:value="8.9999999998931E-016" calcext:value-type="float">
            <text:p>8.9999999998931E-16</text:p>
          </table:table-cell>
          <table:table-cell table:formula="of:=POWER([.K207]-[.G207];2)" office:value-type="float" office:value="9.99999999918733E-015" calcext:value-type="float">
            <text:p>9.99999999918733E-1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321815" calcext:value-type="float">
            <text:p>0.000321815</text:p>
          </table:table-cell>
          <table:table-cell office:value-type="float" office:value="-0.000654489" calcext:value-type="float">
            <text:p>-0.000654489</text:p>
          </table:table-cell>
          <table:table-cell office:value-type="float" office:value="-0.0000631936" calcext:value-type="float">
            <text:p>-6.31936E-05</text:p>
          </table:table-cell>
          <table:table-cell/>
          <table:table-cell office:value-type="float" office:value="0.0003218" calcext:value-type="float">
            <text:p>0.0003218</text:p>
          </table:table-cell>
          <table:table-cell office:value-type="float" office:value="-0.0006545" calcext:value-type="float">
            <text:p>-0.0006545</text:p>
          </table:table-cell>
          <table:table-cell office:value-type="float" office:value="-0.0000632" calcext:value-type="float">
            <text:p>-6.32E-05</text:p>
          </table:table-cell>
          <table:table-cell/>
          <table:table-cell table:formula="of:=POWER([.I208]-[.E208];2)" office:value-type="float" office:value="2.2500000000058E-016" calcext:value-type="float">
            <text:p>2.2500000000058E-16</text:p>
          </table:table-cell>
          <table:table-cell table:formula="of:=POWER([.J208]-[.F208];2)" office:value-type="float" office:value="1.2099999999904E-016" calcext:value-type="float">
            <text:p>1.2099999999904E-16</text:p>
          </table:table-cell>
          <table:table-cell table:formula="of:=POWER([.K208]-[.G208];2)" office:value-type="float" office:value="4.09600000000062E-017" calcext:value-type="float">
            <text:p>4.09600000000062E-1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-0.000340148" calcext:value-type="float">
            <text:p>-0.000340148</text:p>
          </table:table-cell>
          <table:table-cell office:value-type="float" office:value="0.000421699" calcext:value-type="float">
            <text:p>0.000421699</text:p>
          </table:table-cell>
          <table:table-cell office:value-type="float" office:value="0.0000603715" calcext:value-type="float">
            <text:p>6.03715E-05</text:p>
          </table:table-cell>
          <table:table-cell/>
          <table:table-cell office:value-type="float" office:value="-0.0003401" calcext:value-type="float">
            <text:p>-0.0003401</text:p>
          </table:table-cell>
          <table:table-cell office:value-type="float" office:value="0.0004217" calcext:value-type="float">
            <text:p>0.0004217</text:p>
          </table:table-cell>
          <table:table-cell office:value-type="float" office:value="0.0000604" calcext:value-type="float">
            <text:p>6.04E-05</text:p>
          </table:table-cell>
          <table:table-cell/>
          <table:table-cell table:formula="of:=POWER([.I209]-[.E209];2)" office:value-type="float" office:value="2.3040000000049E-015" calcext:value-type="float">
            <text:p>2.3040000000049E-15</text:p>
          </table:table-cell>
          <table:table-cell table:formula="of:=POWER([.J209]-[.F209];2)" office:value-type="float" office:value="9.9999999992307E-019" calcext:value-type="float">
            <text:p>9.9999999992307E-19</text:p>
          </table:table-cell>
          <table:table-cell table:formula="of:=POWER([.K209]-[.G209];2)" office:value-type="float" office:value="8.12250000000086E-016" calcext:value-type="float">
            <text:p>8.12250000000086E-1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0.000107455" calcext:value-type="float">
            <text:p>0.000107455</text:p>
          </table:table-cell>
          <table:table-cell office:value-type="float" office:value="-0.000974505" calcext:value-type="float">
            <text:p>-0.000974505</text:p>
          </table:table-cell>
          <table:table-cell office:value-type="float" office:value="-0.0000748796" calcext:value-type="float">
            <text:p>-7.48796E-05</text:p>
          </table:table-cell>
          <table:table-cell/>
          <table:table-cell office:value-type="float" office:value="0.0001075" calcext:value-type="float">
            <text:p>0.0001075</text:p>
          </table:table-cell>
          <table:table-cell office:value-type="float" office:value="-0.0009745" calcext:value-type="float">
            <text:p>-0.0009745</text:p>
          </table:table-cell>
          <table:table-cell office:value-type="float" office:value="-0.0000749" calcext:value-type="float">
            <text:p>-7.49E-05</text:p>
          </table:table-cell>
          <table:table-cell/>
          <table:table-cell table:formula="of:=POWER([.I210]-[.E210];2)" office:value-type="float" office:value="2.02499999999912E-015" calcext:value-type="float">
            <text:p>2.02499999999912E-15</text:p>
          </table:table-cell>
          <table:table-cell table:formula="of:=POWER([.J210]-[.F210];2)" office:value-type="float" office:value="2.50000000007873E-017" calcext:value-type="float">
            <text:p>2.50000000007873E-17</text:p>
          </table:table-cell>
          <table:table-cell table:formula="of:=POWER([.K210]-[.G210];2)" office:value-type="float" office:value="4.16160000000166E-016" calcext:value-type="float">
            <text:p>4.16160000000166E-1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-0.00106269" calcext:value-type="float">
            <text:p>-0.00106269</text:p>
          </table:table-cell>
          <table:table-cell office:value-type="float" office:value="0.00195703" calcext:value-type="float">
            <text:p>0.00195703</text:p>
          </table:table-cell>
          <table:table-cell office:value-type="float" office:value="0.000983497" calcext:value-type="float">
            <text:p>0.000983497</text:p>
          </table:table-cell>
          <table:table-cell/>
          <table:table-cell office:value-type="float" office:value="-0.0010627" calcext:value-type="float">
            <text:p>-0.0010627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9835" calcext:value-type="float">
            <text:p>0.0009835</text:p>
          </table:table-cell>
          <table:table-cell/>
          <table:table-cell table:formula="of:=POWER([.I211]-[.E211];2)" office:value-type="float" office:value="9.99999999988122E-017" calcext:value-type="float">
            <text:p>9.99999999988122E-17</text:p>
          </table:table-cell>
          <table:table-cell table:formula="of:=POWER([.J211]-[.F211];2)" office:value-type="float" office:value="9.00000000015331E-016" calcext:value-type="float">
            <text:p>9.00000000015331E-16</text:p>
          </table:table-cell>
          <table:table-cell table:formula="of:=POWER([.K211]-[.G211];2)" office:value-type="float" office:value="9.00000000093394E-018" calcext:value-type="float">
            <text:p>9.00000000093394E-1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750801" calcext:value-type="float">
            <text:p>-7.50801E-05</text:p>
          </table:table-cell>
          <table:table-cell office:value-type="float" office:value="0.0000880144" calcext:value-type="float">
            <text:p>8.80144E-05</text:p>
          </table:table-cell>
          <table:table-cell office:value-type="float" office:value="0.0000191832" calcext:value-type="float">
            <text:p>1.91832E-05</text:p>
          </table:table-cell>
          <table:table-cell/>
          <table:table-cell office:value-type="float" office:value="-0.0000751" calcext:value-type="float">
            <text:p>-7.51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92" calcext:value-type="float">
            <text:p>1.92E-05</text:p>
          </table:table-cell>
          <table:table-cell/>
          <table:table-cell table:formula="of:=POWER([.I212]-[.E212];2)" office:value-type="float" office:value="3.96010000000388E-016" calcext:value-type="float">
            <text:p>3.96010000000388E-16</text:p>
          </table:table-cell>
          <table:table-cell table:formula="of:=POWER([.J212]-[.F212];2)" office:value-type="float" office:value="2.07359999999738E-016" calcext:value-type="float">
            <text:p>2.07359999999738E-16</text:p>
          </table:table-cell>
          <table:table-cell table:formula="of:=POWER([.K212]-[.G212];2)" office:value-type="float" office:value="2.82240000000099E-016" calcext:value-type="float">
            <text:p>2.82240000000099E-1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-0.000336975" calcext:value-type="float">
            <text:p>-0.000336975</text:p>
          </table:table-cell>
          <table:table-cell office:value-type="float" office:value="0.000248968" calcext:value-type="float">
            <text:p>0.000248968</text:p>
          </table:table-cell>
          <table:table-cell office:value-type="float" office:value="0.000268013" calcext:value-type="float">
            <text:p>0.000268013</text:p>
          </table:table-cell>
          <table:table-cell/>
          <table:table-cell office:value-type="float" office:value="-0.000337" calcext:value-type="float">
            <text:p>-0.000337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268" calcext:value-type="float">
            <text:p>0.000268</text:p>
          </table:table-cell>
          <table:table-cell/>
          <table:table-cell table:formula="of:=POWER([.I213]-[.E213];2)" office:value-type="float" office:value="6.24999999997998E-016" calcext:value-type="float">
            <text:p>6.24999999997998E-16</text:p>
          </table:table-cell>
          <table:table-cell table:formula="of:=POWER([.J213]-[.F213];2)" office:value-type="float" office:value="1.02400000000102E-015" calcext:value-type="float">
            <text:p>1.02400000000102E-15</text:p>
          </table:table-cell>
          <table:table-cell table:formula="of:=POWER([.K213]-[.G213];2)" office:value-type="float" office:value="1.68999999999684E-016" calcext:value-type="float">
            <text:p>1.68999999999684E-1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570532" calcext:value-type="float">
            <text:p>-5.70532E-05</text:p>
          </table:table-cell>
          <table:table-cell office:value-type="float" office:value="0.000125144" calcext:value-type="float">
            <text:p>0.000125144</text:p>
          </table:table-cell>
          <table:table-cell office:value-type="float" office:value="0.0000743284" calcext:value-type="float">
            <text:p>7.43284E-05</text:p>
          </table:table-cell>
          <table:table-cell/>
          <table:table-cell office:value-type="float" office:value="-0.0000571" calcext:value-type="float">
            <text:p>-5.71E-05</text:p>
          </table:table-cell>
          <table:table-cell office:value-type="float" office:value="0.0001251" calcext:value-type="float">
            <text:p>0.0001251</text:p>
          </table:table-cell>
          <table:table-cell office:value-type="float" office:value="0.0000743" calcext:value-type="float">
            <text:p>7.43E-05</text:p>
          </table:table-cell>
          <table:table-cell/>
          <table:table-cell table:formula="of:=POWER([.I214]-[.E214];2)" office:value-type="float" office:value="2.19024000000009E-015" calcext:value-type="float">
            <text:p>2.19024000000009E-15</text:p>
          </table:table-cell>
          <table:table-cell table:formula="of:=POWER([.J214]-[.F214];2)" office:value-type="float" office:value="1.93600000000133E-015" calcext:value-type="float">
            <text:p>1.93600000000133E-15</text:p>
          </table:table-cell>
          <table:table-cell table:formula="of:=POWER([.K214]-[.G214];2)" office:value-type="float" office:value="8.06559999999688E-016" calcext:value-type="float">
            <text:p>8.06559999999688E-1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898721" calcext:value-type="float">
            <text:p>-8.98721E-06</text:p>
          </table:table-cell>
          <table:table-cell office:value-type="float" office:value="0.00000862498" calcext:value-type="float">
            <text:p>8.62498E-06</text:p>
          </table:table-cell>
          <table:table-cell office:value-type="float" office:value="0.0000201272" calcext:value-type="float">
            <text:p>2.01272E-05</text:p>
          </table:table-cell>
          <table:table-cell/>
          <table:table-cell office:value-type="float" office:value="-0.000009" calcext:value-type="float">
            <text:p>-9E-06</text:p>
          </table:table-cell>
          <table:table-cell office:value-type="float" office:value="0.0000086" calcext:value-type="float">
            <text:p>8.6E-06</text:p>
          </table:table-cell>
          <table:table-cell office:value-type="float" office:value="0.0000201" calcext:value-type="float">
            <text:p>2.01E-05</text:p>
          </table:table-cell>
          <table:table-cell/>
          <table:table-cell table:formula="of:=POWER([.I215]-[.E215];2)" office:value-type="float" office:value="1.63584100000007E-016" calcext:value-type="float">
            <text:p>1.63584100000007E-16</text:p>
          </table:table-cell>
          <table:table-cell table:formula="of:=POWER([.J215]-[.F215];2)" office:value-type="float" office:value="6.24000400000045E-016" calcext:value-type="float">
            <text:p>6.24000400000045E-16</text:p>
          </table:table-cell>
          <table:table-cell table:formula="of:=POWER([.K215]-[.G215];2)" office:value-type="float" office:value="7.39839999999927E-016" calcext:value-type="float">
            <text:p>7.39839999999927E-1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-0.00000361687" calcext:value-type="float">
            <text:p>-3.61687E-06</text:p>
          </table:table-cell>
          <table:table-cell office:value-type="float" office:value="0.0000109481" calcext:value-type="float">
            <text:p>1.09481E-05</text:p>
          </table:table-cell>
          <table:table-cell office:value-type="float" office:value="0.0000115424" calcext:value-type="float">
            <text:p>1.15424E-05</text:p>
          </table:table-cell>
          <table:table-cell/>
          <table:table-cell office:value-type="float" office:value="-0.0000036" calcext:value-type="float">
            <text:p>-3.6E-06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0.0000115" calcext:value-type="float">
            <text:p>1.15E-05</text:p>
          </table:table-cell>
          <table:table-cell/>
          <table:table-cell table:formula="of:=POWER([.I216]-[.E216];2)" office:value-type="float" office:value="2.84596899999993E-016" calcext:value-type="float">
            <text:p>2.84596899999993E-16</text:p>
          </table:table-cell>
          <table:table-cell table:formula="of:=POWER([.J216]-[.F216];2)" office:value-type="float" office:value="2.31360999999988E-015" calcext:value-type="float">
            <text:p>2.31360999999988E-15</text:p>
          </table:table-cell>
          <table:table-cell table:formula="of:=POWER([.K216]-[.G216];2)" office:value-type="float" office:value="1.79775999999998E-015" calcext:value-type="float">
            <text:p>1.79775999999998E-1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0366598" calcext:value-type="float">
            <text:p>-3.66598E-07</text:p>
          </table:table-cell>
          <table:table-cell office:value-type="float" office:value="-0.0000000683392" calcext:value-type="float">
            <text:p>-6.83392E-08</text:p>
          </table:table-cell>
          <table:table-cell office:value-type="float" office:value="0.00000261633" calcext:value-type="float">
            <text:p>2.61633E-06</text:p>
          </table:table-cell>
          <table:table-cell/>
          <table:table-cell office:value-type="float" office:value="-0.0000004" calcext:value-type="float">
            <text:p>-4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6" calcext:value-type="float">
            <text:p>2.6E-06</text:p>
          </table:table-cell>
          <table:table-cell/>
          <table:table-cell table:formula="of:=POWER([.I217]-[.E217];2)" office:value-type="float" office:value="1.115693604E-015" calcext:value-type="float">
            <text:p>1.115693604E-15</text:p>
          </table:table-cell>
          <table:table-cell table:formula="of:=POWER([.J217]-[.F217];2)" office:value-type="float" office:value="1.00240625664E-015" calcext:value-type="float">
            <text:p>1.00240625664E-15</text:p>
          </table:table-cell>
          <table:table-cell table:formula="of:=POWER([.K217]-[.G217];2)" office:value-type="float" office:value="2.66668899999991E-016" calcext:value-type="float">
            <text:p>2.66668899999991E-1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-0.00000127157" calcext:value-type="float">
            <text:p>-1.27157E-06</text:p>
          </table:table-cell>
          <table:table-cell office:value-type="float" office:value="0.00000216529" calcext:value-type="float">
            <text:p>2.16529E-06</text:p>
          </table:table-cell>
          <table:table-cell office:value-type="float" office:value="0.00000379266" calcext:value-type="float">
            <text:p>3.79266E-06</text:p>
          </table:table-cell>
          <table:table-cell/>
          <table:table-cell office:value-type="float" office:value="-0.0000013" calcext:value-type="float">
            <text:p>-1.3E-06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00038" calcext:value-type="float">
            <text:p>3.8E-06</text:p>
          </table:table-cell>
          <table:table-cell/>
          <table:table-cell table:formula="of:=POWER([.I218]-[.E218];2)" office:value-type="float" office:value="8.08264900000012E-016" calcext:value-type="float">
            <text:p>8.08264900000012E-16</text:p>
          </table:table-cell>
          <table:table-cell table:formula="of:=POWER([.J218]-[.F218];2)" office:value-type="float" office:value="1.20478410000001E-015" calcext:value-type="float">
            <text:p>1.20478410000001E-15</text:p>
          </table:table-cell>
          <table:table-cell table:formula="of:=POWER([.K218]-[.G218];2)" office:value-type="float" office:value="5.38755999999963E-017" calcext:value-type="float">
            <text:p>5.38755999999963E-1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0178654" calcext:value-type="float">
            <text:p>-1.78654E-07</text:p>
          </table:table-cell>
          <table:table-cell office:value-type="float" office:value="-0.00000690404" calcext:value-type="float">
            <text:p>-6.90404E-06</text:p>
          </table:table-cell>
          <table:table-cell office:value-type="float" office:value="0.00000293769" calcext:value-type="float">
            <text:p>2.93769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0.0000029" calcext:value-type="float">
            <text:p>2.9E-06</text:p>
          </table:table-cell>
          <table:table-cell/>
          <table:table-cell table:formula="of:=POWER([.I219]-[.E219];2)" office:value-type="float" office:value="4.55651715999999E-016" calcext:value-type="float">
            <text:p>4.55651715999999E-16</text:p>
          </table:table-cell>
          <table:table-cell table:formula="of:=POWER([.J219]-[.F219];2)" office:value-type="float" office:value="1.63215999999977E-017" calcext:value-type="float">
            <text:p>1.63215999999977E-17</text:p>
          </table:table-cell>
          <table:table-cell table:formula="of:=POWER([.K219]-[.G219];2)" office:value-type="float" office:value="1.42053610000002E-015" calcext:value-type="float">
            <text:p>1.42053610000002E-1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-0.000000483088" calcext:value-type="float">
            <text:p>-4.83088E-07</text:p>
          </table:table-cell>
          <table:table-cell office:value-type="float" office:value="-0.000000857764" calcext:value-type="float">
            <text:p>-8.57764E-07</text:p>
          </table:table-cell>
          <table:table-cell office:value-type="float" office:value="0.000000167459" calcext:value-type="float">
            <text:p>1.67459E-07</text:p>
          </table:table-cell>
          <table:table-cell/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 office:value-type="float" office:value="0.0000002" calcext:value-type="float">
            <text:p>2E-07</text:p>
          </table:table-cell>
          <table:table-cell/>
          <table:table-cell table:formula="of:=POWER([.I220]-[.E220];2)" office:value-type="float" office:value="2.86015744E-016" calcext:value-type="float">
            <text:p>2.86015744E-16</text:p>
          </table:table-cell>
          <table:table-cell table:formula="of:=POWER([.J220]-[.F220];2)" office:value-type="float" office:value="1.78387969599999E-015" calcext:value-type="float">
            <text:p>1.78387969599999E-15</text:p>
          </table:table-cell>
          <table:table-cell table:formula="of:=POWER([.K220]-[.G220];2)" office:value-type="float" office:value="1.058916681E-015" calcext:value-type="float">
            <text:p>1.058916681E-1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114673" calcext:value-type="float">
            <text:p>1.14673E-05</text:p>
          </table:table-cell>
          <table:table-cell office:value-type="float" office:value="-0.0000944703" calcext:value-type="float">
            <text:p>-9.44703E-05</text:p>
          </table:table-cell>
          <table:table-cell office:value-type="float" office:value="-0.00000711591" calcext:value-type="float">
            <text:p>-7.11591E-06</text:p>
          </table:table-cell>
          <table:table-cell/>
          <table:table-cell office:value-type="float" office:value="0.0000115" calcext:value-type="float">
            <text:p>1.15E-05</text:p>
          </table:table-cell>
          <table:table-cell office:value-type="float" office:value="-0.0000945" calcext:value-type="float">
            <text:p>-9.45E-05</text:p>
          </table:table-cell>
          <table:table-cell office:value-type="float" office:value="-0.0000071" calcext:value-type="float">
            <text:p>-7.1E-06</text:p>
          </table:table-cell>
          <table:table-cell/>
          <table:table-cell table:formula="of:=POWER([.I221]-[.E221];2)" office:value-type="float" office:value="1.06928999999993E-015" calcext:value-type="float">
            <text:p>1.06928999999993E-15</text:p>
          </table:table-cell>
          <table:table-cell table:formula="of:=POWER([.J221]-[.F221];2)" office:value-type="float" office:value="8.82090000000246E-016" calcext:value-type="float">
            <text:p>8.82090000000246E-16</text:p>
          </table:table-cell>
          <table:table-cell table:formula="of:=POWER([.K221]-[.G221];2)" office:value-type="float" office:value="2.53128100000027E-016" calcext:value-type="float">
            <text:p>2.53128100000027E-1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20541" calcext:value-type="float">
            <text:p>-2.0541E-05</text:p>
          </table:table-cell>
          <table:table-cell office:value-type="float" office:value="0.0000330519" calcext:value-type="float">
            <text:p>3.30519E-05</text:p>
          </table:table-cell>
          <table:table-cell office:value-type="float" office:value="-0.0000417286" calcext:value-type="float">
            <text:p>-4.17286E-05</text:p>
          </table:table-cell>
          <table:table-cell/>
          <table:table-cell office:value-type="float" office:value="-0.0000205" calcext:value-type="float">
            <text:p>-2.05E-05</text:p>
          </table:table-cell>
          <table:table-cell office:value-type="float" office:value="0.0000331" calcext:value-type="float">
            <text:p>3.31E-05</text:p>
          </table:table-cell>
          <table:table-cell office:value-type="float" office:value="-0.0000417" calcext:value-type="float">
            <text:p>-4.17E-05</text:p>
          </table:table-cell>
          <table:table-cell/>
          <table:table-cell table:formula="of:=POWER([.I222]-[.E222];2)" office:value-type="float" office:value="1.68100000000015E-015" calcext:value-type="float">
            <text:p>1.68100000000015E-15</text:p>
          </table:table-cell>
          <table:table-cell table:formula="of:=POWER([.J222]-[.F222];2)" office:value-type="float" office:value="2.31361000000037E-015" calcext:value-type="float">
            <text:p>2.31361000000037E-15</text:p>
          </table:table-cell>
          <table:table-cell table:formula="of:=POWER([.K222]-[.G222];2)" office:value-type="float" office:value="8.17959999999711E-016" calcext:value-type="float">
            <text:p>8.17959999999711E-1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38983" calcext:value-type="float">
            <text:p>-0.00038983</text:p>
          </table:table-cell>
          <table:table-cell office:value-type="float" office:value="0.000628321" calcext:value-type="float">
            <text:p>0.000628321</text:p>
          </table:table-cell>
          <table:table-cell office:value-type="float" office:value="-0.000408052" calcext:value-type="float">
            <text:p>-0.000408052</text:p>
          </table:table-cell>
          <table:table-cell/>
          <table:table-cell office:value-type="float" office:value="-0.0003898" calcext:value-type="float">
            <text:p>-0.0003898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-0.0004081" calcext:value-type="float">
            <text:p>-0.0004081</text:p>
          </table:table-cell>
          <table:table-cell/>
          <table:table-cell table:formula="of:=POWER([.I223]-[.E223];2)" office:value-type="float" office:value="9.00000000002321E-016" calcext:value-type="float">
            <text:p>9.00000000002321E-16</text:p>
          </table:table-cell>
          <table:table-cell table:formula="of:=POWER([.J223]-[.F223];2)" office:value-type="float" office:value="4.41000000000226E-016" calcext:value-type="float">
            <text:p>4.41000000000226E-16</text:p>
          </table:table-cell>
          <table:table-cell table:formula="of:=POWER([.K223]-[.G223];2)" office:value-type="float" office:value="2.3040000000049E-015" calcext:value-type="float">
            <text:p>2.3040000000049E-1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415282" calcext:value-type="float">
            <text:p>-4.15282E-05</text:p>
          </table:table-cell>
          <table:table-cell office:value-type="float" office:value="0.0000432046" calcext:value-type="float">
            <text:p>4.32046E-05</text:p>
          </table:table-cell>
          <table:table-cell office:value-type="float" office:value="-0.0000308931" calcext:value-type="float">
            <text:p>-3.08931E-05</text:p>
          </table:table-cell>
          <table:table-cell/>
          <table:table-cell office:value-type="float" office:value="-0.0000415" calcext:value-type="float">
            <text:p>-4.15E-05</text:p>
          </table:table-cell>
          <table:table-cell office:value-type="float" office:value="0.0000432" calcext:value-type="float">
            <text:p>4.32E-05</text:p>
          </table:table-cell>
          <table:table-cell office:value-type="float" office:value="-0.0000309" calcext:value-type="float">
            <text:p>-3.09E-05</text:p>
          </table:table-cell>
          <table:table-cell/>
          <table:table-cell table:formula="of:=POWER([.I224]-[.E224];2)" office:value-type="float" office:value="7.95239999999666E-016" calcext:value-type="float">
            <text:p>7.95239999999666E-16</text:p>
          </table:table-cell>
          <table:table-cell table:formula="of:=POWER([.J224]-[.F224];2)" office:value-type="float" office:value="2.11599999999681E-017" calcext:value-type="float">
            <text:p>2.11599999999681E-17</text:p>
          </table:table-cell>
          <table:table-cell table:formula="of:=POWER([.K224]-[.G224];2)" office:value-type="float" office:value="4.76099999999283E-017" calcext:value-type="float">
            <text:p>4.76099999999283E-1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0.000000158445" calcext:value-type="float">
            <text:p>1.58445E-07</text:p>
          </table:table-cell>
          <table:table-cell office:value-type="float" office:value="0.0000106149" calcext:value-type="float">
            <text:p>1.06149E-05</text:p>
          </table:table-cell>
          <table:table-cell office:value-type="float" office:value="-0.000000447326" calcext:value-type="float">
            <text:p>-4.47326E-07</text:p>
          </table:table-cell>
          <table:table-cell/>
          <table:table-cell office:value-type="float" office:value="0.0000002" calcext:value-type="float">
            <text:p>2E-07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-0.0000004" calcext:value-type="float">
            <text:p>-4E-07</text:p>
          </table:table-cell>
          <table:table-cell/>
          <table:table-cell table:formula="of:=POWER([.I225]-[.E225];2)" office:value-type="float" office:value="1.726818025E-015" calcext:value-type="float">
            <text:p>1.726818025E-15</text:p>
          </table:table-cell>
          <table:table-cell table:formula="of:=POWER([.J225]-[.F225];2)" office:value-type="float" office:value="2.22009999999964E-016" calcext:value-type="float">
            <text:p>2.22009999999964E-16</text:p>
          </table:table-cell>
          <table:table-cell table:formula="of:=POWER([.K225]-[.G225];2)" office:value-type="float" office:value="2.239750276E-015" calcext:value-type="float">
            <text:p>2.239750276E-1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0.000181593" calcext:value-type="float">
            <text:p>-0.000181593</text:p>
          </table:table-cell>
          <table:table-cell office:value-type="float" office:value="-0.000899525" calcext:value-type="float">
            <text:p>-0.000899525</text:p>
          </table:table-cell>
          <table:table-cell office:value-type="float" office:value="-0.0000881696" calcext:value-type="float">
            <text:p>-8.81696E-05</text:p>
          </table:table-cell>
          <table:table-cell/>
          <table:table-cell office:value-type="float" office:value="-0.0001816" calcext:value-type="float">
            <text:p>-0.0001816</text:p>
          </table:table-cell>
          <table:table-cell office:value-type="float" office:value="-0.0008995" calcext:value-type="float">
            <text:p>-0.0008995</text:p>
          </table:table-cell>
          <table:table-cell office:value-type="float" office:value="-0.0000882" calcext:value-type="float">
            <text:p>-8.82E-05</text:p>
          </table:table-cell>
          <table:table-cell/>
          <table:table-cell table:formula="of:=POWER([.I226]-[.E226];2)" office:value-type="float" office:value="4.89999999996457E-017" calcext:value-type="float">
            <text:p>4.89999999996457E-17</text:p>
          </table:table-cell>
          <table:table-cell table:formula="of:=POWER([.J226]-[.F226];2)" office:value-type="float" office:value="6.25000000003419E-016" calcext:value-type="float">
            <text:p>6.25000000003419E-16</text:p>
          </table:table-cell>
          <table:table-cell table:formula="of:=POWER([.K226]-[.G226];2)" office:value-type="float" office:value="9.24160000000757E-016" calcext:value-type="float">
            <text:p>9.24160000000757E-1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004692" calcext:value-type="float">
            <text:p>-4.692E-07</text:p>
          </table:table-cell>
          <table:table-cell office:value-type="float" office:value="0.0000145447" calcext:value-type="float">
            <text:p>1.45447E-05</text:p>
          </table:table-cell>
          <table:table-cell office:value-type="float" office:value="-0.000000587202" calcext:value-type="float">
            <text:p>-5.87202E-07</text:p>
          </table:table-cell>
          <table:table-cell/>
          <table:table-cell office:value-type="float" office:value="-0.0000005" calcext:value-type="float">
            <text:p>-5E-07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6" calcext:value-type="float">
            <text:p>-6E-07</text:p>
          </table:table-cell>
          <table:table-cell/>
          <table:table-cell table:formula="of:=POWER([.I227]-[.E227];2)" office:value-type="float" office:value="9.48639999999999E-016" calcext:value-type="float">
            <text:p>9.48639999999999E-16</text:p>
          </table:table-cell>
          <table:table-cell table:formula="of:=POWER([.J227]-[.F227];2)" office:value-type="float" office:value="1.99808999999998E-015" calcext:value-type="float">
            <text:p>1.99808999999998E-15</text:p>
          </table:table-cell>
          <table:table-cell table:formula="of:=POWER([.K227]-[.G227];2)" office:value-type="float" office:value="1.63788803999999E-016" calcext:value-type="float">
            <text:p>1.63788803999999E-1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0.0000605275" calcext:value-type="float">
            <text:p>6.05275E-05</text:p>
          </table:table-cell>
          <table:table-cell office:value-type="float" office:value="0.0000915626" calcext:value-type="float">
            <text:p>9.15626E-05</text:p>
          </table:table-cell>
          <table:table-cell office:value-type="float" office:value="-0.0000486159" calcext:value-type="float">
            <text:p>-4.86159E-05</text:p>
          </table:table-cell>
          <table:table-cell/>
          <table:table-cell office:value-type="float" office:value="0.0000605" calcext:value-type="float">
            <text:p>6.05E-05</text:p>
          </table:table-cell>
          <table:table-cell office:value-type="float" office:value="0.0000916" calcext:value-type="float">
            <text:p>9.16E-05</text:p>
          </table:table-cell>
          <table:table-cell office:value-type="float" office:value="-0.0000486" calcext:value-type="float">
            <text:p>-4.86E-05</text:p>
          </table:table-cell>
          <table:table-cell/>
          <table:table-cell table:formula="of:=POWER([.I228]-[.E228];2)" office:value-type="float" office:value="7.56249999999962E-016" calcext:value-type="float">
            <text:p>7.56249999999962E-16</text:p>
          </table:table-cell>
          <table:table-cell table:formula="of:=POWER([.J228]-[.F228];2)" office:value-type="float" office:value="1.39876000000005E-015" calcext:value-type="float">
            <text:p>1.39876000000005E-15</text:p>
          </table:table-cell>
          <table:table-cell table:formula="of:=POWER([.K228]-[.G228];2)" office:value-type="float" office:value="2.52809999999816E-016" calcext:value-type="float">
            <text:p>2.52809999999816E-1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00292886" calcext:value-type="float">
            <text:p>-2.92886E-07</text:p>
          </table:table-cell>
          <table:table-cell office:value-type="float" office:value="0.00000382643" calcext:value-type="float">
            <text:p>3.82643E-06</text:p>
          </table:table-cell>
          <table:table-cell office:value-type="float" office:value="-0.0000000474099" calcext:value-type="float">
            <text:p>-4.74099E-08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0.0000038" calcext:value-type="float">
            <text:p>3.8E-06</text:p>
          </table:table-cell>
          <table:table-cell office:value-type="float" office:value="-0" calcext:value-type="float">
            <text:p>0</text:p>
          </table:table-cell>
          <table:table-cell/>
          <table:table-cell table:formula="of:=POWER([.I229]-[.E229];2)" office:value-type="float" office:value="5.06089959999995E-017" calcext:value-type="float">
            <text:p>5.06089959999995E-17</text:p>
          </table:table-cell>
          <table:table-cell table:formula="of:=POWER([.J229]-[.F229];2)" office:value-type="float" office:value="6.98544900000014E-016" calcext:value-type="float">
            <text:p>6.98544900000014E-16</text:p>
          </table:table-cell>
          <table:table-cell table:formula="of:=POWER([.K229]-[.G229];2)" office:value-type="float" office:value="2.24769861801E-015" calcext:value-type="float">
            <text:p>2.24769861801E-1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146742" calcext:value-type="float">
            <text:p>1.46742E-05</text:p>
          </table:table-cell>
          <table:table-cell office:value-type="float" office:value="0.000058601" calcext:value-type="float">
            <text:p>5.8601E-05</text:p>
          </table:table-cell>
          <table:table-cell office:value-type="float" office:value="-0.0000606483" calcext:value-type="float">
            <text:p>-6.06483E-05</text:p>
          </table:table-cell>
          <table:table-cell/>
          <table:table-cell office:value-type="float" office:value="0.0000147" calcext:value-type="float">
            <text:p>1.47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606" calcext:value-type="float">
            <text:p>-6.06E-05</text:p>
          </table:table-cell>
          <table:table-cell/>
          <table:table-cell table:formula="of:=POWER([.I230]-[.E230];2)" office:value-type="float" office:value="6.65640000000034E-016" calcext:value-type="float">
            <text:p>6.65640000000034E-16</text:p>
          </table:table-cell>
          <table:table-cell table:formula="of:=POWER([.J230]-[.F230];2)" office:value-type="float" office:value="9.99999999990833E-019" calcext:value-type="float">
            <text:p>9.99999999990833E-19</text:p>
          </table:table-cell>
          <table:table-cell table:formula="of:=POWER([.K230]-[.G230];2)" office:value-type="float" office:value="2.33288999999976E-015" calcext:value-type="float">
            <text:p>2.33288999999976E-1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0192953" calcext:value-type="float">
            <text:p>-1.92953E-07</text:p>
          </table:table-cell>
          <table:table-cell office:value-type="float" office:value="0.00000106055" calcext:value-type="float">
            <text:p>1.06055E-06</text:p>
          </table:table-cell>
          <table:table-cell office:value-type="float" office:value="0.00000028769" calcext:value-type="float">
            <text:p>2.8769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3" calcext:value-type="float">
            <text:p>3E-07</text:p>
          </table:table-cell>
          <table:table-cell/>
          <table:table-cell table:formula="of:=POWER([.I231]-[.E231];2)" office:value-type="float" office:value="4.9660209E-017" calcext:value-type="float">
            <text:p>4.9660209E-17</text:p>
          </table:table-cell>
          <table:table-cell table:formula="of:=POWER([.J231]-[.F231];2)" office:value-type="float" office:value="1.55630250000001E-015" calcext:value-type="float">
            <text:p>1.55630250000001E-15</text:p>
          </table:table-cell>
          <table:table-cell table:formula="of:=POWER([.K231]-[.G231];2)" office:value-type="float" office:value="1.515361E-016" calcext:value-type="float">
            <text:p>1.515361E-1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0.00000116652" calcext:value-type="float">
            <text:p>1.16652E-06</text:p>
          </table:table-cell>
          <table:table-cell office:value-type="float" office:value="0.00000505999" calcext:value-type="float">
            <text:p>5.05999E-06</text:p>
          </table:table-cell>
          <table:table-cell office:value-type="float" office:value="-0.0000059643" calcext:value-type="float">
            <text:p>-5.9643E-06</text:p>
          </table:table-cell>
          <table:table-cell/>
          <table:table-cell office:value-type="float" office:value="0.0000012" calcext:value-type="float">
            <text:p>1.2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  <table:table-cell/>
          <table:table-cell table:formula="of:=POWER([.I232]-[.E232];2)" office:value-type="float" office:value="1.1209104E-015" calcext:value-type="float">
            <text:p>1.1209104E-15</text:p>
          </table:table-cell>
          <table:table-cell table:formula="of:=POWER([.J232]-[.F232];2)" office:value-type="float" office:value="1.60080009999996E-015" calcext:value-type="float">
            <text:p>1.60080009999996E-15</text:p>
          </table:table-cell>
          <table:table-cell table:formula="of:=POWER([.K232]-[.G232];2)" office:value-type="float" office:value="1.27449000000003E-015" calcext:value-type="float">
            <text:p>1.27449000000003E-1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-0.00000000970739" calcext:value-type="float">
            <text:p>-9.70739E-09</text:p>
          </table:table-cell>
          <table:table-cell office:value-type="float" office:value="0.000000344429" calcext:value-type="float">
            <text:p>3.44429E-07</text:p>
          </table:table-cell>
          <table:table-cell office:value-type="float" office:value="0.000000247921" calcext:value-type="float">
            <text:p>2.47921E-07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2" calcext:value-type="float">
            <text:p>2E-07</text:p>
          </table:table-cell>
          <table:table-cell/>
          <table:table-cell table:formula="of:=POWER([.I233]-[.E233];2)" office:value-type="float" office:value="9.42334206121E-017" calcext:value-type="float">
            <text:p>9.42334206121E-17</text:p>
          </table:table-cell>
          <table:table-cell table:formula="of:=POWER([.J233]-[.F233];2)" office:value-type="float" office:value="1.973936041E-015" calcext:value-type="float">
            <text:p>1.973936041E-15</text:p>
          </table:table-cell>
          <table:table-cell table:formula="of:=POWER([.K233]-[.G233];2)" office:value-type="float" office:value="2.296422241E-015" calcext:value-type="float">
            <text:p>2.296422241E-1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856629" calcext:value-type="float">
            <text:p>8.56629E-07</text:p>
          </table:table-cell>
          <table:table-cell office:value-type="float" office:value="0.00000285853" calcext:value-type="float">
            <text:p>2.85853E-06</text:p>
          </table:table-cell>
          <table:table-cell office:value-type="float" office:value="0.00000337037" calcext:value-type="float">
            <text:p>3.37037E-06</text:p>
          </table:table-cell>
          <table:table-cell/>
          <table:table-cell office:value-type="float" office:value="0.0000009" calcext:value-type="float">
            <text:p>9E-07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0.0000034" calcext:value-type="float">
            <text:p>3.4E-06</text:p>
          </table:table-cell>
          <table:table-cell/>
          <table:table-cell table:formula="of:=POWER([.I234]-[.E234];2)" office:value-type="float" office:value="1.881043641E-015" calcext:value-type="float">
            <text:p>1.881043641E-15</text:p>
          </table:table-cell>
          <table:table-cell table:formula="of:=POWER([.J234]-[.F234];2)" office:value-type="float" office:value="1.7197609E-015" calcext:value-type="float">
            <text:p>1.7197609E-15</text:p>
          </table:table-cell>
          <table:table-cell table:formula="of:=POWER([.K234]-[.G234];2)" office:value-type="float" office:value="8.7793689999998E-016" calcext:value-type="float">
            <text:p>8.7793689999998E-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0.0000000982201" calcext:value-type="float">
            <text:p>9.82201E-08</text:p>
          </table:table-cell>
          <table:table-cell office:value-type="float" office:value="0.00000101608" calcext:value-type="float">
            <text:p>1.01608E-06</text:p>
          </table:table-cell>
          <table:table-cell office:value-type="float" office:value="0.000000463844" calcext:value-type="float">
            <text:p>4.63844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5" calcext:value-type="float">
            <text:p>5E-07</text:p>
          </table:table-cell>
          <table:table-cell/>
          <table:table-cell table:formula="of:=POWER([.I235]-[.E235];2)" office:value-type="float" office:value="3.16804400999996E-018" calcext:value-type="float">
            <text:p>3.16804400999996E-18</text:p>
          </table:table-cell>
          <table:table-cell table:formula="of:=POWER([.J235]-[.F235];2)" office:value-type="float" office:value="2.58566400000001E-016" calcext:value-type="float">
            <text:p>2.58566400000001E-16</text:p>
          </table:table-cell>
          <table:table-cell table:formula="of:=POWER([.K235]-[.G235];2)" office:value-type="float" office:value="1.307256336E-015" calcext:value-type="float">
            <text:p>1.307256336E-1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0.00000412947" calcext:value-type="float">
            <text:p>4.12947E-06</text:p>
          </table:table-cell>
          <table:table-cell office:value-type="float" office:value="0.0000154409" calcext:value-type="float">
            <text:p>1.54409E-05</text:p>
          </table:table-cell>
          <table:table-cell office:value-type="float" office:value="0.0000162762" calcext:value-type="float">
            <text:p>1.62762E-05</text:p>
          </table:table-cell>
          <table:table-cell/>
          <table:table-cell office:value-type="float" office:value="0.0000041" calcext:value-type="float">
            <text:p>4.1E-06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0163" calcext:value-type="float">
            <text:p>1.63E-05</text:p>
          </table:table-cell>
          <table:table-cell/>
          <table:table-cell table:formula="of:=POWER([.I236]-[.E236];2)" office:value-type="float" office:value="8.68480899999994E-016" calcext:value-type="float">
            <text:p>8.68480899999994E-16</text:p>
          </table:table-cell>
          <table:table-cell table:formula="of:=POWER([.J236]-[.F236];2)" office:value-type="float" office:value="1.67280999999985E-015" calcext:value-type="float">
            <text:p>1.67280999999985E-15</text:p>
          </table:table-cell>
          <table:table-cell table:formula="of:=POWER([.K236]-[.G236];2)" office:value-type="float" office:value="5.66439999999904E-016" calcext:value-type="float">
            <text:p>5.66439999999904E-1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00338517" calcext:value-type="float">
            <text:p>3.38517E-07</text:p>
          </table:table-cell>
          <table:table-cell office:value-type="float" office:value="0.00000364089" calcext:value-type="float">
            <text:p>3.64089E-06</text:p>
          </table:table-cell>
          <table:table-cell office:value-type="float" office:value="0.000000246815" calcext:value-type="float">
            <text:p>2.46815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00002" calcext:value-type="float">
            <text:p>2E-07</text:p>
          </table:table-cell>
          <table:table-cell/>
          <table:table-cell table:formula="of:=POWER([.I237]-[.E237];2)" office:value-type="float" office:value="1.483559289E-015" calcext:value-type="float">
            <text:p>1.483559289E-15</text:p>
          </table:table-cell>
          <table:table-cell table:formula="of:=POWER([.J237]-[.F237];2)" office:value-type="float" office:value="1.6719921E-015" calcext:value-type="float">
            <text:p>1.6719921E-15</text:p>
          </table:table-cell>
          <table:table-cell table:formula="of:=POWER([.K237]-[.G237];2)" office:value-type="float" office:value="2.191644225E-015" calcext:value-type="float">
            <text:p>2.191644225E-1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475568" calcext:value-type="float">
            <text:p>4.75568E-05</text:p>
          </table:table-cell>
          <table:table-cell office:value-type="float" office:value="0.000144307" calcext:value-type="float">
            <text:p>0.000144307</text:p>
          </table:table-cell>
          <table:table-cell office:value-type="float" office:value="0.0000942358" calcext:value-type="float">
            <text:p>9.42358E-05</text:p>
          </table:table-cell>
          <table:table-cell/>
          <table:table-cell office:value-type="float" office:value="0.0000476" calcext:value-type="float">
            <text:p>4.76E-05</text:p>
          </table:table-cell>
          <table:table-cell office:value-type="float" office:value="0.0001443" calcext:value-type="float">
            <text:p>0.0001443</text:p>
          </table:table-cell>
          <table:table-cell office:value-type="float" office:value="0.0000942" calcext:value-type="float">
            <text:p>9.42E-05</text:p>
          </table:table-cell>
          <table:table-cell/>
          <table:table-cell table:formula="of:=POWER([.I238]-[.E238];2)" office:value-type="float" office:value="1.86624000000057E-015" calcext:value-type="float">
            <text:p>1.86624000000057E-15</text:p>
          </table:table-cell>
          <table:table-cell table:formula="of:=POWER([.J238]-[.F238];2)" office:value-type="float" office:value="4.90000000000252E-017" calcext:value-type="float">
            <text:p>4.90000000000252E-17</text:p>
          </table:table-cell>
          <table:table-cell table:formula="of:=POWER([.K238]-[.G238];2)" office:value-type="float" office:value="1.2816399999998E-015" calcext:value-type="float">
            <text:p>1.2816399999998E-1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00133354" calcext:value-type="float">
            <text:p>1.33354E-07</text:p>
          </table:table-cell>
          <table:table-cell office:value-type="float" office:value="0.0000147212" calcext:value-type="float">
            <text:p>1.47212E-05</text:p>
          </table:table-cell>
          <table:table-cell office:value-type="float" office:value="-0.000000164331" calcext:value-type="float">
            <text:p>-1.64331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-0.0000002" calcext:value-type="float">
            <text:p>-2E-07</text:p>
          </table:table-cell>
          <table:table-cell/>
          <table:table-cell table:formula="of:=POWER([.I239]-[.E239];2)" office:value-type="float" office:value="1.112489316E-015" calcext:value-type="float">
            <text:p>1.112489316E-15</text:p>
          </table:table-cell>
          <table:table-cell table:formula="of:=POWER([.J239]-[.F239];2)" office:value-type="float" office:value="4.4943999999996E-016" calcext:value-type="float">
            <text:p>4.4943999999996E-16</text:p>
          </table:table-cell>
          <table:table-cell table:formula="of:=POWER([.K239]-[.G239];2)" office:value-type="float" office:value="1.272277561E-015" calcext:value-type="float">
            <text:p>1.272277561E-1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09425" calcext:value-type="float">
            <text:p>9.425E-05</text:p>
          </table:table-cell>
          <table:table-cell office:value-type="float" office:value="0.000135324" calcext:value-type="float">
            <text:p>0.000135324</text:p>
          </table:table-cell>
          <table:table-cell office:value-type="float" office:value="0.000038304" calcext:value-type="float">
            <text:p>3.8304E-05</text:p>
          </table:table-cell>
          <table:table-cell/>
          <table:table-cell office:value-type="float" office:value="0.0000943" calcext:value-type="float">
            <text:p>9.43E-05</text:p>
          </table:table-cell>
          <table:table-cell office:value-type="float" office:value="0.0001353" calcext:value-type="float">
            <text:p>0.0001353</text:p>
          </table:table-cell>
          <table:table-cell office:value-type="float" office:value="0.0000383" calcext:value-type="float">
            <text:p>3.83E-05</text:p>
          </table:table-cell>
          <table:table-cell/>
          <table:table-cell table:formula="of:=POWER([.I240]-[.E240];2)" office:value-type="float" office:value="2.50000000000012E-015" calcext:value-type="float">
            <text:p>2.50000000000012E-15</text:p>
          </table:table-cell>
          <table:table-cell table:formula="of:=POWER([.J240]-[.F240];2)" office:value-type="float" office:value="5.75999999999924E-016" calcext:value-type="float">
            <text:p>5.75999999999924E-16</text:p>
          </table:table-cell>
          <table:table-cell table:formula="of:=POWER([.K240]-[.G240];2)" office:value-type="float" office:value="1.6000000000016E-017" calcext:value-type="float">
            <text:p>1.6000000000016E-17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0.000897836" calcext:value-type="float">
            <text:p>0.000897836</text:p>
          </table:table-cell>
          <table:table-cell office:value-type="float" office:value="0.000938119" calcext:value-type="float">
            <text:p>0.000938119</text:p>
          </table:table-cell>
          <table:table-cell office:value-type="float" office:value="0.0000681193" calcext:value-type="float">
            <text:p>6.81193E-05</text:p>
          </table:table-cell>
          <table:table-cell/>
          <table:table-cell office:value-type="float" office:value="0.0008978" calcext:value-type="float">
            <text:p>0.0008978</text:p>
          </table:table-cell>
          <table:table-cell office:value-type="float" office:value="0.0009381" calcext:value-type="float">
            <text:p>0.0009381</text:p>
          </table:table-cell>
          <table:table-cell office:value-type="float" office:value="0.0000681" calcext:value-type="float">
            <text:p>6.81E-05</text:p>
          </table:table-cell>
          <table:table-cell/>
          <table:table-cell table:formula="of:=POWER([.I241]-[.E241];2)" office:value-type="float" office:value="1.29600000000178E-015" calcext:value-type="float">
            <text:p>1.29600000000178E-15</text:p>
          </table:table-cell>
          <table:table-cell table:formula="of:=POWER([.J241]-[.F241];2)" office:value-type="float" office:value="3.60999999999008E-016" calcext:value-type="float">
            <text:p>3.60999999999008E-16</text:p>
          </table:table-cell>
          <table:table-cell table:formula="of:=POWER([.K241]-[.G241];2)" office:value-type="float" office:value="3.72489999999803E-016" calcext:value-type="float">
            <text:p>3.72489999999803E-1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0.134469" calcext:value-type="float">
            <text:p>0.134469</text:p>
          </table:table-cell>
          <table:table-cell office:value-type="float" office:value="0.120943" calcext:value-type="float">
            <text:p>0.120943</text:p>
          </table:table-cell>
          <table:table-cell office:value-type="float" office:value="-0.0165532" calcext:value-type="float">
            <text:p>-0.0165532</text:p>
          </table:table-cell>
          <table:table-cell/>
          <table:table-cell office:value-type="float" office:value="0.134469" calcext:value-type="float">
            <text:p>0.134469</text:p>
          </table:table-cell>
          <table:table-cell office:value-type="float" office:value="0.1209434" calcext:value-type="float">
            <text:p>0.1209434</text:p>
          </table:table-cell>
          <table:table-cell office:value-type="float" office:value="-0.0165532" calcext:value-type="float">
            <text:p>-0.0165532</text:p>
          </table:table-cell>
          <table:table-cell/>
          <table:table-cell table:formula="of:=POWER([.I242]-[.E242];2)" office:value-type="float" office:value="0" calcext:value-type="float">
            <text:p>0</text:p>
          </table:table-cell>
          <table:table-cell table:formula="of:=POWER([.J242]-[.F242];2)" office:value-type="float" office:value="0.0000000000001599999999981" calcext:value-type="float">
            <text:p>1.599999999981E-13</text:p>
          </table:table-cell>
          <table:table-cell table:formula="of:=POWER([.K242]-[.G242];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0.000614638" calcext:value-type="float">
            <text:p>0.000614638</text:p>
          </table:table-cell>
          <table:table-cell office:value-type="float" office:value="0.00117866" calcext:value-type="float">
            <text:p>0.00117866</text:p>
          </table:table-cell>
          <table:table-cell office:value-type="float" office:value="-0.000656079" calcext:value-type="float">
            <text:p>-0.000656079</text:p>
          </table:table-cell>
          <table:table-cell/>
          <table:table-cell office:value-type="float" office:value="0.0006146" calcext:value-type="float">
            <text:p>0.0006146</text:p>
          </table:table-cell>
          <table:table-cell office:value-type="float" office:value="0.0011787" calcext:value-type="float">
            <text:p>0.0011787</text:p>
          </table:table-cell>
          <table:table-cell office:value-type="float" office:value="-0.0006561" calcext:value-type="float">
            <text:p>-0.0006561</text:p>
          </table:table-cell>
          <table:table-cell/>
          <table:table-cell table:formula="of:=POWER([.I243]-[.E243];2)" office:value-type="float" office:value="1.44400000000427E-015" calcext:value-type="float">
            <text:p>1.44400000000427E-15</text:p>
          </table:table-cell>
          <table:table-cell table:formula="of:=POWER([.J243]-[.F243];2)" office:value-type="float" office:value="1.60000000001569E-015" calcext:value-type="float">
            <text:p>1.60000000001569E-15</text:p>
          </table:table-cell>
          <table:table-cell table:formula="of:=POWER([.K243]-[.G243];2)" office:value-type="float" office:value="4.41000000000226E-016" calcext:value-type="float">
            <text:p>4.41000000000226E-1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0.000277691" calcext:value-type="float">
            <text:p>0.000277691</text:p>
          </table:table-cell>
          <table:table-cell office:value-type="float" office:value="-0.000054357" calcext:value-type="float">
            <text:p>-5.4357E-05</text:p>
          </table:table-cell>
          <table:table-cell office:value-type="float" office:value="-0.000522326" calcext:value-type="float">
            <text:p>-0.000522326</text:p>
          </table:table-cell>
          <table:table-cell/>
          <table:table-cell office:value-type="float" office:value="0.0002777" calcext:value-type="float">
            <text:p>0.0002777</text:p>
          </table:table-cell>
          <table:table-cell office:value-type="float" office:value="-0.0000544" calcext:value-type="float">
            <text:p>-5.44E-05</text:p>
          </table:table-cell>
          <table:table-cell office:value-type="float" office:value="-0.0005223" calcext:value-type="float">
            <text:p>-0.0005223</text:p>
          </table:table-cell>
          <table:table-cell/>
          <table:table-cell table:formula="of:=POWER([.I244]-[.E244];2)" office:value-type="float" office:value="8.10000000005992E-017" calcext:value-type="float">
            <text:p>8.10000000005992E-17</text:p>
          </table:table-cell>
          <table:table-cell table:formula="of:=POWER([.J244]-[.F244];2)" office:value-type="float" office:value="1.84900000000053E-015" calcext:value-type="float">
            <text:p>1.84900000000053E-15</text:p>
          </table:table-cell>
          <table:table-cell table:formula="of:=POWER([.K244]-[.G244];2)" office:value-type="float" office:value="6.75999999998736E-016" calcext:value-type="float">
            <text:p>6.75999999998736E-1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174375" calcext:value-type="float">
            <text:p>0.000174375</text:p>
          </table:table-cell>
          <table:table-cell office:value-type="float" office:value="0.000138616" calcext:value-type="float">
            <text:p>0.000138616</text:p>
          </table:table-cell>
          <table:table-cell office:value-type="float" office:value="-0.000237455" calcext:value-type="float">
            <text:p>-0.000237455</text:p>
          </table:table-cell>
          <table:table-cell/>
          <table:table-cell office:value-type="float" office:value="0.0001744" calcext:value-type="float">
            <text:p>0.0001744</text:p>
          </table:table-cell>
          <table:table-cell office:value-type="float" office:value="0.0001386" calcext:value-type="float">
            <text:p>0.0001386</text:p>
          </table:table-cell>
          <table:table-cell office:value-type="float" office:value="-0.0002375" calcext:value-type="float">
            <text:p>-0.0002375</text:p>
          </table:table-cell>
          <table:table-cell/>
          <table:table-cell table:formula="of:=POWER([.I245]-[.E245];2)" office:value-type="float" office:value="6.24999999999353E-016" calcext:value-type="float">
            <text:p>6.24999999999353E-16</text:p>
          </table:table-cell>
          <table:table-cell table:formula="of:=POWER([.J245]-[.F245];2)" office:value-type="float" office:value="2.56000000000255E-016" calcext:value-type="float">
            <text:p>2.56000000000255E-16</text:p>
          </table:table-cell>
          <table:table-cell table:formula="of:=POWER([.K245]-[.G245];2)" office:value-type="float" office:value="2.0249999999979E-015" calcext:value-type="float">
            <text:p>2.0249999999979E-1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190118" calcext:value-type="float">
            <text:p>-0.000190118</text:p>
          </table:table-cell>
          <table:table-cell office:value-type="float" office:value="-0.000427377" calcext:value-type="float">
            <text:p>-0.000427377</text:p>
          </table:table-cell>
          <table:table-cell office:value-type="float" office:value="-0.00000762151" calcext:value-type="float">
            <text:p>-7.62151E-06</text:p>
          </table:table-cell>
          <table:table-cell/>
          <table:table-cell office:value-type="float" office:value="-0.0001901" calcext:value-type="float">
            <text:p>-0.0001901</text:p>
          </table:table-cell>
          <table:table-cell office:value-type="float" office:value="-0.0004274" calcext:value-type="float">
            <text:p>-0.0004274</text:p>
          </table:table-cell>
          <table:table-cell office:value-type="float" office:value="-0.0000076" calcext:value-type="float">
            <text:p>-7.6E-06</text:p>
          </table:table-cell>
          <table:table-cell/>
          <table:table-cell table:formula="of:=POWER([.I246]-[.E246];2)" office:value-type="float" office:value="3.24000000001421E-016" calcext:value-type="float">
            <text:p>3.24000000001421E-16</text:p>
          </table:table-cell>
          <table:table-cell table:formula="of:=POWER([.J246]-[.F246];2)" office:value-type="float" office:value="5.28999999999203E-016" calcext:value-type="float">
            <text:p>5.28999999999203E-16</text:p>
          </table:table-cell>
          <table:table-cell table:formula="of:=POWER([.K246]-[.G246];2)" office:value-type="float" office:value="4.62680100000018E-016" calcext:value-type="float">
            <text:p>4.62680100000018E-1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0148397" calcext:value-type="float">
            <text:p>-1.48397E-06</text:p>
          </table:table-cell>
          <table:table-cell office:value-type="float" office:value="-0.0000039243" calcext:value-type="float">
            <text:p>-3.9243E-06</text:p>
          </table:table-cell>
          <table:table-cell office:value-type="float" office:value="-0.00000197485" calcext:value-type="float">
            <text:p>-1.97485E-06</text:p>
          </table:table-cell>
          <table:table-cell/>
          <table:table-cell office:value-type="float" office:value="-0.0000015" calcext:value-type="float">
            <text:p>-1.5E-06</text:p>
          </table:table-cell>
          <table:table-cell office:value-type="float" office:value="-0.0000039" calcext:value-type="float">
            <text:p>-3.9E-06</text:p>
          </table:table-cell>
          <table:table-cell office:value-type="float" office:value="-0.000002" calcext:value-type="float">
            <text:p>-2E-06</text:p>
          </table:table-cell>
          <table:table-cell/>
          <table:table-cell table:formula="of:=POWER([.I247]-[.E247];2)" office:value-type="float" office:value="2.56960900000004E-016" calcext:value-type="float">
            <text:p>2.56960900000004E-16</text:p>
          </table:table-cell>
          <table:table-cell table:formula="of:=POWER([.J247]-[.F247];2)" office:value-type="float" office:value="5.90489999999996E-016" calcext:value-type="float">
            <text:p>5.90489999999996E-16</text:p>
          </table:table-cell>
          <table:table-cell table:formula="of:=POWER([.K247]-[.G247];2)" office:value-type="float" office:value="6.32522500000005E-016" calcext:value-type="float">
            <text:p>6.32522500000005E-1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176849" calcext:value-type="float">
            <text:p>-1.76849E-05</text:p>
          </table:table-cell>
          <table:table-cell office:value-type="float" office:value="-0.0000248246" calcext:value-type="float">
            <text:p>-2.48246E-05</text:p>
          </table:table-cell>
          <table:table-cell office:value-type="float" office:value="0.0000129558" calcext:value-type="float">
            <text:p>1.29558E-05</text:p>
          </table:table-cell>
          <table:table-cell/>
          <table:table-cell office:value-type="float" office:value="-0.0000177" calcext:value-type="float">
            <text:p>-1.77E-05</text:p>
          </table:table-cell>
          <table:table-cell office:value-type="float" office:value="-0.0000248" calcext:value-type="float">
            <text:p>-2.48E-05</text:p>
          </table:table-cell>
          <table:table-cell office:value-type="float" office:value="0.000013" calcext:value-type="float">
            <text:p>1.3E-05</text:p>
          </table:table-cell>
          <table:table-cell/>
          <table:table-cell table:formula="of:=POWER([.I248]-[.E248];2)" office:value-type="float" office:value="2.28009999999977E-016" calcext:value-type="float">
            <text:p>2.28009999999977E-16</text:p>
          </table:table-cell>
          <table:table-cell table:formula="of:=POWER([.J248]-[.F248];2)" office:value-type="float" office:value="6.0515999999982E-016" calcext:value-type="float">
            <text:p>6.0515999999982E-16</text:p>
          </table:table-cell>
          <table:table-cell table:formula="of:=POWER([.K248]-[.G248];2)" office:value-type="float" office:value="1.95364000000003E-015" calcext:value-type="float">
            <text:p>1.95364000000003E-1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0394764" calcext:value-type="float">
            <text:p>3.94764E-07</text:p>
          </table:table-cell>
          <table:table-cell office:value-type="float" office:value="0.000000222336" calcext:value-type="float">
            <text:p>2.22336E-07</text:p>
          </table:table-cell>
          <table:table-cell office:value-type="float" office:value="0.00000242404" calcext:value-type="float">
            <text:p>2.42404E-06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4" calcext:value-type="float">
            <text:p>2.4E-06</text:p>
          </table:table-cell>
          <table:table-cell/>
          <table:table-cell table:formula="of:=POWER([.I249]-[.E249];2)" office:value-type="float" office:value="2.74156960000001E-017" calcext:value-type="float">
            <text:p>2.74156960000001E-17</text:p>
          </table:table-cell>
          <table:table-cell table:formula="of:=POWER([.J249]-[.F249];2)" office:value-type="float" office:value="4.98896896E-016" calcext:value-type="float">
            <text:p>4.98896896E-16</text:p>
          </table:table-cell>
          <table:table-cell table:formula="of:=POWER([.K249]-[.G249];2)" office:value-type="float" office:value="5.77921599999997E-016" calcext:value-type="float">
            <text:p>5.77921599999997E-1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0177673" calcext:value-type="float">
            <text:p>1.77673E-06</text:p>
          </table:table-cell>
          <table:table-cell office:value-type="float" office:value="-0.000000646916" calcext:value-type="float">
            <text:p>-6.46916E-07</text:p>
          </table:table-cell>
          <table:table-cell office:value-type="float" office:value="0.0000496341" calcext:value-type="float">
            <text:p>4.96341E-05</text:p>
          </table:table-cell>
          <table:table-cell/>
          <table:table-cell office:value-type="float" office:value="0.0000018" calcext:value-type="float">
            <text:p>1.8E-06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496" calcext:value-type="float">
            <text:p>4.96E-05</text:p>
          </table:table-cell>
          <table:table-cell/>
          <table:table-cell table:formula="of:=POWER([.I250]-[.E250];2)" office:value-type="float" office:value="5.41492899999994E-016" calcext:value-type="float">
            <text:p>5.41492899999994E-16</text:p>
          </table:table-cell>
          <table:table-cell table:formula="of:=POWER([.J250]-[.F250];2)" office:value-type="float" office:value="2.201111056E-015" calcext:value-type="float">
            <text:p>2.201111056E-15</text:p>
          </table:table-cell>
          <table:table-cell table:formula="of:=POWER([.K250]-[.G250];2)" office:value-type="float" office:value="1.16280999999955E-015" calcext:value-type="float">
            <text:p>1.16280999999955E-1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0.00000677473" calcext:value-type="float">
            <text:p>6.77473E-06</text:p>
          </table:table-cell>
          <table:table-cell office:value-type="float" office:value="0.0000116792" calcext:value-type="float">
            <text:p>1.16792E-05</text:p>
          </table:table-cell>
          <table:table-cell office:value-type="float" office:value="0.0000241234" calcext:value-type="float">
            <text:p>2.41234E-05</text:p>
          </table:table-cell>
          <table:table-cell/>
          <table:table-cell office:value-type="float" office:value="0.0000068" calcext:value-type="float">
            <text:p>6.8E-06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0241" calcext:value-type="float">
            <text:p>2.41E-05</text:p>
          </table:table-cell>
          <table:table-cell/>
          <table:table-cell table:formula="of:=POWER([.I251]-[.E251];2)" office:value-type="float" office:value="6.38572900000001E-016" calcext:value-type="float">
            <text:p>6.38572900000001E-16</text:p>
          </table:table-cell>
          <table:table-cell table:formula="of:=POWER([.J251]-[.F251];2)" office:value-type="float" office:value="4.32639999999995E-016" calcext:value-type="float">
            <text:p>4.32639999999995E-16</text:p>
          </table:table-cell>
          <table:table-cell table:formula="of:=POWER([.K251]-[.G251];2)" office:value-type="float" office:value="5.47559999999864E-016" calcext:value-type="float">
            <text:p>5.47559999999864E-1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0.0000731708" calcext:value-type="float">
            <text:p>7.31708E-05</text:p>
          </table:table-cell>
          <table:table-cell office:value-type="float" office:value="0.0000344595" calcext:value-type="float">
            <text:p>3.44595E-05</text:p>
          </table:table-cell>
          <table:table-cell office:value-type="float" office:value="0.000118148" calcext:value-type="float">
            <text:p>0.000118148</text:p>
          </table:table-cell>
          <table:table-cell/>
          <table:table-cell office:value-type="float" office:value="0.0000732" calcext:value-type="float">
            <text:p>7.32E-05</text:p>
          </table:table-cell>
          <table:table-cell office:value-type="float" office:value="0.0000345" calcext:value-type="float">
            <text:p>3.45E-05</text:p>
          </table:table-cell>
          <table:table-cell office:value-type="float" office:value="0.0001181" calcext:value-type="float">
            <text:p>0.0001181</text:p>
          </table:table-cell>
          <table:table-cell/>
          <table:table-cell table:formula="of:=POWER([.I252]-[.E252];2)" office:value-type="float" office:value="8.52639999999782E-016" calcext:value-type="float">
            <text:p>8.52639999999782E-16</text:p>
          </table:table-cell>
          <table:table-cell table:formula="of:=POWER([.J252]-[.F252];2)" office:value-type="float" office:value="1.64025000000006E-015" calcext:value-type="float">
            <text:p>1.64025000000006E-15</text:p>
          </table:table-cell>
          <table:table-cell table:formula="of:=POWER([.K252]-[.G252];2)" office:value-type="float" office:value="2.3039999999997E-015" calcext:value-type="float">
            <text:p>2.3039999999997E-1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10.56" calcext:value-type="float">
            <text:p>10.56</text:p>
          </table:table-cell>
          <table:table-cell office:value-type="float" office:value="0.000646871" calcext:value-type="float">
            <text:p>0.000646871</text:p>
          </table:table-cell>
          <table:table-cell office:value-type="float" office:value="0.000613906" calcext:value-type="float">
            <text:p>0.000613906</text:p>
          </table:table-cell>
          <table:table-cell office:value-type="float" office:value="0.000630361" calcext:value-type="float">
            <text:p>0.000630361</text:p>
          </table:table-cell>
          <table:table-cell/>
          <table:table-cell office:value-type="float" office:value="0.0006469" calcext:value-type="float">
            <text:p>0.0006469</text:p>
          </table:table-cell>
          <table:table-cell office:value-type="float" office:value="0.0006139" calcext:value-type="float">
            <text:p>0.0006139</text:p>
          </table:table-cell>
          <table:table-cell office:value-type="float" office:value="0.0006304" calcext:value-type="float">
            <text:p>0.0006304</text:p>
          </table:table-cell>
          <table:table-cell/>
          <table:table-cell table:formula="of:=POWER([.I253]-[.E253];2)" office:value-type="float" office:value="8.4100000000133E-016" calcext:value-type="float">
            <text:p>8.4100000000133E-16</text:p>
          </table:table-cell>
          <table:table-cell table:formula="of:=POWER([.J253]-[.F253];2)" office:value-type="float" office:value="3.59999999998326E-017" calcext:value-type="float">
            <text:p>3.59999999998326E-17</text:p>
          </table:table-cell>
          <table:table-cell table:formula="of:=POWER([.K253]-[.G253];2)" office:value-type="float" office:value="1.52099999999716E-015" calcext:value-type="float">
            <text:p>1.52099999999716E-1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573456" calcext:value-type="float">
            <text:p>0.000573456</text:p>
          </table:table-cell>
          <table:table-cell office:value-type="float" office:value="0.000583776" calcext:value-type="float">
            <text:p>0.000583776</text:p>
          </table:table-cell>
          <table:table-cell office:value-type="float" office:value="0.000955983" calcext:value-type="float">
            <text:p>0.000955983</text:p>
          </table:table-cell>
          <table:table-cell/>
          <table:table-cell office:value-type="float" office:value="0.0005735" calcext:value-type="float">
            <text:p>0.0005735</text:p>
          </table:table-cell>
          <table:table-cell office:value-type="float" office:value="0.0005838" calcext:value-type="float">
            <text:p>0.0005838</text:p>
          </table:table-cell>
          <table:table-cell office:value-type="float" office:value="0.000956" calcext:value-type="float">
            <text:p>0.000956</text:p>
          </table:table-cell>
          <table:table-cell/>
          <table:table-cell table:formula="of:=POWER([.I254]-[.E254];2)" office:value-type="float" office:value="1.93599999999418E-015" calcext:value-type="float">
            <text:p>1.93599999999418E-15</text:p>
          </table:table-cell>
          <table:table-cell table:formula="of:=POWER([.J254]-[.F254];2)" office:value-type="float" office:value="5.75999999997322E-016" calcext:value-type="float">
            <text:p>5.75999999997322E-16</text:p>
          </table:table-cell>
          <table:table-cell table:formula="of:=POWER([.K254]-[.G254];2)" office:value-type="float" office:value="2.89000000001728E-016" calcext:value-type="float">
            <text:p>2.89000000001728E-1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107223" calcext:value-type="float">
            <text:p>0.00107223</text:p>
          </table:table-cell>
          <table:table-cell office:value-type="float" office:value="0.00210538" calcext:value-type="float">
            <text:p>0.00210538</text:p>
          </table:table-cell>
          <table:table-cell office:value-type="float" office:value="0.00106339" calcext:value-type="float">
            <text:p>0.00106339</text:p>
          </table:table-cell>
          <table:table-cell/>
          <table:table-cell office:value-type="float" office:value="0.0010722" calcext:value-type="float">
            <text:p>0.0010722</text:p>
          </table:table-cell>
          <table:table-cell office:value-type="float" office:value="0.0021054" calcext:value-type="float">
            <text:p>0.0021054</text:p>
          </table:table-cell>
          <table:table-cell office:value-type="float" office:value="0.0010634" calcext:value-type="float">
            <text:p>0.0010634</text:p>
          </table:table-cell>
          <table:table-cell/>
          <table:table-cell table:formula="of:=POWER([.I255]-[.E255];2)" office:value-type="float" office:value="8.9999999998931E-016" calcext:value-type="float">
            <text:p>8.9999999998931E-16</text:p>
          </table:table-cell>
          <table:table-cell table:formula="of:=POWER([.J255]-[.F255];2)" office:value-type="float" office:value="3.99999999995249E-016" calcext:value-type="float">
            <text:p>3.99999999995249E-16</text:p>
          </table:table-cell>
          <table:table-cell table:formula="of:=POWER([.K255]-[.G255];2)" office:value-type="float" office:value="9.99999999988122E-017" calcext:value-type="float">
            <text:p>9.99999999988122E-1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0.000924243" calcext:value-type="float">
            <text:p>0.000924243</text:p>
          </table:table-cell>
          <table:table-cell office:value-type="float" office:value="0.000503267" calcext:value-type="float">
            <text:p>0.000503267</text:p>
          </table:table-cell>
          <table:table-cell office:value-type="float" office:value="0.000398525" calcext:value-type="float">
            <text:p>0.000398525</text:p>
          </table:table-cell>
          <table:table-cell/>
          <table:table-cell office:value-type="float" office:value="0.0009243" calcext:value-type="float">
            <text:p>0.0009243</text:p>
          </table:table-cell>
          <table:table-cell office:value-type="float" office:value="0.0005033" calcext:value-type="float">
            <text:p>0.0005033</text:p>
          </table:table-cell>
          <table:table-cell office:value-type="float" office:value="0.0003985" calcext:value-type="float">
            <text:p>0.0003985</text:p>
          </table:table-cell>
          <table:table-cell/>
          <table:table-cell table:formula="of:=POWER([.I256]-[.E256];2)" office:value-type="float" office:value="3.24900000000343E-015" calcext:value-type="float">
            <text:p>3.24900000000343E-15</text:p>
          </table:table-cell>
          <table:table-cell table:formula="of:=POWER([.J256]-[.F256];2)" office:value-type="float" office:value="1.08899999999851E-015" calcext:value-type="float">
            <text:p>1.08899999999851E-15</text:p>
          </table:table-cell>
          <table:table-cell table:formula="of:=POWER([.K256]-[.G256];2)" office:value-type="float" office:value="6.25000000003419E-016" calcext:value-type="float">
            <text:p>6.25000000003419E-16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float" office:value="-0.1608406" calcext:value-type="float">
            <text:p>-0.1608406</text:p>
          </table:table-cell>
          <table:table-cell office:value-type="float" office:value="-0.6238101" calcext:value-type="float">
            <text:p>-0.6238101</text:p>
          </table:table-cell>
          <table:table-cell office:value-type="float" office:value="-0.2893086" calcext:value-type="float">
            <text:p>-0.2893086</text:p>
          </table:table-cell>
          <table:table-cell table:number-columns-repeated="4"/>
          <table:table-cell office:value-type="float" office:value="-0.1616657" calcext:value-type="float">
            <text:p>-0.1616657</text:p>
          </table:table-cell>
          <table:table-cell office:value-type="float" office:value="-0.6523418" calcext:value-type="float">
            <text:p>-0.6523418</text:p>
          </table:table-cell>
          <table:table-cell office:value-type="float" office:value="-0.2907722" calcext:value-type="float">
            <text:p>-0.2907722</text:p>
          </table:table-cell>
        </table:table-row>
        <table:table-row table:style-name="ro1">
          <table:table-cell office:value-type="float" office:value="0.1425196" calcext:value-type="float">
            <text:p>0.1425196</text:p>
          </table:table-cell>
          <table:table-cell office:value-type="float" office:value="0.1268656" calcext:value-type="float">
            <text:p>0.1268656</text:p>
          </table:table-cell>
          <table:table-cell office:value-type="float" office:value="-0.0191002" calcext:value-type="float">
            <text:p>-0.0191002</text:p>
          </table:table-cell>
          <table:table-cell table:number-columns-repeated="4"/>
          <table:table-cell office:value-type="float" office:value="0.1472712" calcext:value-type="float">
            <text:p>0.1472712</text:p>
          </table:table-cell>
          <table:table-cell office:value-type="float" office:value="0.1300956" calcext:value-type="float">
            <text:p>0.1300956</text:p>
          </table:table-cell>
          <table:table-cell office:value-type="float" office:value="-0.0209261" calcext:value-type="float">
            <text:p>-0.0209261</text:p>
          </table:table-cell>
        </table:table-row>
        <table:table-row table:style-name="ro1">
          <table:table-cell office:value-type="float" office:value="0.0538556" calcext:value-type="float">
            <text:p>0.0538556</text:p>
          </table:table-cell>
          <table:table-cell office:value-type="float" office:value="-0.0083252" calcext:value-type="float">
            <text:p>-0.0083252</text:p>
          </table:table-cell>
          <table:table-cell office:value-type="float" office:value="0.0511593" calcext:value-type="float">
            <text:p>0.0511593</text:p>
          </table:table-cell>
          <table:table-cell table:number-columns-repeated="4"/>
          <table:table-cell office:value-type="float" office:value="0.0538556" calcext:value-type="float">
            <text:p>0.0538556</text:p>
          </table:table-cell>
          <table:table-cell office:value-type="float" office:value="-0.0083252" calcext:value-type="float">
            <text:p>-0.0083252</text:p>
          </table:table-cell>
          <table:table-cell office:value-type="float" office:value="0.0511593" calcext:value-type="float">
            <text:p>0.0511593</text:p>
          </table:table-cell>
        </table:table-row>
        <table:table-row table:style-name="ro1">
          <table:table-cell office:value-type="float" office:value="-0.0109206" calcext:value-type="float">
            <text:p>-0.0109206</text:p>
          </table:table-cell>
          <table:table-cell office:value-type="float" office:value="0.1644387" calcext:value-type="float">
            <text:p>0.1644387</text:p>
          </table:table-cell>
          <table:table-cell office:value-type="float" office:value="0.171776" calcext:value-type="float">
            <text:p>0.171776</text:p>
          </table:table-cell>
          <table:table-cell table:number-columns-repeated="4"/>
          <table:table-cell office:value-type="float" office:value="-0.0119448" calcext:value-type="float">
            <text:p>-0.0119448</text:p>
          </table:table-cell>
          <table:table-cell office:value-type="float" office:value="0.1689356" calcext:value-type="float">
            <text:p>0.1689356</text:p>
          </table:table-cell>
          <table:table-cell office:value-type="float" office:value="0.1769898" calcext:value-type="float">
            <text:p>0.1769898</text:p>
          </table:table-cell>
        </table:table-row>
        <table:table-row table:style-name="ro1">
          <table:table-cell office:value-type="float" office:value="-0.0009261" calcext:value-type="float">
            <text:p>-0.0009261</text:p>
          </table:table-cell>
          <table:table-cell office:value-type="float" office:value="-0.0022553" calcext:value-type="float">
            <text:p>-0.0022553</text:p>
          </table:table-cell>
          <table:table-cell office:value-type="float" office:value="0.0069013" calcext:value-type="float">
            <text:p>0.0069013</text:p>
          </table:table-cell>
          <table:table-cell table:number-columns-repeated="4"/>
          <table:table-cell office:value-type="float" office:value="-0.0009261" calcext:value-type="float">
            <text:p>-0.0009261</text:p>
          </table:table-cell>
          <table:table-cell office:value-type="float" office:value="-0.0022553" calcext:value-type="float">
            <text:p>-0.0022553</text:p>
          </table:table-cell>
          <table:table-cell office:value-type="float" office:value="0.0069013" calcext:value-type="float">
            <text:p>0.0069013</text:p>
          </table:table-cell>
        </table:table-row>
        <table:table-row table:style-name="ro1">
          <table:table-cell office:value-type="float" office:value="0.0005118" calcext:value-type="float">
            <text:p>0.0005118</text:p>
          </table:table-cell>
          <table:table-cell office:value-type="float" office:value="0.0005682" calcext:value-type="float">
            <text:p>0.0005682</text:p>
          </table:table-cell>
          <table:table-cell office:value-type="float" office:value="0.0008038" calcext:value-type="float">
            <text:p>0.0008038</text:p>
          </table:table-cell>
          <table:table-cell table:number-columns-repeated="4"/>
          <table:table-cell office:value-type="float" office:value="0.0008195" calcext:value-type="float">
            <text:p>0.0008195</text:p>
          </table:table-cell>
          <table:table-cell office:value-type="float" office:value="0.0008128" calcext:value-type="float">
            <text:p>0.0008128</text:p>
          </table:table-cell>
          <table:table-cell office:value-type="float" office:value="0.0014276" calcext:value-type="float">
            <text:p>0.0014276</text:p>
          </table:table-cell>
        </table:table-row>
        <table:table-row table:style-name="ro1">
          <table:table-cell office:value-type="float" office:value="-0.0004918" calcext:value-type="float">
            <text:p>-0.0004918</text:p>
          </table:table-cell>
          <table:table-cell office:value-type="float" office:value="0.0001066" calcext:value-type="float">
            <text:p>0.0001066</text:p>
          </table:table-cell>
          <table:table-cell office:value-type="float" office:value="-0.0015292" calcext:value-type="float">
            <text:p>-0.0015292</text:p>
          </table:table-cell>
          <table:table-cell table:number-columns-repeated="4"/>
          <table:table-cell office:value-type="float" office:value="-0.0004918" calcext:value-type="float">
            <text:p>-0.0004918</text:p>
          </table:table-cell>
          <table:table-cell office:value-type="float" office:value="0.0001066" calcext:value-type="float">
            <text:p>0.0001066</text:p>
          </table:table-cell>
          <table:table-cell office:value-type="float" office:value="-0.0015292" calcext:value-type="float">
            <text:p>-0.0015292</text:p>
          </table:table-cell>
        </table:table-row>
        <table:table-row table:style-name="ro1">
          <table:table-cell office:value-type="float" office:value="-0.0000401" calcext:value-type="float">
            <text:p>-4.01E-05</text:p>
          </table:table-cell>
          <table:table-cell office:value-type="float" office:value="-0.0004619" calcext:value-type="float">
            <text:p>-0.0004619</text:p>
          </table:table-cell>
          <table:table-cell office:value-type="float" office:value="-0.0014516" calcext:value-type="float">
            <text:p>-0.0014516</text:p>
          </table:table-cell>
          <table:table-cell table:number-columns-repeated="4"/>
          <table:table-cell office:value-type="float" office:value="-0.0000418" calcext:value-type="float">
            <text:p>-4.18E-05</text:p>
          </table:table-cell>
          <table:table-cell office:value-type="float" office:value="-0.0004154" calcext:value-type="float">
            <text:p>-0.0004154</text:p>
          </table:table-cell>
          <table:table-cell office:value-type="float" office:value="-0.0013019" calcext:value-type="float">
            <text:p>-0.0013019</text:p>
          </table:table-cell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516" calcext:value-type="float">
            <text:p>5.16E-05</text:p>
          </table:table-cell>
          <table:table-cell table:number-columns-repeated="4"/>
          <table:table-cell office:value-type="float" office:value="-0.0000006" calcext:value-type="float">
            <text:p>-6E-07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516" calcext:value-type="float">
            <text:p>5.16E-05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-0.0000017" calcext:value-type="float">
            <text:p>-1.7E-06</text:p>
          </table:table-cell>
          <table:table-cell office:value-type="float" office:value="0.0000494" calcext:value-type="float">
            <text:p>4.94E-05</text:p>
          </table:table-cell>
          <table:table-cell table:number-columns-repeated="4"/>
          <table:table-cell office:value-type="float" office:value="0.0000014" calcext:value-type="float">
            <text:p>1.4E-06</text:p>
          </table:table-cell>
          <table:table-cell office:value-type="float" office:value="-0.0000017" calcext:value-type="float">
            <text:p>-1.7E-06</text:p>
          </table:table-cell>
          <table:table-cell office:value-type="float" office:value="0.0000494" calcext:value-type="float">
            <text:p>4.94E-05</text:p>
          </table:table-cell>
        </table:table-row>
        <table:table-row table:style-name="ro1">
          <table:table-cell office:value-type="float" office:value="0.0004269" calcext:value-type="float">
            <text:p>0.0004269</text:p>
          </table:table-cell>
          <table:table-cell office:value-type="float" office:value="0.0000867" calcext:value-type="float">
            <text:p>8.67E-05</text:p>
          </table:table-cell>
          <table:table-cell office:value-type="float" office:value="-0.0011572" calcext:value-type="float">
            <text:p>-0.0011572</text:p>
          </table:table-cell>
          <table:table-cell table:number-columns-repeated="4"/>
          <table:table-cell office:value-type="float" office:value="0.0004269" calcext:value-type="float">
            <text:p>0.0004269</text:p>
          </table:table-cell>
          <table:table-cell office:value-type="float" office:value="0.0000867" calcext:value-type="float">
            <text:p>8.67E-05</text:p>
          </table:table-cell>
          <table:table-cell office:value-type="float" office:value="-0.0011572" calcext:value-type="float">
            <text:p>-0.0011572</text:p>
          </table:table-cell>
        </table:table-row>
        <table:table-row table:style-name="ro1">
          <table:table-cell office:value-type="float" office:value="-0.0000461" calcext:value-type="float">
            <text:p>-4.61E-05</text:p>
          </table:table-cell>
          <table:table-cell office:value-type="float" office:value="-0.0001263" calcext:value-type="float">
            <text:p>-0.0001263</text:p>
          </table:table-cell>
          <table:table-cell office:value-type="float" office:value="-0.0003658" calcext:value-type="float">
            <text:p>-0.0003658</text:p>
          </table:table-cell>
          <table:table-cell table:number-columns-repeated="4"/>
          <table:table-cell office:value-type="float" office:value="-0.0000473" calcext:value-type="float">
            <text:p>-4.73E-05</text:p>
          </table:table-cell>
          <table:table-cell office:value-type="float" office:value="-0.0001491" calcext:value-type="float">
            <text:p>-0.0001491</text:p>
          </table:table-cell>
          <table:table-cell office:value-type="float" office:value="-0.0003087" calcext:value-type="float">
            <text:p>-0.0003087</text:p>
          </table:table-cell>
        </table:table-row>
        <table:table-row table:style-name="ro1">
          <table:table-cell office:value-type="float" office:value="-0.0008533" calcext:value-type="float">
            <text:p>-0.0008533</text:p>
          </table:table-cell>
          <table:table-cell office:value-type="float" office:value="-0.0020777" calcext:value-type="float">
            <text:p>-0.0020777</text:p>
          </table:table-cell>
          <table:table-cell office:value-type="float" office:value="0.0076367" calcext:value-type="float">
            <text:p>0.0076367</text:p>
          </table:table-cell>
          <table:table-cell table:number-columns-repeated="4"/>
          <table:table-cell office:value-type="float" office:value="-0.0008533" calcext:value-type="float">
            <text:p>-0.0008533</text:p>
          </table:table-cell>
          <table:table-cell office:value-type="float" office:value="-0.0020777" calcext:value-type="float">
            <text:p>-0.0020777</text:p>
          </table:table-cell>
          <table:table-cell office:value-type="float" office:value="0.0076367" calcext:value-type="float">
            <text:p>0.0076367</text:p>
          </table:table-cell>
        </table:table-row>
        <table:table-row table:style-name="ro1">
          <table:table-cell office:value-type="float" office:value="-0.0001289" calcext:value-type="float">
            <text:p>-0.0001289</text:p>
          </table:table-cell>
          <table:table-cell office:value-type="float" office:value="-0.0003124" calcext:value-type="float">
            <text:p>-0.0003124</text:p>
          </table:table-cell>
          <table:table-cell office:value-type="float" office:value="0.000035" calcext:value-type="float">
            <text:p>3.5E-05</text:p>
          </table:table-cell>
          <table:table-cell table:number-columns-repeated="4"/>
          <table:table-cell office:value-type="float" office:value="-0.0001748" calcext:value-type="float">
            <text:p>-0.0001748</text:p>
          </table:table-cell>
          <table:table-cell office:value-type="float" office:value="-0.0004172" calcext:value-type="float">
            <text:p>-0.0004172</text:p>
          </table:table-cell>
          <table:table-cell office:value-type="float" office:value="-0.0000223" calcext:value-type="float">
            <text:p>-2.23E-05</text:p>
          </table:table-cell>
        </table:table-row>
        <table:table-row table:style-name="ro1">
          <table:table-cell office:value-type="float" office:value="-0.0184294" calcext:value-type="float">
            <text:p>-0.0184294</text:p>
          </table:table-cell>
          <table:table-cell office:value-type="float" office:value="-0.0068664" calcext:value-type="float">
            <text:p>-0.0068664</text:p>
          </table:table-cell>
          <table:table-cell office:value-type="float" office:value="0.010629" calcext:value-type="float">
            <text:p>0.010629</text:p>
          </table:table-cell>
          <table:table-cell table:number-columns-repeated="4"/>
          <table:table-cell office:value-type="float" office:value="-0.0184294" calcext:value-type="float">
            <text:p>-0.0184294</text:p>
          </table:table-cell>
          <table:table-cell office:value-type="float" office:value="-0.0068664" calcext:value-type="float">
            <text:p>-0.0068664</text:p>
          </table:table-cell>
          <table:table-cell office:value-type="float" office:value="0.010629" calcext:value-type="float">
            <text:p>0.010629</text:p>
          </table:table-cell>
        </table:table-row>
        <table:table-row table:style-name="ro1">
          <table:table-cell office:value-type="float" office:value="-0.0095978" calcext:value-type="float">
            <text:p>-0.0095978</text:p>
          </table:table-cell>
          <table:table-cell office:value-type="float" office:value="0.0037852" calcext:value-type="float">
            <text:p>0.0037852</text:p>
          </table:table-cell>
          <table:table-cell office:value-type="float" office:value="-0.0449602" calcext:value-type="float">
            <text:p>-0.0449602</text:p>
          </table:table-cell>
          <table:table-cell table:number-columns-repeated="4"/>
          <table:table-cell office:value-type="float" office:value="-0.0105766" calcext:value-type="float">
            <text:p>-0.0105766</text:p>
          </table:table-cell>
          <table:table-cell office:value-type="float" office:value="0.0024517" calcext:value-type="float">
            <text:p>0.0024517</text:p>
          </table:table-cell>
          <table:table-cell office:value-type="float" office:value="-0.0478358" calcext:value-type="float">
            <text:p>-0.0478358</text:p>
          </table:table-cell>
        </table:table-row>
        <table:table-row table:style-name="ro1">
          <table:table-cell office:value-type="float" office:value="-0.0009177" calcext:value-type="float">
            <text:p>-0.0009177</text:p>
          </table:table-cell>
          <table:table-cell office:value-type="float" office:value="0.0093756" calcext:value-type="float">
            <text:p>0.0093756</text:p>
          </table:table-cell>
          <table:table-cell office:value-type="float" office:value="-0.0016519" calcext:value-type="float">
            <text:p>-0.0016519</text:p>
          </table:table-cell>
          <table:table-cell table:number-columns-repeated="4"/>
          <table:table-cell office:value-type="float" office:value="-0.0009177" calcext:value-type="float">
            <text:p>-0.0009177</text:p>
          </table:table-cell>
          <table:table-cell office:value-type="float" office:value="0.0093756" calcext:value-type="float">
            <text:p>0.0093756</text:p>
          </table:table-cell>
          <table:table-cell office:value-type="float" office:value="-0.0016519" calcext:value-type="float">
            <text:p>-0.0016519</text:p>
          </table:table-cell>
        </table:table-row>
        <table:table-row table:style-name="ro1">
          <table:table-cell office:value-type="float" office:value="-0.0003869" calcext:value-type="float">
            <text:p>-0.0003869</text:p>
          </table:table-cell>
          <table:table-cell office:value-type="float" office:value="-0.0015363" calcext:value-type="float">
            <text:p>-0.0015363</text:p>
          </table:table-cell>
          <table:table-cell office:value-type="float" office:value="-0.0000691" calcext:value-type="float">
            <text:p>-6.91E-05</text:p>
          </table:table-cell>
          <table:table-cell table:number-columns-repeated="4"/>
          <table:table-cell office:value-type="float" office:value="-0.000334" calcext:value-type="float">
            <text:p>-0.000334</text:p>
          </table:table-cell>
          <table:table-cell office:value-type="float" office:value="-0.0013766" calcext:value-type="float">
            <text:p>-0.0013766</text:p>
          </table:table-cell>
          <table:table-cell office:value-type="float" office:value="-0.0000724" calcext:value-type="float">
            <text:p>-7.24E-05</text:p>
          </table:table-cell>
        </table:table-row>
        <table:table-row table:style-name="ro1">
          <table:table-cell office:value-type="float" office:value="0.0014131" calcext:value-type="float">
            <text:p>0.0014131</text:p>
          </table:table-cell>
          <table:table-cell office:value-type="float" office:value="0.0027736" calcext:value-type="float">
            <text:p>0.0027736</text:p>
          </table:table-cell>
          <table:table-cell office:value-type="float" office:value="0.0013878" calcext:value-type="float">
            <text:p>0.0013878</text:p>
          </table:table-cell>
          <table:table-cell table:number-columns-repeated="4"/>
          <table:table-cell office:value-type="float" office:value="0.0014131" calcext:value-type="float">
            <text:p>0.0014131</text:p>
          </table:table-cell>
          <table:table-cell office:value-type="float" office:value="0.0027736" calcext:value-type="float">
            <text:p>0.0027736</text:p>
          </table:table-cell>
          <table:table-cell office:value-type="float" office:value="0.0013878" calcext:value-type="float">
            <text:p>0.0013878</text:p>
          </table:table-cell>
        </table:table-row>
        <table:table-row table:style-name="ro1">
          <table:table-cell office:value-type="float" office:value="-0.0000378" calcext:value-type="float">
            <text:p>-3.78E-05</text:p>
          </table:table-cell>
          <table:table-cell office:value-type="float" office:value="-0.0017192" calcext:value-type="float">
            <text:p>-0.0017192</text:p>
          </table:table-cell>
          <table:table-cell office:value-type="float" office:value="-0.0004825" calcext:value-type="float">
            <text:p>-0.0004825</text:p>
          </table:table-cell>
          <table:table-cell table:number-columns-repeated="4"/>
          <table:table-cell office:value-type="float" office:value="-0.0000397" calcext:value-type="float">
            <text:p>-3.97E-05</text:p>
          </table:table-cell>
          <table:table-cell office:value-type="float" office:value="-0.0015446" calcext:value-type="float">
            <text:p>-0.0015446</text:p>
          </table:table-cell>
          <table:table-cell office:value-type="float" office:value="-0.0004261" calcext:value-type="float">
            <text:p>-0.0004261</text:p>
          </table:table-cell>
        </table:table-row>
        <table:table-row table:style-name="ro1">
          <table:table-cell office:value-type="float" office:value="0.0000311" calcext:value-type="float">
            <text:p>3.11E-05</text:p>
          </table:table-cell>
          <table:table-cell office:value-type="float" office:value="0.0010885" calcext:value-type="float">
            <text:p>0.0010885</text:p>
          </table:table-cell>
          <table:table-cell office:value-type="float" office:value="0.001077" calcext:value-type="float">
            <text:p>0.001077</text:p>
          </table:table-cell>
          <table:table-cell table:number-columns-repeated="4"/>
          <table:table-cell office:value-type="float" office:value="0.0000311" calcext:value-type="float">
            <text:p>3.11E-05</text:p>
          </table:table-cell>
          <table:table-cell office:value-type="float" office:value="0.0010885" calcext:value-type="float">
            <text:p>0.0010885</text:p>
          </table:table-cell>
          <table:table-cell office:value-type="float" office:value="0.001077" calcext:value-type="float">
            <text:p>0.001077</text:p>
          </table:table-cell>
        </table:table-row>
        <table:table-row table:style-name="ro1">
          <table:table-cell office:value-type="float" office:value="0.0000502" calcext:value-type="float">
            <text:p>5.02E-05</text:p>
          </table:table-cell>
          <table:table-cell office:value-type="float" office:value="0.0001503" calcext:value-type="float">
            <text:p>0.0001503</text:p>
          </table:table-cell>
          <table:table-cell office:value-type="float" office:value="0.0000928" calcext:value-type="float">
            <text:p>9.28E-05</text:p>
          </table:table-cell>
          <table:table-cell table:number-columns-repeated="4"/>
          <table:table-cell office:value-type="float" office:value="0.0000502" calcext:value-type="float">
            <text:p>5.02E-05</text:p>
          </table:table-cell>
          <table:table-cell office:value-type="float" office:value="0.0001503" calcext:value-type="float">
            <text:p>0.0001503</text:p>
          </table:table-cell>
          <table:table-cell office:value-type="float" office:value="0.0000928" calcext:value-type="float">
            <text:p>9.28E-05</text:p>
          </table:table-cell>
        </table:table-row>
        <table:table-row table:style-name="ro1">
          <table:table-cell office:value-type="float" office:value="0.0000071" calcext:value-type="float">
            <text:p>7.1E-06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49" calcext:value-type="float">
            <text:p>2.49E-05</text:p>
          </table:table-cell>
          <table:table-cell table:number-columns-repeated="4"/>
          <table:table-cell office:value-type="float" office:value="0.0000071" calcext:value-type="float">
            <text:p>7.1E-06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49" calcext:value-type="float">
            <text:p>2.49E-05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562" calcext:value-type="float">
            <text:p>5.62E-05</text:p>
          </table:table-cell>
          <table:table-cell office:value-type="float" office:value="0.0000577" calcext:value-type="float">
            <text:p>5.77E-05</text:p>
          </table:table-cell>
          <table:table-cell table:number-columns-repeated="4"/>
          <table:table-cell office:value-type="float" office:value="-0.000001" calcext:value-type="float">
            <text:p>-1E-06</text:p>
          </table:table-cell>
          <table:table-cell office:value-type="float" office:value="0.0000562" calcext:value-type="float">
            <text:p>5.62E-05</text:p>
          </table:table-cell>
          <table:table-cell office:value-type="float" office:value="0.0000577" calcext:value-type="float">
            <text:p>5.77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6" calcext:value-type="float">
            <text:p>7.6E-06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6" calcext:value-type="float">
            <text:p>7.6E-06</text:p>
          </table:table-cell>
        </table:table-row>
        <table:table-row table:style-name="ro1">
          <table:table-cell office:value-type="float" office:value="0.0000009" calcext:value-type="float">
            <text:p>9E-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8" calcext:value-type="float">
            <text:p>3.8E-06</text:p>
          </table:table-cell>
          <table:table-cell table:number-columns-repeated="4"/>
          <table:table-cell office:value-type="float" office:value="0.0000009" calcext:value-type="float">
            <text:p>9E-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8" calcext:value-type="float">
            <text:p>3.8E-06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041" calcext:value-type="float">
            <text:p>-4.1E-06</text:p>
          </table:table-cell>
          <table:table-cell office:value-type="float" office:value="-0.0000017" calcext:value-type="float">
            <text:p>-1.7E-06</text:p>
          </table:table-cell>
          <table:table-cell table:number-columns-repeated="4"/>
          <table:table-cell office:value-type="float" office:value="-0.0000015" calcext:value-type="float">
            <text:p>-1.5E-06</text:p>
          </table:table-cell>
          <table:table-cell office:value-type="float" office:value="-0.0000041" calcext:value-type="float">
            <text:p>-4.1E-06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79" calcext:value-type="float">
            <text:p>7.9E-06</text:p>
          </table:table-cell>
          <table:table-cell office:value-type="float" office:value="-0.0000104" calcext:value-type="float">
            <text:p>-1.04E-05</text:p>
          </table:table-cell>
          <table:table-cell table:number-columns-repeated="4"/>
          <table:table-cell office:value-type="float" office:value="-0.000001" calcext:value-type="float">
            <text:p>-1E-06</text:p>
          </table:table-cell>
          <table:table-cell office:value-type="float" office:value="0.0000079" calcext:value-type="float">
            <text:p>7.9E-06</text:p>
          </table:table-cell>
          <table:table-cell office:value-type="float" office:value="-0.0000104" calcext:value-type="float">
            <text:p>-1.04E-05</text:p>
          </table:table-cell>
        </table:table-row>
        <table:table-row table:style-name="ro1">
          <table:table-cell office:value-type="float" office:value="0.0000342" calcext:value-type="float">
            <text:p>3.42E-05</text:p>
          </table:table-cell>
          <table:table-cell office:value-type="float" office:value="0.0002282" calcext:value-type="float">
            <text:p>0.0002282</text:p>
          </table:table-cell>
          <table:table-cell office:value-type="float" office:value="-0.0001237" calcext:value-type="float">
            <text:p>-0.0001237</text:p>
          </table:table-cell>
          <table:table-cell table:number-columns-repeated="4"/>
          <table:table-cell office:value-type="float" office:value="0.0000342" calcext:value-type="float">
            <text:p>3.42E-05</text:p>
          </table:table-cell>
          <table:table-cell office:value-type="float" office:value="0.0002282" calcext:value-type="float">
            <text:p>0.0002282</text:p>
          </table:table-cell>
          <table:table-cell office:value-type="float" office:value="-0.0001237" calcext:value-type="float">
            <text:p>-0.0001237</text:p>
          </table:table-cell>
        </table:table-row>
        <table:table-row table:style-name="ro1">
          <table:table-cell office:value-type="float" office:value="0.0000142" calcext:value-type="float">
            <text:p>1.42E-05</text:p>
          </table:table-cell>
          <table:table-cell office:value-type="float" office:value="0.0000579" calcext:value-type="float">
            <text:p>5.79E-05</text:p>
          </table:table-cell>
          <table:table-cell office:value-type="float" office:value="-0.0000604" calcext:value-type="float">
            <text:p>-6.04E-05</text:p>
          </table:table-cell>
          <table:table-cell table:number-columns-repeated="4"/>
          <table:table-cell office:value-type="float" office:value="0.0000142" calcext:value-type="float">
            <text:p>1.42E-05</text:p>
          </table:table-cell>
          <table:table-cell office:value-type="float" office:value="0.0000579" calcext:value-type="float">
            <text:p>5.79E-05</text:p>
          </table:table-cell>
          <table:table-cell office:value-type="float" office:value="-0.0000604" calcext:value-type="float">
            <text:p>-6.04E-05</text:p>
          </table:table-cell>
        </table:table-row>
        <table:table-row table:style-name="ro1">
          <table:table-cell office:value-type="float" office:value="0.0007011" calcext:value-type="float">
            <text:p>0.0007011</text:p>
          </table:table-cell>
          <table:table-cell office:value-type="float" office:value="0.0013448" calcext:value-type="float">
            <text:p>0.0013448</text:p>
          </table:table-cell>
          <table:table-cell office:value-type="float" office:value="-0.0007732" calcext:value-type="float">
            <text:p>-0.0007732</text:p>
          </table:table-cell>
          <table:table-cell table:number-columns-repeated="4"/>
          <table:table-cell office:value-type="float" office:value="0.0007011" calcext:value-type="float">
            <text:p>0.0007011</text:p>
          </table:table-cell>
          <table:table-cell office:value-type="float" office:value="0.0013448" calcext:value-type="float">
            <text:p>0.0013448</text:p>
          </table:table-cell>
          <table:table-cell office:value-type="float" office:value="-0.0007732" calcext:value-type="float">
            <text:p>-0.0007732</text:p>
          </table:table-cell>
        </table:table-row>
        <table:table-row table:style-name="ro1">
          <table:table-cell office:value-type="float" office:value="-0.0000405" calcext:value-type="float">
            <text:p>-4.05E-05</text:p>
          </table:table-cell>
          <table:table-cell office:value-type="float" office:value="-0.0009275" calcext:value-type="float">
            <text:p>-0.0009275</text:p>
          </table:table-cell>
          <table:table-cell office:value-type="float" office:value="0.0000583" calcext:value-type="float">
            <text:p>5.83E-05</text:p>
          </table:table-cell>
          <table:table-cell table:number-columns-repeated="4"/>
          <table:table-cell office:value-type="float" office:value="-0.0000421" calcext:value-type="float">
            <text:p>-4.21E-05</text:p>
          </table:table-cell>
          <table:table-cell office:value-type="float" office:value="-0.0008209" calcext:value-type="float">
            <text:p>-0.0008209</text:p>
          </table:table-cell>
          <table:table-cell office:value-type="float" office:value="0.0000184" calcext:value-type="float">
            <text:p>1.84E-05</text:p>
          </table:table-cell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0.0000719" calcext:value-type="float">
            <text:p>7.19E-05</text:p>
          </table:table-cell>
          <table:table-cell office:value-type="float" office:value="-0.0000011" calcext:value-type="float">
            <text:p>-1.1E-06</text:p>
          </table:table-cell>
          <table:table-cell table:number-columns-repeated="4"/>
          <table:table-cell office:value-type="float" office:value="-0.0000006" calcext:value-type="float">
            <text:p>-6E-07</text:p>
          </table:table-cell>
          <table:table-cell office:value-type="float" office:value="0.0000719" calcext:value-type="float">
            <text:p>7.19E-05</text:p>
          </table:table-cell>
          <table:table-cell office:value-type="float" office:value="-0.0000011" calcext:value-type="float">
            <text:p>-1.1E-06</text:p>
          </table:table-cell>
        </table:table-row>
        <table:table-row table:style-name="ro1">
          <table:table-cell office:value-type="float" office:value="0.0000621" calcext:value-type="float">
            <text:p>6.21E-05</text:p>
          </table:table-cell>
          <table:table-cell office:value-type="float" office:value="-0.0008398" calcext:value-type="float">
            <text:p>-0.0008398</text:p>
          </table:table-cell>
          <table:table-cell office:value-type="float" office:value="-0.0000848" calcext:value-type="float">
            <text:p>-8.48E-05</text:p>
          </table:table-cell>
          <table:table-cell table:number-columns-repeated="4"/>
          <table:table-cell office:value-type="float" office:value="0.0000166" calcext:value-type="float">
            <text:p>1.66E-05</text:p>
          </table:table-cell>
          <table:table-cell office:value-type="float" office:value="-0.0007092" calcext:value-type="float">
            <text:p>-0.0007092</text:p>
          </table:table-cell>
          <table:table-cell office:value-type="float" office:value="-0.0000867" calcext:value-type="float">
            <text:p>-8.6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3" calcext:value-type="float">
            <text:p>-3E-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-0.0000467" calcext:value-type="float">
            <text:p>-4.67E-05</text:p>
          </table:table-cell>
          <table:table-cell office:value-type="float" office:value="-0.0007389" calcext:value-type="float">
            <text:p>-0.0007389</text:p>
          </table:table-cell>
          <table:table-cell office:value-type="float" office:value="-0.0000109" calcext:value-type="float">
            <text:p>-1.09E-05</text:p>
          </table:table-cell>
          <table:table-cell table:number-columns-repeated="4"/>
          <table:table-cell office:value-type="float" office:value="-0.0000478" calcext:value-type="float">
            <text:p>-4.78E-05</text:p>
          </table:table-cell>
          <table:table-cell office:value-type="float" office:value="-0.0006249" calcext:value-type="float">
            <text:p>-0.0006249</text:p>
          </table:table-cell>
          <table:table-cell office:value-type="float" office:value="-0.0000517" calcext:value-type="float">
            <text:p>-5.17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-0.0000003" calcext:value-type="float">
            <text:p>-3E-0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208" calcext:value-type="float">
            <text:p>-2.08E-05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-0.0000422" calcext:value-type="float">
            <text:p>-4.22E-05</text:p>
          </table:table-cell>
          <table:table-cell table:number-columns-repeated="4"/>
          <table:table-cell office:value-type="float" office:value="-0.0000208" calcext:value-type="float">
            <text:p>-2.08E-05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-0.0000422" calcext:value-type="float">
            <text:p>-4.22E-05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4" calcext:value-type="float">
            <text:p>4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4" calcext:value-type="float">
            <text:p>4E-07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84" calcext:value-type="float">
            <text:p>8.4E-06</text:p>
          </table:table-cell>
          <table:table-cell office:value-type="float" office:value="-0.000011" calcext:value-type="float">
            <text:p>-1.1E-05</text:p>
          </table:table-cell>
          <table:table-cell table:number-columns-repeated="4"/>
          <table:table-cell office:value-type="float" office:value="-0.000001" calcext:value-type="float">
            <text:p>-1E-06</text:p>
          </table:table-cell>
          <table:table-cell office:value-type="float" office:value="0.0000084" calcext:value-type="float">
            <text:p>8.4E-06</text:p>
          </table:table-cell>
          <table:table-cell office:value-type="float" office:value="-0.000011" calcext:value-type="float">
            <text:p>-1.1E-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0.0000005" calcext:value-type="float">
            <text:p>5E-07</text:p>
          </table:table-cell>
          <table:table-cell table:number-columns-repeated="4"/>
          <table:table-cell office:value-type="float" office:value="-0" calcext:value-type="float">
            <text:p>0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-0.0000012" calcext:value-type="float">
            <text:p>-1.2E-06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0.0000034" calcext:value-type="float">
            <text:p>3.4E-06</text:p>
          </table:table-cell>
          <table:table-cell table:number-columns-repeated="4"/>
          <table:table-cell office:value-type="float" office:value="-0.0000012" calcext:value-type="float">
            <text:p>-1.2E-06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0.0000034" calcext:value-type="float">
            <text:p>3.4E-06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9" calcext:value-type="float">
            <text:p>-9E-07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0.000053" calcext:value-type="float">
            <text:p>5.3E-05</text:p>
          </table:table-cell>
          <table:table-cell table:number-columns-repeated="4"/>
          <table:table-cell office:value-type="float" office:value="-0.0000009" calcext:value-type="float">
            <text:p>-9E-07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532" calcext:value-type="float">
            <text:p>-5.32E-05</text:p>
          </table:table-cell>
          <table:table-cell office:value-type="float" office:value="0.0001201" calcext:value-type="float">
            <text:p>0.0001201</text:p>
          </table:table-cell>
          <table:table-cell office:value-type="float" office:value="0.0000754" calcext:value-type="float">
            <text:p>7.54E-05</text:p>
          </table:table-cell>
          <table:table-cell table:number-columns-repeated="4"/>
          <table:table-cell office:value-type="float" office:value="-0.0000532" calcext:value-type="float">
            <text:p>-5.32E-05</text:p>
          </table:table-cell>
          <table:table-cell office:value-type="float" office:value="0.0001201" calcext:value-type="float">
            <text:p>0.0001201</text:p>
          </table:table-cell>
          <table:table-cell office:value-type="float" office:value="0.0000754" calcext:value-type="float">
            <text:p>7.54E-05</text:p>
          </table:table-cell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-0.0000005" calcext:value-type="float">
            <text:p>-5E-07</text:p>
          </table:table-cell>
          <table:table-cell table:number-columns-repeated="4"/>
          <table:table-cell office:value-type="float" office:value="-0.0000006" calcext:value-type="float">
            <text:p>-6E-07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-0.0000005" calcext:value-type="float">
            <text:p>-5E-07</text:p>
          </table:table-cell>
        </table:table-row>
        <table:table-row table:style-name="ro1">
          <table:table-cell office:value-type="float" office:value="-0.0000484" calcext:value-type="float">
            <text:p>-4.84E-05</text:p>
          </table:table-cell>
          <table:table-cell office:value-type="float" office:value="-0.0011573" calcext:value-type="float">
            <text:p>-0.0011573</text:p>
          </table:table-cell>
          <table:table-cell office:value-type="float" office:value="-0.0003075" calcext:value-type="float">
            <text:p>-0.0003075</text:p>
          </table:table-cell>
          <table:table-cell table:number-columns-repeated="4"/>
          <table:table-cell office:value-type="float" office:value="-0.0000493" calcext:value-type="float">
            <text:p>-4.93E-05</text:p>
          </table:table-cell>
          <table:table-cell office:value-type="float" office:value="-0.0009675" calcext:value-type="float">
            <text:p>-0.0009675</text:p>
          </table:table-cell>
          <table:table-cell office:value-type="float" office:value="-0.0002451" calcext:value-type="float">
            <text:p>-0.0002451</text:p>
          </table:table-cell>
        </table:table-row>
        <table:table-row table:style-name="ro1">
          <table:table-cell office:value-type="float" office:value="-0.0008194" calcext:value-type="float">
            <text:p>-0.0008194</text:p>
          </table:table-cell>
          <table:table-cell office:value-type="float" office:value="0.0106537" calcext:value-type="float">
            <text:p>0.0106537</text:p>
          </table:table-cell>
          <table:table-cell office:value-type="float" office:value="-0.001475" calcext:value-type="float">
            <text:p>-0.001475</text:p>
          </table:table-cell>
          <table:table-cell table:number-columns-repeated="4"/>
          <table:table-cell office:value-type="float" office:value="-0.0008194" calcext:value-type="float">
            <text:p>-0.0008194</text:p>
          </table:table-cell>
          <table:table-cell office:value-type="float" office:value="0.0106537" calcext:value-type="float">
            <text:p>0.0106537</text:p>
          </table:table-cell>
          <table:table-cell office:value-type="float" office:value="-0.001475" calcext:value-type="float">
            <text:p>-0.001475</text:p>
          </table:table-cell>
        </table:table-row>
        <table:table-row table:style-name="ro1">
          <table:table-cell office:value-type="float" office:value="-0.0707206" calcext:value-type="float">
            <text:p>-0.0707206</text:p>
          </table:table-cell>
          <table:table-cell office:value-type="float" office:value="0.0398025" calcext:value-type="float">
            <text:p>0.0398025</text:p>
          </table:table-cell>
          <table:table-cell office:value-type="float" office:value="-0.0159942" calcext:value-type="float">
            <text:p>-0.0159942</text:p>
          </table:table-cell>
          <table:table-cell table:number-columns-repeated="4"/>
          <table:table-cell office:value-type="float" office:value="-0.0742959" calcext:value-type="float">
            <text:p>-0.0742959</text:p>
          </table:table-cell>
          <table:table-cell office:value-type="float" office:value="0.0400521" calcext:value-type="float">
            <text:p>0.0400521</text:p>
          </table:table-cell>
          <table:table-cell office:value-type="float" office:value="-0.0177046" calcext:value-type="float">
            <text:p>-0.0177046</text:p>
          </table:table-cell>
        </table:table-row>
        <table:table-row table:style-name="ro1">
          <table:table-cell office:value-type="float" office:value="-0.0003646" calcext:value-type="float">
            <text:p>-0.0003646</text:p>
          </table:table-cell>
          <table:table-cell office:value-type="float" office:value="0.0006035" calcext:value-type="float">
            <text:p>0.0006035</text:p>
          </table:table-cell>
          <table:table-cell office:value-type="float" office:value="-0.0003783" calcext:value-type="float">
            <text:p>-0.0003783</text:p>
          </table:table-cell>
          <table:table-cell table:number-columns-repeated="4"/>
          <table:table-cell office:value-type="float" office:value="-0.0003646" calcext:value-type="float">
            <text:p>-0.0003646</text:p>
          </table:table-cell>
          <table:table-cell office:value-type="float" office:value="0.0006035" calcext:value-type="float">
            <text:p>0.0006035</text:p>
          </table:table-cell>
          <table:table-cell office:value-type="float" office:value="-0.0003783" calcext:value-type="float">
            <text:p>-0.0003783</text:p>
          </table:table-cell>
        </table:table-row>
        <table:table-row table:style-name="ro1">
          <table:table-cell office:value-type="float" office:value="-0.0091437" calcext:value-type="float">
            <text:p>-0.0091437</text:p>
          </table:table-cell>
          <table:table-cell office:value-type="float" office:value="0.0072467" calcext:value-type="float">
            <text:p>0.0072467</text:p>
          </table:table-cell>
          <table:table-cell office:value-type="float" office:value="-0.0464132" calcext:value-type="float">
            <text:p>-0.0464132</text:p>
          </table:table-cell>
          <table:table-cell table:number-columns-repeated="4"/>
          <table:table-cell office:value-type="float" office:value="-0.0101044" calcext:value-type="float">
            <text:p>-0.0101044</text:p>
          </table:table-cell>
          <table:table-cell office:value-type="float" office:value="0.0061061" calcext:value-type="float">
            <text:p>0.0061061</text:p>
          </table:table-cell>
          <table:table-cell office:value-type="float" office:value="-0.0494035" calcext:value-type="float">
            <text:p>-0.0494035</text:p>
          </table:table-cell>
        </table:table-row>
        <table:table-row table:style-name="ro1">
          <table:table-cell office:value-type="float" office:value="0.0000354" calcext:value-type="float">
            <text:p>3.54E-05</text:p>
          </table:table-cell>
          <table:table-cell office:value-type="float" office:value="0.0002382" calcext:value-type="float">
            <text:p>0.0002382</text:p>
          </table:table-cell>
          <table:table-cell office:value-type="float" office:value="-0.0001277" calcext:value-type="float">
            <text:p>-0.0001277</text:p>
          </table:table-cell>
          <table:table-cell table:number-columns-repeated="4"/>
          <table:table-cell office:value-type="float" office:value="0.0000354" calcext:value-type="float">
            <text:p>3.54E-05</text:p>
          </table:table-cell>
          <table:table-cell office:value-type="float" office:value="0.0002382" calcext:value-type="float">
            <text:p>0.0002382</text:p>
          </table:table-cell>
          <table:table-cell office:value-type="float" office:value="-0.0001277" calcext:value-type="float">
            <text:p>-0.0001277</text:p>
          </table:table-cell>
        </table:table-row>
        <table:table-row table:style-name="ro1">
          <table:table-cell office:value-type="float" office:value="0.0001107" calcext:value-type="float">
            <text:p>0.0001107</text:p>
          </table:table-cell>
          <table:table-cell office:value-type="float" office:value="-0.0006086" calcext:value-type="float">
            <text:p>-0.0006086</text:p>
          </table:table-cell>
          <table:table-cell office:value-type="float" office:value="0.0003455" calcext:value-type="float">
            <text:p>0.0003455</text:p>
          </table:table-cell>
          <table:table-cell table:number-columns-repeated="4"/>
          <table:table-cell office:value-type="float" office:value="0.0001692" calcext:value-type="float">
            <text:p>0.0001692</text:p>
          </table:table-cell>
          <table:table-cell office:value-type="float" office:value="-0.0008074" calcext:value-type="float">
            <text:p>-0.0008074</text:p>
          </table:table-cell>
          <table:table-cell office:value-type="float" office:value="0.0004705" calcext:value-type="float">
            <text:p>0.00047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-0.0000068" calcext:value-type="float">
            <text:p>-6.8E-06</text:p>
          </table:table-cell>
          <table:table-cell office:value-type="float" office:value="0.0000028" calcext:value-type="float">
            <text:p>2.8E-06</text:p>
          </table:table-cell>
          <table:table-cell table:number-columns-repeated="4"/>
          <table:table-cell office:value-type="float" office:value="-0.0000003" calcext:value-type="float">
            <text:p>-3E-07</text:p>
          </table:table-cell>
          <table:table-cell office:value-type="float" office:value="-0.0000068" calcext:value-type="float">
            <text:p>-6.8E-06</text:p>
          </table:table-cell>
          <table:table-cell office:value-type="float" office:value="0.0000028" calcext:value-type="float">
            <text:p>2.8E-06</text:p>
          </table:table-cell>
        </table:table-row>
        <table:table-row table:style-name="ro1">
          <table:table-cell office:value-type="float" office:value="-0.0000434" calcext:value-type="float">
            <text:p>-4.34E-05</text:p>
          </table:table-cell>
          <table:table-cell office:value-type="float" office:value="-0.0001091" calcext:value-type="float">
            <text:p>-0.0001091</text:p>
          </table:table-cell>
          <table:table-cell office:value-type="float" office:value="-0.0003984" calcext:value-type="float">
            <text:p>-0.0003984</text:p>
          </table:table-cell>
          <table:table-cell table:number-columns-repeated="4"/>
          <table:table-cell office:value-type="float" office:value="-0.000045" calcext:value-type="float">
            <text:p>-4.5E-05</text:p>
          </table:table-cell>
          <table:table-cell office:value-type="float" office:value="-0.0001317" calcext:value-type="float">
            <text:p>-0.0001317</text:p>
          </table:table-cell>
          <table:table-cell office:value-type="float" office:value="-0.0003447" calcext:value-type="float">
            <text:p>-0.0003447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2" calcext:value-type="float">
            <text:p>7.2E-06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2" calcext:value-type="float">
            <text:p>7.2E-06</text:p>
          </table:table-cell>
        </table:table-row>
        <table:table-row table:style-name="ro1">
          <table:table-cell office:value-type="float" office:value="-0.0000038" calcext:value-type="float">
            <text:p>-3.8E-06</text:p>
          </table:table-cell>
          <table:table-cell office:value-type="float" office:value="-0.0000034" calcext:value-type="float">
            <text:p>-3.4E-06</text:p>
          </table:table-cell>
          <table:table-cell office:value-type="float" office:value="0.0000495" calcext:value-type="float">
            <text:p>4.95E-05</text:p>
          </table:table-cell>
          <table:table-cell table:number-columns-repeated="4"/>
          <table:table-cell office:value-type="float" office:value="-0.0000038" calcext:value-type="float">
            <text:p>-3.8E-06</text:p>
          </table:table-cell>
          <table:table-cell office:value-type="float" office:value="-0.0000034" calcext:value-type="float">
            <text:p>-3.4E-06</text:p>
          </table:table-cell>
          <table:table-cell office:value-type="float" office:value="0.0000495" calcext:value-type="float">
            <text:p>4.95E-05</text:p>
          </table:table-cell>
        </table:table-row>
        <table:table-row table:style-name="ro1">
          <table:table-cell office:value-type="float" office:value="-0.0000084" calcext:value-type="float">
            <text:p>-8.4E-06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195" calcext:value-type="float">
            <text:p>1.95E-05</text:p>
          </table:table-cell>
          <table:table-cell table:number-columns-repeated="4"/>
          <table:table-cell office:value-type="float" office:value="-0.0000084" calcext:value-type="float">
            <text:p>-8.4E-06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195" calcext:value-type="float">
            <text:p>1.95E-05</text:p>
          </table:table-cell>
        </table:table-row>
        <table:table-row table:style-name="ro1">
          <table:table-cell office:value-type="float" office:value="-0.0000485" calcext:value-type="float">
            <text:p>-4.85E-05</text:p>
          </table:table-cell>
          <table:table-cell office:value-type="float" office:value="-0.0003385" calcext:value-type="float">
            <text:p>-0.0003385</text:p>
          </table:table-cell>
          <table:table-cell office:value-type="float" office:value="-0.0010454" calcext:value-type="float">
            <text:p>-0.0010454</text:p>
          </table:table-cell>
          <table:table-cell table:number-columns-repeated="4"/>
          <table:table-cell office:value-type="float" office:value="-0.0000494" calcext:value-type="float">
            <text:p>-4.94E-05</text:p>
          </table:table-cell>
          <table:table-cell office:value-type="float" office:value="-0.0002867" calcext:value-type="float">
            <text:p>-0.0002867</text:p>
          </table:table-cell>
          <table:table-cell office:value-type="float" office:value="-0.0008847" calcext:value-type="float">
            <text:p>-0.0008847</text:p>
          </table:table-cell>
        </table:table-row>
        <table:table-row table:style-name="ro1">
          <table:table-cell office:value-type="float" office:value="0.0000386" calcext:value-type="float">
            <text:p>3.86E-05</text:p>
          </table:table-cell>
          <table:table-cell office:value-type="float" office:value="0.0011375" calcext:value-type="float">
            <text:p>0.0011375</text:p>
          </table:table-cell>
          <table:table-cell office:value-type="float" office:value="0.0011203" calcext:value-type="float">
            <text:p>0.0011203</text:p>
          </table:table-cell>
          <table:table-cell table:number-columns-repeated="4"/>
          <table:table-cell office:value-type="float" office:value="0.0000386" calcext:value-type="float">
            <text:p>3.86E-05</text:p>
          </table:table-cell>
          <table:table-cell office:value-type="float" office:value="0.0011375" calcext:value-type="float">
            <text:p>0.0011375</text:p>
          </table:table-cell>
          <table:table-cell office:value-type="float" office:value="0.0011203" calcext:value-type="float">
            <text:p>0.0011203</text:p>
          </table:table-cell>
        </table:table-row>
        <table:table-row table:style-name="ro1">
          <table:table-cell office:value-type="float" office:value="-0.000389" calcext:value-type="float">
            <text:p>-0.000389</text:p>
          </table:table-cell>
          <table:table-cell office:value-type="float" office:value="0.0001577" calcext:value-type="float">
            <text:p>0.0001577</text:p>
          </table:table-cell>
          <table:table-cell office:value-type="float" office:value="0.0002388" calcext:value-type="float">
            <text:p>0.0002388</text:p>
          </table:table-cell>
          <table:table-cell table:number-columns-repeated="4"/>
          <table:table-cell office:value-type="float" office:value="-0.0006584" calcext:value-type="float">
            <text:p>-0.000658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6353" calcext:value-type="float">
            <text:p>0.0006353</text:p>
          </table:table-cell>
        </table:table-row>
        <table:table-row table:style-name="ro1">
          <table:table-cell office:value-type="float" office:value="-0.0008524" calcext:value-type="float">
            <text:p>-0.0008524</text:p>
          </table:table-cell>
          <table:table-cell office:value-type="float" office:value="0.0016071" calcext:value-type="float">
            <text:p>0.0016071</text:p>
          </table:table-cell>
          <table:table-cell office:value-type="float" office:value="0.0008158" calcext:value-type="float">
            <text:p>0.0008158</text:p>
          </table:table-cell>
          <table:table-cell table:number-columns-repeated="4"/>
          <table:table-cell office:value-type="float" office:value="-0.0008524" calcext:value-type="float">
            <text:p>-0.0008524</text:p>
          </table:table-cell>
          <table:table-cell office:value-type="float" office:value="0.0016071" calcext:value-type="float">
            <text:p>0.0016071</text:p>
          </table:table-cell>
          <table:table-cell office:value-type="float" office:value="0.0008158" calcext:value-type="float">
            <text:p>0.0008158</text:p>
          </table:table-cell>
        </table:table-row>
        <table:table-row table:style-name="ro1">
          <table:table-cell office:value-type="float" office:value="-0.0080389" calcext:value-type="float">
            <text:p>-0.0080389</text:p>
          </table:table-cell>
          <table:table-cell office:value-type="float" office:value="0.1466597" calcext:value-type="float">
            <text:p>0.1466597</text:p>
          </table:table-cell>
          <table:table-cell office:value-type="float" office:value="0.1519805" calcext:value-type="float">
            <text:p>0.1519805</text:p>
          </table:table-cell>
          <table:table-cell table:number-columns-repeated="4"/>
          <table:table-cell office:value-type="float" office:value="-0.0089524" calcext:value-type="float">
            <text:p>-0.0089524</text:p>
          </table:table-cell>
          <table:table-cell office:value-type="float" office:value="0.1517817" calcext:value-type="float">
            <text:p>0.1517817</text:p>
          </table:table-cell>
          <table:table-cell office:value-type="float" office:value="0.1577419" calcext:value-type="float">
            <text:p>0.1577419</text:p>
          </table:table-cell>
        </table:table-row>
        <table:table-row table:style-name="ro1">
          <table:table-cell office:value-type="float" office:value="0.0038791" calcext:value-type="float">
            <text:p>0.0038791</text:p>
          </table:table-cell>
          <table:table-cell office:value-type="float" office:value="-0.0022174" calcext:value-type="float">
            <text:p>-0.0022174</text:p>
          </table:table-cell>
          <table:table-cell office:value-type="float" office:value="-0.0016391" calcext:value-type="float">
            <text:p>-0.0016391</text:p>
          </table:table-cell>
          <table:table-cell table:number-columns-repeated="4"/>
          <table:table-cell office:value-type="float" office:value="0.0038791" calcext:value-type="float">
            <text:p>0.0038791</text:p>
          </table:table-cell>
          <table:table-cell office:value-type="float" office:value="-0.0022174" calcext:value-type="float">
            <text:p>-0.0022174</text:p>
          </table:table-cell>
          <table:table-cell office:value-type="float" office:value="-0.0016391" calcext:value-type="float">
            <text:p>-0.0016391</text:p>
          </table:table-cell>
        </table:table-row>
        <table:table-row table:style-name="ro1">
          <table:table-cell office:value-type="float" office:value="-0.0009849" calcext:value-type="float">
            <text:p>-0.0009849</text:p>
          </table:table-cell>
          <table:table-cell office:value-type="float" office:value="-0.000367" calcext:value-type="float">
            <text:p>-0.000367</text:p>
          </table:table-cell>
          <table:table-cell office:value-type="float" office:value="-0.0000748" calcext:value-type="float">
            <text:p>-7.48E-05</text:p>
          </table:table-cell>
          <table:table-cell table:number-columns-repeated="4"/>
          <table:table-cell office:value-type="float" office:value="-0.0008796" calcext:value-type="float">
            <text:p>-0.0008796</text:p>
          </table:table-cell>
          <table:table-cell office:value-type="float" office:value="-0.0003355" calcext:value-type="float">
            <text:p>-0.0003355</text:p>
          </table:table-cell>
          <table:table-cell office:value-type="float" office:value="-0.0000778" calcext:value-type="float">
            <text:p>-7.78E-05</text:p>
          </table:table-cell>
        </table:table-row>
        <table:table-row table:style-name="ro1">
          <table:table-cell office:value-type="float" office:value="-0.001171" calcext:value-type="float">
            <text:p>-0.001171</text:p>
          </table:table-cell>
          <table:table-cell office:value-type="float" office:value="0.0001039" calcext:value-type="float">
            <text:p>0.0001039</text:p>
          </table:table-cell>
          <table:table-cell office:value-type="float" office:value="-0.0003379" calcext:value-type="float">
            <text:p>-0.0003379</text:p>
          </table:table-cell>
          <table:table-cell table:number-columns-repeated="4"/>
          <table:table-cell office:value-type="float" office:value="-0.001171" calcext:value-type="float">
            <text:p>-0.001171</text:p>
          </table:table-cell>
          <table:table-cell office:value-type="float" office:value="0.0001039" calcext:value-type="float">
            <text:p>0.0001039</text:p>
          </table:table-cell>
          <table:table-cell office:value-type="float" office:value="-0.0003379" calcext:value-type="float">
            <text:p>-0.0003379</text:p>
          </table:table-cell>
        </table:table-row>
        <table:table-row table:style-name="ro1">
          <table:table-cell office:value-type="float" office:value="0.0007275" calcext:value-type="float">
            <text:p>0.0007275</text:p>
          </table:table-cell>
          <table:table-cell office:value-type="float" office:value="0.0004805" calcext:value-type="float">
            <text:p>0.0004805</text:p>
          </table:table-cell>
          <table:table-cell office:value-type="float" office:value="0.0003492" calcext:value-type="float">
            <text:p>0.0003492</text:p>
          </table:table-cell>
          <table:table-cell table:number-columns-repeated="4"/>
          <table:table-cell office:value-type="float" office:value="0.0013029" calcext:value-type="float">
            <text:p>0.0013029</text:p>
          </table:table-cell>
          <table:table-cell office:value-type="float" office:value="0.0006846" calcext:value-type="float">
            <text:p>0.0006846</text:p>
          </table:table-cell>
          <table:table-cell office:value-type="float" office:value="0.0005826" calcext:value-type="float">
            <text:p>0.0005826</text:p>
          </table:table-cell>
        </table:table-row>
        <table:table-row table:style-name="ro1">
          <table:table-cell office:value-type="float" office:value="0.0007316" calcext:value-type="float">
            <text:p>0.0007316</text:p>
          </table:table-cell>
          <table:table-cell office:value-type="float" office:value="0.0000845" calcext:value-type="float">
            <text:p>8.45E-05</text:p>
          </table:table-cell>
          <table:table-cell office:value-type="float" office:value="0.00075" calcext:value-type="float">
            <text:p>0.00075</text:p>
          </table:table-cell>
          <table:table-cell table:number-columns-repeated="4"/>
          <table:table-cell office:value-type="float" office:value="0.0007316" calcext:value-type="float">
            <text:p>0.0007316</text:p>
          </table:table-cell>
          <table:table-cell office:value-type="float" office:value="0.0000845" calcext:value-type="float">
            <text:p>8.45E-05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float" office:value="0.0001145" calcext:value-type="float">
            <text:p>0.0001145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.00006" calcext:value-type="float">
            <text:p>6E-05</text:p>
          </table:table-cell>
          <table:table-cell table:number-columns-repeated="4"/>
          <table:table-cell office:value-type="float" office:value="0.0001145" calcext:value-type="float">
            <text:p>0.0001145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float" office:value="0.0000077" calcext:value-type="float">
            <text:p>7.7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7" calcext:value-type="float">
            <text:p>7.7E-06</text:p>
          </table:table-cell>
          <table:table-cell table:number-columns-repeated="4"/>
          <table:table-cell office:value-type="float" office:value="0.0000077" calcext:value-type="float">
            <text:p>7.7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7" calcext:value-type="float">
            <text:p>7.7E-06</text:p>
          </table:table-cell>
        </table:table-row>
        <table:table-row table:style-name="ro1">
          <table:table-cell office:value-type="float" office:value="0.0000728" calcext:value-type="float">
            <text:p>7.28E-05</text:p>
          </table:table-cell>
          <table:table-cell office:value-type="float" office:value="0.0000338" calcext:value-type="float">
            <text:p>3.38E-05</text:p>
          </table:table-cell>
          <table:table-cell office:value-type="float" office:value="0.0001222" calcext:value-type="float">
            <text:p>0.0001222</text:p>
          </table:table-cell>
          <table:table-cell table:number-columns-repeated="4"/>
          <table:table-cell office:value-type="float" office:value="0.0000728" calcext:value-type="float">
            <text:p>7.28E-05</text:p>
          </table:table-cell>
          <table:table-cell office:value-type="float" office:value="0.0000338" calcext:value-type="float">
            <text:p>3.38E-05</text:p>
          </table:table-cell>
          <table:table-cell office:value-type="float" office:value="0.0001222" calcext:value-type="float">
            <text:p>0.0001222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7" calcext:value-type="float">
            <text:p>7.7E-06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7" calcext:value-type="float">
            <text:p>7.7E-06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-0" calcext:value-type="float">
            <text:p>0</text:p>
          </table:table-cell>
          <table:table-cell office:value-type="float" office:value="0.0000037" calcext:value-type="float">
            <text:p>3.7E-06</text:p>
          </table:table-cell>
          <table:table-cell table:number-columns-repeated="4"/>
          <table:table-cell office:value-type="float" office:value="0.000002" calcext:value-type="float">
            <text:p>2E-06</text:p>
          </table:table-cell>
          <table:table-cell office:value-type="float" office:value="-0" calcext:value-type="float">
            <text:p>0</text:p>
          </table:table-cell>
          <table:table-cell office:value-type="float" office:value="0.0000037" calcext:value-type="float">
            <text:p>3.7E-06</text:p>
          </table:table-cell>
        </table:table-row>
        <table:table-row table:style-name="ro1">
          <table:table-cell office:value-type="float" office:value="-0.0000024" calcext:value-type="float">
            <text:p>-2.4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1" calcext:value-type="float">
            <text:p>2.1E-06</text:p>
          </table:table-cell>
          <table:table-cell table:number-columns-repeated="4"/>
          <table:table-cell office:value-type="float" office:value="-0.0000024" calcext:value-type="float">
            <text:p>-2.4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-0.0000188" calcext:value-type="float">
            <text:p>-1.88E-05</text:p>
          </table:table-cell>
          <table:table-cell office:value-type="float" office:value="-0.0000258" calcext:value-type="float">
            <text:p>-2.58E-05</text:p>
          </table:table-cell>
          <table:table-cell office:value-type="float" office:value="0.0000143" calcext:value-type="float">
            <text:p>1.43E-05</text:p>
          </table:table-cell>
          <table:table-cell table:number-columns-repeated="4"/>
          <table:table-cell office:value-type="float" office:value="-0.0000188" calcext:value-type="float">
            <text:p>-1.88E-05</text:p>
          </table:table-cell>
          <table:table-cell office:value-type="float" office:value="-0.0000258" calcext:value-type="float">
            <text:p>-2.58E-05</text:p>
          </table:table-cell>
          <table:table-cell office:value-type="float" office:value="0.0000143" calcext:value-type="float">
            <text:p>1.43E-05</text:p>
          </table:table-cell>
        </table:table-row>
        <table:table-row table:style-name="ro1">
          <table:table-cell office:value-type="float" office:value="-0.0001826" calcext:value-type="float">
            <text:p>-0.0001826</text:p>
          </table:table-cell>
          <table:table-cell office:value-type="float" office:value="0.0000923" calcext:value-type="float">
            <text:p>9.23E-05</text:p>
          </table:table-cell>
          <table:table-cell office:value-type="float" office:value="0.000257" calcext:value-type="float">
            <text:p>0.000257</text:p>
          </table:table-cell>
          <table:table-cell table:number-columns-repeated="4"/>
          <table:table-cell office:value-type="float" office:value="-0.0001826" calcext:value-type="float">
            <text:p>-0.0001826</text:p>
          </table:table-cell>
          <table:table-cell office:value-type="float" office:value="0.0000923" calcext:value-type="float">
            <text:p>9.23E-05</text:p>
          </table:table-cell>
          <table:table-cell office:value-type="float" office:value="0.000257" calcext:value-type="float">
            <text:p>0.000257</text:p>
          </table:table-cell>
        </table:table-row>
        <table:table-row table:style-name="ro1">
          <table:table-cell office:value-type="float" office:value="0.0000118" calcext:value-type="float">
            <text:p>1.18E-05</text:p>
          </table:table-cell>
          <table:table-cell office:value-type="float" office:value="-0.0000138" calcext:value-type="float">
            <text:p>-1.38E-05</text:p>
          </table:table-cell>
          <table:table-cell office:value-type="float" office:value="-0.0000255" calcext:value-type="float">
            <text:p>-2.55E-05</text:p>
          </table:table-cell>
          <table:table-cell table:number-columns-repeated="4"/>
          <table:table-cell office:value-type="float" office:value="0.0000118" calcext:value-type="float">
            <text:p>1.18E-05</text:p>
          </table:table-cell>
          <table:table-cell office:value-type="float" office:value="-0.0000138" calcext:value-type="float">
            <text:p>-1.38E-05</text:p>
          </table:table-cell>
          <table:table-cell office:value-type="float" office:value="-0.0000255" calcext:value-type="float">
            <text:p>-2.55E-05</text:p>
          </table:table-cell>
        </table:table-row>
        <table:table-row table:style-name="ro1">
          <table:table-cell office:value-type="float" office:value="-0.0002743" calcext:value-type="float">
            <text:p>-0.0002743</text:p>
          </table:table-cell>
          <table:table-cell office:value-type="float" office:value="0.0000974" calcext:value-type="float">
            <text:p>9.74E-05</text:p>
          </table:table-cell>
          <table:table-cell office:value-type="float" office:value="0.0001576" calcext:value-type="float">
            <text:p>0.0001576</text:p>
          </table:table-cell>
          <table:table-cell table:number-columns-repeated="4"/>
          <table:table-cell office:value-type="float" office:value="-0.0002743" calcext:value-type="float">
            <text:p>-0.0002743</text:p>
          </table:table-cell>
          <table:table-cell office:value-type="float" office:value="0.0000974" calcext:value-type="float">
            <text:p>9.74E-05</text:p>
          </table:table-cell>
          <table:table-cell office:value-type="float" office:value="0.0001576" calcext:value-type="float">
            <text:p>0.0001576</text:p>
          </table:table-cell>
        </table:table-row>
        <table:table-row table:style-name="ro1">
          <table:table-cell office:value-type="float" office:value="0.0001525" calcext:value-type="float">
            <text:p>0.0001525</text:p>
          </table:table-cell>
          <table:table-cell office:value-type="float" office:value="-0.0000527" calcext:value-type="float">
            <text:p>-5.27E-05</text:p>
          </table:table-cell>
          <table:table-cell office:value-type="float" office:value="-0.0003821" calcext:value-type="float">
            <text:p>-0.0003821</text:p>
          </table:table-cell>
          <table:table-cell table:number-columns-repeated="4"/>
          <table:table-cell office:value-type="float" office:value="0.000368" calcext:value-type="float">
            <text:p>0.000368</text:p>
          </table:table-cell>
          <table:table-cell office:value-type="float" office:value="-0.0000257" calcext:value-type="float">
            <text:p>-2.57E-05</text:p>
          </table:table-cell>
          <table:table-cell office:value-type="float" office:value="-0.0005826" calcext:value-type="float">
            <text:p>-0.0005826</text:p>
          </table:table-cell>
        </table:table-row>
        <table:table-row table:style-name="ro1">
          <table:table-cell office:value-type="float" office:value="0.0008701" calcext:value-type="float">
            <text:p>0.00087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573" calcext:value-type="float">
            <text:p>5.73E-05</text:p>
          </table:table-cell>
          <table:table-cell table:number-columns-repeated="4"/>
          <table:table-cell office:value-type="float" office:value="0.0008701" calcext:value-type="float">
            <text:p>0.00087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573" calcext:value-type="float">
            <text:p>5.73E-05</text:p>
          </table:table-cell>
        </table:table-row>
        <table:table-row table:style-name="ro1">
          <table:table-cell office:value-type="float" office:value="0.0000469" calcext:value-type="float">
            <text:p>4.69E-05</text:p>
          </table:table-cell>
          <table:table-cell office:value-type="float" office:value="0.0000452" calcext:value-type="float">
            <text:p>4.52E-05</text:p>
          </table:table-cell>
          <table:table-cell office:value-type="float" office:value="-0.0000018" calcext:value-type="float">
            <text:p>-1.8E-06</text:p>
          </table:table-cell>
          <table:table-cell table:number-columns-repeated="4"/>
          <table:table-cell office:value-type="float" office:value="0.0000469" calcext:value-type="float">
            <text:p>4.69E-05</text:p>
          </table:table-cell>
          <table:table-cell office:value-type="float" office:value="0.0000452" calcext:value-type="float">
            <text:p>4.52E-05</text:p>
          </table:table-cell>
          <table:table-cell office:value-type="float" office:value="-0.0000018" calcext:value-type="float">
            <text:p>-1.8E-06</text:p>
          </table:table-cell>
        </table:table-row>
        <table:table-row table:style-name="ro1">
          <table:table-cell office:value-type="float" office:value="0.0000216" calcext:value-type="float">
            <text:p>2.16E-05</text:p>
          </table:table-cell>
          <table:table-cell office:value-type="float" office:value="0.0000092" calcext:value-type="float">
            <text:p>9.2E-06</text:p>
          </table:table-cell>
          <table:table-cell office:value-type="float" office:value="0.0000044" calcext:value-type="float">
            <text:p>4.4E-06</text:p>
          </table:table-cell>
          <table:table-cell table:number-columns-repeated="4"/>
          <table:table-cell office:value-type="float" office:value="0.0000216" calcext:value-type="float">
            <text:p>2.16E-05</text:p>
          </table:table-cell>
          <table:table-cell office:value-type="float" office:value="0.0000092" calcext:value-type="float">
            <text:p>9.2E-06</text:p>
          </table:table-cell>
          <table:table-cell office:value-type="float" office:value="0.0000044" calcext:value-type="float">
            <text:p>4.4E-06</text:p>
          </table:table-cell>
        </table:table-row>
        <table:table-row table:style-name="ro1">
          <table:table-cell office:value-type="float" office:value="0.000093" calcext:value-type="float">
            <text:p>9.3E-05</text:p>
          </table:table-cell>
          <table:table-cell office:value-type="float" office:value="0.0001394" calcext:value-type="float">
            <text:p>0.0001394</text:p>
          </table:table-cell>
          <table:table-cell office:value-type="float" office:value="0.0000391" calcext:value-type="float">
            <text:p>3.91E-05</text:p>
          </table:table-cell>
          <table:table-cell table:number-columns-repeated="4"/>
          <table:table-cell office:value-type="float" office:value="0.000093" calcext:value-type="float">
            <text:p>9.3E-05</text:p>
          </table:table-cell>
          <table:table-cell office:value-type="float" office:value="0.0001394" calcext:value-type="float">
            <text:p>0.0001394</text:p>
          </table:table-cell>
          <table:table-cell office:value-type="float" office:value="0.0000391" calcext:value-type="float">
            <text:p>3.91E-05</text:p>
          </table:table-cell>
        </table:table-row>
        <table:table-row table:style-name="ro1">
          <table:table-cell office:value-type="float" office:value="0.0004287" calcext:value-type="float">
            <text:p>0.0004287</text:p>
          </table:table-cell>
          <table:table-cell office:value-type="float" office:value="0.0003892" calcext:value-type="float">
            <text:p>0.0003892</text:p>
          </table:table-cell>
          <table:table-cell office:value-type="float" office:value="0.0004086" calcext:value-type="float">
            <text:p>0.0004086</text:p>
          </table:table-cell>
          <table:table-cell table:number-columns-repeated="4"/>
          <table:table-cell office:value-type="float" office:value="0.0004287" calcext:value-type="float">
            <text:p>0.0004287</text:p>
          </table:table-cell>
          <table:table-cell office:value-type="float" office:value="0.0003892" calcext:value-type="float">
            <text:p>0.0003892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181" calcext:value-type="float">
            <text:p>1.81E-05</text:p>
          </table:table-cell>
          <table:table-cell office:value-type="float" office:value="0.0000172" calcext:value-type="float">
            <text:p>1.72E-05</text:p>
          </table:table-cell>
          <table:table-cell office:value-type="float" office:value="0.0000037" calcext:value-type="float">
            <text:p>3.7E-06</text:p>
          </table:table-cell>
          <table:table-cell table:number-columns-repeated="4"/>
          <table:table-cell office:value-type="float" office:value="0.0000181" calcext:value-type="float">
            <text:p>1.81E-05</text:p>
          </table:table-cell>
          <table:table-cell office:value-type="float" office:value="0.0000172" calcext:value-type="float">
            <text:p>1.72E-05</text:p>
          </table:table-cell>
          <table:table-cell office:value-type="float" office:value="0.0000037" calcext:value-type="float">
            <text:p>3.7E-06</text:p>
          </table:table-cell>
        </table:table-row>
        <table:table-row table:style-name="ro1">
          <table:table-cell office:value-type="float" office:value="0.0000038" calcext:value-type="float">
            <text:p>3.8E-06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0.0000038" calcext:value-type="float">
            <text:p>3.8E-06</text:p>
          </table:table-cell>
          <table:table-cell table:number-columns-repeated="4"/>
          <table:table-cell office:value-type="float" office:value="0.0000038" calcext:value-type="float">
            <text:p>3.8E-06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0.0000038" calcext:value-type="float">
            <text:p>3.8E-06</text:p>
          </table:table-cell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182" calcext:value-type="float">
            <text:p>1.82E-05</text:p>
          </table:table-cell>
          <table:table-cell table:number-columns-repeated="4"/>
          <table:table-cell office:value-type="float" office:value="0.0000042" calcext:value-type="float">
            <text:p>4.2E-06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182" calcext:value-type="float">
            <text:p>1.82E-05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7" calcext:value-type="float">
            <text:p>2.7E-06</text:p>
          </table:table-cell>
          <table:table-cell table:number-columns-repeated="4"/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7" calcext:value-type="float">
            <text:p>2.7E-06</text:p>
          </table:table-cell>
        </table:table-row>
        <table:table-row table:style-name="ro1">
          <table:table-cell table:number-columns-repeated="2" office:value-type="float" office:value="0.0000006" calcext:value-type="float">
            <text:p>6E-07</text:p>
          </table:table-cell>
          <table:table-cell office:value-type="float" office:value="0.0000007" calcext:value-type="float">
            <text:p>7E-07</text:p>
          </table:table-cell>
          <table:table-cell table:number-columns-repeated="4"/>
          <table:table-cell table:number-columns-repeated="2" office:value-type="float" office:value="0.0000006" calcext:value-type="float">
            <text:p>6E-07</text:p>
          </table:table-cell>
          <table:table-cell office:value-type="float" office:value="0.0000007" calcext:value-type="float">
            <text:p>7E-07</text:p>
          </table:table-cell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5" calcext:value-type="float">
            <text:p>-5E-07</text:p>
          </table:table-cell>
          <table:table-cell table:number-columns-repeated="4"/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5" calcext:value-type="float">
            <text:p>-5E-07</text:p>
          </table:table-cell>
        </table:table-row>
        <table:table-row table:style-name="ro1">
          <table:table-cell office:value-type="float" office:value="0.0000011" calcext:value-type="float">
            <text:p>1.1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  <table:table-cell table:number-columns-repeated="4"/>
          <table:table-cell office:value-type="float" office:value="0.0000011" calcext:value-type="float">
            <text:p>1.1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</table:table-row>
        <table:table-row table:style-name="ro1">
          <table:table-cell office:value-type="float" office:value="0.0001476" calcext:value-type="float">
            <text:p>0.0001476</text:p>
          </table:table-cell>
          <table:table-cell office:value-type="float" office:value="0.0001097" calcext:value-type="float">
            <text:p>0.0001097</text:p>
          </table:table-cell>
          <table:table-cell office:value-type="float" office:value="-0.000215" calcext:value-type="float">
            <text:p>-0.000215</text:p>
          </table:table-cell>
          <table:table-cell table:number-columns-repeated="4"/>
          <table:table-cell office:value-type="float" office:value="0.0001476" calcext:value-type="float">
            <text:p>0.0001476</text:p>
          </table:table-cell>
          <table:table-cell office:value-type="float" office:value="0.0001097" calcext:value-type="float">
            <text:p>0.0001097</text:p>
          </table:table-cell>
          <table:table-cell office:value-type="float" office:value="-0.000215" calcext:value-type="float">
            <text:p>-0.000215</text:p>
          </table:table-cell>
        </table:table-row>
        <table:table-row table:style-name="ro1">
          <table:table-cell office:value-type="float" office:value="0.0000063" calcext:value-type="float">
            <text:p>6.3E-06</text:p>
          </table:table-cell>
          <table:table-cell office:value-type="float" office:value="0.0000058" calcext:value-type="float">
            <text:p>5.8E-06</text:p>
          </table:table-cell>
          <table:table-cell office:value-type="float" office:value="-0.0000027" calcext:value-type="float">
            <text:p>-2.7E-06</text:p>
          </table:table-cell>
          <table:table-cell table:number-columns-repeated="4"/>
          <table:table-cell office:value-type="float" office:value="0.0000063" calcext:value-type="float">
            <text:p>6.3E-06</text:p>
          </table:table-cell>
          <table:table-cell office:value-type="float" office:value="0.0000058" calcext:value-type="float">
            <text:p>5.8E-06</text:p>
          </table:table-cell>
          <table:table-cell office:value-type="float" office:value="-0.0000027" calcext:value-type="float">
            <text:p>-2.7E-06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00077" calcext:value-type="float">
            <text:p>-7.7E-06</text:p>
          </table:table-cell>
          <table:table-cell table:number-columns-repeated="4"/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00077" calcext:value-type="float">
            <text:p>-7.7E-06</text:p>
          </table:table-cell>
        </table:table-row>
        <table:table-row table:style-name="ro1">
          <table:table-cell office:value-type="float" office:value="0.0000597" calcext:value-type="float">
            <text:p>5.97E-05</text:p>
          </table:table-cell>
          <table:table-cell office:value-type="float" office:value="0.0000943" calcext:value-type="float">
            <text:p>9.43E-05</text:p>
          </table:table-cell>
          <table:table-cell office:value-type="float" office:value="-0.0000513" calcext:value-type="float">
            <text:p>-5.13E-05</text:p>
          </table:table-cell>
          <table:table-cell table:number-columns-repeated="4"/>
          <table:table-cell office:value-type="float" office:value="0.0000597" calcext:value-type="float">
            <text:p>5.97E-05</text:p>
          </table:table-cell>
          <table:table-cell office:value-type="float" office:value="0.0000943" calcext:value-type="float">
            <text:p>9.43E-05</text:p>
          </table:table-cell>
          <table:table-cell office:value-type="float" office:value="-0.0000513" calcext:value-type="float">
            <text:p>-5.13E-05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-0.0000005" calcext:value-type="float">
            <text:p>-5E-07</text:p>
          </table:table-cell>
          <table:table-cell table:number-columns-repeated="4"/>
          <table:table-cell office:value-type="float" office:value="0.0000002" calcext:value-type="float">
            <text:p>2E-07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-0.0000005" calcext:value-type="float">
            <text:p>-5E-07</text:p>
          </table:table-cell>
        </table:table-row>
        <table:table-row table:style-name="ro1">
          <table:table-cell office:value-type="float" office:value="-0.0000207" calcext:value-type="float">
            <text:p>-2.07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  <table:table-cell table:number-columns-repeated="4"/>
          <table:table-cell office:value-type="float" office:value="-0.0000207" calcext:value-type="float">
            <text:p>-2.07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office:value-type="float" office:value="0.0000003" calcext:value-type="float">
            <text:p>3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21" calcext:value-type="float">
            <text:p>-4.21E-05</text:p>
          </table:table-cell>
          <table:table-cell office:value-type="float" office:value="0.0000437" calcext:value-type="float">
            <text:p>4.37E-05</text:p>
          </table:table-cell>
          <table:table-cell office:value-type="float" office:value="-0.0000308" calcext:value-type="float">
            <text:p>-3.08E-05</text:p>
          </table:table-cell>
          <table:table-cell table:number-columns-repeated="4"/>
          <table:table-cell office:value-type="float" office:value="-0.0000421" calcext:value-type="float">
            <text:p>-4.21E-05</text:p>
          </table:table-cell>
          <table:table-cell office:value-type="float" office:value="0.0000437" calcext:value-type="float">
            <text:p>4.37E-05</text:p>
          </table:table-cell>
          <table:table-cell office:value-type="float" office:value="-0.0000308" calcext:value-type="float">
            <text:p>-3.08E-05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39" calcext:value-type="float">
            <text:p>3.9E-06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0.0000004" calcext:value-type="float">
            <text:p>4E-07</text:p>
          </table:table-cell>
          <table:table-cell office:value-type="float" office:value="0.0000039" calcext:value-type="float">
            <text:p>3.9E-06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1" calcext:value-type="float">
            <text:p>-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 table:number-columns-repeated="4"/>
          <table:table-cell office:value-type="float" office:value="-0.0000001" calcext:value-type="float">
            <text:p>-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.0000005" calcext:value-type="float">
            <text:p>-5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6" calcext:value-type="float">
            <text:p>6E-07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035" calcext:value-type="float">
            <text:p>-3.5E-06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109" calcext:value-type="float">
            <text:p>1.09E-05</text:p>
          </table:table-cell>
          <table:table-cell table:number-columns-repeated="4"/>
          <table:table-cell office:value-type="float" office:value="-0.0000035" calcext:value-type="float">
            <text:p>-3.5E-06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109" calcext:value-type="float">
            <text:p>1.09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00001" calcext:value-type="float">
            <text:p>-1E-07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-0.0000106" calcext:value-type="float">
            <text:p>-1.06E-05</text:p>
          </table:table-cell>
          <table:table-cell office:value-type="float" office:value="0.0000096" calcext:value-type="float">
            <text:p>9.6E-06</text:p>
          </table:table-cell>
          <table:table-cell office:value-type="float" office:value="0.0000021" calcext:value-type="float">
            <text:p>2.1E-06</text:p>
          </table:table-cell>
          <table:table-cell table:number-columns-repeated="4"/>
          <table:table-cell office:value-type="float" office:value="-0.0000106" calcext:value-type="float">
            <text:p>-1.06E-05</text:p>
          </table:table-cell>
          <table:table-cell office:value-type="float" office:value="0.0000096" calcext:value-type="float">
            <text:p>9.6E-06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</table:table-row>
        <table:table-row table:style-name="ro1">
          <table:table-cell office:value-type="float" office:value="-0.0000755" calcext:value-type="float">
            <text:p>-7.55E-05</text:p>
          </table:table-cell>
          <table:table-cell office:value-type="float" office:value="0.0000878" calcext:value-type="float">
            <text:p>8.78E-05</text:p>
          </table:table-cell>
          <table:table-cell office:value-type="float" office:value="0.0000199" calcext:value-type="float">
            <text:p>1.99E-05</text:p>
          </table:table-cell>
          <table:table-cell table:number-columns-repeated="4"/>
          <table:table-cell office:value-type="float" office:value="-0.0000755" calcext:value-type="float">
            <text:p>-7.55E-05</text:p>
          </table:table-cell>
          <table:table-cell office:value-type="float" office:value="0.0000878" calcext:value-type="float">
            <text:p>8.78E-05</text:p>
          </table:table-cell>
          <table:table-cell office:value-type="float" office:value="0.0000199" calcext:value-type="float">
            <text:p>1.99E-05</text:p>
          </table:table-cell>
        </table:table-row>
        <table:table-row table:style-name="ro1">
          <table:table-cell office:value-type="float" office:value="-0.0003461" calcext:value-type="float">
            <text:p>-0.0003461</text:p>
          </table:table-cell>
          <table:table-cell office:value-type="float" office:value="0.0004381" calcext:value-type="float">
            <text:p>0.0004381</text:p>
          </table:table-cell>
          <table:table-cell office:value-type="float" office:value="0.0000649" calcext:value-type="float">
            <text:p>6.49E-05</text:p>
          </table:table-cell>
          <table:table-cell table:number-columns-repeated="4"/>
          <table:table-cell office:value-type="float" office:value="-0.0003461" calcext:value-type="float">
            <text:p>-0.0003461</text:p>
          </table:table-cell>
          <table:table-cell office:value-type="float" office:value="0.0004381" calcext:value-type="float">
            <text:p>0.0004381</text:p>
          </table:table-cell>
          <table:table-cell office:value-type="float" office:value="0.0000649" calcext:value-type="float">
            <text:p>6.49E-05</text:p>
          </table:table-cell>
        </table:table-row>
        <table:table-row table:style-name="ro1">
          <table:table-cell office:value-type="float" office:value="-0.0000113" calcext:value-type="float">
            <text:p>-1.13E-05</text:p>
          </table:table-cell>
          <table:table-cell office:value-type="float" office:value="-0.0001823" calcext:value-type="float">
            <text:p>-0.0001823</text:p>
          </table:table-cell>
          <table:table-cell office:value-type="float" office:value="-0.0000805" calcext:value-type="float">
            <text:p>-8.05E-05</text:p>
          </table:table-cell>
          <table:table-cell table:number-columns-repeated="4"/>
          <table:table-cell office:value-type="float" office:value="-0.0000036" calcext:value-type="float">
            <text:p>-3.6E-06</text:p>
          </table:table-cell>
          <table:table-cell office:value-type="float" office:value="-0.0001888" calcext:value-type="float">
            <text:p>-0.0001888</text:p>
          </table:table-cell>
          <table:table-cell office:value-type="float" office:value="-0.000083" calcext:value-type="float">
            <text:p>-8.3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-0.0000045" calcext:value-type="float">
            <text:p>-4.5E-06</text:p>
          </table:table-cell>
          <table:table-cell office:value-type="float" office:value="-0.0000028" calcext:value-type="float">
            <text:p>-2.8E-06</text:p>
          </table:table-cell>
          <table:table-cell table:number-columns-repeated="4"/>
          <table:table-cell office:value-type="float" office:value="-0.0000003" calcext:value-type="float">
            <text:p>-3E-07</text:p>
          </table:table-cell>
          <table:table-cell office:value-type="float" office:value="-0.0000045" calcext:value-type="float">
            <text:p>-4.5E-06</text:p>
          </table:table-cell>
          <table:table-cell office:value-type="float" office:value="-0.0000028" calcext:value-type="float">
            <text:p>-2.8E-06</text:p>
          </table:table-cell>
        </table:table-row>
        <table:table-row table:style-name="ro1">
          <table:table-cell office:value-type="float" office:value="0.000293" calcext:value-type="float">
            <text:p>0.000293</text:p>
          </table:table-cell>
          <table:table-cell office:value-type="float" office:value="-0.0005292" calcext:value-type="float">
            <text:p>-0.0005292</text:p>
          </table:table-cell>
          <table:table-cell office:value-type="float" office:value="-0.0000365" calcext:value-type="float">
            <text:p>-3.65E-05</text:p>
          </table:table-cell>
          <table:table-cell table:number-columns-repeated="4"/>
          <table:table-cell office:value-type="float" office:value="0.000373" calcext:value-type="float">
            <text:p>0.000373</text:p>
          </table:table-cell>
          <table:table-cell office:value-type="float" office:value="-0.0006886" calcext:value-type="float">
            <text:p>-0.0006886</text:p>
          </table:table-cell>
          <table:table-cell office:value-type="float" office:value="-0.0000482" calcext:value-type="float">
            <text:p>-4.82E-05</text:p>
          </table:table-cell>
        </table:table-row>
        <table:table-row table:style-name="ro1">
          <table:table-cell office:value-type="float" office:value="0.0000071" calcext:value-type="float">
            <text:p>7.1E-06</text:p>
          </table:table-cell>
          <table:table-cell office:value-type="float" office:value="-0.0000912" calcext:value-type="float">
            <text:p>-9.12E-05</text:p>
          </table:table-cell>
          <table:table-cell office:value-type="float" office:value="-0.0000117" calcext:value-type="float">
            <text:p>-1.17E-05</text:p>
          </table:table-cell>
          <table:table-cell table:number-columns-repeated="4"/>
          <table:table-cell office:value-type="float" office:value="0.0000071" calcext:value-type="float">
            <text:p>7.1E-06</text:p>
          </table:table-cell>
          <table:table-cell office:value-type="float" office:value="-0.0000912" calcext:value-type="float">
            <text:p>-9.12E-05</text:p>
          </table:table-cell>
          <table:table-cell office:value-type="float" office:value="-0.0000117" calcext:value-type="float">
            <text:p>-1.17E-05</text:p>
          </table:table-cell>
        </table:table-row>
        <table:table-row table:style-name="ro1">
          <table:table-cell office:value-type="float" office:value="0.0000629" calcext:value-type="float">
            <text:p>6.29E-05</text:p>
          </table:table-cell>
          <table:table-cell office:value-type="float" office:value="-0.0000471" calcext:value-type="float">
            <text:p>-4.71E-05</text:p>
          </table:table-cell>
          <table:table-cell office:value-type="float" office:value="0.0000246" calcext:value-type="float">
            <text:p>2.46E-05</text:p>
          </table:table-cell>
          <table:table-cell table:number-columns-repeated="4"/>
          <table:table-cell office:value-type="float" office:value="0.0000629" calcext:value-type="float">
            <text:p>6.29E-05</text:p>
          </table:table-cell>
          <table:table-cell office:value-type="float" office:value="-0.0000471" calcext:value-type="float">
            <text:p>-4.71E-05</text:p>
          </table:table-cell>
          <table:table-cell office:value-type="float" office:value="0.0000246" calcext:value-type="float">
            <text:p>2.46E-05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  <table:table-cell table:number-columns-repeated="4"/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</table:table-row>
        <table:table-row table:style-name="ro1">
          <table:table-cell office:value-type="float" office:value="0.0000371" calcext:value-type="float">
            <text:p>3.71E-05</text:p>
          </table:table-cell>
          <table:table-cell office:value-type="float" office:value="-0.0000505" calcext:value-type="float">
            <text:p>-5.05E-05</text:p>
          </table:table-cell>
          <table:table-cell office:value-type="float" office:value="0.0000704" calcext:value-type="float">
            <text:p>7.04E-05</text:p>
          </table:table-cell>
          <table:table-cell table:number-columns-repeated="4"/>
          <table:table-cell office:value-type="float" office:value="0.0000371" calcext:value-type="float">
            <text:p>3.71E-05</text:p>
          </table:table-cell>
          <table:table-cell office:value-type="float" office:value="-0.0000505" calcext:value-type="float">
            <text:p>-5.05E-05</text:p>
          </table:table-cell>
          <table:table-cell office:value-type="float" office:value="0.0000704" calcext:value-type="float">
            <text:p>7.04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5" calcext:value-type="float">
            <text:p>2.5E-06</text:p>
          </table:table-cell>
          <table:table-cell table:number-columns-repeated="4"/>
          <table:table-cell office:value-type="float" office:value="-0.0000003" calcext:value-type="float">
            <text:p>-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5" calcext:value-type="float">
            <text:p>2.5E-0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  <table:table-cell table:number-columns-repeated="4"/>
          <table:table-cell office:value-type="float" office:value="-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</table:table-row>
        <table:table-row table:style-name="ro1">
          <table:table-cell office:value-type="float" office:value="-0.0000019" calcext:value-type="float">
            <text:p>-1.9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0.0000019" calcext:value-type="float">
            <text:p>1.9E-06</text:p>
          </table:table-cell>
          <table:table-cell table:number-columns-repeated="4"/>
          <table:table-cell office:value-type="float" office:value="-0.0000019" calcext:value-type="float">
            <text:p>-1.9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0.0000019" calcext:value-type="float">
            <text:p>1.9E-06</text:p>
          </table:table-cell>
        </table:table-row>
        <table:table-row table:style-name="ro1">
          <table:table-cell office:value-type="float" office:value="-0.0000539" calcext:value-type="float">
            <text:p>-5.39E-05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644" calcext:value-type="float">
            <text:p>6.44E-05</text:p>
          </table:table-cell>
          <table:table-cell table:number-columns-repeated="4"/>
          <table:table-cell office:value-type="float" office:value="-0.0000539" calcext:value-type="float">
            <text:p>-5.39E-05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644" calcext:value-type="float">
            <text:p>6.44E-05</text:p>
          </table:table-cell>
        </table:table-row>
        <table:table-row table:style-name="ro1">
          <table:table-cell office:value-type="float" office:value="-0.0004193" calcext:value-type="float">
            <text:p>-0.0004193</text:p>
          </table:table-cell>
          <table:table-cell office:value-type="float" office:value="0.0003413" calcext:value-type="float">
            <text:p>0.0003413</text:p>
          </table:table-cell>
          <table:table-cell office:value-type="float" office:value="0.0003585" calcext:value-type="float">
            <text:p>0.0003585</text:p>
          </table:table-cell>
          <table:table-cell table:number-columns-repeated="4"/>
          <table:table-cell office:value-type="float" office:value="-0.0004193" calcext:value-type="float">
            <text:p>-0.0004193</text:p>
          </table:table-cell>
          <table:table-cell office:value-type="float" office:value="0.0003413" calcext:value-type="float">
            <text:p>0.0003413</text:p>
          </table:table-cell>
          <table:table-cell office:value-type="float" office:value="0.0003585" calcext:value-type="float">
            <text:p>0.0003585</text:p>
          </table:table-cell>
        </table:table-row>
        <table:table-row table:style-name="ro1">
          <table:table-cell office:value-type="float" office:value="-0.0000389" calcext:value-type="float">
            <text:p>-3.89E-05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0.0000103" calcext:value-type="float">
            <text:p>1.03E-05</text:p>
          </table:table-cell>
          <table:table-cell table:number-columns-repeated="4"/>
          <table:table-cell office:value-type="float" office:value="-0.0000389" calcext:value-type="float">
            <text:p>-3.89E-05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0.0000103" calcext:value-type="float">
            <text:p>1.03E-05</text:p>
          </table:table-cell>
        </table:table-row>
        <table:table-row table:style-name="ro1">
          <table:table-cell office:value-type="float" office:value="-0.0000089" calcext:value-type="float">
            <text:p>-8.9E-06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3" calcext:value-type="float">
            <text:p>-3E-07</text:p>
          </table:table-cell>
          <table:table-cell table:number-columns-repeated="4"/>
          <table:table-cell office:value-type="float" office:value="-0.0000089" calcext:value-type="float">
            <text:p>-8.9E-06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-0.0001766" calcext:value-type="float">
            <text:p>-0.0001766</text:p>
          </table:table-cell>
          <table:table-cell office:value-type="float" office:value="-0.0000505" calcext:value-type="float">
            <text:p>-5.05E-05</text:p>
          </table:table-cell>
          <table:table-cell office:value-type="float" office:value="-0.0000503" calcext:value-type="float">
            <text:p>-5.03E-05</text:p>
          </table:table-cell>
          <table:table-cell table:number-columns-repeated="4"/>
          <table:table-cell office:value-type="float" office:value="-0.0004316" calcext:value-type="float">
            <text:p>-0.0004316</text:p>
          </table:table-cell>
          <table:table-cell office:value-type="float" office:value="-0.0000383" calcext:value-type="float">
            <text:p>-3.83E-05</text:p>
          </table:table-cell>
          <table:table-cell office:value-type="float" office:value="-0.0000112" calcext:value-type="float">
            <text:p>-1.12E-05</text:p>
          </table:table-cell>
        </table:table-row>
        <table:table-row table:style-name="ro1">
          <table:table-cell office:value-type="float" office:value="0.0000287" calcext:value-type="float">
            <text:p>2.87E-05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-0.0000011" calcext:value-type="float">
            <text:p>-1.1E-06</text:p>
          </table:table-cell>
          <table:table-cell table:number-columns-repeated="4"/>
          <table:table-cell office:value-type="float" office:value="0.0000287" calcext:value-type="float">
            <text:p>2.87E-05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-0.0000011" calcext:value-type="float">
            <text:p>-1.1E-06</text:p>
          </table:table-cell>
        </table:table-row>
        <table:table-row table:style-name="ro1">
          <table:table-cell office:value-type="float" office:value="-0.0000264" calcext:value-type="float">
            <text:p>-2.64E-05</text:p>
          </table:table-cell>
          <table:table-cell office:value-type="float" office:value="-0.0001801" calcext:value-type="float">
            <text:p>-0.0001801</text:p>
          </table:table-cell>
          <table:table-cell office:value-type="float" office:value="-0.0000808" calcext:value-type="float">
            <text:p>-8.08E-05</text:p>
          </table:table-cell>
          <table:table-cell table:number-columns-repeated="4"/>
          <table:table-cell office:value-type="float" office:value="-0.0000169" calcext:value-type="float">
            <text:p>-1.69E-05</text:p>
          </table:table-cell>
          <table:table-cell office:value-type="float" office:value="-0.0001871" calcext:value-type="float">
            <text:p>-0.0001871</text:p>
          </table:table-cell>
          <table:table-cell office:value-type="float" office:value="-0.0000833" calcext:value-type="float">
            <text:p>-8.33E-05</text:p>
          </table:table-cell>
        </table:table-row>
        <table:table-row table:style-name="ro1">
          <table:table-cell office:value-type="float" office:value="-0.0003035" calcext:value-type="float">
            <text:p>-0.0003035</text:p>
          </table:table-cell>
          <table:table-cell office:value-type="float" office:value="0.0000929" calcext:value-type="float">
            <text:p>9.29E-05</text:p>
          </table:table-cell>
          <table:table-cell office:value-type="float" office:value="0.0001638" calcext:value-type="float">
            <text:p>0.0001638</text:p>
          </table:table-cell>
          <table:table-cell table:number-columns-repeated="4"/>
          <table:table-cell office:value-type="float" office:value="-0.0003035" calcext:value-type="float">
            <text:p>-0.0003035</text:p>
          </table:table-cell>
          <table:table-cell office:value-type="float" office:value="0.0000929" calcext:value-type="float">
            <text:p>9.29E-05</text:p>
          </table:table-cell>
          <table:table-cell office:value-type="float" office:value="0.0001638" calcext:value-type="float">
            <text:p>0.0001638</text:p>
          </table:table-cell>
        </table:table-row>
        <table:table-row table:style-name="ro1">
          <table:table-cell office:value-type="float" office:value="0.0000274" calcext:value-type="float">
            <text:p>2.74E-0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5" calcext:value-type="float">
            <text:p>5E-07</text:p>
          </table:table-cell>
          <table:table-cell table:number-columns-repeated="4"/>
          <table:table-cell office:value-type="float" office:value="0.0000274" calcext:value-type="float">
            <text:p>2.74E-0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.0000043" calcext:value-type="float">
            <text:p>4.3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2" calcext:value-type="float">
            <text:p>2E-07</text:p>
          </table:table-cell>
          <table:table-cell table:number-columns-repeated="4"/>
          <table:table-cell office:value-type="float" office:value="0.0000043" calcext:value-type="float">
            <text:p>4.3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-0.0000379" calcext:value-type="float">
            <text:p>-3.79E-05</text:p>
          </table:table-cell>
          <table:table-cell office:value-type="float" office:value="-0.0000031" calcext:value-type="float">
            <text:p>-3.1E-06</text:p>
          </table:table-cell>
          <table:table-cell office:value-type="float" office:value="0.0000091" calcext:value-type="float">
            <text:p>9.1E-06</text:p>
          </table:table-cell>
          <table:table-cell table:number-columns-repeated="4"/>
          <table:table-cell office:value-type="float" office:value="-0.0000379" calcext:value-type="float">
            <text:p>-3.79E-05</text:p>
          </table:table-cell>
          <table:table-cell office:value-type="float" office:value="-0.0000031" calcext:value-type="float">
            <text:p>-3.1E-06</text:p>
          </table:table-cell>
          <table:table-cell office:value-type="float" office:value="0.0000091" calcext:value-type="float">
            <text:p>9.1E-06</text:p>
          </table:table-cell>
        </table:table-row>
        <table:table-row table:style-name="ro1">
          <table:table-cell office:value-type="float" office:value="-0.0000022" calcext:value-type="float">
            <text:p>-2.2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  <table:table-cell office:value-type="float" office:value="-0.0000022" calcext:value-type="float">
            <text:p>-2.2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28" calcext:value-type="float">
            <text:p>2.8E-06</text:p>
          </table:table-cell>
          <table:table-cell table:number-columns-repeated="4"/>
          <table:table-cell office:value-type="float" office:value="0.0000021" calcext:value-type="float">
            <text:p>2.1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28" calcext:value-type="float">
            <text:p>2.8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05" calcext:value-type="float">
            <text:p>5E-07</text:p>
          </table:table-cell>
          <table:table-cell table:number-columns-repeated="4"/>
          <table:table-cell office:value-type="float" office:value="0.0000003" calcext:value-type="float">
            <text:p>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</table:table-row>
        <table:table-row table:style-name="ro1">
          <table:table-cell office:value-type="float" office:value="0.0000075" calcext:value-type="float">
            <text:p>7.5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4" calcext:value-type="float">
            <text:p>7.4E-06</text:p>
          </table:table-cell>
          <table:table-cell table:number-columns-repeated="4"/>
          <table:table-cell office:value-type="float" office:value="0.0000075" calcext:value-type="float">
            <text:p>7.5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4" calcext:value-type="float">
            <text:p>7.4E-06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  <table:table-cell table:number-columns-repeated="4"/>
          <table:table-cell office:value-type="float" office:value="0.0000019" calcext:value-type="float">
            <text:p>1.9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0.0000042" calcext:value-type="float">
            <text:p>4.2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0.0000612" calcext:value-type="float">
            <text:p>6.12E-05</text:p>
          </table:table-cell>
          <table:table-cell office:value-type="float" office:value="-0.0000456" calcext:value-type="float">
            <text:p>-4.56E-05</text:p>
          </table:table-cell>
          <table:table-cell office:value-type="float" office:value="0.0000252" calcext:value-type="float">
            <text:p>2.52E-05</text:p>
          </table:table-cell>
          <table:table-cell table:number-columns-repeated="4"/>
          <table:table-cell office:value-type="float" office:value="0.0000612" calcext:value-type="float">
            <text:p>6.12E-05</text:p>
          </table:table-cell>
          <table:table-cell office:value-type="float" office:value="-0.0000456" calcext:value-type="float">
            <text:p>-4.56E-05</text:p>
          </table:table-cell>
          <table:table-cell office:value-type="float" office:value="0.0000252" calcext:value-type="float">
            <text:p>2.52E-05</text:p>
          </table:table-cell>
        </table:table-row>
        <table:table-row table:style-name="ro1">
          <table:table-cell office:value-type="float" office:value="-0.0012861" calcext:value-type="float">
            <text:p>-0.0012861</text:p>
          </table:table-cell>
          <table:table-cell office:value-type="float" office:value="0.0000858" calcext:value-type="float">
            <text:p>8.58E-05</text:p>
          </table:table-cell>
          <table:table-cell office:value-type="float" office:value="-0.0003858" calcext:value-type="float">
            <text:p>-0.0003858</text:p>
          </table:table-cell>
          <table:table-cell table:number-columns-repeated="4"/>
          <table:table-cell office:value-type="float" office:value="-0.0012861" calcext:value-type="float">
            <text:p>-0.0012861</text:p>
          </table:table-cell>
          <table:table-cell office:value-type="float" office:value="0.0000858" calcext:value-type="float">
            <text:p>8.58E-05</text:p>
          </table:table-cell>
          <table:table-cell office:value-type="float" office:value="-0.0003858" calcext:value-type="float">
            <text:p>-0.0003858</text:p>
          </table:table-cell>
        </table:table-row>
        <table:table-row table:style-name="ro1">
          <table:table-cell office:value-type="float" office:value="0.0000276" calcext:value-type="float">
            <text:p>2.76E-05</text:p>
          </table:table-cell>
          <table:table-cell office:value-type="float" office:value="-0.0000053" calcext:value-type="float">
            <text:p>-5.3E-06</text:p>
          </table:table-cell>
          <table:table-cell office:value-type="float" office:value="-0.0000042" calcext:value-type="float">
            <text:p>-4.2E-06</text:p>
          </table:table-cell>
          <table:table-cell table:number-columns-repeated="4"/>
          <table:table-cell office:value-type="float" office:value="0.0000276" calcext:value-type="float">
            <text:p>2.76E-05</text:p>
          </table:table-cell>
          <table:table-cell office:value-type="float" office:value="-0.0000053" calcext:value-type="float">
            <text:p>-5.3E-06</text:p>
          </table:table-cell>
          <table:table-cell office:value-type="float" office:value="-0.0000042" calcext:value-type="float">
            <text:p>-4.2E-06</text:p>
          </table:table-cell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-0.0000004" calcext:value-type="float">
            <text:p>-4E-07</text:p>
          </table:table-cell>
          <table:table-cell table:number-columns-repeated="4"/>
          <table:table-cell office:value-type="float" office:value="0.0000042" calcext:value-type="float">
            <text:p>4.2E-06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-0.0000206" calcext:value-type="float">
            <text:p>-2.06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  <table:table-cell table:number-columns-repeated="4"/>
          <table:table-cell office:value-type="float" office:value="-0.0000206" calcext:value-type="float">
            <text:p>-2.06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-0.0000086" calcext:value-type="float">
            <text:p>-8.6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-0.0000004" calcext:value-type="float">
            <text:p>-4E-07</text:p>
          </table:table-cell>
          <table:table-cell table:number-columns-repeated="4"/>
          <table:table-cell office:value-type="float" office:value="-0.0000086" calcext:value-type="float">
            <text:p>-8.6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0.0000007" calcext:value-type="float">
            <text:p>7E-07</text:p>
          </table:table-cell>
          <table:table-cell table:number-columns-repeated="4"/>
          <table:table-cell office:value-type="float" office:value="0.0000021" calcext:value-type="float">
            <text:p>2.1E-06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0.0000007" calcext:value-type="float">
            <text:p>7E-07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4" calcext:value-type="float">
            <text:p>4E-07</text:p>
          </table:table-cell>
          <table:table-cell table:number-columns-repeated="4"/>
          <table:table-cell office:value-type="float" office:value="0.0000015" calcext:value-type="float">
            <text:p>1.5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4" calcext:value-type="float">
            <text:p>4E-07</text:p>
          </table:table-cell>
        </table:table-row>
        <table:table-row table:style-name="ro1">
          <table:table-cell office:value-type="float" office:value="-0.0000112" calcext:value-type="float">
            <text:p>-1.12E-05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0.000002" calcext:value-type="float">
            <text:p>2E-06</text:p>
          </table:table-cell>
          <table:table-cell table:number-columns-repeated="4"/>
          <table:table-cell office:value-type="float" office:value="-0.0000112" calcext:value-type="float">
            <text:p>-1.12E-05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-0.000002" calcext:value-type="float">
            <text:p>-2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19" calcext:value-type="float">
            <text:p>1.9E-06</text:p>
          </table:table-cell>
          <table:table-cell table:number-columns-repeated="4"/>
          <table:table-cell office:value-type="float" office:value="-0.000002" calcext:value-type="float">
            <text:p>-2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19" calcext:value-type="float">
            <text:p>1.9E-06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table:number-columns-repeated="2" office:value-type="float" office:value="0.0000008" calcext:value-type="float">
            <text:p>8E-07</text:p>
          </table:table-cell>
          <table:table-cell table:number-columns-repeated="4"/>
          <table:table-cell office:value-type="float" office:value="0.0000004" calcext:value-type="float">
            <text:p>4E-07</text:p>
          </table:table-cell>
          <table:table-cell table:number-columns-repeated="2"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6" calcext:value-type="float">
            <text:p>6E-07</text:p>
          </table:table-cell>
          <table:table-cell table:number-columns-repeated="4"/>
          <table:table-cell office:value-type="float" office:value="-0.0000003" calcext:value-type="float">
            <text:p>-3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  <table:table-cell table:number-columns-repeated="4"/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  <table:table-cell table:number-columns-repeated="4"/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  <table:table-cell table:number-columns-repeated="4"/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-0.0000009" calcext:value-type="float">
            <text:p>-9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-0.0000009" calcext:value-type="float">
            <text:p>-9E-07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-0.0000046" calcext:value-type="float">
            <text:p>-4.6E-06</text:p>
          </table:table-cell>
          <table:table-cell office:value-type="float" office:value="-0.0000028" calcext:value-type="float">
            <text:p>-2.8E-06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-0.0000046" calcext:value-type="float">
            <text:p>-4.6E-06</text:p>
          </table:table-cell>
          <table:table-cell office:value-type="float" office:value="-0.0000028" calcext:value-type="float">
            <text:p>-2.8E-06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4" calcext:value-type="float">
            <text:p>-1.4E-06</text:p>
          </table:table-cell>
          <table:table-cell table:number-columns-repeated="4"/>
          <table:table-cell office:value-type="float" office:value="0.0000021" calcext:value-type="float">
            <text:p>2.1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4" calcext:value-type="float">
            <text:p>-1.4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1" calcext:value-type="float">
            <text:p>-1E-07</text:p>
          </table:table-cell>
          <table:table-cell table:number-columns-repeated="4"/>
          <table:table-cell office:value-type="float" office:value="0.0000003" calcext:value-type="float">
            <text:p>3E-07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0.000044" calcext:value-type="float">
            <text:p>4.4E-05</text:p>
          </table:table-cell>
          <table:table-cell office:value-type="float" office:value="0.0000421" calcext:value-type="float">
            <text:p>4.21E-05</text:p>
          </table:table-cell>
          <table:table-cell office:value-type="float" office:value="-0.0000017" calcext:value-type="float">
            <text:p>-1.7E-06</text:p>
          </table:table-cell>
          <table:table-cell table:number-columns-repeated="4"/>
          <table:table-cell office:value-type="float" office:value="0.000044" calcext:value-type="float">
            <text:p>4.4E-05</text:p>
          </table:table-cell>
          <table:table-cell office:value-type="float" office:value="0.0000421" calcext:value-type="float">
            <text:p>4.21E-05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3" calcext:value-type="float">
            <text:p>-1.3E-06</text:p>
          </table:table-cell>
          <table:table-cell table:number-columns-repeated="4"/>
          <table:table-cell office:value-type="float" office:value="0.0000019" calcext:value-type="float">
            <text:p>1.9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3" calcext:value-type="float">
            <text:p>-1.3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2" calcext:value-type="float">
            <text:p>6.2E-06</text:p>
          </table:table-cell>
          <table:table-cell office:value-type="float" office:value="0.0000057" calcext:value-type="float">
            <text:p>5.7E-06</text:p>
          </table:table-cell>
          <table:table-cell office:value-type="float" office:value="-0.0000026" calcext:value-type="float">
            <text:p>-2.6E-06</text:p>
          </table:table-cell>
          <table:table-cell table:number-columns-repeated="4"/>
          <table:table-cell office:value-type="float" office:value="0.0000062" calcext:value-type="float">
            <text:p>6.2E-06</text:p>
          </table:table-cell>
          <table:table-cell office:value-type="float" office:value="0.0000057" calcext:value-type="float">
            <text:p>5.7E-06</text:p>
          </table:table-cell>
          <table:table-cell office:value-type="float" office:value="-0.0000026" calcext:value-type="float">
            <text:p>-2.6E-0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  <table:table-cell table:number-columns-repeated="4"/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00001" calcext:value-type="float">
            <text:p>1E-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0000001" calcext:value-type="float">
            <text:p>1E-07</text:p>
          </table:table-cell>
        </table:table-row>
        <table:table-row table:style-name="ro1">
          <table:table-cell table:number-columns-repeated="3" office:value-type="float" office:value="0.0000005" calcext:value-type="float">
            <text:p>5E-07</text:p>
          </table:table-cell>
          <table:table-cell table:number-columns-repeated="4"/>
          <table:table-cell table:number-columns-repeated="3"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table:number-columns-repeated="2" office:value-type="float" office:value="0.0000007" calcext:value-type="float">
            <text:p>7E-07</text:p>
          </table:table-cell>
          <table:table-cell table:number-columns-repeated="4"/>
          <table:table-cell office:value-type="float" office:value="0.0000003" calcext:value-type="float">
            <text:p>3E-07</text:p>
          </table:table-cell>
          <table:table-cell table:number-columns-repeated="2" office:value-type="float" office:value="0.0000007" calcext:value-type="float">
            <text:p>7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62" calcext:value-type="float">
            <text:p>1.62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37" calcext:value-type="float">
            <text:p>3.7E-06</text:p>
          </table:table-cell>
          <table:table-cell table:number-columns-repeated="4"/>
          <table:table-cell office:value-type="float" office:value="0.0000162" calcext:value-type="float">
            <text:p>1.62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37" calcext:value-type="float">
            <text:p>3.7E-06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office:value-type="float" office:value="0.0000004" calcext:value-type="float">
            <text:p>4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00008" calcext:value-type="float">
            <text:p>8E-07</text:p>
          </table:table-cell>
          <table:table-cell table:number-columns-repeated="4"/>
          <table:table-cell office:value-type="float" office:value="0.0000019" calcext:value-type="float">
            <text:p>1.9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.0000004" calcext:value-type="float">
            <text:p>-4E-07</text:p>
          </table:table-cell>
          <table:table-cell table:number-columns-repeated="4"/>
          <table:table-cell office:value-type="float" office:value="0.000004" calcext:value-type="float">
            <text:p>4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-0.0007918" calcext:value-type="float">
            <text:p>-0.0007918</text:p>
          </table:table-cell>
          <table:table-cell office:value-type="float" office:value="-0.0003099" calcext:value-type="float">
            <text:p>-0.0003099</text:p>
          </table:table-cell>
          <table:table-cell office:value-type="float" office:value="-0.0000856" calcext:value-type="float">
            <text:p>-8.56E-05</text:p>
          </table:table-cell>
          <table:table-cell table:number-columns-repeated="4"/>
          <table:table-cell office:value-type="float" office:value="-0.0006804" calcext:value-type="float">
            <text:p>-0.0006804</text:p>
          </table:table-cell>
          <table:table-cell office:value-type="float" office:value="-0.0002751" calcext:value-type="float">
            <text:p>-0.0002751</text:p>
          </table:table-cell>
          <table:table-cell office:value-type="float" office:value="-0.0000875" calcext:value-type="float">
            <text:p>-8.75E-05</text:p>
          </table:table-cell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office:value-type="float" office:value="0.0000042" calcext:value-type="float">
            <text:p>4.2E-06</text:p>
          </table:table-cell>
          <table:table-cell office:value-type="float" office:value="-0.0000073" calcext:value-type="float">
            <text:p>-7.3E-06</text:p>
          </table:table-cell>
          <table:table-cell table:number-columns-repeated="4"/>
          <table:table-cell office:value-type="float" office:value="0.0000127" calcext:value-type="float">
            <text:p>1.27E-05</text:p>
          </table:table-cell>
          <table:table-cell office:value-type="float" office:value="0.0000042" calcext:value-type="float">
            <text:p>4.2E-06</text:p>
          </table:table-cell>
          <table:table-cell office:value-type="float" office:value="-0.0000073" calcext:value-type="float">
            <text:p>-7.3E-06</text:p>
          </table:table-cell>
        </table:table-row>
        <table:table-row table:style-name="ro1">
          <table:table-cell office:value-type="float" office:value="0.0000274" calcext:value-type="float">
            <text:p>2.74E-05</text:p>
          </table:table-cell>
          <table:table-cell table:number-columns-repeated="2" office:value-type="float" office:value="-0.0000046" calcext:value-type="float">
            <text:p>-4.6E-06</text:p>
          </table:table-cell>
          <table:table-cell table:number-columns-repeated="4"/>
          <table:table-cell office:value-type="float" office:value="0.0000274" calcext:value-type="float">
            <text:p>2.74E-05</text:p>
          </table:table-cell>
          <table:table-cell table:number-columns-repeated="2" office:value-type="float" office:value="-0.0000046" calcext:value-type="float">
            <text:p>-4.6E-06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  <table:table-cell table:number-columns-repeated="4"/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0.0000128" calcext:value-type="float">
            <text:p>1.28E-05</text:p>
          </table:table-cell>
          <table:table-cell office:value-type="float" office:value="-0.0000128" calcext:value-type="float">
            <text:p>-1.28E-05</text:p>
          </table:table-cell>
          <table:table-cell office:value-type="float" office:value="-0.000026" calcext:value-type="float">
            <text:p>-2.6E-05</text:p>
          </table:table-cell>
          <table:table-cell table:number-columns-repeated="4"/>
          <table:table-cell office:value-type="float" office:value="0.0000128" calcext:value-type="float">
            <text:p>1.28E-05</text:p>
          </table:table-cell>
          <table:table-cell office:value-type="float" office:value="-0.0000128" calcext:value-type="float">
            <text:p>-1.28E-05</text:p>
          </table:table-cell>
          <table:table-cell office:value-type="float" office:value="-0.000026" calcext:value-type="float">
            <text:p>-2.6E-05</text:p>
          </table:table-cell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6" calcext:value-type="float">
            <text:p>-6E-07</text:p>
          </table:table-cell>
          <table:table-cell table:number-columns-repeated="4"/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  <table:table-cell table:number-columns-repeated="4"/>
          <table:table-cell office:value-type="float" office:value="0.0000021" calcext:value-type="float">
            <text:p>2.1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5" calcext:value-type="float">
            <text:p>3.5E-06</text:p>
          </table:table-cell>
          <table:table-cell table:number-columns-repeated="4"/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5" calcext:value-type="float">
            <text:p>3.5E-06</text:p>
          </table:table-cell>
        </table:table-row>
        <table:table-row table:style-name="ro1">
          <table:table-cell office:value-type="float" office:value="0.0000035" calcext:value-type="float">
            <text:p>3.5E-06</text:p>
          </table:table-cell>
          <table:table-cell office:value-type="float" office:value="0.0000014" calcext:value-type="float">
            <text:p>1.4E-06</text:p>
          </table:table-cell>
          <table:table-cell office:value-type="float" office:value="0.0000035" calcext:value-type="float">
            <text:p>3.5E-06</text:p>
          </table:table-cell>
          <table:table-cell table:number-columns-repeated="4"/>
          <table:table-cell office:value-type="float" office:value="0.0000035" calcext:value-type="float">
            <text:p>3.5E-06</text:p>
          </table:table-cell>
          <table:table-cell office:value-type="float" office:value="0.0000014" calcext:value-type="float">
            <text:p>1.4E-06</text:p>
          </table:table-cell>
          <table:table-cell office:value-type="float" office:value="0.0000035" calcext:value-type="float">
            <text:p>3.5E-06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28" calcext:value-type="float">
            <text:p>2.8E-06</text:p>
          </table:table-cell>
          <table:table-cell table:number-columns-repeated="4"/>
          <table:table-cell office:value-type="float" office:value="0.0000019" calcext:value-type="float">
            <text:p>1.9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28" calcext:value-type="float">
            <text:p>2.8E-06</text:p>
          </table:table-cell>
        </table:table-row>
        <table:table-row table:style-name="ro1">
          <table:table-cell office:value-type="float" office:value="0.0000013" calcext:value-type="float">
            <text:p>1.3E-06</text:p>
          </table:table-cell>
          <table:table-cell table:number-columns-repeated="2" office:value-type="float" office:value="0.0000004" calcext:value-type="float">
            <text:p>4E-07</text:p>
          </table:table-cell>
          <table:table-cell table:number-columns-repeated="4"/>
          <table:table-cell office:value-type="float" office:value="0.0000013" calcext:value-type="float">
            <text:p>1.3E-06</text:p>
          </table:table-cell>
          <table:table-cell table:number-columns-repeated="2" office:value-type="float" office:value="0.0000004" calcext:value-type="float">
            <text:p>4E-07</text:p>
          </table:table-cell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607" calcext:value-type="float">
            <text:p>6.07E-05</text:p>
          </table:table-cell>
          <table:table-cell table:number-columns-repeated="4"/>
          <table:table-cell office:value-type="float" office:value="0.000111" calcext:value-type="float">
            <text:p>0.00011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607" calcext:value-type="float">
            <text:p>6.07E-05</text:p>
          </table:table-cell>
        </table:table-row>
        <table:table-row table:style-name="ro1">
          <table:table-cell office:value-type="float" office:value="0.0000211" calcext:value-type="float">
            <text:p>2.11E-05</text:p>
          </table:table-cell>
          <table:table-cell office:value-type="float" office:value="0.0000094" calcext:value-type="float">
            <text:p>9.4E-06</text:p>
          </table:table-cell>
          <table:table-cell office:value-type="float" office:value="0.0000043" calcext:value-type="float">
            <text:p>4.3E-06</text:p>
          </table:table-cell>
          <table:table-cell table:number-columns-repeated="4"/>
          <table:table-cell office:value-type="float" office:value="0.0000211" calcext:value-type="float">
            <text:p>2.11E-05</text:p>
          </table:table-cell>
          <table:table-cell office:value-type="float" office:value="0.0000094" calcext:value-type="float">
            <text:p>9.4E-06</text:p>
          </table:table-cell>
          <table:table-cell office:value-type="float" office:value="0.0000043" calcext:value-type="float">
            <text:p>4.3E-06</text:p>
          </table:table-cell>
        </table:table-row>
        <table:table-row table:style-name="ro1">
          <table:table-cell office:value-type="float" office:value="0.0000276" calcext:value-type="float">
            <text:p>2.76E-0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1" calcext:value-type="float">
            <text:p>1E-06</text:p>
          </table:table-cell>
          <table:table-cell table:number-columns-repeated="4"/>
          <table:table-cell office:value-type="float" office:value="0.0000276" calcext:value-type="float">
            <text:p>2.76E-0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0.0042115" calcext:value-type="float">
            <text:p>0.0042115</text:p>
          </table:table-cell>
          <table:table-cell office:value-type="float" office:value="-0.0021187" calcext:value-type="float">
            <text:p>-0.0021187</text:p>
          </table:table-cell>
          <table:table-cell office:value-type="float" office:value="-0.0015662" calcext:value-type="float">
            <text:p>-0.0015662</text:p>
          </table:table-cell>
          <table:table-cell table:number-columns-repeated="4"/>
          <table:table-cell office:value-type="float" office:value="0.0042115" calcext:value-type="float">
            <text:p>0.0042115</text:p>
          </table:table-cell>
          <table:table-cell office:value-type="float" office:value="-0.0021187" calcext:value-type="float">
            <text:p>-0.0021187</text:p>
          </table:table-cell>
          <table:table-cell office:value-type="float" office:value="-0.0015662" calcext:value-type="float">
            <text:p>-0.0015662</text:p>
          </table:table-cell>
        </table:table-row>
        <table:table-row table:style-name="ro1">
          <table:table-cell office:value-type="float" office:value="-0.0720909" calcext:value-type="float">
            <text:p>-0.0720909</text:p>
          </table:table-cell>
          <table:table-cell office:value-type="float" office:value="0.0376668" calcext:value-type="float">
            <text:p>0.0376668</text:p>
          </table:table-cell>
          <table:table-cell office:value-type="float" office:value="-0.0177782" calcext:value-type="float">
            <text:p>-0.0177782</text:p>
          </table:table-cell>
          <table:table-cell table:number-columns-repeated="4"/>
          <table:table-cell office:value-type="float" office:value="-0.0755393" calcext:value-type="float">
            <text:p>-0.0755393</text:p>
          </table:table-cell>
          <table:table-cell office:value-type="float" office:value="0.0376532" calcext:value-type="float">
            <text:p>0.0376532</text:p>
          </table:table-cell>
          <table:table-cell office:value-type="float" office:value="-0.0195586" calcext:value-type="float">
            <text:p>-0.0195586</text:p>
          </table:table-cell>
        </table:table-row>
        <table:table-row table:style-name="ro1">
          <table:table-cell office:value-type="float" office:value="-0.0178661" calcext:value-type="float">
            <text:p>-0.0178661</text:p>
          </table:table-cell>
          <table:table-cell office:value-type="float" office:value="-0.0074766" calcext:value-type="float">
            <text:p>-0.0074766</text:p>
          </table:table-cell>
          <table:table-cell office:value-type="float" office:value="0.009381" calcext:value-type="float">
            <text:p>0.009381</text:p>
          </table:table-cell>
          <table:table-cell table:number-columns-repeated="4"/>
          <table:table-cell office:value-type="float" office:value="-0.0178661" calcext:value-type="float">
            <text:p>-0.0178661</text:p>
          </table:table-cell>
          <table:table-cell office:value-type="float" office:value="-0.0074766" calcext:value-type="float">
            <text:p>-0.0074766</text:p>
          </table:table-cell>
          <table:table-cell office:value-type="float" office:value="0.009381" calcext:value-type="float">
            <text:p>0.009381</text:p>
          </table:table-cell>
        </table:table-row>
        <table:table-row table:style-name="ro1">
          <table:table-cell office:value-type="float" office:value="-0.0002375" calcext:value-type="float">
            <text:p>-0.0002375</text:p>
          </table:table-cell>
          <table:table-cell office:value-type="float" office:value="-0.0000231" calcext:value-type="float">
            <text:p>-2.31E-05</text:p>
          </table:table-cell>
          <table:table-cell office:value-type="float" office:value="-0.0000157" calcext:value-type="float">
            <text:p>-1.57E-05</text:p>
          </table:table-cell>
          <table:table-cell table:number-columns-repeated="4"/>
          <table:table-cell office:value-type="float" office:value="-0.0004943" calcext:value-type="float">
            <text:p>-0.0004943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204" calcext:value-type="float">
            <text:p>2.04E-05</text:p>
          </table:table-cell>
        </table:table-row>
        <table:table-row table:style-name="ro1">
          <table:table-cell office:value-type="float" office:value="-0.0001759" calcext:value-type="float">
            <text:p>-0.0001759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0.0002459" calcext:value-type="float">
            <text:p>0.0002459</text:p>
          </table:table-cell>
          <table:table-cell table:number-columns-repeated="4"/>
          <table:table-cell office:value-type="float" office:value="-0.0001759" calcext:value-type="float">
            <text:p>-0.0001759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0.0002459" calcext:value-type="float">
            <text:p>0.0002459</text:p>
          </table:table-cell>
        </table:table-row>
        <table:table-row table:style-name="ro1">
          <table:table-cell office:value-type="float" office:value="-0.0005242" calcext:value-type="float">
            <text:p>-0.0005242</text:p>
          </table:table-cell>
          <table:table-cell office:value-type="float" office:value="0.0002607" calcext:value-type="float">
            <text:p>0.0002607</text:p>
          </table:table-cell>
          <table:table-cell office:value-type="float" office:value="0.0004668" calcext:value-type="float">
            <text:p>0.0004668</text:p>
          </table:table-cell>
          <table:table-cell table:number-columns-repeated="4"/>
          <table:table-cell office:value-type="float" office:value="-0.000813" calcext:value-type="float">
            <text:p>-0.000813</text:p>
          </table:table-cell>
          <table:table-cell office:value-type="float" office:value="0.0004049" calcext:value-type="float">
            <text:p>0.0004049</text:p>
          </table:table-cell>
          <table:table-cell office:value-type="float" office:value="0.0008875" calcext:value-type="float">
            <text:p>0.0008875</text:p>
          </table:table-cell>
        </table:table-row>
        <table:table-row table:style-name="ro1">
          <table:table-cell office:value-type="float" office:value="0.0004014" calcext:value-type="float">
            <text:p>0.0004014</text:p>
          </table:table-cell>
          <table:table-cell office:value-type="float" office:value="0.0001031" calcext:value-type="float">
            <text:p>0.0001031</text:p>
          </table:table-cell>
          <table:table-cell office:value-type="float" office:value="-0.001052" calcext:value-type="float">
            <text:p>-0.001052</text:p>
          </table:table-cell>
          <table:table-cell table:number-columns-repeated="4"/>
          <table:table-cell office:value-type="float" office:value="0.0004014" calcext:value-type="float">
            <text:p>0.0004014</text:p>
          </table:table-cell>
          <table:table-cell office:value-type="float" office:value="0.0001031" calcext:value-type="float">
            <text:p>0.0001031</text:p>
          </table:table-cell>
          <table:table-cell office:value-type="float" office:value="-0.001052" calcext:value-type="float">
            <text:p>-0.001052</text:p>
          </table:table-cell>
        </table:table-row>
        <table:table-row table:style-name="ro1">
          <table:table-cell office:value-type="float" office:value="-0.0000535" calcext:value-type="float">
            <text:p>-5.35E-05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643" calcext:value-type="float">
            <text:p>6.43E-05</text:p>
          </table:table-cell>
          <table:table-cell table:number-columns-repeated="4"/>
          <table:table-cell office:value-type="float" office:value="-0.0000535" calcext:value-type="float">
            <text:p>-5.35E-05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643" calcext:value-type="float">
            <text:p>6.43E-05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6" calcext:value-type="float">
            <text:p>7.6E-06</text:p>
          </table:table-cell>
          <table:table-cell table:number-columns-repeated="4"/>
          <table:table-cell office:value-type="float" office:value="0.0000002" calcext:value-type="float">
            <text:p>2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6" calcext:value-type="float">
            <text:p>7.6E-06</text:p>
          </table:table-cell>
        </table:table-row>
        <table:table-row table:style-name="ro1">
          <table:table-cell office:value-type="float" office:value="-0.0000034" calcext:value-type="float">
            <text:p>-3.4E-06</text:p>
          </table:table-cell>
          <table:table-cell office:value-type="float" office:value="-0.0000044" calcext:value-type="float">
            <text:p>-4.4E-06</text:p>
          </table:table-cell>
          <table:table-cell office:value-type="float" office:value="0.0000496" calcext:value-type="float">
            <text:p>4.96E-05</text:p>
          </table:table-cell>
          <table:table-cell table:number-columns-repeated="4"/>
          <table:table-cell office:value-type="float" office:value="-0.0000034" calcext:value-type="float">
            <text:p>-3.4E-06</text:p>
          </table:table-cell>
          <table:table-cell office:value-type="float" office:value="-0.0000044" calcext:value-type="float">
            <text:p>-4.4E-06</text:p>
          </table:table-cell>
          <table:table-cell office:value-type="float" office:value="0.0000496" calcext:value-type="float">
            <text:p>4.96E-05</text:p>
          </table:table-cell>
        </table:table-row>
        <table:table-row table:style-name="ro1">
          <table:table-cell office:value-type="float" office:value="-0.0005589" calcext:value-type="float">
            <text:p>-0.0005589</text:p>
          </table:table-cell>
          <table:table-cell office:value-type="float" office:value="0.0000827" calcext:value-type="float">
            <text:p>8.27E-05</text:p>
          </table:table-cell>
          <table:table-cell office:value-type="float" office:value="-0.0017201" calcext:value-type="float">
            <text:p>-0.0017201</text:p>
          </table:table-cell>
          <table:table-cell table:number-columns-repeated="4"/>
          <table:table-cell office:value-type="float" office:value="-0.0005589" calcext:value-type="float">
            <text:p>-0.0005589</text:p>
          </table:table-cell>
          <table:table-cell office:value-type="float" office:value="0.0000827" calcext:value-type="float">
            <text:p>8.27E-05</text:p>
          </table:table-cell>
          <table:table-cell office:value-type="float" office:value="-0.0017201" calcext:value-type="float">
            <text:p>-0.0017201</text:p>
          </table:table-cell>
        </table:table-row>
        <table:table-row table:style-name="ro1">
          <table:table-cell office:value-type="float" office:value="0.0000378" calcext:value-type="float">
            <text:p>3.78E-05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0.0000685" calcext:value-type="float">
            <text:p>6.85E-05</text:p>
          </table:table-cell>
          <table:table-cell table:number-columns-repeated="4"/>
          <table:table-cell office:value-type="float" office:value="0.0000378" calcext:value-type="float">
            <text:p>3.78E-05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0.0000685" calcext:value-type="float">
            <text:p>6.85E-05</text:p>
          </table:table-cell>
        </table:table-row>
        <table:table-row table:style-name="ro1">
          <table:table-cell office:value-type="float" office:value="0.000752" calcext:value-type="float">
            <text:p>0.000752</text:p>
          </table:table-cell>
          <table:table-cell office:value-type="float" office:value="0.0000966" calcext:value-type="float">
            <text:p>9.66E-05</text:p>
          </table:table-cell>
          <table:table-cell office:value-type="float" office:value="0.0007749" calcext:value-type="float">
            <text:p>0.0007749</text:p>
          </table:table-cell>
          <table:table-cell table:number-columns-repeated="4"/>
          <table:table-cell office:value-type="float" office:value="0.000752" calcext:value-type="float">
            <text:p>0.000752</text:p>
          </table:table-cell>
          <table:table-cell office:value-type="float" office:value="0.0000966" calcext:value-type="float">
            <text:p>9.66E-05</text:p>
          </table:table-cell>
          <table:table-cell office:value-type="float" office:value="0.0007749" calcext:value-type="float">
            <text:p>0.0007749</text:p>
          </table:table-cell>
        </table:table-row>
        <table:table-row table:style-name="ro1">
          <table:table-cell office:value-type="float" office:value="0.0000781" calcext:value-type="float">
            <text:p>7.81E-05</text:p>
          </table:table-cell>
          <table:table-cell office:value-type="float" office:value="-0.0005588" calcext:value-type="float">
            <text:p>-0.0005588</text:p>
          </table:table-cell>
          <table:table-cell office:value-type="float" office:value="0.0002706" calcext:value-type="float">
            <text:p>0.0002706</text:p>
          </table:table-cell>
          <table:table-cell table:number-columns-repeated="4"/>
          <table:table-cell office:value-type="float" office:value="0.0001388" calcext:value-type="float">
            <text:p>0.0001388</text:p>
          </table:table-cell>
          <table:table-cell office:value-type="float" office:value="-0.0007543" calcext:value-type="float">
            <text:p>-0.0007543</text:p>
          </table:table-cell>
          <table:table-cell office:value-type="float" office:value="0.0003997" calcext:value-type="float">
            <text:p>0.0003997</text:p>
          </table:table-cell>
        </table:table-row>
        <table:table-row table:style-name="ro1">
          <table:table-cell office:value-type="float" office:value="0.0474178" calcext:value-type="float">
            <text:p>0.0474178</text:p>
          </table:table-cell>
          <table:table-cell office:value-type="float" office:value="-0.0061799" calcext:value-type="float">
            <text:p>-0.0061799</text:p>
          </table:table-cell>
          <table:table-cell office:value-type="float" office:value="0.0454092" calcext:value-type="float">
            <text:p>0.0454092</text:p>
          </table:table-cell>
          <table:table-cell table:number-columns-repeated="4"/>
          <table:table-cell office:value-type="float" office:value="0.0474178" calcext:value-type="float">
            <text:p>0.0474178</text:p>
          </table:table-cell>
          <table:table-cell office:value-type="float" office:value="-0.0061799" calcext:value-type="float">
            <text:p>-0.0061799</text:p>
          </table:table-cell>
          <table:table-cell office:value-type="float" office:value="0.0454092" calcext:value-type="float">
            <text:p>0.0454092</text:p>
          </table:table-cell>
        </table:table-row>
        <table:table-row table:style-name="ro1">
          <table:table-cell office:value-type="float" office:value="0.0002355" calcext:value-type="float">
            <text:p>0.0002355</text:p>
          </table:table-cell>
          <table:table-cell office:value-type="float" office:value="-0.0004949" calcext:value-type="float">
            <text:p>-0.0004949</text:p>
          </table:table-cell>
          <table:table-cell office:value-type="float" office:value="-0.0000559" calcext:value-type="float">
            <text:p>-5.59E-05</text:p>
          </table:table-cell>
          <table:table-cell table:number-columns-repeated="4"/>
          <table:table-cell office:value-type="float" office:value="0.0003218" calcext:value-type="float">
            <text:p>0.0003218</text:p>
          </table:table-cell>
          <table:table-cell office:value-type="float" office:value="-0.0006545" calcext:value-type="float">
            <text:p>-0.0006545</text:p>
          </table:table-cell>
          <table:table-cell office:value-type="float" office:value="-0.0000632" calcext:value-type="float">
            <text:p>-6.32E-05</text:p>
          </table:table-cell>
        </table:table-row>
        <table:table-row table:style-name="ro1">
          <table:table-cell office:value-type="float" office:value="-0.0003401" calcext:value-type="float">
            <text:p>-0.0003401</text:p>
          </table:table-cell>
          <table:table-cell office:value-type="float" office:value="0.0004217" calcext:value-type="float">
            <text:p>0.0004217</text:p>
          </table:table-cell>
          <table:table-cell office:value-type="float" office:value="0.0000604" calcext:value-type="float">
            <text:p>6.04E-05</text:p>
          </table:table-cell>
          <table:table-cell table:number-columns-repeated="4"/>
          <table:table-cell office:value-type="float" office:value="-0.0003401" calcext:value-type="float">
            <text:p>-0.0003401</text:p>
          </table:table-cell>
          <table:table-cell office:value-type="float" office:value="0.0004217" calcext:value-type="float">
            <text:p>0.0004217</text:p>
          </table:table-cell>
          <table:table-cell office:value-type="float" office:value="0.0000604" calcext:value-type="float">
            <text:p>6.04E-0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0010964" calcext:value-type="float">
            <text:p>-0.0010964</text:p>
          </table:table-cell>
          <table:table-cell office:value-type="float" office:value="-0.0000718" calcext:value-type="float">
            <text:p>-7.18E-05</text:p>
          </table:table-cell>
          <table:table-cell table:number-columns-repeated="4"/>
          <table:table-cell office:value-type="float" office:value="0.0001075" calcext:value-type="float">
            <text:p>0.0001075</text:p>
          </table:table-cell>
          <table:table-cell office:value-type="float" office:value="-0.0009745" calcext:value-type="float">
            <text:p>-0.0009745</text:p>
          </table:table-cell>
          <table:table-cell office:value-type="float" office:value="-0.0000749" calcext:value-type="float">
            <text:p>-7.49E-05</text:p>
          </table:table-cell>
        </table:table-row>
        <table:table-row table:style-name="ro1">
          <table:table-cell office:value-type="float" office:value="-0.0010627" calcext:value-type="float">
            <text:p>-0.0010627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9835" calcext:value-type="float">
            <text:p>0.0009835</text:p>
          </table:table-cell>
          <table:table-cell table:number-columns-repeated="4"/>
          <table:table-cell office:value-type="float" office:value="-0.0010627" calcext:value-type="float">
            <text:p>-0.0010627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9835" calcext:value-type="float">
            <text:p>0.0009835</text:p>
          </table:table-cell>
        </table:table-row>
        <table:table-row table:style-name="ro1">
          <table:table-cell office:value-type="float" office:value="-0.0000751" calcext:value-type="float">
            <text:p>-7.51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92" calcext:value-type="float">
            <text:p>1.92E-05</text:p>
          </table:table-cell>
          <table:table-cell table:number-columns-repeated="4"/>
          <table:table-cell office:value-type="float" office:value="-0.0000751" calcext:value-type="float">
            <text:p>-7.51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92" calcext:value-type="float">
            <text:p>1.92E-05</text:p>
          </table:table-cell>
        </table:table-row>
        <table:table-row table:style-name="ro1">
          <table:table-cell office:value-type="float" office:value="-0.000337" calcext:value-type="float">
            <text:p>-0.000337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268" calcext:value-type="float">
            <text:p>0.000268</text:p>
          </table:table-cell>
          <table:table-cell table:number-columns-repeated="4"/>
          <table:table-cell office:value-type="float" office:value="-0.000337" calcext:value-type="float">
            <text:p>-0.000337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268" calcext:value-type="float">
            <text:p>0.000268</text:p>
          </table:table-cell>
        </table:table-row>
        <table:table-row table:style-name="ro1">
          <table:table-cell office:value-type="float" office:value="-0.0000571" calcext:value-type="float">
            <text:p>-5.71E-05</text:p>
          </table:table-cell>
          <table:table-cell office:value-type="float" office:value="0.0001251" calcext:value-type="float">
            <text:p>0.0001251</text:p>
          </table:table-cell>
          <table:table-cell office:value-type="float" office:value="0.0000743" calcext:value-type="float">
            <text:p>7.43E-05</text:p>
          </table:table-cell>
          <table:table-cell table:number-columns-repeated="4"/>
          <table:table-cell office:value-type="float" office:value="-0.0000571" calcext:value-type="float">
            <text:p>-5.71E-05</text:p>
          </table:table-cell>
          <table:table-cell office:value-type="float" office:value="0.0001251" calcext:value-type="float">
            <text:p>0.0001251</text:p>
          </table:table-cell>
          <table:table-cell office:value-type="float" office:value="0.0000743" calcext:value-type="float">
            <text:p>7.43E-05</text:p>
          </table:table-cell>
        </table:table-row>
        <table:table-row table:style-name="ro1">
          <table:table-cell office:value-type="float" office:value="-0.000009" calcext:value-type="float">
            <text:p>-9E-06</text:p>
          </table:table-cell>
          <table:table-cell office:value-type="float" office:value="0.0000086" calcext:value-type="float">
            <text:p>8.6E-06</text:p>
          </table:table-cell>
          <table:table-cell office:value-type="float" office:value="0.0000201" calcext:value-type="float">
            <text:p>2.01E-05</text:p>
          </table:table-cell>
          <table:table-cell table:number-columns-repeated="4"/>
          <table:table-cell office:value-type="float" office:value="-0.000009" calcext:value-type="float">
            <text:p>-9E-06</text:p>
          </table:table-cell>
          <table:table-cell office:value-type="float" office:value="0.0000086" calcext:value-type="float">
            <text:p>8.6E-06</text:p>
          </table:table-cell>
          <table:table-cell office:value-type="float" office:value="0.0000201" calcext:value-type="float">
            <text:p>2.01E-05</text:p>
          </table:table-cell>
        </table:table-row>
        <table:table-row table:style-name="ro1">
          <table:table-cell office:value-type="float" office:value="-0.0000036" calcext:value-type="float">
            <text:p>-3.6E-06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0.0000115" calcext:value-type="float">
            <text:p>1.15E-05</text:p>
          </table:table-cell>
          <table:table-cell table:number-columns-repeated="4"/>
          <table:table-cell office:value-type="float" office:value="-0.0000036" calcext:value-type="float">
            <text:p>-3.6E-06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0.0000115" calcext:value-type="float">
            <text:p>1.15E-05</text:p>
          </table:table-cell>
        </table:table-row>
        <table:table-row table:style-name="ro1">
          <table:table-cell office:value-type="float" office:value="-0.0000004" calcext:value-type="float">
            <text:p>-4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6" calcext:value-type="float">
            <text:p>2.6E-06</text:p>
          </table:table-cell>
          <table:table-cell table:number-columns-repeated="4"/>
          <table:table-cell office:value-type="float" office:value="-0.0000004" calcext:value-type="float">
            <text:p>-4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6" calcext:value-type="float">
            <text:p>2.6E-06</text:p>
          </table:table-cell>
        </table:table-row>
        <table:table-row table:style-name="ro1">
          <table:table-cell office:value-type="float" office:value="-0.0000013" calcext:value-type="float">
            <text:p>-1.3E-06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00038" calcext:value-type="float">
            <text:p>3.8E-06</text:p>
          </table:table-cell>
          <table:table-cell table:number-columns-repeated="4"/>
          <table:table-cell office:value-type="float" office:value="-0.0000013" calcext:value-type="float">
            <text:p>-1.3E-06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00038" calcext:value-type="float">
            <text:p>3.8E-06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0.0000029" calcext:value-type="float">
            <text:p>2.9E-06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0.0000029" calcext:value-type="float">
            <text:p>2.9E-06</text:p>
          </table:table-cell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 office:value-type="float" office:value="0.0000002" calcext:value-type="float">
            <text:p>2E-07</text:p>
          </table:table-cell>
          <table:table-cell table:number-columns-repeated="4"/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115" calcext:value-type="float">
            <text:p>1.15E-05</text:p>
          </table:table-cell>
          <table:table-cell office:value-type="float" office:value="-0.0000945" calcext:value-type="float">
            <text:p>-9.45E-05</text:p>
          </table:table-cell>
          <table:table-cell office:value-type="float" office:value="-0.0000071" calcext:value-type="float">
            <text:p>-7.1E-06</text:p>
          </table:table-cell>
          <table:table-cell table:number-columns-repeated="4"/>
          <table:table-cell office:value-type="float" office:value="0.0000115" calcext:value-type="float">
            <text:p>1.15E-05</text:p>
          </table:table-cell>
          <table:table-cell office:value-type="float" office:value="-0.0000945" calcext:value-type="float">
            <text:p>-9.45E-05</text:p>
          </table:table-cell>
          <table:table-cell office:value-type="float" office:value="-0.0000071" calcext:value-type="float">
            <text:p>-7.1E-06</text:p>
          </table:table-cell>
        </table:table-row>
        <table:table-row table:style-name="ro1">
          <table:table-cell office:value-type="float" office:value="-0.0000205" calcext:value-type="float">
            <text:p>-2.05E-05</text:p>
          </table:table-cell>
          <table:table-cell office:value-type="float" office:value="0.0000331" calcext:value-type="float">
            <text:p>3.31E-05</text:p>
          </table:table-cell>
          <table:table-cell office:value-type="float" office:value="-0.0000417" calcext:value-type="float">
            <text:p>-4.17E-05</text:p>
          </table:table-cell>
          <table:table-cell table:number-columns-repeated="4"/>
          <table:table-cell office:value-type="float" office:value="-0.0000205" calcext:value-type="float">
            <text:p>-2.05E-05</text:p>
          </table:table-cell>
          <table:table-cell office:value-type="float" office:value="0.0000331" calcext:value-type="float">
            <text:p>3.31E-05</text:p>
          </table:table-cell>
          <table:table-cell office:value-type="float" office:value="-0.0000417" calcext:value-type="float">
            <text:p>-4.17E-05</text:p>
          </table:table-cell>
        </table:table-row>
        <table:table-row table:style-name="ro1">
          <table:table-cell office:value-type="float" office:value="-0.0003898" calcext:value-type="float">
            <text:p>-0.0003898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-0.0004081" calcext:value-type="float">
            <text:p>-0.0004081</text:p>
          </table:table-cell>
          <table:table-cell table:number-columns-repeated="4"/>
          <table:table-cell office:value-type="float" office:value="-0.0003898" calcext:value-type="float">
            <text:p>-0.0003898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-0.0004081" calcext:value-type="float">
            <text:p>-0.0004081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0432" calcext:value-type="float">
            <text:p>4.32E-05</text:p>
          </table:table-cell>
          <table:table-cell office:value-type="float" office:value="-0.0000309" calcext:value-type="float">
            <text:p>-3.09E-05</text:p>
          </table:table-cell>
          <table:table-cell table:number-columns-repeated="4"/>
          <table:table-cell office:value-type="float" office:value="-0.0000415" calcext:value-type="float">
            <text:p>-4.15E-05</text:p>
          </table:table-cell>
          <table:table-cell office:value-type="float" office:value="0.0000432" calcext:value-type="float">
            <text:p>4.32E-05</text:p>
          </table:table-cell>
          <table:table-cell office:value-type="float" office:value="-0.0000309" calcext:value-type="float">
            <text:p>-3.09E-05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-0.0000004" calcext:value-type="float">
            <text:p>-4E-07</text:p>
          </table:table-cell>
          <table:table-cell table:number-columns-repeated="4"/>
          <table:table-cell office:value-type="float" office:value="0.0000002" calcext:value-type="float">
            <text:p>2E-07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-0.000239" calcext:value-type="float">
            <text:p>-0.000239</text:p>
          </table:table-cell>
          <table:table-cell office:value-type="float" office:value="-0.0010723" calcext:value-type="float">
            <text:p>-0.0010723</text:p>
          </table:table-cell>
          <table:table-cell office:value-type="float" office:value="-0.0000865" calcext:value-type="float">
            <text:p>-8.65E-05</text:p>
          </table:table-cell>
          <table:table-cell table:number-columns-repeated="4"/>
          <table:table-cell office:value-type="float" office:value="-0.0001816" calcext:value-type="float">
            <text:p>-0.0001816</text:p>
          </table:table-cell>
          <table:table-cell office:value-type="float" office:value="-0.0008995" calcext:value-type="float">
            <text:p>-0.0008995</text:p>
          </table:table-cell>
          <table:table-cell office:value-type="float" office:value="-0.0000882" calcext:value-type="float">
            <text:p>-8.82E-05</text:p>
          </table:table-cell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6" calcext:value-type="float">
            <text:p>-6E-07</text:p>
          </table:table-cell>
          <table:table-cell table:number-columns-repeated="4"/>
          <table:table-cell office:value-type="float" office:value="-0.0000005" calcext:value-type="float">
            <text:p>-5E-07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605" calcext:value-type="float">
            <text:p>6.05E-05</text:p>
          </table:table-cell>
          <table:table-cell office:value-type="float" office:value="0.0000916" calcext:value-type="float">
            <text:p>9.16E-05</text:p>
          </table:table-cell>
          <table:table-cell office:value-type="float" office:value="-0.0000486" calcext:value-type="float">
            <text:p>-4.86E-05</text:p>
          </table:table-cell>
          <table:table-cell table:number-columns-repeated="4"/>
          <table:table-cell office:value-type="float" office:value="0.0000605" calcext:value-type="float">
            <text:p>6.05E-05</text:p>
          </table:table-cell>
          <table:table-cell office:value-type="float" office:value="0.0000916" calcext:value-type="float">
            <text:p>9.16E-05</text:p>
          </table:table-cell>
          <table:table-cell office:value-type="float" office:value="-0.0000486" calcext:value-type="float">
            <text:p>-4.86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0.0000038" calcext:value-type="float">
            <text:p>3.8E-06</text:p>
          </table:table-cell>
          <table:table-cell office:value-type="float" office:value="-0" calcext:value-type="float">
            <text:p>0</text:p>
          </table:table-cell>
          <table:table-cell table:number-columns-repeated="4"/>
          <table:table-cell office:value-type="float" office:value="-0.0000003" calcext:value-type="float">
            <text:p>-3E-07</text:p>
          </table:table-cell>
          <table:table-cell office:value-type="float" office:value="0.0000038" calcext:value-type="float">
            <text:p>3.8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47" calcext:value-type="float">
            <text:p>1.47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606" calcext:value-type="float">
            <text:p>-6.06E-05</text:p>
          </table:table-cell>
          <table:table-cell table:number-columns-repeated="4"/>
          <table:table-cell office:value-type="float" office:value="0.0000147" calcext:value-type="float">
            <text:p>1.47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606" calcext:value-type="float">
            <text:p>-6.06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3" calcext:value-type="float">
            <text:p>3E-07</text:p>
          </table:table-cell>
          <table:table-cell table:number-columns-repeated="4"/>
          <table:table-cell office:value-type="float" office:value="-0.0000002" calcext:value-type="float">
            <text:p>-2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  <table:table-cell table:number-columns-repeated="4"/>
          <table:table-cell office:value-type="float" office:value="0.0000012" calcext:value-type="float">
            <text:p>1.2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2" calcext:value-type="float">
            <text:p>2E-07</text:p>
          </table:table-cell>
          <table:table-cell table:number-columns-repeated="4"/>
          <table:table-cell office:value-type="float" office:value="-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009" calcext:value-type="float">
            <text:p>9E-07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0.0000034" calcext:value-type="float">
            <text:p>3.4E-06</text:p>
          </table:table-cell>
          <table:table-cell table:number-columns-repeated="4"/>
          <table:table-cell office:value-type="float" office:value="0.0000009" calcext:value-type="float">
            <text:p>9E-07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0.0000034" calcext:value-type="float">
            <text:p>3.4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5" calcext:value-type="float">
            <text:p>5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.0000041" calcext:value-type="float">
            <text:p>4.1E-06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0163" calcext:value-type="float">
            <text:p>1.63E-05</text:p>
          </table:table-cell>
          <table:table-cell table:number-columns-repeated="4"/>
          <table:table-cell office:value-type="float" office:value="0.0000041" calcext:value-type="float">
            <text:p>4.1E-06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0163" calcext:value-type="float">
            <text:p>1.63E-05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00002" calcext:value-type="float">
            <text:p>2E-07</text:p>
          </table:table-cell>
          <table:table-cell table:number-columns-repeated="4"/>
          <table:table-cell office:value-type="float" office:value="0.0000003" calcext:value-type="float">
            <text:p>3E-07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476" calcext:value-type="float">
            <text:p>4.76E-05</text:p>
          </table:table-cell>
          <table:table-cell office:value-type="float" office:value="0.0001443" calcext:value-type="float">
            <text:p>0.0001443</text:p>
          </table:table-cell>
          <table:table-cell office:value-type="float" office:value="0.0000942" calcext:value-type="float">
            <text:p>9.42E-05</text:p>
          </table:table-cell>
          <table:table-cell table:number-columns-repeated="4"/>
          <table:table-cell office:value-type="float" office:value="0.0000476" calcext:value-type="float">
            <text:p>4.76E-05</text:p>
          </table:table-cell>
          <table:table-cell office:value-type="float" office:value="0.0001443" calcext:value-type="float">
            <text:p>0.0001443</text:p>
          </table:table-cell>
          <table:table-cell office:value-type="float" office:value="0.0000942" calcext:value-type="float">
            <text:p>9.42E-05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-0.0000002" calcext:value-type="float">
            <text:p>-2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-0.0000002" calcext:value-type="float">
            <text:p>-2E-07</text:p>
          </table:table-cell>
        </table:table-row>
        <table:table-row table:style-name="ro1">
          <table:table-cell office:value-type="float" office:value="0.0000943" calcext:value-type="float">
            <text:p>9.43E-05</text:p>
          </table:table-cell>
          <table:table-cell office:value-type="float" office:value="0.0001353" calcext:value-type="float">
            <text:p>0.0001353</text:p>
          </table:table-cell>
          <table:table-cell office:value-type="float" office:value="0.0000383" calcext:value-type="float">
            <text:p>3.83E-05</text:p>
          </table:table-cell>
          <table:table-cell table:number-columns-repeated="4"/>
          <table:table-cell office:value-type="float" office:value="0.0000943" calcext:value-type="float">
            <text:p>9.43E-05</text:p>
          </table:table-cell>
          <table:table-cell office:value-type="float" office:value="0.0001353" calcext:value-type="float">
            <text:p>0.0001353</text:p>
          </table:table-cell>
          <table:table-cell office:value-type="float" office:value="0.0000383" calcext:value-type="float">
            <text:p>3.83E-05</text:p>
          </table:table-cell>
        </table:table-row>
        <table:table-row table:style-name="ro1">
          <table:table-cell office:value-type="float" office:value="0.0008978" calcext:value-type="float">
            <text:p>0.0008978</text:p>
          </table:table-cell>
          <table:table-cell office:value-type="float" office:value="0.0009381" calcext:value-type="float">
            <text:p>0.0009381</text:p>
          </table:table-cell>
          <table:table-cell office:value-type="float" office:value="0.0000681" calcext:value-type="float">
            <text:p>6.81E-05</text:p>
          </table:table-cell>
          <table:table-cell table:number-columns-repeated="4"/>
          <table:table-cell office:value-type="float" office:value="0.0008978" calcext:value-type="float">
            <text:p>0.0008978</text:p>
          </table:table-cell>
          <table:table-cell office:value-type="float" office:value="0.0009381" calcext:value-type="float">
            <text:p>0.0009381</text:p>
          </table:table-cell>
          <table:table-cell office:value-type="float" office:value="0.0000681" calcext:value-type="float">
            <text:p>6.81E-05</text:p>
          </table:table-cell>
        </table:table-row>
        <table:table-row table:style-name="ro1">
          <table:table-cell office:value-type="float" office:value="0.1293515" calcext:value-type="float">
            <text:p>0.1293515</text:p>
          </table:table-cell>
          <table:table-cell office:value-type="float" office:value="0.1172119" calcext:value-type="float">
            <text:p>0.1172119</text:p>
          </table:table-cell>
          <table:table-cell office:value-type="float" office:value="-0.0148901" calcext:value-type="float">
            <text:p>-0.0148901</text:p>
          </table:table-cell>
          <table:table-cell table:number-columns-repeated="4"/>
          <table:table-cell office:value-type="float" office:value="0.134469" calcext:value-type="float">
            <text:p>0.134469</text:p>
          </table:table-cell>
          <table:table-cell office:value-type="float" office:value="0.1209434" calcext:value-type="float">
            <text:p>0.1209434</text:p>
          </table:table-cell>
          <table:table-cell office:value-type="float" office:value="-0.0165532" calcext:value-type="float">
            <text:p>-0.0165532</text:p>
          </table:table-cell>
        </table:table-row>
        <table:table-row table:style-name="ro1">
          <table:table-cell office:value-type="float" office:value="0.0006146" calcext:value-type="float">
            <text:p>0.0006146</text:p>
          </table:table-cell>
          <table:table-cell office:value-type="float" office:value="0.0011787" calcext:value-type="float">
            <text:p>0.0011787</text:p>
          </table:table-cell>
          <table:table-cell office:value-type="float" office:value="-0.0006561" calcext:value-type="float">
            <text:p>-0.0006561</text:p>
          </table:table-cell>
          <table:table-cell table:number-columns-repeated="4"/>
          <table:table-cell office:value-type="float" office:value="0.0006146" calcext:value-type="float">
            <text:p>0.0006146</text:p>
          </table:table-cell>
          <table:table-cell office:value-type="float" office:value="0.0011787" calcext:value-type="float">
            <text:p>0.0011787</text:p>
          </table:table-cell>
          <table:table-cell office:value-type="float" office:value="-0.0006561" calcext:value-type="float">
            <text:p>-0.0006561</text:p>
          </table:table-cell>
        </table:table-row>
        <table:table-row table:style-name="ro1">
          <table:table-cell office:value-type="float" office:value="0.0000633" calcext:value-type="float">
            <text:p>6.33E-05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327" calcext:value-type="float">
            <text:p>-0.000327</text:p>
          </table:table-cell>
          <table:table-cell table:number-columns-repeated="4"/>
          <table:table-cell office:value-type="float" office:value="0.0002777" calcext:value-type="float">
            <text:p>0.0002777</text:p>
          </table:table-cell>
          <table:table-cell office:value-type="float" office:value="-0.0000544" calcext:value-type="float">
            <text:p>-5.44E-05</text:p>
          </table:table-cell>
          <table:table-cell office:value-type="float" office:value="-0.0005223" calcext:value-type="float">
            <text:p>-0.0005223</text:p>
          </table:table-cell>
        </table:table-row>
        <table:table-row table:style-name="ro1">
          <table:table-cell office:value-type="float" office:value="0.0001744" calcext:value-type="float">
            <text:p>0.0001744</text:p>
          </table:table-cell>
          <table:table-cell office:value-type="float" office:value="0.0001386" calcext:value-type="float">
            <text:p>0.0001386</text:p>
          </table:table-cell>
          <table:table-cell office:value-type="float" office:value="-0.0002375" calcext:value-type="float">
            <text:p>-0.0002375</text:p>
          </table:table-cell>
          <table:table-cell table:number-columns-repeated="4"/>
          <table:table-cell office:value-type="float" office:value="0.0001744" calcext:value-type="float">
            <text:p>0.0001744</text:p>
          </table:table-cell>
          <table:table-cell office:value-type="float" office:value="0.0001386" calcext:value-type="float">
            <text:p>0.0001386</text:p>
          </table:table-cell>
          <table:table-cell office:value-type="float" office:value="-0.0002375" calcext:value-type="float">
            <text:p>-0.0002375</text:p>
          </table:table-cell>
        </table:table-row>
        <table:table-row table:style-name="ro1">
          <table:table-cell office:value-type="float" office:value="-0.0001481" calcext:value-type="float">
            <text:p>-0.0001481</text:p>
          </table:table-cell>
          <table:table-cell office:value-type="float" office:value="-0.0003263" calcext:value-type="float">
            <text:p>-0.0003263</text:p>
          </table:table-cell>
          <table:table-cell office:value-type="float" office:value="0.0000577" calcext:value-type="float">
            <text:p>5.77E-05</text:p>
          </table:table-cell>
          <table:table-cell table:number-columns-repeated="4"/>
          <table:table-cell office:value-type="float" office:value="-0.0001901" calcext:value-type="float">
            <text:p>-0.0001901</text:p>
          </table:table-cell>
          <table:table-cell office:value-type="float" office:value="-0.0004274" calcext:value-type="float">
            <text:p>-0.0004274</text:p>
          </table:table-cell>
          <table:table-cell office:value-type="float" office:value="-0.0000076" calcext:value-type="float">
            <text:p>-7.6E-06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039" calcext:value-type="float">
            <text:p>-3.9E-06</text:p>
          </table:table-cell>
          <table:table-cell office:value-type="float" office:value="-0.000002" calcext:value-type="float">
            <text:p>-2E-06</text:p>
          </table:table-cell>
          <table:table-cell table:number-columns-repeated="4"/>
          <table:table-cell office:value-type="float" office:value="-0.0000015" calcext:value-type="float">
            <text:p>-1.5E-06</text:p>
          </table:table-cell>
          <table:table-cell office:value-type="float" office:value="-0.0000039" calcext:value-type="float">
            <text:p>-3.9E-06</text:p>
          </table:table-cell>
          <table:table-cell office:value-type="float" office:value="-0.000002" calcext:value-type="float">
            <text:p>-2E-06</text:p>
          </table:table-cell>
        </table:table-row>
        <table:table-row table:style-name="ro1">
          <table:table-cell office:value-type="float" office:value="-0.0000177" calcext:value-type="float">
            <text:p>-1.77E-05</text:p>
          </table:table-cell>
          <table:table-cell office:value-type="float" office:value="-0.0000248" calcext:value-type="float">
            <text:p>-2.48E-05</text:p>
          </table:table-cell>
          <table:table-cell office:value-type="float" office:value="0.000013" calcext:value-type="float">
            <text:p>1.3E-05</text:p>
          </table:table-cell>
          <table:table-cell table:number-columns-repeated="4"/>
          <table:table-cell office:value-type="float" office:value="-0.0000177" calcext:value-type="float">
            <text:p>-1.77E-05</text:p>
          </table:table-cell>
          <table:table-cell office:value-type="float" office:value="-0.0000248" calcext:value-type="float">
            <text:p>-2.48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4" calcext:value-type="float">
            <text:p>2.4E-06</text:p>
          </table:table-cell>
          <table:table-cell table:number-columns-repeated="4"/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4" calcext:value-type="float">
            <text:p>2.4E-06</text:p>
          </table:table-cell>
        </table:table-row>
        <table:table-row table:style-name="ro1">
          <table:table-cell office:value-type="float" office:value="0.0000018" calcext:value-type="float">
            <text:p>1.8E-06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496" calcext:value-type="float">
            <text:p>4.96E-05</text:p>
          </table:table-cell>
          <table:table-cell table:number-columns-repeated="4"/>
          <table:table-cell office:value-type="float" office:value="0.0000018" calcext:value-type="float">
            <text:p>1.8E-06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496" calcext:value-type="float">
            <text:p>4.96E-05</text:p>
          </table:table-cell>
        </table:table-row>
        <table:table-row table:style-name="ro1">
          <table:table-cell office:value-type="float" office:value="0.0000068" calcext:value-type="float">
            <text:p>6.8E-06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0241" calcext:value-type="float">
            <text:p>2.41E-05</text:p>
          </table:table-cell>
          <table:table-cell table:number-columns-repeated="4"/>
          <table:table-cell office:value-type="float" office:value="0.0000068" calcext:value-type="float">
            <text:p>6.8E-06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0241" calcext:value-type="float">
            <text:p>2.41E-05</text:p>
          </table:table-cell>
        </table:table-row>
        <table:table-row table:style-name="ro1">
          <table:table-cell office:value-type="float" office:value="0.0000732" calcext:value-type="float">
            <text:p>7.32E-05</text:p>
          </table:table-cell>
          <table:table-cell office:value-type="float" office:value="0.0000345" calcext:value-type="float">
            <text:p>3.45E-05</text:p>
          </table:table-cell>
          <table:table-cell office:value-type="float" office:value="0.0001181" calcext:value-type="float">
            <text:p>0.0001181</text:p>
          </table:table-cell>
          <table:table-cell table:number-columns-repeated="4"/>
          <table:table-cell office:value-type="float" office:value="0.0000732" calcext:value-type="float">
            <text:p>7.32E-05</text:p>
          </table:table-cell>
          <table:table-cell office:value-type="float" office:value="0.0000345" calcext:value-type="float">
            <text:p>3.45E-05</text:p>
          </table:table-cell>
          <table:table-cell office:value-type="float" office:value="0.0001181" calcext:value-type="float">
            <text:p>0.0001181</text:p>
          </table:table-cell>
        </table:table-row>
        <table:table-row table:style-name="ro1">
          <table:table-cell office:value-type="float" office:value="0.0006469" calcext:value-type="float">
            <text:p>0.0006469</text:p>
          </table:table-cell>
          <table:table-cell office:value-type="float" office:value="0.0006139" calcext:value-type="float">
            <text:p>0.0006139</text:p>
          </table:table-cell>
          <table:table-cell office:value-type="float" office:value="0.0006304" calcext:value-type="float">
            <text:p>0.0006304</text:p>
          </table:table-cell>
          <table:table-cell table:number-columns-repeated="4"/>
          <table:table-cell office:value-type="float" office:value="0.0006469" calcext:value-type="float">
            <text:p>0.0006469</text:p>
          </table:table-cell>
          <table:table-cell office:value-type="float" office:value="0.0006139" calcext:value-type="float">
            <text:p>0.0006139</text:p>
          </table:table-cell>
          <table:table-cell office:value-type="float" office:value="0.0006304" calcext:value-type="float">
            <text:p>0.0006304</text:p>
          </table:table-cell>
        </table:table-row>
        <table:table-row table:style-name="ro1">
          <table:table-cell office:value-type="float" office:value="0.0002941" calcext:value-type="float">
            <text:p>0.0002941</text:p>
          </table:table-cell>
          <table:table-cell office:value-type="float" office:value="0.0003595" calcext:value-type="float">
            <text:p>0.0003595</text:p>
          </table:table-cell>
          <table:table-cell office:value-type="float" office:value="0.0003898" calcext:value-type="float">
            <text:p>0.0003898</text:p>
          </table:table-cell>
          <table:table-cell table:number-columns-repeated="4"/>
          <table:table-cell office:value-type="float" office:value="0.0005735" calcext:value-type="float">
            <text:p>0.0005735</text:p>
          </table:table-cell>
          <table:table-cell office:value-type="float" office:value="0.0005838" calcext:value-type="float">
            <text:p>0.0005838</text:p>
          </table:table-cell>
          <table:table-cell office:value-type="float" office:value="0.000956" calcext:value-type="float">
            <text:p>0.000956</text:p>
          </table:table-cell>
        </table:table-row>
        <table:table-row table:style-name="ro1">
          <table:table-cell office:value-type="float" office:value="0.0010722" calcext:value-type="float">
            <text:p>0.0010722</text:p>
          </table:table-cell>
          <table:table-cell office:value-type="float" office:value="0.0021054" calcext:value-type="float">
            <text:p>0.0021054</text:p>
          </table:table-cell>
          <table:table-cell office:value-type="float" office:value="0.0010634" calcext:value-type="float">
            <text:p>0.0010634</text:p>
          </table:table-cell>
          <table:table-cell table:number-columns-repeated="4"/>
          <table:table-cell office:value-type="float" office:value="0.0010722" calcext:value-type="float">
            <text:p>0.0010722</text:p>
          </table:table-cell>
          <table:table-cell office:value-type="float" office:value="0.0021054" calcext:value-type="float">
            <text:p>0.0021054</text:p>
          </table:table-cell>
          <table:table-cell office:value-type="float" office:value="0.0010634" calcext:value-type="float">
            <text:p>0.0010634</text:p>
          </table:table-cell>
        </table:table-row>
        <table:table-row table:style-name="ro1">
          <table:table-cell office:value-type="float" office:value="0.0003955" calcext:value-type="float">
            <text:p>0.0003955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1823" calcext:value-type="float">
            <text:p>0.0001823</text:p>
          </table:table-cell>
          <table:table-cell table:number-columns-repeated="4"/>
          <table:table-cell office:value-type="float" office:value="0.0009243" calcext:value-type="float">
            <text:p>0.0009243</text:p>
          </table:table-cell>
          <table:table-cell office:value-type="float" office:value="0.0005033" calcext:value-type="float">
            <text:p>0.0005033</text:p>
          </table:table-cell>
          <table:table-cell office:value-type="float" office:value="0.0003985" calcext:value-type="float">
            <text:p>0.0003985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No Embed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25344" calcext:value-type="float">
            <text:p>0.025344</text:p>
          </table:table-cell>
          <table:table-cell office:value-type="float" office:value="-0.154653" calcext:value-type="float">
            <text:p>-0.154653</text:p>
          </table:table-cell>
          <table:table-cell office:value-type="float" office:value="-0.62136" calcext:value-type="float">
            <text:p>-0.62136</text:p>
          </table:table-cell>
          <table:table-cell office:value-type="float" office:value="-0.278177" calcext:value-type="float">
            <text:p>-0.278177</text:p>
          </table:table-cell>
          <table:table-cell office:value-type="float" office:value="-0.1546534" calcext:value-type="float">
            <text:p>-0.1546534</text:p>
          </table:table-cell>
          <table:table-cell office:value-type="float" office:value="-0.6213602" calcext:value-type="float">
            <text:p>-0.6213602</text:p>
          </table:table-cell>
          <table:table-cell office:value-type="float" office:value="-0.2781775" calcext:value-type="float">
            <text:p>-0.2781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136819" calcext:value-type="float">
            <text:p>0.136819</text:p>
          </table:table-cell>
          <table:table-cell office:value-type="float" office:value="0.123195" calcext:value-type="float">
            <text:p>0.123195</text:p>
          </table:table-cell>
          <table:table-cell office:value-type="float" office:value="-0.0163497" calcext:value-type="float">
            <text:p>-0.0163497</text:p>
          </table:table-cell>
          <table:table-cell office:value-type="float" office:value="0.1368193" calcext:value-type="float">
            <text:p>0.1368193</text:p>
          </table:table-cell>
          <table:table-cell office:value-type="float" office:value="0.1231946" calcext:value-type="float">
            <text:p>0.1231946</text:p>
          </table:table-cell>
          <table:table-cell office:value-type="float" office:value="-0.0163497" calcext:value-type="float">
            <text:p>-0.0163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0.0497411" calcext:value-type="float">
            <text:p>0.0497411</text:p>
          </table:table-cell>
          <table:table-cell office:value-type="float" office:value="-0.00642097" calcext:value-type="float">
            <text:p>-0.00642097</text:p>
          </table:table-cell>
          <table:table-cell office:value-type="float" office:value="0.0476864" calcext:value-type="float">
            <text:p>0.0476864</text:p>
          </table:table-cell>
          <table:table-cell office:value-type="float" office:value="0.0497411" calcext:value-type="float">
            <text:p>0.0497411</text:p>
          </table:table-cell>
          <table:table-cell office:value-type="float" office:value="-0.006421" calcext:value-type="float">
            <text:p>-0.006421</text:p>
          </table:table-cell>
          <table:table-cell office:value-type="float" office:value="0.0476864" calcext:value-type="float">
            <text:p>0.0476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-0.00937623" calcext:value-type="float">
            <text:p>-0.00937623</text:p>
          </table:table-cell>
          <table:table-cell office:value-type="float" office:value="0.159092" calcext:value-type="float">
            <text:p>0.159092</text:p>
          </table:table-cell>
          <table:table-cell office:value-type="float" office:value="0.165655" calcext:value-type="float">
            <text:p>0.165655</text:p>
          </table:table-cell>
          <table:table-cell office:value-type="float" office:value="-0.0093762" calcext:value-type="float">
            <text:p>-0.0093762</text:p>
          </table:table-cell>
          <table:table-cell office:value-type="float" office:value="0.1590918" calcext:value-type="float">
            <text:p>0.1590918</text:p>
          </table:table-cell>
          <table:table-cell office:value-type="float" office:value="0.1656552" calcext:value-type="float">
            <text:p>0.1656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615459" calcext:value-type="float">
            <text:p>-0.000615459</text:p>
          </table:table-cell>
          <table:table-cell office:value-type="float" office:value="-0.00153865" calcext:value-type="float">
            <text:p>-0.00153865</text:p>
          </table:table-cell>
          <table:table-cell office:value-type="float" office:value="0.00435161" calcext:value-type="float">
            <text:p>0.00435161</text:p>
          </table:table-cell>
          <table:table-cell office:value-type="float" office:value="-0.0006155" calcext:value-type="float">
            <text:p>-0.0006155</text:p>
          </table:table-cell>
          <table:table-cell office:value-type="float" office:value="-0.0015386" calcext:value-type="float">
            <text:p>-0.0015386</text:p>
          </table:table-cell>
          <table:table-cell office:value-type="float" office:value="0.0043516" calcext:value-type="float">
            <text:p>0.0043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306316" calcext:value-type="float">
            <text:p>-0.000306316</text:p>
          </table:table-cell>
          <table:table-cell office:value-type="float" office:value="-0.00017962" calcext:value-type="float">
            <text:p>-0.00017962</text:p>
          </table:table-cell>
          <table:table-cell office:value-type="float" office:value="-0.000629525" calcext:value-type="float">
            <text:p>-0.000629525</text:p>
          </table:table-cell>
          <table:table-cell office:value-type="float" office:value="-0.0003063" calcext:value-type="float">
            <text:p>-0.0003063</text:p>
          </table:table-cell>
          <table:table-cell office:value-type="float" office:value="-0.0001796" calcext:value-type="float">
            <text:p>-0.0001796</text:p>
          </table:table-cell>
          <table:table-cell office:value-type="float" office:value="-0.0006295" calcext:value-type="float">
            <text:p>-0.0006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472424" calcext:value-type="float">
            <text:p>-0.000472424</text:p>
          </table:table-cell>
          <table:table-cell office:value-type="float" office:value="0.000112965" calcext:value-type="float">
            <text:p>0.000112965</text:p>
          </table:table-cell>
          <table:table-cell office:value-type="float" office:value="-0.0014715" calcext:value-type="float">
            <text:p>-0.0014715</text:p>
          </table:table-cell>
          <table:table-cell office:value-type="float" office:value="-0.0004724" calcext:value-type="float">
            <text:p>-0.0004724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-0.0014715" calcext:value-type="float">
            <text:p>-0.0014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172674" calcext:value-type="float">
            <text:p>-1.72674E-05</text:p>
          </table:table-cell>
          <table:table-cell office:value-type="float" office:value="-0.000679315" calcext:value-type="float">
            <text:p>-0.000679315</text:p>
          </table:table-cell>
          <table:table-cell office:value-type="float" office:value="-0.00193952" calcext:value-type="float">
            <text:p>-0.00193952</text:p>
          </table:table-cell>
          <table:table-cell office:value-type="float" office:value="-0.0000173" calcext:value-type="float">
            <text:p>-1.73E-05</text:p>
          </table:table-cell>
          <table:table-cell office:value-type="float" office:value="-0.0006793" calcext:value-type="float">
            <text:p>-0.0006793</text:p>
          </table:table-cell>
          <table:table-cell office:value-type="float" office:value="-0.0019395" calcext:value-type="float">
            <text:p>-0.0019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1.33227E-015" calcext:value-type="float">
            <text:p>1.33227E-15</text:p>
          </table:table-cell>
          <table:table-cell office:value-type="float" office:value="2.88658E-015" calcext:value-type="float">
            <text:p>2.88658E-15</text:p>
          </table:table-cell>
          <table:table-cell office:value-type="float" office:value="4.82947E-015" calcext:value-type="float">
            <text:p>4.8294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9.15934E-016" calcext:value-type="float">
            <text:p>9.15934E-16</text:p>
          </table:table-cell>
          <table:table-cell office:value-type="float" office:value="4.61436E-016" calcext:value-type="float">
            <text:p>4.61436E-16</text:p>
          </table:table-cell>
          <table:table-cell office:value-type="float" office:value="1.02696E-015" calcext:value-type="float">
            <text:p>1.02696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.000422406" calcext:value-type="float">
            <text:p>0.000422406</text:p>
          </table:table-cell>
          <table:table-cell office:value-type="float" office:value="0.0000949241" calcext:value-type="float">
            <text:p>9.49241E-05</text:p>
          </table:table-cell>
          <table:table-cell office:value-type="float" office:value="-0.00108496" calcext:value-type="float">
            <text:p>-0.00108496</text:p>
          </table:table-cell>
          <table:table-cell office:value-type="float" office:value="0.0004224" calcext:value-type="float">
            <text:p>0.0004224</text:p>
          </table:table-cell>
          <table:table-cell office:value-type="float" office:value="0.0000949" calcext:value-type="float">
            <text:p>9.49E-05</text:p>
          </table:table-cell>
          <table:table-cell office:value-type="float" office:value="-0.001085" calcext:value-type="float">
            <text:p>-0.0010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-0.0000239547" calcext:value-type="float">
            <text:p>-2.39547E-05</text:p>
          </table:table-cell>
          <table:table-cell office:value-type="float" office:value="0.000139881" calcext:value-type="float">
            <text:p>0.000139881</text:p>
          </table:table-cell>
          <table:table-cell office:value-type="float" office:value="-0.000642421" calcext:value-type="float">
            <text:p>-0.000642421</text:p>
          </table:table-cell>
          <table:table-cell office:value-type="float" office:value="-0.000024" calcext:value-type="float">
            <text:p>-2.4E-05</text:p>
          </table:table-cell>
          <table:table-cell office:value-type="float" office:value="0.0001399" calcext:value-type="float">
            <text:p>0.0001399</text:p>
          </table:table-cell>
          <table:table-cell office:value-type="float" office:value="-0.0006424" calcext:value-type="float">
            <text:p>-0.0006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569589" calcext:value-type="float">
            <text:p>-0.000569589</text:p>
          </table:table-cell>
          <table:table-cell office:value-type="float" office:value="-0.00142397" calcext:value-type="float">
            <text:p>-0.00142397</text:p>
          </table:table-cell>
          <table:table-cell office:value-type="float" office:value="0.00498273" calcext:value-type="float">
            <text:p>0.00498273</text:p>
          </table:table-cell>
          <table:table-cell office:value-type="float" office:value="-0.0005696" calcext:value-type="float">
            <text:p>-0.0005696</text:p>
          </table:table-cell>
          <table:table-cell office:value-type="float" office:value="-0.001424" calcext:value-type="float">
            <text:p>-0.001424</text:p>
          </table:table-cell>
          <table:table-cell office:value-type="float" office:value="0.0049827" calcext:value-type="float">
            <text:p>0.0049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901744" calcext:value-type="float">
            <text:p>9.01744E-05</text:p>
          </table:table-cell>
          <table:table-cell office:value-type="float" office:value="0.000212075" calcext:value-type="float">
            <text:p>0.000212075</text:p>
          </table:table-cell>
          <table:table-cell office:value-type="float" office:value="0.000128465" calcext:value-type="float">
            <text:p>0.000128465</text:p>
          </table:table-cell>
          <table:table-cell office:value-type="float" office:value="0.0000902" calcext:value-type="float">
            <text:p>9.02E-05</text:p>
          </table:table-cell>
          <table:table-cell office:value-type="float" office:value="0.0002121" calcext:value-type="float">
            <text:p>0.0002121</text:p>
          </table:table-cell>
          <table:table-cell office:value-type="float" office:value="0.0001285" calcext:value-type="float">
            <text:p>0.0001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16324" calcext:value-type="float">
            <text:p>-0.016324</text:p>
          </table:table-cell>
          <table:table-cell office:value-type="float" office:value="-0.00508901" calcext:value-type="float">
            <text:p>-0.00508901</text:p>
          </table:table-cell>
          <table:table-cell office:value-type="float" office:value="0.0106243" calcext:value-type="float">
            <text:p>0.0106243</text:p>
          </table:table-cell>
          <table:table-cell office:value-type="float" office:value="-0.0163242" calcext:value-type="float">
            <text:p>-0.0163242</text:p>
          </table:table-cell>
          <table:table-cell office:value-type="float" office:value="-0.005089" calcext:value-type="float">
            <text:p>-0.005089</text:p>
          </table:table-cell>
          <table:table-cell office:value-type="float" office:value="0.0106245" calcext:value-type="float">
            <text:p>0.01062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812631" calcext:value-type="float">
            <text:p>-0.00812631</text:p>
          </table:table-cell>
          <table:table-cell office:value-type="float" office:value="0.00597711" calcext:value-type="float">
            <text:p>0.00597711</text:p>
          </table:table-cell>
          <table:table-cell office:value-type="float" office:value="-0.0409202" calcext:value-type="float">
            <text:p>-0.0409202</text:p>
          </table:table-cell>
          <table:table-cell office:value-type="float" office:value="-0.0081263" calcext:value-type="float">
            <text:p>-0.0081263</text:p>
          </table:table-cell>
          <table:table-cell office:value-type="float" office:value="0.0059771" calcext:value-type="float">
            <text:p>0.0059771</text:p>
          </table:table-cell>
          <table:table-cell office:value-type="float" office:value="-0.0409202" calcext:value-type="float">
            <text:p>-0.0409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-0.000623512" calcext:value-type="float">
            <text:p>-0.000623512</text:p>
          </table:table-cell>
          <table:table-cell office:value-type="float" office:value="0.00591403" calcext:value-type="float">
            <text:p>0.00591403</text:p>
          </table:table-cell>
          <table:table-cell office:value-type="float" office:value="-0.00112232" calcext:value-type="float">
            <text:p>-0.00112232</text:p>
          </table:table-cell>
          <table:table-cell office:value-type="float" office:value="-0.0006235" calcext:value-type="float">
            <text:p>-0.0006235</text:p>
          </table:table-cell>
          <table:table-cell office:value-type="float" office:value="0.005914" calcext:value-type="float">
            <text:p>0.005914</text:p>
          </table:table-cell>
          <table:table-cell office:value-type="float" office:value="-0.0011223" calcext:value-type="float">
            <text:p>-0.0011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0.000707474" calcext:value-type="float">
            <text:p>-0.000707474</text:p>
          </table:table-cell>
          <table:table-cell office:value-type="float" office:value="-0.00211401" calcext:value-type="float">
            <text:p>-0.00211401</text:p>
          </table:table-cell>
          <table:table-cell office:value-type="float" office:value="-0.0000302966" calcext:value-type="float">
            <text:p>-3.02966E-05</text:p>
          </table:table-cell>
          <table:table-cell office:value-type="float" office:value="-0.0007075" calcext:value-type="float">
            <text:p>-0.0007075</text:p>
          </table:table-cell>
          <table:table-cell office:value-type="float" office:value="-0.002114" calcext:value-type="float">
            <text:p>-0.002114</text:p>
          </table:table-cell>
          <table:table-cell office:value-type="float" office:value="-0.0000303" calcext:value-type="float">
            <text:p>-3.03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0.00146137" calcext:value-type="float">
            <text:p>0.00146137</text:p>
          </table:table-cell>
          <table:table-cell office:value-type="float" office:value="0.00292868" calcext:value-type="float">
            <text:p>0.00292868</text:p>
          </table:table-cell>
          <table:table-cell office:value-type="float" office:value="0.00147086" calcext:value-type="float">
            <text:p>0.00147086</text:p>
          </table:table-cell>
          <table:table-cell office:value-type="float" office:value="0.0014614" calcext:value-type="float">
            <text:p>0.0014614</text:p>
          </table:table-cell>
          <table:table-cell office:value-type="float" office:value="0.0029287" calcext:value-type="float">
            <text:p>0.0029287</text:p>
          </table:table-cell>
          <table:table-cell office:value-type="float" office:value="0.0014709" calcext:value-type="float">
            <text:p>0.00147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1624" calcext:value-type="float">
            <text:p>-1.624E-05</text:p>
          </table:table-cell>
          <table:table-cell office:value-type="float" office:value="-0.0023343" calcext:value-type="float">
            <text:p>-0.0023343</text:p>
          </table:table-cell>
          <table:table-cell office:value-type="float" office:value="-0.0007938" calcext:value-type="float">
            <text:p>-0.0007938</text:p>
          </table:table-cell>
          <table:table-cell office:value-type="float" office:value="-0.0000162" calcext:value-type="float">
            <text:p>-1.62E-05</text:p>
          </table:table-cell>
          <table:table-cell office:value-type="float" office:value="-0.0023343" calcext:value-type="float">
            <text:p>-0.0023343</text:p>
          </table:table-cell>
          <table:table-cell office:value-type="float" office:value="-0.0007938" calcext:value-type="float">
            <text:p>-0.00079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0.0000558317" calcext:value-type="float">
            <text:p>5.58317E-05</text:p>
          </table:table-cell>
          <table:table-cell office:value-type="float" office:value="0.000465777" calcext:value-type="float">
            <text:p>0.000465777</text:p>
          </table:table-cell>
          <table:table-cell office:value-type="float" office:value="0.000426695" calcext:value-type="float">
            <text:p>0.000426695</text:p>
          </table:table-cell>
          <table:table-cell office:value-type="float" office:value="0.0000558" calcext:value-type="float">
            <text:p>5.58E-05</text:p>
          </table:table-cell>
          <table:table-cell office:value-type="float" office:value="0.0004658" calcext:value-type="float">
            <text:p>0.0004658</text:p>
          </table:table-cell>
          <table:table-cell office:value-type="float" office:value="0.0004267" calcext:value-type="float">
            <text:p>0.0004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-2.48933E-016" calcext:value-type="float">
            <text:p>-2.48933E-16</text:p>
          </table:table-cell>
          <table:table-cell office:value-type="float" office:value="-5.06539E-016" calcext:value-type="float">
            <text:p>-5.06539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1.59595E-016" calcext:value-type="float">
            <text:p>1.59595E-16</text:p>
          </table:table-cell>
          <table:table-cell office:value-type="float" office:value="1.07553E-015" calcext:value-type="float">
            <text:p>1.07553E-15</text:p>
          </table:table-cell>
          <table:table-cell office:value-type="float" office:value="-3.26995E-016" calcext:value-type="float">
            <text:p>-3.2699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3.75221E-015" calcext:value-type="float">
            <text:p>-3.75221E-15</text:p>
          </table:table-cell>
          <table:table-cell office:value-type="float" office:value="-1.2889E-015" calcext:value-type="float">
            <text:p>-1.288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-2.22045E-016" calcext:value-type="float">
            <text:p>-2.22045E-16</text:p>
          </table:table-cell>
          <table:table-cell office:value-type="float" office:value="-8.88178E-016" calcext:value-type="float">
            <text:p>-8.88178E-16</text:p>
          </table:table-cell>
          <table:table-cell office:value-type="float" office:value="3.26822E-015" calcext:value-type="float">
            <text:p>3.2682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1.27676E-015" calcext:value-type="float">
            <text:p>1.27676E-15</text:p>
          </table:table-cell>
          <table:table-cell office:value-type="float" office:value="-5.31259E-016" calcext:value-type="float">
            <text:p>-5.31259E-16</text:p>
          </table:table-cell>
          <table:table-cell office:value-type="float" office:value="2.57086E-015" calcext:value-type="float">
            <text:p>2.5708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1.38778E-017" calcext:value-type="float">
            <text:p>1.38778E-17</text:p>
          </table:table-cell>
          <table:table-cell office:value-type="float" office:value="-9.33281E-016" calcext:value-type="float">
            <text:p>-9.33281E-16</text:p>
          </table:table-cell>
          <table:table-cell office:value-type="float" office:value="-1.80411E-015" calcext:value-type="float">
            <text:p>-1.80411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2.66454E-015" calcext:value-type="float">
            <text:p>2.66454E-15</text:p>
          </table:table-cell>
          <table:table-cell office:value-type="float" office:value="-2.12851E-015" calcext:value-type="float">
            <text:p>-2.12851E-15</text:p>
          </table:table-cell>
          <table:table-cell office:value-type="float" office:value="-3.33067E-015" calcext:value-type="float">
            <text:p>-3.33067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569201" calcext:value-type="float">
            <text:p>5.69201E-05</text:p>
          </table:table-cell>
          <table:table-cell office:value-type="float" office:value="0.000196388" calcext:value-type="float">
            <text:p>0.000196388</text:p>
          </table:table-cell>
          <table:table-cell office:value-type="float" office:value="0.000048369" calcext:value-type="float">
            <text:p>4.8369E-05</text:p>
          </table:table-cell>
          <table:table-cell office:value-type="float" office:value="0.0000569" calcext:value-type="float">
            <text:p>5.69E-05</text:p>
          </table:table-cell>
          <table:table-cell office:value-type="float" office:value="0.0001964" calcext:value-type="float">
            <text:p>0.0001964</text:p>
          </table:table-cell>
          <table:table-cell office:value-type="float" office:value="0.0000484" calcext:value-type="float">
            <text:p>4.8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3.60822E-016" calcext:value-type="float">
            <text:p>3.60822E-16</text:p>
          </table:table-cell>
          <table:table-cell office:value-type="float" office:value="-2.08037E-015" calcext:value-type="float">
            <text:p>-2.08037E-15</text:p>
          </table:table-cell>
          <table:table-cell office:value-type="float" office:value="-2.44943E-015" calcext:value-type="float">
            <text:p>-2.4494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0752439" calcext:value-type="float">
            <text:p>0.000752439</text:p>
          </table:table-cell>
          <table:table-cell office:value-type="float" office:value="0.00151366" calcext:value-type="float">
            <text:p>0.00151366</text:p>
          </table:table-cell>
          <table:table-cell office:value-type="float" office:value="-0.000703232" calcext:value-type="float">
            <text:p>-0.000703232</text:p>
          </table:table-cell>
          <table:table-cell office:value-type="float" office:value="0.0007524" calcext:value-type="float">
            <text:p>0.0007524</text:p>
          </table:table-cell>
          <table:table-cell office:value-type="float" office:value="0.0015137" calcext:value-type="float">
            <text:p>0.0015137</text:p>
          </table:table-cell>
          <table:table-cell office:value-type="float" office:value="-0.0007032" calcext:value-type="float">
            <text:p>-0.0007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188097" calcext:value-type="float">
            <text:p>-1.88097E-05</text:p>
          </table:table-cell>
          <table:table-cell office:value-type="float" office:value="-0.0013771" calcext:value-type="float">
            <text:p>-0.0013771</text:p>
          </table:table-cell>
          <table:table-cell office:value-type="float" office:value="0.0004095" calcext:value-type="float">
            <text:p>0.0004095</text:p>
          </table:table-cell>
          <table:table-cell office:value-type="float" office:value="-0.0000188" calcext:value-type="float">
            <text:p>-1.88E-05</text:p>
          </table:table-cell>
          <table:table-cell office:value-type="float" office:value="-0.0013771" calcext:value-type="float">
            <text:p>-0.0013771</text:p>
          </table:table-cell>
          <table:table-cell office:value-type="float" office:value="0.0004095" calcext:value-type="float">
            <text:p>0.00040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2.22045E-015" calcext:value-type="float">
            <text:p>2.22045E-15</text:p>
          </table:table-cell>
          <table:table-cell office:value-type="float" office:value="6.76108E-015" calcext:value-type="float">
            <text:p>6.76108E-15</text:p>
          </table:table-cell>
          <table:table-cell office:value-type="float" office:value="2.60902E-015" calcext:value-type="float">
            <text:p>2.6090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0.000389318" calcext:value-type="float">
            <text:p>0.000389318</text:p>
          </table:table-cell>
          <table:table-cell office:value-type="float" office:value="-0.00130918" calcext:value-type="float">
            <text:p>-0.00130918</text:p>
          </table:table-cell>
          <table:table-cell office:value-type="float" office:value="-0.0000462178" calcext:value-type="float">
            <text:p>-4.62178E-05</text:p>
          </table:table-cell>
          <table:table-cell office:value-type="float" office:value="0.0003893" calcext:value-type="float">
            <text:p>0.0003893</text:p>
          </table:table-cell>
          <table:table-cell office:value-type="float" office:value="-0.0013092" calcext:value-type="float">
            <text:p>-0.0013092</text:p>
          </table:table-cell>
          <table:table-cell office:value-type="float" office:value="-0.0000462" calcext:value-type="float">
            <text:p>-4.62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-6.45317E-016" calcext:value-type="float">
            <text:p>-6.45317E-16</text:p>
          </table:table-cell>
          <table:table-cell office:value-type="float" office:value="3.82333E-015" calcext:value-type="float">
            <text:p>3.82333E-15</text:p>
          </table:table-cell>
          <table:table-cell office:value-type="float" office:value="4.16334E-017" calcext:value-type="float">
            <text:p>4.16334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253163" calcext:value-type="float">
            <text:p>-2.53163E-05</text:p>
          </table:table-cell>
          <table:table-cell office:value-type="float" office:value="-0.00117317" calcext:value-type="float">
            <text:p>-0.00117317</text:p>
          </table:table-cell>
          <table:table-cell office:value-type="float" office:value="0.000324391" calcext:value-type="float">
            <text:p>0.000324391</text:p>
          </table:table-cell>
          <table:table-cell office:value-type="float" office:value="-0.0000253" calcext:value-type="float">
            <text:p>-2.53E-05</text:p>
          </table:table-cell>
          <table:table-cell office:value-type="float" office:value="-0.0011732" calcext:value-type="float">
            <text:p>-0.0011732</text:p>
          </table:table-cell>
          <table:table-cell office:value-type="float" office:value="0.0003244" calcext:value-type="float">
            <text:p>0.0003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1.77636E-015" calcext:value-type="float">
            <text:p>1.77636E-15</text:p>
          </table:table-cell>
          <table:table-cell office:value-type="float" office:value="5.3204E-015" calcext:value-type="float">
            <text:p>5.3204E-15</text:p>
          </table:table-cell>
          <table:table-cell office:value-type="float" office:value="-3.33067E-016" calcext:value-type="float">
            <text:p>-3.33067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1.01308E-015" calcext:value-type="float">
            <text:p>1.01308E-15</text:p>
          </table:table-cell>
          <table:table-cell office:value-type="float" office:value="-3.93435E-015" calcext:value-type="float">
            <text:p>-3.93435E-15</text:p>
          </table:table-cell>
          <table:table-cell office:value-type="float" office:value="2.42861E-016" calcext:value-type="float">
            <text:p>2.42861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-2.08167E-016" calcext:value-type="float">
            <text:p>-2.08167E-16</text:p>
          </table:table-cell>
          <table:table-cell office:value-type="float" office:value="5.34642E-015" calcext:value-type="float">
            <text:p>5.34642E-15</text:p>
          </table:table-cell>
          <table:table-cell office:value-type="float" office:value="-1.08594E-015" calcext:value-type="float">
            <text:p>-1.08594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8.88178E-016" calcext:value-type="float">
            <text:p>8.88178E-16</text:p>
          </table:table-cell>
          <table:table-cell office:value-type="float" office:value="-6.99441E-015" calcext:value-type="float">
            <text:p>-6.99441E-15</text:p>
          </table:table-cell>
          <table:table-cell office:value-type="float" office:value="-2.498E-016" calcext:value-type="float">
            <text:p>-2.498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2.66454E-015" calcext:value-type="float">
            <text:p>2.66454E-15</text:p>
          </table:table-cell>
          <table:table-cell office:value-type="float" office:value="8.37524E-015" calcext:value-type="float">
            <text:p>8.37524E-15</text:p>
          </table:table-cell>
          <table:table-cell office:value-type="float" office:value="6.34215E-015" calcext:value-type="float">
            <text:p>6.34215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-5.55112E-016" calcext:value-type="float">
            <text:p>-5.55112E-16</text:p>
          </table:table-cell>
          <table:table-cell office:value-type="float" office:value="-6.13398E-015" calcext:value-type="float">
            <text:p>-6.13398E-15</text:p>
          </table:table-cell>
          <table:table-cell office:value-type="float" office:value="3.85456E-015" calcext:value-type="float">
            <text:p>3.8545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-9.71445E-017" calcext:value-type="float">
            <text:p>-9.71445E-17</text:p>
          </table:table-cell>
          <table:table-cell office:value-type="float" office:value="6.45838E-015" calcext:value-type="float">
            <text:p>6.45838E-15</text:p>
          </table:table-cell>
          <table:table-cell office:value-type="float" office:value="-5.68989E-015" calcext:value-type="float">
            <text:p>-5.6898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2.66454E-015" calcext:value-type="float">
            <text:p>2.66454E-15</text:p>
          </table:table-cell>
          <table:table-cell office:value-type="float" office:value="-8.21565E-015" calcext:value-type="float">
            <text:p>-8.21565E-15</text:p>
          </table:table-cell>
          <table:table-cell office:value-type="float" office:value="-5.10703E-015" calcext:value-type="float">
            <text:p>-5.10703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3.10862E-015" calcext:value-type="float">
            <text:p>3.10862E-15</text:p>
          </table:table-cell>
          <table:table-cell office:value-type="float" office:value="8.37698E-015" calcext:value-type="float">
            <text:p>8.37698E-15</text:p>
          </table:table-cell>
          <table:table-cell office:value-type="float" office:value="2.77556E-017" calcext:value-type="float">
            <text:p>2.77556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4.44089E-016" calcext:value-type="float">
            <text:p>4.44089E-16</text:p>
          </table:table-cell>
          <table:table-cell office:value-type="float" office:value="-6.53297E-015" calcext:value-type="float">
            <text:p>-6.53297E-15</text:p>
          </table:table-cell>
          <table:table-cell office:value-type="float" office:value="2.15106E-016" calcext:value-type="float">
            <text:p>2.1510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-2.91434E-016" calcext:value-type="float">
            <text:p>-2.91434E-16</text:p>
          </table:table-cell>
          <table:table-cell office:value-type="float" office:value="7.03604E-015" calcext:value-type="float">
            <text:p>7.03604E-15</text:p>
          </table:table-cell>
          <table:table-cell office:value-type="float" office:value="-2.01228E-016" calcext:value-type="float">
            <text:p>-2.01228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268368" calcext:value-type="float">
            <text:p>-2.68368E-05</text:p>
          </table:table-cell>
          <table:table-cell office:value-type="float" office:value="-0.00174718" calcext:value-type="float">
            <text:p>-0.00174718</text:p>
          </table:table-cell>
          <table:table-cell office:value-type="float" office:value="-0.000608337" calcext:value-type="float">
            <text:p>-0.000608337</text:p>
          </table:table-cell>
          <table:table-cell office:value-type="float" office:value="-0.0000268" calcext:value-type="float">
            <text:p>-2.68E-05</text:p>
          </table:table-cell>
          <table:table-cell office:value-type="float" office:value="-0.0017472" calcext:value-type="float">
            <text:p>-0.0017472</text:p>
          </table:table-cell>
          <table:table-cell office:value-type="float" office:value="-0.0006083" calcext:value-type="float">
            <text:p>-0.00060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-0.000559988" calcext:value-type="float">
            <text:p>-0.000559988</text:p>
          </table:table-cell>
          <table:table-cell office:value-type="float" office:value="0.00700843" calcext:value-type="float">
            <text:p>0.00700843</text:p>
          </table:table-cell>
          <table:table-cell office:value-type="float" office:value="-0.00100798" calcext:value-type="float">
            <text:p>-0.00100798</text:p>
          </table:table-cell>
          <table:table-cell office:value-type="float" office:value="-0.00056" calcext:value-type="float">
            <text:p>-0.00056</text:p>
          </table:table-cell>
          <table:table-cell office:value-type="float" office:value="0.0070084" calcext:value-type="float">
            <text:p>0.0070084</text:p>
          </table:table-cell>
          <table:table-cell office:value-type="float" office:value="-0.001008" calcext:value-type="float">
            <text:p>-0.001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-0.066544" calcext:value-type="float">
            <text:p>-0.066544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-0.0133977" calcext:value-type="float">
            <text:p>-0.0133977</text:p>
          </table:table-cell>
          <table:table-cell office:value-type="float" office:value="-0.066544" calcext:value-type="float">
            <text:p>-0.066544</text:p>
          </table:table-cell>
          <table:table-cell office:value-type="float" office:value="0.040493" calcext:value-type="float">
            <text:p>0.040493</text:p>
          </table:table-cell>
          <table:table-cell office:value-type="float" office:value="-0.0133977" calcext:value-type="float">
            <text:p>-0.01339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331852" calcext:value-type="float">
            <text:p>-0.000331852</text:p>
          </table:table-cell>
          <table:table-cell office:value-type="float" office:value="0.000782136" calcext:value-type="float">
            <text:p>0.000782136</text:p>
          </table:table-cell>
          <table:table-cell office:value-type="float" office:value="-0.000310798" calcext:value-type="float">
            <text:p>-0.000310798</text:p>
          </table:table-cell>
          <table:table-cell office:value-type="float" office:value="-0.0003319" calcext:value-type="float">
            <text:p>-0.0003319</text:p>
          </table:table-cell>
          <table:table-cell office:value-type="float" office:value="0.0007821" calcext:value-type="float">
            <text:p>0.0007821</text:p>
          </table:table-cell>
          <table:table-cell office:value-type="float" office:value="-0.0003108" calcext:value-type="float">
            <text:p>-0.00031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-0.00768502" calcext:value-type="float">
            <text:p>-0.00768502</text:p>
          </table:table-cell>
          <table:table-cell office:value-type="float" office:value="0.00965563" calcext:value-type="float">
            <text:p>0.00965563</text:p>
          </table:table-cell>
          <table:table-cell office:value-type="float" office:value="-0.0427012" calcext:value-type="float">
            <text:p>-0.0427012</text:p>
          </table:table-cell>
          <table:table-cell office:value-type="float" office:value="-0.007685" calcext:value-type="float">
            <text:p>-0.007685</text:p>
          </table:table-cell>
          <table:table-cell office:value-type="float" office:value="0.0096557" calcext:value-type="float">
            <text:p>0.0096557</text:p>
          </table:table-cell>
          <table:table-cell office:value-type="float" office:value="-0.0427013" calcext:value-type="float">
            <text:p>-0.04270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57369" calcext:value-type="float">
            <text:p>5.7369E-05</text:p>
          </table:table-cell>
          <table:table-cell office:value-type="float" office:value="0.000201566" calcext:value-type="float">
            <text:p>0.000201566</text:p>
          </table:table-cell>
          <table:table-cell office:value-type="float" office:value="0.0000451204" calcext:value-type="float">
            <text:p>4.51204E-05</text:p>
          </table:table-cell>
          <table:table-cell office:value-type="float" office:value="0.0000574" calcext:value-type="float">
            <text:p>5.74E-05</text:p>
          </table:table-cell>
          <table:table-cell office:value-type="float" office:value="0.0002016" calcext:value-type="float">
            <text:p>0.0002016</text:p>
          </table:table-cell>
          <table:table-cell office:value-type="float" office:value="0.0000451" calcext:value-type="float">
            <text:p>4.51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411019" calcext:value-type="float">
            <text:p>-4.11019E-05</text:p>
          </table:table-cell>
          <table:table-cell office:value-type="float" office:value="0.000329241" calcext:value-type="float">
            <text:p>0.000329241</text:p>
          </table:table-cell>
          <table:table-cell office:value-type="float" office:value="-0.0000986689" calcext:value-type="float">
            <text:p>-9.86689E-05</text:p>
          </table:table-cell>
          <table:table-cell office:value-type="float" office:value="-0.0000411" calcext:value-type="float">
            <text:p>-4.11E-05</text:p>
          </table:table-cell>
          <table:table-cell office:value-type="float" office:value="0.0003292" calcext:value-type="float">
            <text:p>0.0003292</text:p>
          </table:table-cell>
          <table:table-cell office:value-type="float" office:value="-0.0000987" calcext:value-type="float">
            <text:p>-9.87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-3.85109E-016" calcext:value-type="float">
            <text:p>-3.85109E-16</text:p>
          </table:table-cell>
          <table:table-cell office:value-type="float" office:value="-5.93275E-016" calcext:value-type="float">
            <text:p>-5.93275E-16</text:p>
          </table:table-cell>
          <table:table-cell office:value-type="float" office:value="-2.40519E-015" calcext:value-type="float">
            <text:p>-2.4051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-0.0000206417" calcext:value-type="float">
            <text:p>-2.06417E-05</text:p>
          </table:table-cell>
          <table:table-cell office:value-type="float" office:value="0.000162752" calcext:value-type="float">
            <text:p>0.000162752</text:p>
          </table:table-cell>
          <table:table-cell office:value-type="float" office:value="-0.000680224" calcext:value-type="float">
            <text:p>-0.000680224</text:p>
          </table:table-cell>
          <table:table-cell office:value-type="float" office:value="-0.0000206" calcext:value-type="float">
            <text:p>-2.06E-05</text:p>
          </table:table-cell>
          <table:table-cell office:value-type="float" office:value="0.0001628" calcext:value-type="float">
            <text:p>0.0001628</text:p>
          </table:table-cell>
          <table:table-cell office:value-type="float" office:value="-0.0006802" calcext:value-type="float">
            <text:p>-0.00068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3.55271E-015" calcext:value-type="float">
            <text:p>3.55271E-15</text:p>
          </table:table-cell>
          <table:table-cell office:value-type="float" office:value="-3.19189E-016" calcext:value-type="float">
            <text:p>-3.19189E-16</text:p>
          </table:table-cell>
          <table:table-cell office:value-type="float" office:value="6.33521E-015" calcext:value-type="float">
            <text:p>6.33521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1.65146E-015" calcext:value-type="float">
            <text:p>1.65146E-15</text:p>
          </table:table-cell>
          <table:table-cell office:value-type="float" office:value="-2.22045E-016" calcext:value-type="float">
            <text:p>-2.22045E-16</text:p>
          </table:table-cell>
          <table:table-cell office:value-type="float" office:value="4.2015E-015" calcext:value-type="float">
            <text:p>4.201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-5.55112E-017" calcext:value-type="float">
            <text:p>-5.55112E-17</text:p>
          </table:table-cell>
          <table:table-cell office:value-type="float" office:value="-3.41741E-016" calcext:value-type="float">
            <text:p>-3.41741E-16</text:p>
          </table:table-cell>
          <table:table-cell office:value-type="float" office:value="-5.36376E-015" calcext:value-type="float">
            <text:p>-5.3637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-0.0000262763" calcext:value-type="float">
            <text:p>-2.62763E-05</text:p>
          </table:table-cell>
          <table:table-cell office:value-type="float" office:value="-0.000555651" calcext:value-type="float">
            <text:p>-0.000555651</text:p>
          </table:table-cell>
          <table:table-cell office:value-type="float" office:value="-0.00151718" calcext:value-type="float">
            <text:p>-0.00151718</text:p>
          </table:table-cell>
          <table:table-cell office:value-type="float" office:value="-0.0000263" calcext:value-type="float">
            <text:p>-2.63E-05</text:p>
          </table:table-cell>
          <table:table-cell office:value-type="float" office:value="-0.0005557" calcext:value-type="float">
            <text:p>-0.0005557</text:p>
          </table:table-cell>
          <table:table-cell office:value-type="float" office:value="-0.0015172" calcext:value-type="float">
            <text:p>-0.00151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0.0000585589" calcext:value-type="float">
            <text:p>5.85589E-05</text:p>
          </table:table-cell>
          <table:table-cell office:value-type="float" office:value="0.000502009" calcext:value-type="float">
            <text:p>0.000502009</text:p>
          </table:table-cell>
          <table:table-cell office:value-type="float" office:value="0.000461018" calcext:value-type="float">
            <text:p>0.000461018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440283" calcext:value-type="float">
            <text:p>0.000440283</text:p>
          </table:table-cell>
          <table:table-cell office:value-type="float" office:value="-0.000165731" calcext:value-type="float">
            <text:p>-0.000165731</text:p>
          </table:table-cell>
          <table:table-cell office:value-type="float" office:value="-0.000582481" calcext:value-type="float">
            <text:p>-0.000582481</text:p>
          </table:table-cell>
          <table:table-cell office:value-type="float" office:value="0.0004403" calcext:value-type="float">
            <text:p>0.0004403</text:p>
          </table:table-cell>
          <table:table-cell office:value-type="float" office:value="-0.0001657" calcext:value-type="float">
            <text:p>-0.0001657</text:p>
          </table:table-cell>
          <table:table-cell office:value-type="float" office:value="-0.0005825" calcext:value-type="float">
            <text:p>-0.00058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850234" calcext:value-type="float">
            <text:p>-0.000850234</text:p>
          </table:table-cell>
          <table:table-cell office:value-type="float" office:value="0.00183771" calcext:value-type="float">
            <text:p>0.00183771</text:p>
          </table:table-cell>
          <table:table-cell office:value-type="float" office:value="0.00093563" calcext:value-type="float">
            <text:p>0.00093563</text:p>
          </table:table-cell>
          <table:table-cell office:value-type="float" office:value="-0.0008502" calcext:value-type="float">
            <text:p>-0.0008502</text:p>
          </table:table-cell>
          <table:table-cell office:value-type="float" office:value="0.0018377" calcext:value-type="float">
            <text:p>0.0018377</text:p>
          </table:table-cell>
          <table:table-cell office:value-type="float" office:value="0.0009356" calcext:value-type="float">
            <text:p>0.00093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-0.00665148" calcext:value-type="float">
            <text:p>-0.00665148</text:p>
          </table:table-cell>
          <table:table-cell office:value-type="float" office:value="0.141432" calcext:value-type="float">
            <text:p>0.141432</text:p>
          </table:table-cell>
          <table:table-cell office:value-type="float" office:value="0.146088" calcext:value-type="float">
            <text:p>0.146088</text:p>
          </table:table-cell>
          <table:table-cell office:value-type="float" office:value="-0.0066515" calcext:value-type="float">
            <text:p>-0.0066515</text:p>
          </table:table-cell>
          <table:table-cell office:value-type="float" office:value="0.1414321" calcext:value-type="float">
            <text:p>0.1414321</text:p>
          </table:table-cell>
          <table:table-cell office:value-type="float" office:value="0.1460882" calcext:value-type="float">
            <text:p>0.14608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5546" calcext:value-type="float">
            <text:p>0.00245546</text:p>
          </table:table-cell>
          <table:table-cell office:value-type="float" office:value="-0.00151467" calcext:value-type="float">
            <text:p>-0.00151467</text:p>
          </table:table-cell>
          <table:table-cell office:value-type="float" office:value="-0.00109056" calcext:value-type="float">
            <text:p>-0.00109056</text:p>
          </table:table-cell>
          <table:table-cell office:value-type="float" office:value="0.0024555" calcext:value-type="float">
            <text:p>0.0024555</text:p>
          </table:table-cell>
          <table:table-cell office:value-type="float" office:value="-0.0015147" calcext:value-type="float">
            <text:p>-0.0015147</text:p>
          </table:table-cell>
          <table:table-cell office:value-type="float" office:value="-0.0010906" calcext:value-type="float">
            <text:p>-0.00109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00129811" calcext:value-type="float">
            <text:p>-0.00129811</text:p>
          </table:table-cell>
          <table:table-cell office:value-type="float" office:value="-0.000473751" calcext:value-type="float">
            <text:p>-0.000473751</text:p>
          </table:table-cell>
          <table:table-cell office:value-type="float" office:value="-0.0000341019" calcext:value-type="float">
            <text:p>-3.41019E-05</text:p>
          </table:table-cell>
          <table:table-cell office:value-type="float" office:value="-0.0012981" calcext:value-type="float">
            <text:p>-0.0012981</text:p>
          </table:table-cell>
          <table:table-cell office:value-type="float" office:value="-0.0004738" calcext:value-type="float">
            <text:p>-0.0004738</text:p>
          </table:table-cell>
          <table:table-cell office:value-type="float" office:value="-0.0000341" calcext:value-type="float">
            <text:p>-3.41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-0.00112969" calcext:value-type="float">
            <text:p>-0.00112969</text:p>
          </table:table-cell>
          <table:table-cell office:value-type="float" office:value="0.000110439" calcext:value-type="float">
            <text:p>0.000110439</text:p>
          </table:table-cell>
          <table:table-cell office:value-type="float" office:value="-0.000311772" calcext:value-type="float">
            <text:p>-0.000311772</text:p>
          </table:table-cell>
          <table:table-cell office:value-type="float" office:value="-0.0011297" calcext:value-type="float">
            <text:p>-0.0011297</text:p>
          </table:table-cell>
          <table:table-cell office:value-type="float" office:value="0.0001104" calcext:value-type="float">
            <text:p>0.0001104</text:p>
          </table:table-cell>
          <table:table-cell office:value-type="float" office:value="-0.0003118" calcext:value-type="float">
            <text:p>-0.00031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-0.000615876" calcext:value-type="float">
            <text:p>-0.000615876</text:p>
          </table:table-cell>
          <table:table-cell office:value-type="float" office:value="-0.000139661" calcext:value-type="float">
            <text:p>-0.000139661</text:p>
          </table:table-cell>
          <table:table-cell office:value-type="float" office:value="-0.000198558" calcext:value-type="float">
            <text:p>-0.000198558</text:p>
          </table:table-cell>
          <table:table-cell office:value-type="float" office:value="-0.0006159" calcext:value-type="float">
            <text:p>-0.0006159</text:p>
          </table:table-cell>
          <table:table-cell office:value-type="float" office:value="-0.0001397" calcext:value-type="float">
            <text:p>-0.0001397</text:p>
          </table:table-cell>
          <table:table-cell office:value-type="float" office:value="-0.0001986" calcext:value-type="float">
            <text:p>-0.00019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.0002725" calcext:value-type="float">
            <text:p>0.0002725</text:p>
          </table:table-cell>
          <table:table-cell office:value-type="float" office:value="0.000140679" calcext:value-type="float">
            <text:p>0.000140679</text:p>
          </table:table-cell>
          <table:table-cell office:value-type="float" office:value="0.000317517" calcext:value-type="float">
            <text:p>0.000317517</text:p>
          </table:table-cell>
          <table:table-cell office:value-type="float" office:value="0.0002725" calcext:value-type="float">
            <text:p>0.0002725</text:p>
          </table:table-cell>
          <table:table-cell office:value-type="float" office:value="0.0001407" calcext:value-type="float">
            <text:p>0.0001407</text:p>
          </table:table-cell>
          <table:table-cell office:value-type="float" office:value="0.0003175" calcext:value-type="float">
            <text:p>0.0003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1.25811E-015" calcext:value-type="float">
            <text:p>1.25811E-15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-7.07767E-016" calcext:value-type="float">
            <text:p>-7.07767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-2.24126E-015" calcext:value-type="float">
            <text:p>-2.24126E-15</text:p>
          </table:table-cell>
          <table:table-cell office:value-type="float" office:value="3.55271E-015" calcext:value-type="float">
            <text:p>3.55271E-15</text:p>
          </table:table-cell>
          <table:table-cell office:value-type="float" office:value="-2.19616E-015" calcext:value-type="float">
            <text:p>-2.19616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-4.52763E-016" calcext:value-type="float">
            <text:p>-4.52763E-16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2.56956E-015" calcext:value-type="float">
            <text:p>2.56956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-1.61329E-016" calcext:value-type="float">
            <text:p>-1.61329E-16</text:p>
          </table:table-cell>
          <table:table-cell office:value-type="float" office:value="-8.88612E-016" calcext:value-type="float">
            <text:p>-8.88612E-16</text:p>
          </table:table-cell>
          <table:table-cell office:value-type="float" office:value="4.32033E-015" calcext:value-type="float">
            <text:p>4.32033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1.03563E-015" calcext:value-type="float">
            <text:p>1.03563E-15</text:p>
          </table:table-cell>
          <table:table-cell office:value-type="float" office:value="7.77156E-016" calcext:value-type="float">
            <text:p>7.77156E-16</text:p>
          </table:table-cell>
          <table:table-cell office:value-type="float" office:value="1.91513E-015" calcext:value-type="float">
            <text:p>1.91513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-1.25507E-015" calcext:value-type="float">
            <text:p>-1.25507E-15</text:p>
          </table:table-cell>
          <table:table-cell office:value-type="float" office:value="3.55271E-015" calcext:value-type="float">
            <text:p>3.55271E-15</text:p>
          </table:table-cell>
          <table:table-cell office:value-type="float" office:value="-4.66294E-015" calcext:value-type="float">
            <text:p>-4.66294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-1.97932E-015" calcext:value-type="float">
            <text:p>-1.97932E-15</text:p>
          </table:table-cell>
          <table:table-cell office:value-type="float" office:value="8.04912E-016" calcext:value-type="float">
            <text:p>8.04912E-16</text:p>
          </table:table-cell>
          <table:table-cell office:value-type="float" office:value="-9.41087E-016" calcext:value-type="float">
            <text:p>-9.41087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0885958" calcext:value-type="float">
            <text:p>-8.85958E-06</text:p>
          </table:table-cell>
          <table:table-cell office:value-type="float" office:value="0.000143504" calcext:value-type="float">
            <text:p>0.000143504</text:p>
          </table:table-cell>
          <table:table-cell office:value-type="float" office:value="0.000169584" calcext:value-type="float">
            <text:p>0.000169584</text:p>
          </table:table-cell>
          <table:table-cell office:value-type="float" office:value="-0.0000089" calcext:value-type="float">
            <text:p>-8.9E-06</text:p>
          </table:table-cell>
          <table:table-cell office:value-type="float" office:value="0.0001435" calcext:value-type="float">
            <text:p>0.0001435</text:p>
          </table:table-cell>
          <table:table-cell office:value-type="float" office:value="0.0001696" calcext:value-type="float">
            <text:p>0.00016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7.78891E-016" calcext:value-type="float">
            <text:p>7.78891E-16</text:p>
          </table:table-cell>
          <table:table-cell office:value-type="float" office:value="6.10623E-016" calcext:value-type="float">
            <text:p>6.10623E-16</text:p>
          </table:table-cell>
          <table:table-cell office:value-type="float" office:value="7.11237E-016" calcext:value-type="float">
            <text:p>7.11237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250062" calcext:value-type="float">
            <text:p>-0.000250062</text:p>
          </table:table-cell>
          <table:table-cell office:value-type="float" office:value="0.000104559" calcext:value-type="float">
            <text:p>0.000104559</text:p>
          </table:table-cell>
          <table:table-cell office:value-type="float" office:value="0.000172577" calcext:value-type="float">
            <text:p>0.000172577</text:p>
          </table:table-cell>
          <table:table-cell office:value-type="float" office:value="-0.0002501" calcext:value-type="float">
            <text:p>-0.0002501</text:p>
          </table:table-cell>
          <table:table-cell office:value-type="float" office:value="0.0001046" calcext:value-type="float">
            <text:p>0.0001046</text:p>
          </table:table-cell>
          <table:table-cell office:value-type="float" office:value="0.0001726" calcext:value-type="float">
            <text:p>0.00017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23259" calcext:value-type="float">
            <text:p>-0.00023259</text:p>
          </table:table-cell>
          <table:table-cell office:value-type="float" office:value="0.0000489028" calcext:value-type="float">
            <text:p>4.89028E-05</text:p>
          </table:table-cell>
          <table:table-cell office:value-type="float" office:value="0.000306272" calcext:value-type="float">
            <text:p>0.000306272</text:p>
          </table:table-cell>
          <table:table-cell office:value-type="float" office:value="-0.0002326" calcext:value-type="float">
            <text:p>-0.0002326</text:p>
          </table:table-cell>
          <table:table-cell office:value-type="float" office:value="0.0000489" calcext:value-type="float">
            <text:p>4.89E-05</text:p>
          </table:table-cell>
          <table:table-cell office:value-type="float" office:value="0.0003063" calcext:value-type="float">
            <text:p>0.00030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0.000324288" calcext:value-type="float">
            <text:p>0.000324288</text:p>
          </table:table-cell>
          <table:table-cell office:value-type="float" office:value="0.000408383" calcext:value-type="float">
            <text:p>0.000408383</text:p>
          </table:table-cell>
          <table:table-cell office:value-type="float" office:value="0.000100914" calcext:value-type="float">
            <text:p>0.000100914</text:p>
          </table:table-cell>
          <table:table-cell office:value-type="float" office:value="0.0003243" calcext:value-type="float">
            <text:p>0.0003243</text:p>
          </table:table-cell>
          <table:table-cell office:value-type="float" office:value="0.0004084" calcext:value-type="float">
            <text:p>0.0004084</text:p>
          </table:table-cell>
          <table:table-cell office:value-type="float" office:value="0.0001009" calcext:value-type="float">
            <text:p>0.0001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1.47625E-015" calcext:value-type="float">
            <text:p>-1.47625E-15</text:p>
          </table:table-cell>
          <table:table-cell office:value-type="float" office:value="-3.35582E-015" calcext:value-type="float">
            <text:p>-3.35582E-15</text:p>
          </table:table-cell>
          <table:table-cell office:value-type="float" office:value="1.77636E-015" calcext:value-type="float">
            <text:p>1.7763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-4.5363E-016" calcext:value-type="float">
            <text:p>-4.5363E-16</text:p>
          </table:table-cell>
          <table:table-cell office:value-type="float" office:value="8.95117E-016" calcext:value-type="float">
            <text:p>8.95117E-16</text:p>
          </table:table-cell>
          <table:table-cell office:value-type="float" office:value="-5.37764E-017" calcext:value-type="float">
            <text:p>-5.37764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7.89299E-016" calcext:value-type="float">
            <text:p>7.89299E-16</text:p>
          </table:table-cell>
          <table:table-cell office:value-type="float" office:value="-7.14706E-016" calcext:value-type="float">
            <text:p>-7.14706E-16</text:p>
          </table:table-cell>
          <table:table-cell office:value-type="float" office:value="6.66134E-016" calcext:value-type="float">
            <text:p>6.66134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3.52" calcext:value-type="float">
            <text:p>3.52</text:p>
          </table:table-cell>
          <table:table-cell office:value-type="float" office:value="0.000203896" calcext:value-type="float">
            <text:p>0.000203896</text:p>
          </table:table-cell>
          <table:table-cell office:value-type="float" office:value="0.00017865" calcext:value-type="float">
            <text:p>0.00017865</text:p>
          </table:table-cell>
          <table:table-cell office:value-type="float" office:value="0.000190431" calcext:value-type="float">
            <text:p>0.000190431</text:p>
          </table:table-cell>
          <table:table-cell office:value-type="float" office:value="0.0002039" calcext:value-type="float">
            <text:p>0.0002039</text:p>
          </table:table-cell>
          <table:table-cell office:value-type="float" office:value="0.0001787" calcext:value-type="float">
            <text:p>0.0001787</text:p>
          </table:table-cell>
          <table:table-cell office:value-type="float" office:value="0.0001904" calcext:value-type="float">
            <text:p>0.00019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-1.77549E-015" calcext:value-type="float">
            <text:p>-1.77549E-15</text:p>
          </table:table-cell>
          <table:table-cell office:value-type="float" office:value="-3.42174E-015" calcext:value-type="float">
            <text:p>-3.42174E-15</text:p>
          </table:table-cell>
          <table:table-cell office:value-type="float" office:value="-3.46945E-017" calcext:value-type="float">
            <text:p>-3.4694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-1.97585E-015" calcext:value-type="float">
            <text:p>-1.97585E-15</text:p>
          </table:table-cell>
          <table:table-cell office:value-type="float" office:value="2.75474E-015" calcext:value-type="float">
            <text:p>2.75474E-15</text:p>
          </table:table-cell>
          <table:table-cell office:value-type="float" office:value="-2.19529E-015" calcext:value-type="float">
            <text:p>-2.1952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1.01481E-015" calcext:value-type="float">
            <text:p>1.01481E-15</text:p>
          </table:table-cell>
          <table:table-cell office:value-type="float" office:value="-3.45036E-015" calcext:value-type="float">
            <text:p>-3.45036E-15</text:p>
          </table:table-cell>
          <table:table-cell office:value-type="float" office:value="-2.93428E-015" calcext:value-type="float">
            <text:p>-2.9342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9.19403E-016" calcext:value-type="float">
            <text:p>9.19403E-16</text:p>
          </table:table-cell>
          <table:table-cell office:value-type="float" office:value="6.63532E-016" calcext:value-type="float">
            <text:p>6.63532E-16</text:p>
          </table:table-cell>
          <table:table-cell office:value-type="float" office:value="2.66714E-015" calcext:value-type="float">
            <text:p>2.66714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-2.30588E-015" calcext:value-type="float">
            <text:p>-2.30588E-15</text:p>
          </table:table-cell>
          <table:table-cell office:value-type="float" office:value="-3.61039E-015" calcext:value-type="float">
            <text:p>-3.61039E-15</text:p>
          </table:table-cell>
          <table:table-cell office:value-type="float" office:value="3.39615E-015" calcext:value-type="float">
            <text:p>3.3961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-1.14839E-015" calcext:value-type="float">
            <text:p>-1.14839E-15</text:p>
          </table:table-cell>
          <table:table-cell office:value-type="float" office:value="1.11022E-015" calcext:value-type="float">
            <text:p>1.11022E-15</text:p>
          </table:table-cell>
          <table:table-cell office:value-type="float" office:value="-2.48456E-015" calcext:value-type="float">
            <text:p>-2.48456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-1.56125E-017" calcext:value-type="float">
            <text:p>-1.56125E-17</text:p>
          </table:table-cell>
          <table:table-cell office:value-type="float" office:value="-2.18619E-015" calcext:value-type="float">
            <text:p>-2.18619E-15</text:p>
          </table:table-cell>
          <table:table-cell office:value-type="float" office:value="-4.23359E-015" calcext:value-type="float">
            <text:p>-4.2335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776181" calcext:value-type="float">
            <text:p>7.76181E-05</text:p>
          </table:table-cell>
          <table:table-cell office:value-type="float" office:value="0.0000531334" calcext:value-type="float">
            <text:p>5.31334E-05</text:p>
          </table:table-cell>
          <table:table-cell office:value-type="float" office:value="-0.000123323" calcext:value-type="float">
            <text:p>-0.000123323</text:p>
          </table:table-cell>
          <table:table-cell office:value-type="float" office:value="0.0000776" calcext:value-type="float">
            <text:p>7.76E-05</text:p>
          </table:table-cell>
          <table:table-cell office:value-type="float" office:value="0.0000531" calcext:value-type="float">
            <text:p>5.31E-05</text:p>
          </table:table-cell>
          <table:table-cell office:value-type="float" office:value="-0.0001233" calcext:value-type="float">
            <text:p>-0.00012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-2.43599E-015" calcext:value-type="float">
            <text:p>-2.43599E-15</text:p>
          </table:table-cell>
          <table:table-cell office:value-type="float" office:value="-4.96521E-015" calcext:value-type="float">
            <text:p>-4.96521E-15</text:p>
          </table:table-cell>
          <table:table-cell office:value-type="float" office:value="-1.41337E-015" calcext:value-type="float">
            <text:p>-1.4133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-1.95243E-015" calcext:value-type="float">
            <text:p>-1.95243E-15</text:p>
          </table:table-cell>
          <table:table-cell office:value-type="float" office:value="6.38378E-016" calcext:value-type="float">
            <text:p>6.38378E-16</text:p>
          </table:table-cell>
          <table:table-cell office:value-type="float" office:value="-1.75641E-016" calcext:value-type="float">
            <text:p>-1.75641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7.37257E-017" calcext:value-type="float">
            <text:p>7.37257E-17</text:p>
          </table:table-cell>
          <table:table-cell office:value-type="float" office:value="-3.50501E-015" calcext:value-type="float">
            <text:p>-3.50501E-15</text:p>
          </table:table-cell>
          <table:table-cell office:value-type="float" office:value="-1.18135E-015" calcext:value-type="float">
            <text:p>-1.18135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-4.77049E-016" calcext:value-type="float">
            <text:p>-4.77049E-16</text:p>
          </table:table-cell>
          <table:table-cell office:value-type="float" office:value="5.20113E-015" calcext:value-type="float">
            <text:p>5.20113E-15</text:p>
          </table:table-cell>
          <table:table-cell office:value-type="float" office:value="1.77722E-015" calcext:value-type="float">
            <text:p>1.77722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3.17454E-016" calcext:value-type="float">
            <text:p>-3.17454E-16</text:p>
          </table:table-cell>
          <table:table-cell office:value-type="float" office:value="-6.56246E-015" calcext:value-type="float">
            <text:p>-6.56246E-15</text:p>
          </table:table-cell>
          <table:table-cell office:value-type="float" office:value="1.952E-015" calcext:value-type="float">
            <text:p>1.95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-7.8583E-016" calcext:value-type="float">
            <text:p>-7.8583E-16</text:p>
          </table:table-cell>
          <table:table-cell office:value-type="float" office:value="5.12437E-015" calcext:value-type="float">
            <text:p>5.12437E-15</text:p>
          </table:table-cell>
          <table:table-cell office:value-type="float" office:value="-9.19403E-017" calcext:value-type="float">
            <text:p>-9.19403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-2.26208E-015" calcext:value-type="float">
            <text:p>-2.26208E-15</text:p>
          </table:table-cell>
          <table:table-cell office:value-type="float" office:value="-2.30675E-015" calcext:value-type="float">
            <text:p>-2.30675E-15</text:p>
          </table:table-cell>
          <table:table-cell office:value-type="float" office:value="6.66134E-016" calcext:value-type="float">
            <text:p>6.66134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7.41594E-017" calcext:value-type="float">
            <text:p>7.41594E-17</text:p>
          </table:table-cell>
          <table:table-cell office:value-type="float" office:value="3.68282E-015" calcext:value-type="float">
            <text:p>3.68282E-15</text:p>
          </table:table-cell>
          <table:table-cell office:value-type="float" office:value="5.12611E-016" calcext:value-type="float">
            <text:p>5.12611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5.07407E-017" calcext:value-type="float">
            <text:p>5.07407E-17</text:p>
          </table:table-cell>
          <table:table-cell office:value-type="float" office:value="-4.89105E-015" calcext:value-type="float">
            <text:p>-4.89105E-15</text:p>
          </table:table-cell>
          <table:table-cell office:value-type="float" office:value="8.37871E-016" calcext:value-type="float">
            <text:p>8.37871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-2.50668E-015" calcext:value-type="float">
            <text:p>-2.50668E-15</text:p>
          </table:table-cell>
          <table:table-cell office:value-type="float" office:value="6.67478E-015" calcext:value-type="float">
            <text:p>6.67478E-15</text:p>
          </table:table-cell>
          <table:table-cell office:value-type="float" office:value="-2.32973E-015" calcext:value-type="float">
            <text:p>-2.3297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-2.91434E-016" calcext:value-type="float">
            <text:p>-2.91434E-16</text:p>
          </table:table-cell>
          <table:table-cell office:value-type="float" office:value="-4.68245E-015" calcext:value-type="float">
            <text:p>-4.68245E-15</text:p>
          </table:table-cell>
          <table:table-cell office:value-type="float" office:value="1.44676E-015" calcext:value-type="float">
            <text:p>1.44676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-7.89299E-016" calcext:value-type="float">
            <text:p>-7.89299E-16</text:p>
          </table:table-cell>
          <table:table-cell office:value-type="float" office:value="6.64399E-015" calcext:value-type="float">
            <text:p>6.64399E-15</text:p>
          </table:table-cell>
          <table:table-cell office:value-type="float" office:value="5.88071E-015" calcext:value-type="float">
            <text:p>5.88071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-1.25117E-015" calcext:value-type="float">
            <text:p>-1.25117E-15</text:p>
          </table:table-cell>
          <table:table-cell office:value-type="float" office:value="-8.05042E-015" calcext:value-type="float">
            <text:p>-8.05042E-15</text:p>
          </table:table-cell>
          <table:table-cell office:value-type="float" office:value="4.92618E-015" calcext:value-type="float">
            <text:p>4.9261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-1.49707E-015" calcext:value-type="float">
            <text:p>-1.49707E-15</text:p>
          </table:table-cell>
          <table:table-cell office:value-type="float" office:value="8.39346E-015" calcext:value-type="float">
            <text:p>8.39346E-15</text:p>
          </table:table-cell>
          <table:table-cell office:value-type="float" office:value="-6.24154E-015" calcext:value-type="float">
            <text:p>-6.24154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-1.17094E-015" calcext:value-type="float">
            <text:p>-1.17094E-15</text:p>
          </table:table-cell>
          <table:table-cell office:value-type="float" office:value="-6.24457E-015" calcext:value-type="float">
            <text:p>-6.24457E-15</text:p>
          </table:table-cell>
          <table:table-cell office:value-type="float" office:value="-2.58907E-015" calcext:value-type="float">
            <text:p>-2.58907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-8.74301E-016" calcext:value-type="float">
            <text:p>-8.74301E-16</text:p>
          </table:table-cell>
          <table:table-cell office:value-type="float" office:value="6.79144E-015" calcext:value-type="float">
            <text:p>6.79144E-15</text:p>
          </table:table-cell>
          <table:table-cell office:value-type="float" office:value="-4.61436E-016" calcext:value-type="float">
            <text:p>-4.61436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-7.02997E-016" calcext:value-type="float">
            <text:p>-7.02997E-16</text:p>
          </table:table-cell>
          <table:table-cell office:value-type="float" office:value="-8.24861E-015" calcext:value-type="float">
            <text:p>-8.24861E-15</text:p>
          </table:table-cell>
          <table:table-cell office:value-type="float" office:value="1.39645E-016" calcext:value-type="float">
            <text:p>1.3964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-2.07733E-015" calcext:value-type="float">
            <text:p>-2.07733E-15</text:p>
          </table:table-cell>
          <table:table-cell office:value-type="float" office:value="8.39953E-015" calcext:value-type="float">
            <text:p>8.39953E-15</text:p>
          </table:table-cell>
          <table:table-cell office:value-type="float" office:value="1.19696E-016" calcext:value-type="float">
            <text:p>1.1969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-1.52569E-015" calcext:value-type="float">
            <text:p>-1.52569E-15</text:p>
          </table:table-cell>
          <table:table-cell office:value-type="float" office:value="-6.46575E-015" calcext:value-type="float">
            <text:p>-6.46575E-15</text:p>
          </table:table-cell>
          <table:table-cell office:value-type="float" office:value="-3.76435E-016" calcext:value-type="float">
            <text:p>-3.76435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-0.0000657591" calcext:value-type="float">
            <text:p>-6.57591E-05</text:p>
          </table:table-cell>
          <table:table-cell office:value-type="float" office:value="0.000267464" calcext:value-type="float">
            <text:p>0.000267464</text:p>
          </table:table-cell>
          <table:table-cell office:value-type="float" office:value="0.000103734" calcext:value-type="float">
            <text:p>0.000103734</text:p>
          </table:table-cell>
          <table:table-cell office:value-type="float" office:value="-0.0000658" calcext:value-type="float">
            <text:p>-6.58E-05</text:p>
          </table:table-cell>
          <table:table-cell office:value-type="float" office:value="0.0002675" calcext:value-type="float">
            <text:p>0.0002675</text:p>
          </table:table-cell>
          <table:table-cell office:value-type="float" office:value="0.0001037" calcext:value-type="float">
            <text:p>0.00010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-0.000121148" calcext:value-type="float">
            <text:p>-0.000121148</text:p>
          </table:table-cell>
          <table:table-cell office:value-type="float" office:value="-0.0000222124" calcext:value-type="float">
            <text:p>-2.22124E-05</text:p>
          </table:table-cell>
          <table:table-cell office:value-type="float" office:value="-0.0000397664" calcext:value-type="float">
            <text:p>-3.97664E-05</text:p>
          </table:table-cell>
          <table:table-cell office:value-type="float" office:value="-0.0001211" calcext:value-type="float">
            <text:p>-0.0001211</text:p>
          </table:table-cell>
          <table:table-cell office:value-type="float" office:value="-0.0000222" calcext:value-type="float">
            <text:p>-2.22E-05</text:p>
          </table:table-cell>
          <table:table-cell office:value-type="float" office:value="-0.0000398" calcext:value-type="float">
            <text:p>-3.98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-2.15626E-015" calcext:value-type="float">
            <text:p>-2.15626E-15</text:p>
          </table:table-cell>
          <table:table-cell office:value-type="float" office:value="3.10516E-016" calcext:value-type="float">
            <text:p>3.10516E-16</text:p>
          </table:table-cell>
          <table:table-cell office:value-type="float" office:value="-4.85723E-017" calcext:value-type="float">
            <text:p>-4.85723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0713597" calcext:value-type="float">
            <text:p>-7.13597E-05</text:p>
          </table:table-cell>
          <table:table-cell office:value-type="float" office:value="0.000281534" calcext:value-type="float">
            <text:p>0.000281534</text:p>
          </table:table-cell>
          <table:table-cell office:value-type="float" office:value="0.0000708569" calcext:value-type="float">
            <text:p>7.08569E-05</text:p>
          </table:table-cell>
          <table:table-cell office:value-type="float" office:value="-0.0000714" calcext:value-type="float">
            <text:p>-7.14E-05</text:p>
          </table:table-cell>
          <table:table-cell office:value-type="float" office:value="0.0002815" calcext:value-type="float">
            <text:p>0.0002815</text:p>
          </table:table-cell>
          <table:table-cell office:value-type="float" office:value="0.0000709" calcext:value-type="float">
            <text:p>7.09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00986959" calcext:value-type="float">
            <text:p>9.86959E-07</text:p>
          </table:table-cell>
          <table:table-cell office:value-type="float" office:value="-0.0000570409" calcext:value-type="float">
            <text:p>-5.70409E-05</text:p>
          </table:table-cell>
          <table:table-cell office:value-type="float" office:value="-0.0000118254" calcext:value-type="float">
            <text:p>-1.18254E-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57" calcext:value-type="float">
            <text:p>-5.7E-05</text:p>
          </table:table-cell>
          <table:table-cell office:value-type="float" office:value="-0.0000118" calcext:value-type="float">
            <text:p>-1.18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-1.72562E-015" calcext:value-type="float">
            <text:p>-1.72562E-15</text:p>
          </table:table-cell>
          <table:table-cell office:value-type="float" office:value="2.03396E-016" calcext:value-type="float">
            <text:p>2.03396E-16</text:p>
          </table:table-cell>
          <table:table-cell office:value-type="float" office:value="-1.12757E-016" calcext:value-type="float">
            <text:p>-1.12757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-3.86583E-015" calcext:value-type="float">
            <text:p>-3.86583E-15</text:p>
          </table:table-cell>
          <table:table-cell office:value-type="float" office:value="2.98372E-016" calcext:value-type="float">
            <text:p>2.98372E-16</text:p>
          </table:table-cell>
          <table:table-cell office:value-type="float" office:value="-2.97679E-015" calcext:value-type="float">
            <text:p>-2.9767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-3.01842E-016" calcext:value-type="float">
            <text:p>-3.01842E-16</text:p>
          </table:table-cell>
          <table:table-cell office:value-type="float" office:value="2.1207E-016" calcext:value-type="float">
            <text:p>2.1207E-16</text:p>
          </table:table-cell>
          <table:table-cell office:value-type="float" office:value="-3.55358E-015" calcext:value-type="float">
            <text:p>-3.5535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-3.85109E-016" calcext:value-type="float">
            <text:p>-3.85109E-16</text:p>
          </table:table-cell>
          <table:table-cell office:value-type="float" office:value="2.7929E-016" calcext:value-type="float">
            <text:p>2.7929E-16</text:p>
          </table:table-cell>
          <table:table-cell office:value-type="float" office:value="5.88071E-015" calcext:value-type="float">
            <text:p>5.88071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-2.5804E-015" calcext:value-type="float">
            <text:p>-2.5804E-15</text:p>
          </table:table-cell>
          <table:table-cell office:value-type="float" office:value="-2.15106E-016" calcext:value-type="float">
            <text:p>-2.15106E-16</text:p>
          </table:table-cell>
          <table:table-cell office:value-type="float" office:value="4.91274E-015" calcext:value-type="float">
            <text:p>4.91274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-2.88485E-015" calcext:value-type="float">
            <text:p>-2.88485E-15</text:p>
          </table:table-cell>
          <table:table-cell office:value-type="float" office:value="4.64906E-016" calcext:value-type="float">
            <text:p>4.64906E-16</text:p>
          </table:table-cell>
          <table:table-cell office:value-type="float" office:value="-5.89459E-015" calcext:value-type="float">
            <text:p>-5.8945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-1.59248E-015" calcext:value-type="float">
            <text:p>-1.59248E-15</text:p>
          </table:table-cell>
          <table:table-cell office:value-type="float" office:value="-1.53957E-016" calcext:value-type="float">
            <text:p>-1.53957E-16</text:p>
          </table:table-cell>
          <table:table-cell office:value-type="float" office:value="-4.16594E-015" calcext:value-type="float">
            <text:p>-4.16594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-0.000255127" calcext:value-type="float">
            <text:p>-0.000255127</text:p>
          </table:table-cell>
          <table:table-cell office:value-type="float" office:value="0.000202673" calcext:value-type="float">
            <text:p>0.000202673</text:p>
          </table:table-cell>
          <table:table-cell office:value-type="float" office:value="0.000213164" calcext:value-type="float">
            <text:p>0.000213164</text:p>
          </table:table-cell>
          <table:table-cell office:value-type="float" office:value="-0.0002551" calcext:value-type="float">
            <text:p>-0.0002551</text:p>
          </table:table-cell>
          <table:table-cell office:value-type="float" office:value="0.0002027" calcext:value-type="float">
            <text:p>0.0002027</text:p>
          </table:table-cell>
          <table:table-cell office:value-type="float" office:value="0.0002132" calcext:value-type="float">
            <text:p>0.00021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-2.81589E-015" calcext:value-type="float">
            <text:p>-2.81589E-15</text:p>
          </table:table-cell>
          <table:table-cell office:value-type="float" office:value="3.33067E-016" calcext:value-type="float">
            <text:p>3.33067E-16</text:p>
          </table:table-cell>
          <table:table-cell office:value-type="float" office:value="-9.99201E-016" calcext:value-type="float">
            <text:p>-9.99201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-3.68715E-015" calcext:value-type="float">
            <text:p>-3.68715E-15</text:p>
          </table:table-cell>
          <table:table-cell office:value-type="float" office:value="4.57967E-016" calcext:value-type="float">
            <text:p>4.57967E-16</text:p>
          </table:table-cell>
          <table:table-cell office:value-type="float" office:value="4.59702E-016" calcext:value-type="float">
            <text:p>4.59702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52" calcext:value-type="float">
            <text:p>3.52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0.000388718" calcext:value-type="float">
            <text:p>0.000388718</text:p>
          </table:table-cell>
          <table:table-cell office:value-type="float" office:value="0.0000459519" calcext:value-type="float">
            <text:p>4.59519E-05</text:p>
          </table:table-cell>
          <table:table-cell office:value-type="float" office:value="-0.0000101207" calcext:value-type="float">
            <text:p>-1.01207E-05</text:p>
          </table:table-cell>
          <table:table-cell office:value-type="float" office:value="0.0003887" calcext:value-type="float">
            <text:p>0.000388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-0.0000101" calcext:value-type="float">
            <text:p>-1.01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718E-015" calcext:value-type="float">
            <text:p>5.04718E-15</text:p>
          </table:table-cell>
          <table:table-cell office:value-type="float" office:value="2.66454E-015" calcext:value-type="float">
            <text:p>2.66454E-15</text:p>
          </table:table-cell>
          <table:table-cell office:value-type="float" office:value="1.44329E-015" calcext:value-type="float">
            <text:p>1.4432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000137869" calcext:value-type="float">
            <text:p>-0.000137869</text:p>
          </table:table-cell>
          <table:table-cell office:value-type="float" office:value="-0.0000182579" calcext:value-type="float">
            <text:p>-1.82579E-05</text:p>
          </table:table-cell>
          <table:table-cell office:value-type="float" office:value="-0.0000407948" calcext:value-type="float">
            <text:p>-4.07948E-05</text:p>
          </table:table-cell>
          <table:table-cell office:value-type="float" office:value="-0.0001379" calcext:value-type="float">
            <text:p>-0.0001379</text:p>
          </table:table-cell>
          <table:table-cell office:value-type="float" office:value="-0.0000183" calcext:value-type="float">
            <text:p>-1.83E-05</text:p>
          </table:table-cell>
          <table:table-cell office:value-type="float" office:value="-0.0000408" calcext:value-type="float">
            <text:p>-4.08E-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277014" calcext:value-type="float">
            <text:p>-0.000277014</text:p>
          </table:table-cell>
          <table:table-cell office:value-type="float" office:value="0.000100498" calcext:value-type="float">
            <text:p>0.000100498</text:p>
          </table:table-cell>
          <table:table-cell office:value-type="float" office:value="0.000178096" calcext:value-type="float">
            <text:p>0.000178096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0.0001005" calcext:value-type="float">
            <text:p>0.0001005</text:p>
          </table:table-cell>
          <table:table-cell office:value-type="float" office:value="0.0001781" calcext:value-type="float">
            <text:p>0.00017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1.33183E-015" calcext:value-type="float">
            <text:p>1.33183E-15</text:p>
          </table:table-cell>
          <table:table-cell office:value-type="float" office:value="9.99201E-016" calcext:value-type="float">
            <text:p>9.99201E-16</text:p>
          </table:table-cell>
          <table:table-cell office:value-type="float" office:value="2.5327E-016" calcext:value-type="float">
            <text:p>2.5327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4.39579E-015" calcext:value-type="float">
            <text:p>4.39579E-15</text:p>
          </table:table-cell>
          <table:table-cell office:value-type="float" office:value="1.33227E-015" calcext:value-type="float">
            <text:p>1.33227E-15</text:p>
          </table:table-cell>
          <table:table-cell office:value-type="float" office:value="-4.44089E-016" calcext:value-type="float">
            <text:p>-4.44089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-1.39515E-015" calcext:value-type="float">
            <text:p>-1.39515E-15</text:p>
          </table:table-cell>
          <table:table-cell office:value-type="float" office:value="7.21645E-016" calcext:value-type="float">
            <text:p>7.21645E-16</text:p>
          </table:table-cell>
          <table:table-cell office:value-type="float" office:value="-6.66134E-016" calcext:value-type="float">
            <text:p>-6.66134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-4.46518E-015" calcext:value-type="float">
            <text:p>-4.46518E-15</text:p>
          </table:table-cell>
          <table:table-cell office:value-type="float" office:value="3.72835E-015" calcext:value-type="float">
            <text:p>3.72835E-15</text:p>
          </table:table-cell>
          <table:table-cell office:value-type="float" office:value="-1.7061E-015" calcext:value-type="float">
            <text:p>-1.7061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1.58424E-015" calcext:value-type="float">
            <text:p>1.58424E-15</text:p>
          </table:table-cell>
          <table:table-cell office:value-type="float" office:value="7.77156E-016" calcext:value-type="float">
            <text:p>7.77156E-16</text:p>
          </table:table-cell>
          <table:table-cell office:value-type="float" office:value="2.73002E-015" calcext:value-type="float">
            <text:p>2.73002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5.65433E-015" calcext:value-type="float">
            <text:p>5.65433E-15</text:p>
          </table:table-cell>
          <table:table-cell office:value-type="float" office:value="1.77636E-015" calcext:value-type="float">
            <text:p>1.77636E-15</text:p>
          </table:table-cell>
          <table:table-cell office:value-type="float" office:value="5.59969E-015" calcext:value-type="float">
            <text:p>5.5996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-2.46071E-015" calcext:value-type="float">
            <text:p>-2.46071E-15</text:p>
          </table:table-cell>
          <table:table-cell office:value-type="float" office:value="2.77556E-016" calcext:value-type="float">
            <text:p>2.77556E-16</text:p>
          </table:table-cell>
          <table:table-cell office:value-type="float" office:value="3.2023E-015" calcext:value-type="float">
            <text:p>3.2023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-5.02029E-015" calcext:value-type="float">
            <text:p>-5.02029E-15</text:p>
          </table:table-cell>
          <table:table-cell office:value-type="float" office:value="3.72835E-015" calcext:value-type="float">
            <text:p>3.72835E-15</text:p>
          </table:table-cell>
          <table:table-cell office:value-type="float" office:value="-5.55112E-015" calcext:value-type="float">
            <text:p>-5.55112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3.06786E-015" calcext:value-type="float">
            <text:p>3.06786E-15</text:p>
          </table:table-cell>
          <table:table-cell office:value-type="float" office:value="4.996E-016" calcext:value-type="float">
            <text:p>4.996E-16</text:p>
          </table:table-cell>
          <table:table-cell office:value-type="float" office:value="-2.91434E-015" calcext:value-type="float">
            <text:p>-2.91434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5.76362E-015" calcext:value-type="float">
            <text:p>5.76362E-15</text:p>
          </table:table-cell>
          <table:table-cell office:value-type="float" office:value="2.66454E-015" calcext:value-type="float">
            <text:p>2.66454E-15</text:p>
          </table:table-cell>
          <table:table-cell office:value-type="float" office:value="-6.93889E-018" calcext:value-type="float">
            <text:p>-6.93889E-1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-2.74433E-015" calcext:value-type="float">
            <text:p>-2.74433E-15</text:p>
          </table:table-cell>
          <table:table-cell office:value-type="float" office:value="7.21645E-016" calcext:value-type="float">
            <text:p>7.21645E-16</text:p>
          </table:table-cell>
          <table:table-cell office:value-type="float" office:value="1.80411E-016" calcext:value-type="float">
            <text:p>1.80411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122193" calcext:value-type="float">
            <text:p>-0.00122193</text:p>
          </table:table-cell>
          <table:table-cell office:value-type="float" office:value="0.0000942154" calcext:value-type="float">
            <text:p>9.42154E-05</text:p>
          </table:table-cell>
          <table:table-cell office:value-type="float" office:value="-0.000352037" calcext:value-type="float">
            <text:p>-0.000352037</text:p>
          </table:table-cell>
          <table:table-cell office:value-type="float" office:value="-0.0012219" calcext:value-type="float">
            <text:p>-0.0012219</text:p>
          </table:table-cell>
          <table:table-cell office:value-type="float" office:value="0.0000942" calcext:value-type="float">
            <text:p>9.42E-05</text:p>
          </table:table-cell>
          <table:table-cell office:value-type="float" office:value="-0.000352" calcext:value-type="float">
            <text:p>-0.0003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2.09858E-015" calcext:value-type="float">
            <text:p>2.09858E-15</text:p>
          </table:table-cell>
          <table:table-cell office:value-type="float" office:value="6.93889E-016" calcext:value-type="float">
            <text:p>6.93889E-16</text:p>
          </table:table-cell>
          <table:table-cell office:value-type="float" office:value="-4.57967E-016" calcext:value-type="float">
            <text:p>-4.57967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3.51975E-015" calcext:value-type="float">
            <text:p>3.51975E-15</text:p>
          </table:table-cell>
          <table:table-cell office:value-type="float" office:value="-4.78784E-016" calcext:value-type="float">
            <text:p>-4.78784E-16</text:p>
          </table:table-cell>
          <table:table-cell office:value-type="float" office:value="4.43656E-016" calcext:value-type="float">
            <text:p>4.4365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3.8667E-015" calcext:value-type="float">
            <text:p>-3.8667E-15</text:p>
          </table:table-cell>
          <table:table-cell office:value-type="float" office:value="-2.01401E-015" calcext:value-type="float">
            <text:p>-2.01401E-15</text:p>
          </table:table-cell>
          <table:table-cell office:value-type="float" office:value="2.97679E-015" calcext:value-type="float">
            <text:p>2.9767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-2.50754E-015" calcext:value-type="float">
            <text:p>-2.50754E-15</text:p>
          </table:table-cell>
          <table:table-cell office:value-type="float" office:value="1.52656E-016" calcext:value-type="float">
            <text:p>1.52656E-16</text:p>
          </table:table-cell>
          <table:table-cell office:value-type="float" office:value="-1.09288E-016" calcext:value-type="float">
            <text:p>-1.09288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2.26642E-015" calcext:value-type="float">
            <text:p>2.26642E-15</text:p>
          </table:table-cell>
          <table:table-cell office:value-type="float" office:value="-1.09027E-015" calcext:value-type="float">
            <text:p>-1.09027E-15</text:p>
          </table:table-cell>
          <table:table-cell office:value-type="float" office:value="6.93889E-016" calcext:value-type="float">
            <text:p>6.93889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2.89959E-015" calcext:value-type="float">
            <text:p>2.89959E-15</text:p>
          </table:table-cell>
          <table:table-cell office:value-type="float" office:value="7.04298E-016" calcext:value-type="float">
            <text:p>7.04298E-16</text:p>
          </table:table-cell>
          <table:table-cell office:value-type="float" office:value="1.0816E-015" calcext:value-type="float">
            <text:p>1.081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-2.92474E-015" calcext:value-type="float">
            <text:p>-2.92474E-15</text:p>
          </table:table-cell>
          <table:table-cell office:value-type="float" office:value="-1.69482E-015" calcext:value-type="float">
            <text:p>-1.69482E-15</text:p>
          </table:table-cell>
          <table:table-cell office:value-type="float" office:value="-1.08594E-015" calcext:value-type="float">
            <text:p>-1.08594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-3.0722E-015" calcext:value-type="float">
            <text:p>-3.0722E-15</text:p>
          </table:table-cell>
          <table:table-cell office:value-type="float" office:value="9.02056E-016" calcext:value-type="float">
            <text:p>9.02056E-16</text:p>
          </table:table-cell>
          <table:table-cell office:value-type="float" office:value="-1.42421E-015" calcext:value-type="float">
            <text:p>-1.42421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3.40179E-015" calcext:value-type="float">
            <text:p>3.40179E-15</text:p>
          </table:table-cell>
          <table:table-cell office:value-type="float" office:value="-3.39399E-015" calcext:value-type="float">
            <text:p>-3.39399E-15</text:p>
          </table:table-cell>
          <table:table-cell office:value-type="float" office:value="-2.84842E-015" calcext:value-type="float">
            <text:p>-2.84842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4.15987E-015" calcext:value-type="float">
            <text:p>4.15987E-15</text:p>
          </table:table-cell>
          <table:table-cell office:value-type="float" office:value="-1.18655E-015" calcext:value-type="float">
            <text:p>-1.18655E-15</text:p>
          </table:table-cell>
          <table:table-cell office:value-type="float" office:value="3.96558E-015" calcext:value-type="float">
            <text:p>3.9655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-4.49814E-015" calcext:value-type="float">
            <text:p>-4.49814E-15</text:p>
          </table:table-cell>
          <table:table-cell office:value-type="float" office:value="-1.9598E-015" calcext:value-type="float">
            <text:p>-1.9598E-15</text:p>
          </table:table-cell>
          <table:table-cell office:value-type="float" office:value="4.73189E-015" calcext:value-type="float">
            <text:p>4.7318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-3.85369E-015" calcext:value-type="float">
            <text:p>-3.85369E-15</text:p>
          </table:table-cell>
          <table:table-cell office:value-type="float" office:value="-6.245E-016" calcext:value-type="float">
            <text:p>-6.245E-16</text:p>
          </table:table-cell>
          <table:table-cell office:value-type="float" office:value="-3.51845E-015" calcext:value-type="float">
            <text:p>-3.51845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4.78697E-015" calcext:value-type="float">
            <text:p>4.78697E-15</text:p>
          </table:table-cell>
          <table:table-cell office:value-type="float" office:value="-2.55828E-015" calcext:value-type="float">
            <text:p>-2.55828E-15</text:p>
          </table:table-cell>
          <table:table-cell office:value-type="float" office:value="-6.3196E-015" calcext:value-type="float">
            <text:p>-6.319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4.16507E-015" calcext:value-type="float">
            <text:p>4.16507E-15</text:p>
          </table:table-cell>
          <table:table-cell office:value-type="float" office:value="-2.01228E-016" calcext:value-type="float">
            <text:p>-2.01228E-16</text:p>
          </table:table-cell>
          <table:table-cell office:value-type="float" office:value="-3.24393E-016" calcext:value-type="float">
            <text:p>-3.24393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-4.69763E-015" calcext:value-type="float">
            <text:p>-4.69763E-15</text:p>
          </table:table-cell>
          <table:table-cell office:value-type="float" office:value="-3.53667E-015" calcext:value-type="float">
            <text:p>-3.53667E-15</text:p>
          </table:table-cell>
          <table:table-cell office:value-type="float" office:value="-1.73646E-015" calcext:value-type="float">
            <text:p>-1.7364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-3.77476E-015" calcext:value-type="float">
            <text:p>-3.77476E-15</text:p>
          </table:table-cell>
          <table:table-cell office:value-type="float" office:value="-3.19189E-016" calcext:value-type="float">
            <text:p>-3.19189E-16</text:p>
          </table:table-cell>
          <table:table-cell office:value-type="float" office:value="-2.76255E-016" calcext:value-type="float">
            <text:p>-2.7625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4.23576E-015" calcext:value-type="float">
            <text:p>4.23576E-15</text:p>
          </table:table-cell>
          <table:table-cell office:value-type="float" office:value="-3.9916E-015" calcext:value-type="float">
            <text:p>-3.9916E-15</text:p>
          </table:table-cell>
          <table:table-cell office:value-type="float" office:value="-2.34318E-015" calcext:value-type="float">
            <text:p>-2.3431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6.62578E-015" calcext:value-type="float">
            <text:p>6.62578E-15</text:p>
          </table:table-cell>
          <table:table-cell office:value-type="float" office:value="8.27246E-015" calcext:value-type="float">
            <text:p>8.27246E-15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5.21631E-015" calcext:value-type="float">
            <text:p>-5.21631E-15</text:p>
          </table:table-cell>
          <table:table-cell office:value-type="float" office:value="-8.00228E-015" calcext:value-type="float">
            <text:p>-8.00228E-15</text:p>
          </table:table-cell>
          <table:table-cell office:value-type="float" office:value="1.37564E-015" calcext:value-type="float">
            <text:p>1.37564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-5.01509E-015" calcext:value-type="float">
            <text:p>-5.01509E-15</text:p>
          </table:table-cell>
          <table:table-cell office:value-type="float" office:value="6.83134E-015" calcext:value-type="float">
            <text:p>6.83134E-15</text:p>
          </table:table-cell>
          <table:table-cell office:value-type="float" office:value="-9.88792E-017" calcext:value-type="float">
            <text:p>-9.88792E-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3.23439E-015" calcext:value-type="float">
            <text:p>3.23439E-15</text:p>
          </table:table-cell>
          <table:table-cell office:value-type="float" office:value="-6.63445E-015" calcext:value-type="float">
            <text:p>-6.63445E-15</text:p>
          </table:table-cell>
          <table:table-cell office:value-type="float" office:value="1.22125E-015" calcext:value-type="float">
            <text:p>1.22125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5.97265E-015" calcext:value-type="float">
            <text:p>5.97265E-15</text:p>
          </table:table-cell>
          <table:table-cell office:value-type="float" office:value="6.77756E-015" calcext:value-type="float">
            <text:p>6.77756E-15</text:p>
          </table:table-cell>
          <table:table-cell office:value-type="float" office:value="1.99493E-016" calcext:value-type="float">
            <text:p>1.99493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-3.92785E-015" calcext:value-type="float">
            <text:p>-3.92785E-15</text:p>
          </table:table-cell>
          <table:table-cell office:value-type="float" office:value="-6.70904E-015" calcext:value-type="float">
            <text:p>-6.70904E-15</text:p>
          </table:table-cell>
          <table:table-cell office:value-type="float" office:value="4.90927E-016" calcext:value-type="float">
            <text:p>4.90927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-6.3699E-015" calcext:value-type="float">
            <text:p>-6.3699E-15</text:p>
          </table:table-cell>
          <table:table-cell office:value-type="float" office:value="8.16838E-015" calcext:value-type="float">
            <text:p>8.16838E-15</text:p>
          </table:table-cell>
          <table:table-cell office:value-type="float" office:value="-2.15192E-015" calcext:value-type="float">
            <text:p>-2.15192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5.10442E-015" calcext:value-type="float">
            <text:p>5.10442E-15</text:p>
          </table:table-cell>
          <table:table-cell office:value-type="float" office:value="-8.64066E-015" calcext:value-type="float">
            <text:p>-8.64066E-15</text:p>
          </table:table-cell>
          <table:table-cell office:value-type="float" office:value="8.38739E-016" calcext:value-type="float">
            <text:p>8.38739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7.04" calcext:value-type="float">
            <text:p>7.04</text:p>
          </table:table-cell>
          <table:table-cell office:value-type="float" office:value="7.05772E-015" calcext:value-type="float">
            <text:p>7.05772E-15</text:p>
          </table:table-cell>
          <table:table-cell office:value-type="float" office:value="9.76563E-015" calcext:value-type="float">
            <text:p>9.76563E-15</text:p>
          </table:table-cell>
          <table:table-cell office:value-type="float" office:value="7.09762E-015" calcext:value-type="float">
            <text:p>7.09762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-6.6557E-015" calcext:value-type="float">
            <text:p>-6.6557E-15</text:p>
          </table:table-cell>
          <table:table-cell office:value-type="float" office:value="-9.21615E-015" calcext:value-type="float">
            <text:p>-9.21615E-15</text:p>
          </table:table-cell>
          <table:table-cell office:value-type="float" office:value="5.99477E-015" calcext:value-type="float">
            <text:p>5.9947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-6.80532E-015" calcext:value-type="float">
            <text:p>-6.80532E-15</text:p>
          </table:table-cell>
          <table:table-cell office:value-type="float" office:value="0.0000000000000100068" calcext:value-type="float">
            <text:p>1.00068E-14</text:p>
          </table:table-cell>
          <table:table-cell office:value-type="float" office:value="-7.2338E-015" calcext:value-type="float">
            <text:p>-7.233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6.46271E-015" calcext:value-type="float">
            <text:p>6.46271E-15</text:p>
          </table:table-cell>
          <table:table-cell office:value-type="float" office:value="-9.47766E-015" calcext:value-type="float">
            <text:p>-9.47766E-15</text:p>
          </table:table-cell>
          <table:table-cell office:value-type="float" office:value="-4.50681E-015" calcext:value-type="float">
            <text:p>-4.50681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7.46885E-015" calcext:value-type="float">
            <text:p>7.46885E-15</text:p>
          </table:table-cell>
          <table:table-cell office:value-type="float" office:value="0.0000000000000100553" calcext:value-type="float">
            <text:p>1.00553E-14</text:p>
          </table:table-cell>
          <table:table-cell office:value-type="float" office:value="-3.36536E-016" calcext:value-type="float">
            <text:p>-3.36536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-6.00735E-015" calcext:value-type="float">
            <text:p>-6.00735E-15</text:p>
          </table:table-cell>
          <table:table-cell office:value-type="float" office:value="-9.59996E-015" calcext:value-type="float">
            <text:p>-9.59996E-15</text:p>
          </table:table-cell>
          <table:table-cell office:value-type="float" office:value="9.33281E-016" calcext:value-type="float">
            <text:p>9.33281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-6.53731E-015" calcext:value-type="float">
            <text:p>-6.53731E-15</text:p>
          </table:table-cell>
          <table:table-cell office:value-type="float" office:value="9.79772E-015" calcext:value-type="float">
            <text:p>9.79772E-15</text:p>
          </table:table-cell>
          <table:table-cell office:value-type="float" office:value="5.72459E-017" calcext:value-type="float">
            <text:p>5.72459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5.46741E-015" calcext:value-type="float">
            <text:p>5.46741E-15</text:p>
          </table:table-cell>
          <table:table-cell office:value-type="float" office:value="-9.59129E-015" calcext:value-type="float">
            <text:p>-9.59129E-15</text:p>
          </table:table-cell>
          <table:table-cell office:value-type="float" office:value="-2.75821E-016" calcext:value-type="float">
            <text:p>-2.75821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6.31353E-015" calcext:value-type="float">
            <text:p>6.31353E-15</text:p>
          </table:table-cell>
          <table:table-cell office:value-type="float" office:value="2.13371E-016" calcext:value-type="float">
            <text:p>2.13371E-16</text:p>
          </table:table-cell>
          <table:table-cell office:value-type="float" office:value="4.30558E-015" calcext:value-type="float">
            <text:p>4.3055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-0.00110058" calcext:value-type="float">
            <text:p>-0.00110058</text:p>
          </table:table-cell>
          <table:table-cell office:value-type="float" office:value="-0.000421512" calcext:value-type="float">
            <text:p>-0.000421512</text:p>
          </table:table-cell>
          <table:table-cell office:value-type="float" office:value="-0.0000454036" calcext:value-type="float">
            <text:p>-4.54036E-05</text:p>
          </table:table-cell>
          <table:table-cell office:value-type="float" office:value="-0.0011006" calcext:value-type="float">
            <text:p>-0.0011006</text:p>
          </table:table-cell>
          <table:table-cell office:value-type="float" office:value="-0.0004215" calcext:value-type="float">
            <text:p>-0.0004215</text:p>
          </table:table-cell>
          <table:table-cell office:value-type="float" office:value="-0.0000454" calcext:value-type="float">
            <text:p>-4.54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-5.21805E-015" calcext:value-type="float">
            <text:p>-5.21805E-15</text:p>
          </table:table-cell>
          <table:table-cell office:value-type="float" office:value="9.38919E-016" calcext:value-type="float">
            <text:p>9.38919E-16</text:p>
          </table:table-cell>
          <table:table-cell office:value-type="float" office:value="-6.41848E-017" calcext:value-type="float">
            <text:p>-6.41848E-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4.16767E-015" calcext:value-type="float">
            <text:p>4.16767E-15</text:p>
          </table:table-cell>
          <table:table-cell office:value-type="float" office:value="1.73472E-016" calcext:value-type="float">
            <text:p>1.73472E-16</text:p>
          </table:table-cell>
          <table:table-cell office:value-type="float" office:value="2.91434E-016" calcext:value-type="float">
            <text:p>2.91434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5.90326E-015" calcext:value-type="float">
            <text:p>5.90326E-15</text:p>
          </table:table-cell>
          <table:table-cell office:value-type="float" office:value="-2.93168E-016" calcext:value-type="float">
            <text:p>-2.93168E-16</text:p>
          </table:table-cell>
          <table:table-cell office:value-type="float" office:value="-2.11636E-016" calcext:value-type="float">
            <text:p>-2.11636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-4.37194E-015" calcext:value-type="float">
            <text:p>-4.37194E-15</text:p>
          </table:table-cell>
          <table:table-cell office:value-type="float" office:value="-6.02816E-017" calcext:value-type="float">
            <text:p>-6.02816E-17</text:p>
          </table:table-cell>
          <table:table-cell office:value-type="float" office:value="-1.56125E-017" calcext:value-type="float">
            <text:p>-1.5612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-6.34388E-015" calcext:value-type="float">
            <text:p>-6.34388E-15</text:p>
          </table:table-cell>
          <table:table-cell office:value-type="float" office:value="4.53197E-016" calcext:value-type="float">
            <text:p>4.53197E-16</text:p>
          </table:table-cell>
          <table:table-cell office:value-type="float" office:value="-2.80938E-015" calcext:value-type="float">
            <text:p>-2.8093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4.68809E-015" calcext:value-type="float">
            <text:p>4.68809E-15</text:p>
          </table:table-cell>
          <table:table-cell office:value-type="float" office:value="6.66134E-016" calcext:value-type="float">
            <text:p>6.66134E-16</text:p>
          </table:table-cell>
          <table:table-cell office:value-type="float" office:value="-3.88578E-015" calcext:value-type="float">
            <text:p>-3.8857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7.35523E-015" calcext:value-type="float">
            <text:p>7.35523E-15</text:p>
          </table:table-cell>
          <table:table-cell office:value-type="float" office:value="7.51135E-016" calcext:value-type="float">
            <text:p>7.51135E-16</text:p>
          </table:table-cell>
          <table:table-cell office:value-type="float" office:value="7.31273E-015" calcext:value-type="float">
            <text:p>7.31273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-6.13485E-015" calcext:value-type="float">
            <text:p>-6.13485E-15</text:p>
          </table:table-cell>
          <table:table-cell office:value-type="float" office:value="2.01228E-016" calcext:value-type="float">
            <text:p>2.01228E-16</text:p>
          </table:table-cell>
          <table:table-cell office:value-type="float" office:value="6.4046E-015" calcext:value-type="float">
            <text:p>6.404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-6.55379E-015" calcext:value-type="float">
            <text:p>-6.55379E-15</text:p>
          </table:table-cell>
          <table:table-cell office:value-type="float" office:value="4.96565E-016" calcext:value-type="float">
            <text:p>4.96565E-16</text:p>
          </table:table-cell>
          <table:table-cell office:value-type="float" office:value="-6.91461E-015" calcext:value-type="float">
            <text:p>-6.91461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6.54598E-015" calcext:value-type="float">
            <text:p>6.54598E-15</text:p>
          </table:table-cell>
          <table:table-cell office:value-type="float" office:value="-3.7817E-016" calcext:value-type="float">
            <text:p>-3.7817E-16</text:p>
          </table:table-cell>
          <table:table-cell office:value-type="float" office:value="-5.98827E-015" calcext:value-type="float">
            <text:p>-5.9882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7.01175E-015" calcext:value-type="float">
            <text:p>7.01175E-15</text:p>
          </table:table-cell>
          <table:table-cell office:value-type="float" office:value="5.34295E-016" calcext:value-type="float">
            <text:p>5.34295E-16</text:p>
          </table:table-cell>
          <table:table-cell office:value-type="float" office:value="7.09502E-016" calcext:value-type="float">
            <text:p>7.09502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-6.49307E-015" calcext:value-type="float">
            <text:p>-6.49307E-15</text:p>
          </table:table-cell>
          <table:table-cell office:value-type="float" office:value="-1.11022E-016" calcext:value-type="float">
            <text:p>-1.11022E-16</text:p>
          </table:table-cell>
          <table:table-cell office:value-type="float" office:value="-1.13104E-015" calcext:value-type="float">
            <text:p>-1.13104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-6.73073E-015" calcext:value-type="float">
            <text:p>-6.73073E-15</text:p>
          </table:table-cell>
          <table:table-cell office:value-type="float" office:value="5.95444E-016" calcext:value-type="float">
            <text:p>5.95444E-16</text:p>
          </table:table-cell>
          <table:table-cell office:value-type="float" office:value="1.68268E-016" calcext:value-type="float">
            <text:p>1.68268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04" calcext:value-type="float">
            <text:p>7.04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5.55545E-015" calcext:value-type="float">
            <text:p>5.55545E-15</text:p>
          </table:table-cell>
          <table:table-cell office:value-type="float" office:value="-4.78784E-016" calcext:value-type="float">
            <text:p>-4.78784E-16</text:p>
          </table:table-cell>
          <table:table-cell office:value-type="float" office:value="-1.65146E-015" calcext:value-type="float">
            <text:p>-1.6514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74273" calcext:value-type="float">
            <text:p>0.00274273</text:p>
          </table:table-cell>
          <table:table-cell office:value-type="float" office:value="-0.00145082" calcext:value-type="float">
            <text:p>-0.00145082</text:p>
          </table:table-cell>
          <table:table-cell office:value-type="float" office:value="-0.00104459" calcext:value-type="float">
            <text:p>-0.00104459</text:p>
          </table:table-cell>
          <table:table-cell office:value-type="float" office:value="0.0027427" calcext:value-type="float">
            <text:p>0.0027427</text:p>
          </table:table-cell>
          <table:table-cell office:value-type="float" office:value="-0.0014508" calcext:value-type="float">
            <text:p>-0.0014508</text:p>
          </table:table-cell>
          <table:table-cell office:value-type="float" office:value="-0.0010446" calcext:value-type="float">
            <text:p>-0.00104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-0.0675502" calcext:value-type="float">
            <text:p>-0.0675502</text:p>
          </table:table-cell>
          <table:table-cell office:value-type="float" office:value="0.0381878" calcext:value-type="float">
            <text:p>0.0381878</text:p>
          </table:table-cell>
          <table:table-cell office:value-type="float" office:value="-0.0151007" calcext:value-type="float">
            <text:p>-0.0151007</text:p>
          </table:table-cell>
          <table:table-cell office:value-type="float" office:value="-0.0675502" calcext:value-type="float">
            <text:p>-0.0675502</text:p>
          </table:table-cell>
          <table:table-cell office:value-type="float" office:value="0.0381878" calcext:value-type="float">
            <text:p>0.0381878</text:p>
          </table:table-cell>
          <table:table-cell office:value-type="float" office:value="-0.0151007" calcext:value-type="float">
            <text:p>-0.01510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-0.015765" calcext:value-type="float">
            <text:p>-0.015765</text:p>
          </table:table-cell>
          <table:table-cell office:value-type="float" office:value="-0.00564492" calcext:value-type="float">
            <text:p>-0.00564492</text:p>
          </table:table-cell>
          <table:table-cell office:value-type="float" office:value="0.00944265" calcext:value-type="float">
            <text:p>0.00944265</text:p>
          </table:table-cell>
          <table:table-cell office:value-type="float" office:value="-0.015765" calcext:value-type="float">
            <text:p>-0.015765</text:p>
          </table:table-cell>
          <table:table-cell office:value-type="float" office:value="-0.0056449" calcext:value-type="float">
            <text:p>-0.0056449</text:p>
          </table:table-cell>
          <table:table-cell office:value-type="float" office:value="0.0094427" calcext:value-type="float">
            <text:p>0.00944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0.000352223" calcext:value-type="float">
            <text:p>0.000352223</text:p>
          </table:table-cell>
          <table:table-cell office:value-type="float" office:value="0.0000711406" calcext:value-type="float">
            <text:p>7.11406E-05</text:p>
          </table:table-cell>
          <table:table-cell office:value-type="float" office:value="0.0000134485" calcext:value-type="float">
            <text:p>1.34485E-05</text:p>
          </table:table-cell>
          <table:table-cell office:value-type="float" office:value="0.0003522" calcext:value-type="float">
            <text:p>0.0003522</text:p>
          </table:table-cell>
          <table:table-cell office:value-type="float" office:value="0.0000711" calcext:value-type="float">
            <text:p>7.11E-05</text:p>
          </table:table-cell>
          <table:table-cell office:value-type="float" office:value="0.0000134" calcext:value-type="float">
            <text:p>1.34E-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0051032" calcext:value-type="float">
            <text:p>-5.1032E-06</text:p>
          </table:table-cell>
          <table:table-cell office:value-type="float" office:value="0.000142221" calcext:value-type="float">
            <text:p>0.000142221</text:p>
          </table:table-cell>
          <table:table-cell office:value-type="float" office:value="0.000164391" calcext:value-type="float">
            <text:p>0.000164391</text:p>
          </table:table-cell>
          <table:table-cell office:value-type="float" office:value="-0.0000051" calcext:value-type="float">
            <text:p>-5.1E-06</text:p>
          </table:table-cell>
          <table:table-cell office:value-type="float" office:value="0.0001422" calcext:value-type="float">
            <text:p>0.0001422</text:p>
          </table:table-cell>
          <table:table-cell office:value-type="float" office:value="0.0001644" calcext:value-type="float">
            <text:p>0.00016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37146" calcext:value-type="float">
            <text:p>0.00037146</text:p>
          </table:table-cell>
          <table:table-cell office:value-type="float" office:value="-0.000078718" calcext:value-type="float">
            <text:p>-7.8718E-05</text:p>
          </table:table-cell>
          <table:table-cell office:value-type="float" office:value="-0.000425086" calcext:value-type="float">
            <text:p>-0.000425086</text:p>
          </table:table-cell>
          <table:table-cell office:value-type="float" office:value="0.0003715" calcext:value-type="float">
            <text:p>0.0003715</text:p>
          </table:table-cell>
          <table:table-cell office:value-type="float" office:value="-0.0000787" calcext:value-type="float">
            <text:p>-7.87E-05</text:p>
          </table:table-cell>
          <table:table-cell office:value-type="float" office:value="-0.0004251" calcext:value-type="float">
            <text:p>-0.00042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0.000403198" calcext:value-type="float">
            <text:p>0.000403198</text:p>
          </table:table-cell>
          <table:table-cell office:value-type="float" office:value="0.000109798" calcext:value-type="float">
            <text:p>0.000109798</text:p>
          </table:table-cell>
          <table:table-cell office:value-type="float" office:value="-0.00099878" calcext:value-type="float">
            <text:p>-0.00099878</text:p>
          </table:table-cell>
          <table:table-cell office:value-type="float" office:value="0.0004032" calcext:value-type="float">
            <text:p>0.0004032</text:p>
          </table:table-cell>
          <table:table-cell office:value-type="float" office:value="0.0001098" calcext:value-type="float">
            <text:p>0.0001098</text:p>
          </table:table-cell>
          <table:table-cell office:value-type="float" office:value="-0.0009988" calcext:value-type="float">
            <text:p>-0.00099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5.28" calcext:value-type="float">
            <text:p>5.28</text:p>
          </table:table-cell>
          <table:table-cell office:value-type="float" office:value="-7.49401E-016" calcext:value-type="float">
            <text:p>-7.49401E-16</text:p>
          </table:table-cell>
          <table:table-cell office:value-type="float" office:value="7.87564E-016" calcext:value-type="float">
            <text:p>7.87564E-16</text:p>
          </table:table-cell>
          <table:table-cell office:value-type="float" office:value="2.2829E-015" calcext:value-type="float">
            <text:p>2.282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4.57967E-016" calcext:value-type="float">
            <text:p>4.57967E-16</text:p>
          </table:table-cell>
          <table:table-cell office:value-type="float" office:value="3.60822E-015" calcext:value-type="float">
            <text:p>3.60822E-15</text:p>
          </table:table-cell>
          <table:table-cell office:value-type="float" office:value="5.58928E-015" calcext:value-type="float">
            <text:p>5.5892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7.04" calcext:value-type="float">
            <text:p>7.04</text:p>
          </table:table-cell>
          <table:table-cell office:value-type="float" office:value="9.15934E-016" calcext:value-type="float">
            <text:p>9.15934E-16</text:p>
          </table:table-cell>
          <table:table-cell office:value-type="float" office:value="3.88578E-016" calcext:value-type="float">
            <text:p>3.88578E-16</text:p>
          </table:table-cell>
          <table:table-cell office:value-type="float" office:value="2.60902E-015" calcext:value-type="float">
            <text:p>2.6090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-0.000526322" calcext:value-type="float">
            <text:p>-0.000526322</text:p>
          </table:table-cell>
          <table:table-cell office:value-type="float" office:value="0.0000913555" calcext:value-type="float">
            <text:p>9.13555E-05</text:p>
          </table:table-cell>
          <table:table-cell office:value-type="float" office:value="-0.00162282" calcext:value-type="float">
            <text:p>-0.00162282</text:p>
          </table:table-cell>
          <table:table-cell office:value-type="float" office:value="-0.0005263" calcext:value-type="float">
            <text:p>-0.0005263</text:p>
          </table:table-cell>
          <table:table-cell office:value-type="float" office:value="0.0000914" calcext:value-type="float">
            <text:p>9.14E-05</text:p>
          </table:table-cell>
          <table:table-cell office:value-type="float" office:value="-0.0016228" calcext:value-type="float">
            <text:p>-0.00162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8.8" calcext:value-type="float">
            <text:p>8.8</text:p>
          </table:table-cell>
          <table:table-cell office:value-type="float" office:value="-1.13451E-015" calcext:value-type="float">
            <text:p>-1.13451E-15</text:p>
          </table:table-cell>
          <table:table-cell office:value-type="float" office:value="4.26742E-016" calcext:value-type="float">
            <text:p>4.26742E-16</text:p>
          </table:table-cell>
          <table:table-cell office:value-type="float" office:value="-2.50451E-015" calcext:value-type="float">
            <text:p>-2.50451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288722" calcext:value-type="float">
            <text:p>0.000288722</text:p>
          </table:table-cell>
          <table:table-cell office:value-type="float" office:value="0.000145148" calcext:value-type="float">
            <text:p>0.000145148</text:p>
          </table:table-cell>
          <table:table-cell office:value-type="float" office:value="0.000335169" calcext:value-type="float">
            <text:p>0.000335169</text:p>
          </table:table-cell>
          <table:table-cell office:value-type="float" office:value="0.0002887" calcext:value-type="float">
            <text:p>0.0002887</text:p>
          </table:table-cell>
          <table:table-cell office:value-type="float" office:value="0.0001451" calcext:value-type="float">
            <text:p>0.0001451</text:p>
          </table:table-cell>
          <table:table-cell office:value-type="float" office:value="0.0003352" calcext:value-type="float">
            <text:p>0.00033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0602719" calcext:value-type="float">
            <text:p>-6.02719E-05</text:p>
          </table:table-cell>
          <table:table-cell office:value-type="float" office:value="0.000341022" calcext:value-type="float">
            <text:p>0.000341022</text:p>
          </table:table-cell>
          <table:table-cell office:value-type="float" office:value="-0.000136587" calcext:value-type="float">
            <text:p>-0.000136587</text:p>
          </table:table-cell>
          <table:table-cell office:value-type="float" office:value="-0.0000603" calcext:value-type="float">
            <text:p>-6.03E-05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-0.0001366" calcext:value-type="float">
            <text:p>-0.000136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0.043659" calcext:value-type="float">
            <text:p>0.043659</text:p>
          </table:table-cell>
          <table:table-cell office:value-type="float" office:value="-0.00446587" calcext:value-type="float">
            <text:p>-0.00446587</text:p>
          </table:table-cell>
          <table:table-cell office:value-type="float" office:value="0.0422299" calcext:value-type="float">
            <text:p>0.0422299</text:p>
          </table:table-cell>
          <table:table-cell office:value-type="float" office:value="0.0436591" calcext:value-type="float">
            <text:p>0.0436591</text:p>
          </table:table-cell>
          <table:table-cell office:value-type="float" office:value="-0.0044659" calcext:value-type="float">
            <text:p>-0.0044659</text:p>
          </table:table-cell>
          <table:table-cell office:value-type="float" office:value="0.04223" calcext:value-type="float">
            <text:p>0.042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0922366" calcext:value-type="float">
            <text:p>-9.22366E-05</text:p>
          </table:table-cell>
          <table:table-cell office:value-type="float" office:value="0.000288058" calcext:value-type="float">
            <text:p>0.000288058</text:p>
          </table:table-cell>
          <table:table-cell office:value-type="float" office:value="0.0000587222" calcext:value-type="float">
            <text:p>5.87222E-05</text:p>
          </table:table-cell>
          <table:table-cell office:value-type="float" office:value="-0.0000922" calcext:value-type="float">
            <text:p>-9.22E-05</text:p>
          </table:table-cell>
          <table:table-cell office:value-type="float" office:value="0.0002881" calcext:value-type="float">
            <text:p>0.0002881</text:p>
          </table:table-cell>
          <table:table-cell office:value-type="float" office:value="0.0000587" calcext:value-type="float">
            <text:p>5.87E-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-0.0000601762" calcext:value-type="float">
            <text:p>-6.01762E-05</text:p>
          </table:table-cell>
          <table:table-cell office:value-type="float" office:value="0.000258518" calcext:value-type="float">
            <text:p>0.000258518</text:p>
          </table:table-cell>
          <table:table-cell office:value-type="float" office:value="0.000102004" calcext:value-type="float">
            <text:p>0.000102004</text:p>
          </table:table-cell>
          <table:table-cell office:value-type="float" office:value="-0.0000602" calcext:value-type="float">
            <text:p>-6.02E-05</text:p>
          </table:table-cell>
          <table:table-cell office:value-type="float" office:value="0.0002585" calcext:value-type="float">
            <text:p>0.0002585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0.000493913" calcext:value-type="float">
            <text:p>0.000493913</text:p>
          </table:table-cell>
          <table:table-cell office:value-type="float" office:value="-0.00158216" calcext:value-type="float">
            <text:p>-0.00158216</text:p>
          </table:table-cell>
          <table:table-cell office:value-type="float" office:value="-0.0000328666" calcext:value-type="float">
            <text:p>-3.28666E-05</text:p>
          </table:table-cell>
          <table:table-cell office:value-type="float" office:value="0.0004939" calcext:value-type="float">
            <text:p>0.0004939</text:p>
          </table:table-cell>
          <table:table-cell office:value-type="float" office:value="-0.0015822" calcext:value-type="float">
            <text:p>-0.0015822</text:p>
          </table:table-cell>
          <table:table-cell office:value-type="float" office:value="-0.0000329" calcext:value-type="float">
            <text:p>-3.29E-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1.76" calcext:value-type="float">
            <text:p>1.76</text:p>
          </table:table-cell>
          <table:table-cell office:value-type="float" office:value="-0.00102811" calcext:value-type="float">
            <text:p>-0.00102811</text:p>
          </table:table-cell>
          <table:table-cell office:value-type="float" office:value="0.0021242" calcext:value-type="float">
            <text:p>0.0021242</text:p>
          </table:table-cell>
          <table:table-cell office:value-type="float" office:value="0.00107041" calcext:value-type="float">
            <text:p>0.00107041</text:p>
          </table:table-cell>
          <table:table-cell office:value-type="float" office:value="-0.0010281" calcext:value-type="float">
            <text:p>-0.0010281</text:p>
          </table:table-cell>
          <table:table-cell office:value-type="float" office:value="0.0021242" calcext:value-type="float">
            <text:p>0.0021242</text:p>
          </table:table-cell>
          <table:table-cell office:value-type="float" office:value="0.0010704" calcext:value-type="float">
            <text:p>0.00107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1.76" calcext:value-type="float">
            <text:p>1.76</text:p>
          </table:table-cell>
          <table:table-cell office:value-type="float" office:value="-5.96745E-016" calcext:value-type="float">
            <text:p>-5.96745E-16</text:p>
          </table:table-cell>
          <table:table-cell office:value-type="float" office:value="-2.40086E-015" calcext:value-type="float">
            <text:p>-2.40086E-15</text:p>
          </table:table-cell>
          <table:table-cell office:value-type="float" office:value="8.08381E-016" calcext:value-type="float">
            <text:p>8.08381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3.52" calcext:value-type="float">
            <text:p>3.52</text:p>
          </table:table-cell>
          <table:table-cell office:value-type="float" office:value="-0.000180207" calcext:value-type="float">
            <text:p>-0.000180207</text:p>
          </table:table-cell>
          <table:table-cell office:value-type="float" office:value="0.000122101" calcext:value-type="float">
            <text:p>0.000122101</text:p>
          </table:table-cell>
          <table:table-cell office:value-type="float" office:value="0.000133722" calcext:value-type="float">
            <text:p>0.000133722</text:p>
          </table:table-cell>
          <table:table-cell office:value-type="float" office:value="-0.0001802" calcext:value-type="float">
            <text:p>-0.0001802</text:p>
          </table:table-cell>
          <table:table-cell office:value-type="float" office:value="0.0001221" calcext:value-type="float">
            <text:p>0.0001221</text:p>
          </table:table-cell>
          <table:table-cell office:value-type="float" office:value="0.0001337" calcext:value-type="float">
            <text:p>0.00013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3.52" calcext:value-type="float">
            <text:p>3.52</text:p>
          </table:table-cell>
          <table:table-cell office:value-type="float" office:value="-3.33067E-016" calcext:value-type="float">
            <text:p>-3.33067E-16</text:p>
          </table:table-cell>
          <table:table-cell office:value-type="float" office:value="-3.66374E-015" calcext:value-type="float">
            <text:p>-3.66374E-15</text:p>
          </table:table-cell>
          <table:table-cell office:value-type="float" office:value="-4.16334E-016" calcext:value-type="float">
            <text:p>-4.16334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5.28" calcext:value-type="float">
            <text:p>5.28</text:p>
          </table:table-cell>
          <table:table-cell office:value-type="float" office:value="-3.60822E-016" calcext:value-type="float">
            <text:p>-3.60822E-16</text:p>
          </table:table-cell>
          <table:table-cell office:value-type="float" office:value="1.28023E-015" calcext:value-type="float">
            <text:p>1.28023E-15</text:p>
          </table:table-cell>
          <table:table-cell office:value-type="float" office:value="-1.60982E-015" calcext:value-type="float">
            <text:p>-1.6098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5.28" calcext:value-type="float">
            <text:p>5.28</text:p>
          </table:table-cell>
          <table:table-cell office:value-type="float" office:value="-1.11022E-015" calcext:value-type="float">
            <text:p>-1.11022E-15</text:p>
          </table:table-cell>
          <table:table-cell office:value-type="float" office:value="-5.10703E-015" calcext:value-type="float">
            <text:p>-5.10703E-15</text:p>
          </table:table-cell>
          <table:table-cell office:value-type="float" office:value="-2.9074E-015" calcext:value-type="float">
            <text:p>-2.9074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7.04" calcext:value-type="float">
            <text:p>7.04</text:p>
          </table:table-cell>
          <table:table-cell office:value-type="float" office:value="3.7817E-016" calcext:value-type="float">
            <text:p>3.7817E-16</text:p>
          </table:table-cell>
          <table:table-cell office:value-type="float" office:value="-7.63278E-016" calcext:value-type="float">
            <text:p>-7.63278E-16</text:p>
          </table:table-cell>
          <table:table-cell office:value-type="float" office:value="4.0367E-015" calcext:value-type="float">
            <text:p>4.036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7.04" calcext:value-type="float">
            <text:p>7.04</text:p>
          </table:table-cell>
          <table:table-cell office:value-type="float" office:value="-1.11022E-016" calcext:value-type="float">
            <text:p>-1.11022E-16</text:p>
          </table:table-cell>
          <table:table-cell office:value-type="float" office:value="-3.55271E-015" calcext:value-type="float">
            <text:p>-3.55271E-15</text:p>
          </table:table-cell>
          <table:table-cell office:value-type="float" office:value="4.19109E-015" calcext:value-type="float">
            <text:p>4.1910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8.8" calcext:value-type="float">
            <text:p>8.8</text:p>
          </table:table-cell>
          <table:table-cell office:value-type="float" office:value="-2.28983E-016" calcext:value-type="float">
            <text:p>-2.28983E-16</text:p>
          </table:table-cell>
          <table:table-cell office:value-type="float" office:value="-1.14318E-015" calcext:value-type="float">
            <text:p>-1.14318E-15</text:p>
          </table:table-cell>
          <table:table-cell office:value-type="float" office:value="-2.86923E-015" calcext:value-type="float">
            <text:p>-2.8692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8.8" calcext:value-type="float">
            <text:p>8.8</text:p>
          </table:table-cell>
          <table:table-cell office:value-type="float" office:value="-2.498E-016" calcext:value-type="float">
            <text:p>-2.498E-16</text:p>
          </table:table-cell>
          <table:table-cell office:value-type="float" office:value="-3.98293E-015" calcext:value-type="float">
            <text:p>-3.98293E-15</text:p>
          </table:table-cell>
          <table:table-cell office:value-type="float" office:value="-5.74887E-015" calcext:value-type="float">
            <text:p>-5.7488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10.56" calcext:value-type="float">
            <text:p>10.56</text:p>
          </table:table-cell>
          <table:table-cell office:value-type="float" office:value="0.00000434813" calcext:value-type="float">
            <text:p>4.34813E-06</text:p>
          </table:table-cell>
          <table:table-cell office:value-type="float" office:value="-0.000059881" calcext:value-type="float">
            <text:p>-5.9881E-05</text:p>
          </table:table-cell>
          <table:table-cell office:value-type="float" office:value="-0.00000834511" calcext:value-type="float">
            <text:p>-8.34511E-06</text:p>
          </table:table-cell>
          <table:table-cell office:value-type="float" office:value="0.0000043" calcext:value-type="float">
            <text:p>4.3E-06</text:p>
          </table:table-cell>
          <table:table-cell office:value-type="float" office:value="-0.0000599" calcext:value-type="float">
            <text:p>-5.99E-05</text:p>
          </table:table-cell>
          <table:table-cell office:value-type="float" office:value="-0.0000083" calcext:value-type="float">
            <text:p>-8.3E-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10.56" calcext:value-type="float">
            <text:p>10.56</text:p>
          </table:table-cell>
          <table:table-cell office:value-type="float" office:value="4.44089E-016" calcext:value-type="float">
            <text:p>4.44089E-16</text:p>
          </table:table-cell>
          <table:table-cell office:value-type="float" office:value="-5.10703E-015" calcext:value-type="float">
            <text:p>-5.10703E-15</text:p>
          </table:table-cell>
          <table:table-cell office:value-type="float" office:value="-4.44089E-016" calcext:value-type="float">
            <text:p>-4.44089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00349161" calcext:value-type="float">
            <text:p>-0.000349161</text:p>
          </table:table-cell>
          <table:table-cell office:value-type="float" office:value="0.000790552" calcext:value-type="float">
            <text:p>0.000790552</text:p>
          </table:table-cell>
          <table:table-cell office:value-type="float" office:value="-0.000332765" calcext:value-type="float">
            <text:p>-0.000332765</text:p>
          </table:table-cell>
          <table:table-cell office:value-type="float" office:value="-0.0003492" calcext:value-type="float">
            <text:p>-0.0003492</text:p>
          </table:table-cell>
          <table:table-cell office:value-type="float" office:value="0.0007906" calcext:value-type="float">
            <text:p>0.0007906</text:p>
          </table:table-cell>
          <table:table-cell office:value-type="float" office:value="-0.0003328" calcext:value-type="float">
            <text:p>-0.000332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office:value-type="float" office:value="12.32" calcext:value-type="float">
            <text:p>12.32</text:p>
          </table:table-cell>
          <table:table-cell office:value-type="float" office:value="-5.75928E-016" calcext:value-type="float">
            <text:p>-5.75928E-16</text:p>
          </table:table-cell>
          <table:table-cell office:value-type="float" office:value="-5.3603E-015" calcext:value-type="float">
            <text:p>-5.3603E-15</text:p>
          </table:table-cell>
          <table:table-cell office:value-type="float" office:value="-1.34615E-015" calcext:value-type="float">
            <text:p>-1.3461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6.93889E-017" calcext:value-type="float">
            <text:p>6.93889E-17</text:p>
          </table:table-cell>
          <table:table-cell office:value-type="float" office:value="8.4481E-015" calcext:value-type="float">
            <text:p>8.4481E-15</text:p>
          </table:table-cell>
          <table:table-cell office:value-type="float" office:value="2.63678E-015" calcext:value-type="float">
            <text:p>2.63678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0.000547111" calcext:value-type="float">
            <text:p>-0.000547111</text:p>
          </table:table-cell>
          <table:table-cell office:value-type="float" office:value="-0.00162807" calcext:value-type="float">
            <text:p>-0.00162807</text:p>
          </table:table-cell>
          <table:table-cell office:value-type="float" office:value="-0.0000477383" calcext:value-type="float">
            <text:p>-4.77383E-05</text:p>
          </table:table-cell>
          <table:table-cell office:value-type="float" office:value="-0.0005471" calcext:value-type="float">
            <text:p>-0.0005471</text:p>
          </table:table-cell>
          <table:table-cell office:value-type="float" office:value="-0.0016281" calcext:value-type="float">
            <text:p>-0.0016281</text:p>
          </table:table-cell>
          <table:table-cell office:value-type="float" office:value="-0.0000477" calcext:value-type="float">
            <text:p>-4.77E-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1.76" calcext:value-type="float">
            <text:p>1.76</text:p>
          </table:table-cell>
          <table:table-cell office:value-type="float" office:value="-2.77556E-017" calcext:value-type="float">
            <text:p>-2.77556E-17</text:p>
          </table:table-cell>
          <table:table-cell office:value-type="float" office:value="7.04992E-015" calcext:value-type="float">
            <text:p>7.04992E-15</text:p>
          </table:table-cell>
          <table:table-cell office:value-type="float" office:value="-6.93889E-018" calcext:value-type="float">
            <text:p>-6.93889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1.76" calcext:value-type="float">
            <text:p>1.76</text:p>
          </table:table-cell>
          <table:table-cell office:value-type="float" office:value="-1.28716E-015" calcext:value-type="float">
            <text:p>-1.28716E-15</text:p>
          </table:table-cell>
          <table:table-cell office:value-type="float" office:value="-6.8192E-015" calcext:value-type="float">
            <text:p>-6.8192E-15</text:p>
          </table:table-cell>
          <table:table-cell office:value-type="float" office:value="1.2039E-015" calcext:value-type="float">
            <text:p>1.203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3.52" calcext:value-type="float">
            <text:p>3.52</text:p>
          </table:table-cell>
          <table:table-cell office:value-type="float" office:value="-2.93168E-016" calcext:value-type="float">
            <text:p>-2.93168E-16</text:p>
          </table:table-cell>
          <table:table-cell office:value-type="float" office:value="6.80012E-015" calcext:value-type="float">
            <text:p>6.80012E-15</text:p>
          </table:table-cell>
          <table:table-cell office:value-type="float" office:value="2.46331E-016" calcext:value-type="float">
            <text:p>2.46331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3.52" calcext:value-type="float">
            <text:p>3.52</text:p>
          </table:table-cell>
          <table:table-cell office:value-type="float" office:value="-1.75207E-016" calcext:value-type="float">
            <text:p>-1.75207E-16</text:p>
          </table:table-cell>
          <table:table-cell office:value-type="float" office:value="-6.27796E-015" calcext:value-type="float">
            <text:p>-6.27796E-15</text:p>
          </table:table-cell>
          <table:table-cell office:value-type="float" office:value="-4.18068E-016" calcext:value-type="float">
            <text:p>-4.18068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5.28" calcext:value-type="float">
            <text:p>5.28</text:p>
          </table:table-cell>
          <table:table-cell office:value-type="float" office:value="-1.38778E-016" calcext:value-type="float">
            <text:p>-1.38778E-16</text:p>
          </table:table-cell>
          <table:table-cell office:value-type="float" office:value="8.34749E-015" calcext:value-type="float">
            <text:p>8.34749E-15</text:p>
          </table:table-cell>
          <table:table-cell office:value-type="float" office:value="-2.35922E-015" calcext:value-type="float">
            <text:p>-2.3592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5.28" calcext:value-type="float">
            <text:p>5.28</text:p>
          </table:table-cell>
          <table:table-cell office:value-type="float" office:value="-6.93889E-016" calcext:value-type="float">
            <text:p>-6.93889E-16</text:p>
          </table:table-cell>
          <table:table-cell office:value-type="float" office:value="-8.83495E-015" calcext:value-type="float">
            <text:p>-8.83495E-15</text:p>
          </table:table-cell>
          <table:table-cell office:value-type="float" office:value="9.64506E-016" calcext:value-type="float">
            <text:p>9.64506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7.04" calcext:value-type="float">
            <text:p>7.04</text:p>
          </table:table-cell>
          <table:table-cell office:value-type="float" office:value="-9.36751E-017" calcext:value-type="float">
            <text:p>-9.36751E-17</text:p>
          </table:table-cell>
          <table:table-cell office:value-type="float" office:value="0.0000000000000100614" calcext:value-type="float">
            <text:p>1.00614E-14</text:p>
          </table:table-cell>
          <table:table-cell office:value-type="float" office:value="6.9519E-015" calcext:value-type="float">
            <text:p>6.9519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7.04" calcext:value-type="float">
            <text:p>7.04</text:p>
          </table:table-cell>
          <table:table-cell office:value-type="float" office:value="-7.56339E-016" calcext:value-type="float">
            <text:p>-7.56339E-16</text:p>
          </table:table-cell>
          <table:table-cell office:value-type="float" office:value="-9.05352E-015" calcext:value-type="float">
            <text:p>-9.05352E-15</text:p>
          </table:table-cell>
          <table:table-cell office:value-type="float" office:value="5.42622E-015" calcext:value-type="float">
            <text:p>5.4262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9.88272E-015" calcext:value-type="float">
            <text:p>9.88272E-15</text:p>
          </table:table-cell>
          <table:table-cell office:value-type="float" office:value="-6.69083E-015" calcext:value-type="float">
            <text:p>-6.6908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-8.00575E-016" calcext:value-type="float">
            <text:p>-8.00575E-16</text:p>
          </table:table-cell>
          <table:table-cell office:value-type="float" office:value="-0.0000000000000102219" calcext:value-type="float">
            <text:p>-1.02219E-14</text:p>
          </table:table-cell>
          <table:table-cell office:value-type="float" office:value="-4.01242E-015" calcext:value-type="float">
            <text:p>-4.01242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10.56" calcext:value-type="float">
            <text:p>10.56</text:p>
          </table:table-cell>
          <table:table-cell office:value-type="float" office:value="-1.80411E-016" calcext:value-type="float">
            <text:p>-1.80411E-16</text:p>
          </table:table-cell>
          <table:table-cell office:value-type="float" office:value="9.90527E-015" calcext:value-type="float">
            <text:p>9.90527E-15</text:p>
          </table:table-cell>
          <table:table-cell office:value-type="float" office:value="-3.88578E-016" calcext:value-type="float">
            <text:p>-3.88578E-1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-9.40394E-015" calcext:value-type="float">
            <text:p>-9.40394E-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12.32" calcext:value-type="float">
            <text:p>12.32</text:p>
          </table:table-cell>
          <table:table-cell office:value-type="float" office:value="-2.77556E-016" calcext:value-type="float">
            <text:p>-2.77556E-16</text:p>
          </table:table-cell>
          <table:table-cell office:value-type="float" office:value="0.0000000000000100579" calcext:value-type="float">
            <text:p>1.00579E-14</text:p>
          </table:table-cell>
          <table:table-cell office:value-type="float" office:value="4.16334E-017" calcext:value-type="float">
            <text:p>4.16334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12.32" calcext:value-type="float">
            <text:p>12.32</text:p>
          </table:table-cell>
          <table:table-cell office:value-type="float" office:value="-9.47159E-016" calcext:value-type="float">
            <text:p>-9.47159E-16</text:p>
          </table:table-cell>
          <table:table-cell office:value-type="float" office:value="-9.75825E-015" calcext:value-type="float">
            <text:p>-9.75825E-15</text:p>
          </table:table-cell>
          <table:table-cell office:value-type="float" office:value="-6.52256E-016" calcext:value-type="float">
            <text:p>-6.5225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0.000347164" calcext:value-type="float">
            <text:p>0.000347164</text:p>
          </table:table-cell>
          <table:table-cell office:value-type="float" office:value="0.000434602" calcext:value-type="float">
            <text:p>0.000434602</text:p>
          </table:table-cell>
          <table:table-cell office:value-type="float" office:value="0.000104926" calcext:value-type="float">
            <text:p>0.000104926</text:p>
          </table:table-cell>
          <table:table-cell office:value-type="float" office:value="0.0003472" calcext:value-type="float">
            <text:p>0.0003472</text:p>
          </table:table-cell>
          <table:table-cell office:value-type="float" office:value="0.0004346" calcext:value-type="float">
            <text:p>0.0004346</text:p>
          </table:table-cell>
          <table:table-cell office:value-type="float" office:value="0.0001049" calcext:value-type="float">
            <text:p>0.000104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113658" calcext:value-type="float">
            <text:p>0.113658</text:p>
          </table:table-cell>
          <table:table-cell office:value-type="float" office:value="-0.0123648" calcext:value-type="float">
            <text:p>-0.0123648</text:p>
          </table:table-cell>
          <table:table-cell office:value-type="float" office:value="0.1239616" calcext:value-type="float">
            <text:p>0.1239616</text:p>
          </table:table-cell>
          <table:table-cell office:value-type="float" office:value="0.1136576" calcext:value-type="float">
            <text:p>0.1136576</text:p>
          </table:table-cell>
          <table:table-cell office:value-type="float" office:value="-0.0123648" calcext:value-type="float">
            <text:p>-0.01236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1.76" calcext:value-type="float">
            <text:p>1.76</text:p>
          </table:table-cell>
          <table:table-cell office:value-type="float" office:value="0.000684978" calcext:value-type="float">
            <text:p>0.000684978</text:p>
          </table:table-cell>
          <table:table-cell office:value-type="float" office:value="0.00138431" calcext:value-type="float">
            <text:p>0.00138431</text:p>
          </table:table-cell>
          <table:table-cell office:value-type="float" office:value="-0.00060461" calcext:value-type="float">
            <text:p>-0.0006046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3843" calcext:value-type="float">
            <text:p>0.0013843</text:p>
          </table:table-cell>
          <table:table-cell office:value-type="float" office:value="-0.0006046" calcext:value-type="float">
            <text:p>-0.00060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1.76" calcext:value-type="float">
            <text:p>1.76</text:p>
          </table:table-cell>
          <table:table-cell office:value-type="float" office:value="-0.000284796" calcext:value-type="float">
            <text:p>-0.000284796</text:p>
          </table:table-cell>
          <table:table-cell office:value-type="float" office:value="0.0000173608" calcext:value-type="float">
            <text:p>1.73608E-05</text:p>
          </table:table-cell>
          <table:table-cell office:value-type="float" office:value="0.000326121" calcext:value-type="float">
            <text:p>0.000326121</text:p>
          </table:table-cell>
          <table:table-cell office:value-type="float" office:value="-0.0002848" calcext:value-type="float">
            <text:p>-0.0002848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3261" calcext:value-type="float">
            <text:p>0.000326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100713" calcext:value-type="float">
            <text:p>0.000100713</text:p>
          </table:table-cell>
          <table:table-cell office:value-type="float" office:value="0.0000774892" calcext:value-type="float">
            <text:p>7.74892E-05</text:p>
          </table:table-cell>
          <table:table-cell office:value-type="float" office:value="-0.000144064" calcext:value-type="float">
            <text:p>-0.000144064</text:p>
          </table:table-cell>
          <table:table-cell office:value-type="float" office:value="0.0001007" calcext:value-type="float">
            <text:p>0.0001007</text:p>
          </table:table-cell>
          <table:table-cell office:value-type="float" office:value="0.0000775" calcext:value-type="float">
            <text:p>7.75E-05</text:p>
          </table:table-cell>
          <table:table-cell office:value-type="float" office:value="-0.0001441" calcext:value-type="float">
            <text:p>-0.00014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3.52" calcext:value-type="float">
            <text:p>3.52</text:p>
          </table:table-cell>
          <table:table-cell office:value-type="float" office:value="0.0000849929" calcext:value-type="float">
            <text:p>8.49929E-05</text:p>
          </table:table-cell>
          <table:table-cell office:value-type="float" office:value="0.000207044" calcext:value-type="float">
            <text:p>0.000207044</text:p>
          </table:table-cell>
          <table:table-cell office:value-type="float" office:value="0.000139209" calcext:value-type="float">
            <text:p>0.00013920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392" calcext:value-type="float">
            <text:p>0.00013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5.28" calcext:value-type="float">
            <text:p>5.28</text:p>
          </table:table-cell>
          <table:table-cell table:number-columns-repeated="2" office:value-type="float" office:value="2.22045E-016" calcext:value-type="float">
            <text:p>2.22045E-16</text:p>
          </table:table-cell>
          <table:table-cell office:value-type="float" office:value="-3.46945E-015" calcext:value-type="float">
            <text:p>-3.4694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5.28" calcext:value-type="float">
            <text:p>5.28</text:p>
          </table:table-cell>
          <table:table-cell office:value-type="float" office:value="-8.74301E-016" calcext:value-type="float">
            <text:p>-8.74301E-16</text:p>
          </table:table-cell>
          <table:table-cell office:value-type="float" office:value="1.17961E-016" calcext:value-type="float">
            <text:p>1.17961E-16</text:p>
          </table:table-cell>
          <table:table-cell office:value-type="float" office:value="-3.07393E-015" calcext:value-type="float">
            <text:p>-3.0739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7.04" calcext:value-type="float">
            <text:p>7.04</text:p>
          </table:table-cell>
          <table:table-cell office:value-type="float" office:value="-3.46945E-017" calcext:value-type="float">
            <text:p>-3.46945E-17</text:p>
          </table:table-cell>
          <table:table-cell office:value-type="float" office:value="1.52656E-016" calcext:value-type="float">
            <text:p>1.52656E-16</text:p>
          </table:table-cell>
          <table:table-cell office:value-type="float" office:value="6.93196E-015" calcext:value-type="float">
            <text:p>6.93196E-1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7.04" calcext:value-type="float">
            <text:p>7.04</text:p>
          </table:table-cell>
          <table:table-cell office:value-type="float" office:value="2.77556E-017" calcext:value-type="float">
            <text:p>2.77556E-17</text:p>
          </table:table-cell>
          <table:table-cell office:value-type="float" office:value="-2.77556E-017" calcext:value-type="float">
            <text:p>-2.77556E-17</text:p>
          </table:table-cell>
          <table:table-cell office:value-type="float" office:value="5.70377E-015" calcext:value-type="float">
            <text:p>5.7037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3.33067E-016" calcext:value-type="float">
            <text:p>3.33067E-16</text:p>
          </table:table-cell>
          <table:table-cell office:value-type="float" office:value="-6.68909E-015" calcext:value-type="float">
            <text:p>-6.6890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8.8" calcext:value-type="float">
            <text:p>8.8</text:p>
          </table:table-cell>
          <table:table-cell office:value-type="float" office:value="-7.5287E-016" calcext:value-type="float">
            <text:p>-7.5287E-16</text:p>
          </table:table-cell>
          <table:table-cell office:value-type="float" office:value="-3.46945E-018" calcext:value-type="float">
            <text:p>-3.46945E-18</text:p>
          </table:table-cell>
          <table:table-cell office:value-type="float" office:value="-6.88815E-015" calcext:value-type="float">
            <text:p>-6.8881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10.56" calcext:value-type="float">
            <text:p>10.56</text:p>
          </table:table-cell>
          <table:table-cell office:value-type="float" office:value="0.000399155" calcext:value-type="float">
            <text:p>0.000399155</text:p>
          </table:table-cell>
          <table:table-cell office:value-type="float" office:value="0.000377715" calcext:value-type="float">
            <text:p>0.000377715</text:p>
          </table:table-cell>
          <table:table-cell office:value-type="float" office:value="0.000387721" calcext:value-type="float">
            <text:p>0.000387721</text:p>
          </table:table-cell>
          <table:table-cell office:value-type="float" office:value="0.0003992" calcext:value-type="float">
            <text:p>0.0003992</text:p>
          </table:table-cell>
          <table:table-cell office:value-type="float" office:value="0.0003777" calcext:value-type="float">
            <text:p>0.0003777</text:p>
          </table:table-cell>
          <table:table-cell office:value-type="float" office:value="0.0003877" calcext:value-type="float">
            <text:p>0.00038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-0.000450299" calcext:value-type="float">
            <text:p>-0.000450299</text:p>
          </table:table-cell>
          <table:table-cell office:value-type="float" office:value="-0.000334621" calcext:value-type="float">
            <text:p>-0.000334621</text:p>
          </table:table-cell>
          <table:table-cell office:value-type="float" office:value="-0.000916022" calcext:value-type="float">
            <text:p>-0.000916022</text:p>
          </table:table-cell>
          <table:table-cell office:value-type="float" office:value="-0.0004503" calcext:value-type="float">
            <text:p>-0.0004503</text:p>
          </table:table-cell>
          <table:table-cell office:value-type="float" office:value="-0.0003346" calcext:value-type="float">
            <text:p>-0.0003346</text:p>
          </table:table-cell>
          <table:table-cell office:value-type="float" office:value="-0.000916" calcext:value-type="float">
            <text:p>-0.0009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32" calcext:value-type="float">
            <text:p>12.32</text:p>
          </table:table-cell>
          <table:table-cell office:value-type="float" office:value="10.56" calcext:value-type="float">
            <text:p>10.56</text:p>
          </table:table-cell>
          <table:table-cell office:value-type="float" office:value="12.32" calcext:value-type="float">
            <text:p>12.32</text:p>
          </table:table-cell>
          <table:table-cell office:value-type="float" office:value="0.00117699" calcext:value-type="float">
            <text:p>0.00117699</text:p>
          </table:table-cell>
          <table:table-cell office:value-type="float" office:value="0.00237028" calcext:value-type="float">
            <text:p>0.00237028</text:p>
          </table:table-cell>
          <table:table-cell office:value-type="float" office:value="0.00120307" calcext:value-type="float">
            <text:p>0.00120307</text:p>
          </table:table-cell>
          <table:table-cell office:value-type="float" office:value="0.001177" calcext:value-type="float">
            <text:p>0.001177</text:p>
          </table:table-cell>
          <table:table-cell office:value-type="float" office:value="0.0023703" calcext:value-type="float">
            <text:p>0.0023703</text:p>
          </table:table-cell>
          <table:table-cell office:value-type="float" office:value="0.0012031" calcext:value-type="float">
            <text:p>0.00120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56" calcext:value-type="float">
            <text:p>10.56</text:p>
          </table:table-cell>
          <table:table-cell table:number-columns-repeated="2" office:value-type="float" office:value="12.32" calcext:value-type="float">
            <text:p>12.32</text:p>
          </table:table-cell>
          <table:table-cell office:value-type="float" office:value="-0.000841056" calcext:value-type="float">
            <text:p>-0.000841056</text:p>
          </table:table-cell>
          <table:table-cell office:value-type="float" office:value="-0.000265201" calcext:value-type="float">
            <text:p>-0.000265201</text:p>
          </table:table-cell>
          <table:table-cell office:value-type="float" office:value="-0.000319566" calcext:value-type="float">
            <text:p>-0.000319566</text:p>
          </table:table-cell>
          <table:table-cell office:value-type="float" office:value="-0.000841" calcext:value-type="float">
            <text:p>-0.000841</text:p>
          </table:table-cell>
          <table:table-cell office:value-type="float" office:value="-0.0002652" calcext:value-type="float">
            <text:p>-0.0002652</text:p>
          </table:table-cell>
          <table:table-cell office:value-type="float" office:value="-0.0003196" calcext:value-type="float">
            <text:p>-0.0003196</text:p>
          </table:table-cell>
        </table:table-row>
      </table:table>
      <table:table table:name="Sheet5" table:style-name="ta1">
        <table:table-column table:style-name="co1" table:number-columns-repeated="7" table:default-cell-style-name="Default"/>
        <table:table-row table:style-name="ro1">
          <table:table-cell office:value-type="float" office:value="-0.1616657" calcext:value-type="float">
            <text:p>-0.1616657</text:p>
          </table:table-cell>
          <table:table-cell office:value-type="float" office:value="-0.6523418" calcext:value-type="float">
            <text:p>-0.6523418</text:p>
          </table:table-cell>
          <table:table-cell office:value-type="float" office:value="-0.2907722" calcext:value-type="float">
            <text:p>-0.2907722</text:p>
          </table:table-cell>
          <table:table-cell/>
          <table:table-cell office:value-type="float" office:value="-0.1616657" calcext:value-type="float">
            <text:p>-0.1616657</text:p>
          </table:table-cell>
          <table:table-cell office:value-type="float" office:value="-0.6523418" calcext:value-type="float">
            <text:p>-0.6523418</text:p>
          </table:table-cell>
          <table:table-cell office:value-type="float" office:value="-0.2907722" calcext:value-type="float">
            <text:p>-0.2907722</text:p>
          </table:table-cell>
        </table:table-row>
        <table:table-row table:style-name="ro1">
          <table:table-cell office:value-type="float" office:value="0.1472712" calcext:value-type="float">
            <text:p>0.1472712</text:p>
          </table:table-cell>
          <table:table-cell office:value-type="float" office:value="0.1300956" calcext:value-type="float">
            <text:p>0.1300956</text:p>
          </table:table-cell>
          <table:table-cell office:value-type="float" office:value="-0.0209261" calcext:value-type="float">
            <text:p>-0.0209261</text:p>
          </table:table-cell>
          <table:table-cell/>
          <table:table-cell office:value-type="float" office:value="0.1472712" calcext:value-type="float">
            <text:p>0.1472712</text:p>
          </table:table-cell>
          <table:table-cell office:value-type="float" office:value="0.1300956" calcext:value-type="float">
            <text:p>0.1300956</text:p>
          </table:table-cell>
          <table:table-cell office:value-type="float" office:value="-0.0209261" calcext:value-type="float">
            <text:p>-0.0209261</text:p>
          </table:table-cell>
        </table:table-row>
        <table:table-row table:style-name="ro1">
          <table:table-cell office:value-type="float" office:value="0.0538556" calcext:value-type="float">
            <text:p>0.0538556</text:p>
          </table:table-cell>
          <table:table-cell office:value-type="float" office:value="-0.0083252" calcext:value-type="float">
            <text:p>-0.0083252</text:p>
          </table:table-cell>
          <table:table-cell office:value-type="float" office:value="0.0511593" calcext:value-type="float">
            <text:p>0.0511593</text:p>
          </table:table-cell>
          <table:table-cell/>
          <table:table-cell office:value-type="float" office:value="0.0538556" calcext:value-type="float">
            <text:p>0.0538556</text:p>
          </table:table-cell>
          <table:table-cell office:value-type="float" office:value="-0.0083252" calcext:value-type="float">
            <text:p>-0.0083252</text:p>
          </table:table-cell>
          <table:table-cell office:value-type="float" office:value="0.0511593" calcext:value-type="float">
            <text:p>0.0511593</text:p>
          </table:table-cell>
        </table:table-row>
        <table:table-row table:style-name="ro1">
          <table:table-cell office:value-type="float" office:value="-0.0119448" calcext:value-type="float">
            <text:p>-0.0119448</text:p>
          </table:table-cell>
          <table:table-cell office:value-type="float" office:value="0.1689356" calcext:value-type="float">
            <text:p>0.1689356</text:p>
          </table:table-cell>
          <table:table-cell office:value-type="float" office:value="0.1769898" calcext:value-type="float">
            <text:p>0.1769898</text:p>
          </table:table-cell>
          <table:table-cell/>
          <table:table-cell office:value-type="float" office:value="-0.0119448" calcext:value-type="float">
            <text:p>-0.0119448</text:p>
          </table:table-cell>
          <table:table-cell office:value-type="float" office:value="0.1689356" calcext:value-type="float">
            <text:p>0.1689356</text:p>
          </table:table-cell>
          <table:table-cell office:value-type="float" office:value="0.1769898" calcext:value-type="float">
            <text:p>0.1769898</text:p>
          </table:table-cell>
        </table:table-row>
        <table:table-row table:style-name="ro1">
          <table:table-cell office:value-type="float" office:value="-0.0009261" calcext:value-type="float">
            <text:p>-0.0009261</text:p>
          </table:table-cell>
          <table:table-cell office:value-type="float" office:value="-0.0022553" calcext:value-type="float">
            <text:p>-0.0022553</text:p>
          </table:table-cell>
          <table:table-cell office:value-type="float" office:value="0.0069013" calcext:value-type="float">
            <text:p>0.0069013</text:p>
          </table:table-cell>
          <table:table-cell/>
          <table:table-cell office:value-type="float" office:value="-0.0009261" calcext:value-type="float">
            <text:p>-0.0009261</text:p>
          </table:table-cell>
          <table:table-cell office:value-type="float" office:value="-0.0022553" calcext:value-type="float">
            <text:p>-0.0022553</text:p>
          </table:table-cell>
          <table:table-cell office:value-type="float" office:value="0.0069013" calcext:value-type="float">
            <text:p>0.0069013</text:p>
          </table:table-cell>
        </table:table-row>
        <table:table-row table:style-name="ro1">
          <table:table-cell office:value-type="float" office:value="0.0008195" calcext:value-type="float">
            <text:p>0.0008195</text:p>
          </table:table-cell>
          <table:table-cell office:value-type="float" office:value="0.0008128" calcext:value-type="float">
            <text:p>0.0008128</text:p>
          </table:table-cell>
          <table:table-cell office:value-type="float" office:value="0.0014276" calcext:value-type="float">
            <text:p>0.0014276</text:p>
          </table:table-cell>
          <table:table-cell/>
          <table:table-cell office:value-type="float" office:value="0.0008195" calcext:value-type="float">
            <text:p>0.0008195</text:p>
          </table:table-cell>
          <table:table-cell office:value-type="float" office:value="0.0008128" calcext:value-type="float">
            <text:p>0.0008128</text:p>
          </table:table-cell>
          <table:table-cell office:value-type="float" office:value="0.0014276" calcext:value-type="float">
            <text:p>0.0014276</text:p>
          </table:table-cell>
        </table:table-row>
        <table:table-row table:style-name="ro1">
          <table:table-cell office:value-type="float" office:value="-0.0004918" calcext:value-type="float">
            <text:p>-0.0004918</text:p>
          </table:table-cell>
          <table:table-cell office:value-type="float" office:value="0.0001066" calcext:value-type="float">
            <text:p>0.0001066</text:p>
          </table:table-cell>
          <table:table-cell office:value-type="float" office:value="-0.0015292" calcext:value-type="float">
            <text:p>-0.0015292</text:p>
          </table:table-cell>
          <table:table-cell/>
          <table:table-cell office:value-type="float" office:value="-0.0004918" calcext:value-type="float">
            <text:p>-0.0004918</text:p>
          </table:table-cell>
          <table:table-cell office:value-type="float" office:value="0.0001066" calcext:value-type="float">
            <text:p>0.0001066</text:p>
          </table:table-cell>
          <table:table-cell office:value-type="float" office:value="-0.0015292" calcext:value-type="float">
            <text:p>-0.0015292</text:p>
          </table:table-cell>
        </table:table-row>
        <table:table-row table:style-name="ro1">
          <table:table-cell office:value-type="float" office:value="-0.0000418" calcext:value-type="float">
            <text:p>-4.18E-05</text:p>
          </table:table-cell>
          <table:table-cell office:value-type="float" office:value="-0.0004154" calcext:value-type="float">
            <text:p>-0.0004154</text:p>
          </table:table-cell>
          <table:table-cell office:value-type="float" office:value="-0.0013019" calcext:value-type="float">
            <text:p>-0.0013019</text:p>
          </table:table-cell>
          <table:table-cell/>
          <table:table-cell office:value-type="float" office:value="-0.0000418" calcext:value-type="float">
            <text:p>-4.18E-05</text:p>
          </table:table-cell>
          <table:table-cell office:value-type="float" office:value="-0.0004154" calcext:value-type="float">
            <text:p>-0.0004154</text:p>
          </table:table-cell>
          <table:table-cell office:value-type="float" office:value="-0.0013019" calcext:value-type="float">
            <text:p>-0.0013019</text:p>
          </table:table-cell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516" calcext:value-type="float">
            <text:p>5.16E-05</text:p>
          </table:table-cell>
          <table:table-cell/>
          <table:table-cell office:value-type="float" office:value="-0.0000006" calcext:value-type="float">
            <text:p>-6E-07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516" calcext:value-type="float">
            <text:p>5.16E-05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-0.0000017" calcext:value-type="float">
            <text:p>-1.7E-06</text:p>
          </table:table-cell>
          <table:table-cell office:value-type="float" office:value="0.0000494" calcext:value-type="float">
            <text:p>4.94E-05</text:p>
          </table:table-cell>
          <table:table-cell/>
          <table:table-cell office:value-type="float" office:value="0.0000014" calcext:value-type="float">
            <text:p>1.4E-06</text:p>
          </table:table-cell>
          <table:table-cell office:value-type="float" office:value="-0.0000017" calcext:value-type="float">
            <text:p>-1.7E-06</text:p>
          </table:table-cell>
          <table:table-cell office:value-type="float" office:value="0.0000494" calcext:value-type="float">
            <text:p>4.94E-05</text:p>
          </table:table-cell>
        </table:table-row>
        <table:table-row table:style-name="ro1">
          <table:table-cell office:value-type="float" office:value="0.0004269" calcext:value-type="float">
            <text:p>0.0004269</text:p>
          </table:table-cell>
          <table:table-cell office:value-type="float" office:value="0.0000867" calcext:value-type="float">
            <text:p>8.67E-05</text:p>
          </table:table-cell>
          <table:table-cell office:value-type="float" office:value="-0.0011572" calcext:value-type="float">
            <text:p>-0.0011572</text:p>
          </table:table-cell>
          <table:table-cell/>
          <table:table-cell office:value-type="float" office:value="0.0004269" calcext:value-type="float">
            <text:p>0.0004269</text:p>
          </table:table-cell>
          <table:table-cell office:value-type="float" office:value="0.0000867" calcext:value-type="float">
            <text:p>8.67E-05</text:p>
          </table:table-cell>
          <table:table-cell office:value-type="float" office:value="-0.0011572" calcext:value-type="float">
            <text:p>-0.0011572</text:p>
          </table:table-cell>
        </table:table-row>
        <table:table-row table:style-name="ro1">
          <table:table-cell office:value-type="float" office:value="-0.0000473" calcext:value-type="float">
            <text:p>-4.73E-05</text:p>
          </table:table-cell>
          <table:table-cell office:value-type="float" office:value="-0.0001491" calcext:value-type="float">
            <text:p>-0.0001491</text:p>
          </table:table-cell>
          <table:table-cell office:value-type="float" office:value="-0.0003087" calcext:value-type="float">
            <text:p>-0.0003087</text:p>
          </table:table-cell>
          <table:table-cell/>
          <table:table-cell office:value-type="float" office:value="-0.0000473" calcext:value-type="float">
            <text:p>-4.73E-05</text:p>
          </table:table-cell>
          <table:table-cell office:value-type="float" office:value="-0.0001491" calcext:value-type="float">
            <text:p>-0.0001491</text:p>
          </table:table-cell>
          <table:table-cell office:value-type="float" office:value="-0.0003087" calcext:value-type="float">
            <text:p>-0.0003087</text:p>
          </table:table-cell>
        </table:table-row>
        <table:table-row table:style-name="ro1">
          <table:table-cell office:value-type="float" office:value="-0.0008533" calcext:value-type="float">
            <text:p>-0.0008533</text:p>
          </table:table-cell>
          <table:table-cell office:value-type="float" office:value="-0.0020777" calcext:value-type="float">
            <text:p>-0.0020777</text:p>
          </table:table-cell>
          <table:table-cell office:value-type="float" office:value="0.0076367" calcext:value-type="float">
            <text:p>0.0076367</text:p>
          </table:table-cell>
          <table:table-cell/>
          <table:table-cell office:value-type="float" office:value="-0.0008533" calcext:value-type="float">
            <text:p>-0.0008533</text:p>
          </table:table-cell>
          <table:table-cell office:value-type="float" office:value="-0.0020777" calcext:value-type="float">
            <text:p>-0.0020777</text:p>
          </table:table-cell>
          <table:table-cell office:value-type="float" office:value="0.0076367" calcext:value-type="float">
            <text:p>0.0076367</text:p>
          </table:table-cell>
        </table:table-row>
        <table:table-row table:style-name="ro1">
          <table:table-cell office:value-type="float" office:value="-0.0001748" calcext:value-type="float">
            <text:p>-0.0001748</text:p>
          </table:table-cell>
          <table:table-cell office:value-type="float" office:value="-0.0004172" calcext:value-type="float">
            <text:p>-0.0004172</text:p>
          </table:table-cell>
          <table:table-cell office:value-type="float" office:value="-0.0000223" calcext:value-type="float">
            <text:p>-2.23E-05</text:p>
          </table:table-cell>
          <table:table-cell/>
          <table:table-cell office:value-type="float" office:value="-0.0001748" calcext:value-type="float">
            <text:p>-0.0001748</text:p>
          </table:table-cell>
          <table:table-cell office:value-type="float" office:value="-0.0004172" calcext:value-type="float">
            <text:p>-0.0004172</text:p>
          </table:table-cell>
          <table:table-cell office:value-type="float" office:value="-0.0000223" calcext:value-type="float">
            <text:p>-2.23E-05</text:p>
          </table:table-cell>
        </table:table-row>
        <table:table-row table:style-name="ro1">
          <table:table-cell office:value-type="float" office:value="-0.0184294" calcext:value-type="float">
            <text:p>-0.0184294</text:p>
          </table:table-cell>
          <table:table-cell office:value-type="float" office:value="-0.0068664" calcext:value-type="float">
            <text:p>-0.0068664</text:p>
          </table:table-cell>
          <table:table-cell office:value-type="float" office:value="0.010629" calcext:value-type="float">
            <text:p>0.010629</text:p>
          </table:table-cell>
          <table:table-cell/>
          <table:table-cell office:value-type="float" office:value="-0.0184294" calcext:value-type="float">
            <text:p>-0.0184294</text:p>
          </table:table-cell>
          <table:table-cell office:value-type="float" office:value="-0.0068664" calcext:value-type="float">
            <text:p>-0.0068664</text:p>
          </table:table-cell>
          <table:table-cell office:value-type="float" office:value="0.010629" calcext:value-type="float">
            <text:p>0.010629</text:p>
          </table:table-cell>
        </table:table-row>
        <table:table-row table:style-name="ro1">
          <table:table-cell office:value-type="float" office:value="-0.0105766" calcext:value-type="float">
            <text:p>-0.0105766</text:p>
          </table:table-cell>
          <table:table-cell office:value-type="float" office:value="0.0024517" calcext:value-type="float">
            <text:p>0.0024517</text:p>
          </table:table-cell>
          <table:table-cell office:value-type="float" office:value="-0.0478358" calcext:value-type="float">
            <text:p>-0.0478358</text:p>
          </table:table-cell>
          <table:table-cell/>
          <table:table-cell office:value-type="float" office:value="-0.0105766" calcext:value-type="float">
            <text:p>-0.0105766</text:p>
          </table:table-cell>
          <table:table-cell office:value-type="float" office:value="0.0024517" calcext:value-type="float">
            <text:p>0.0024517</text:p>
          </table:table-cell>
          <table:table-cell office:value-type="float" office:value="-0.0478358" calcext:value-type="float">
            <text:p>-0.0478358</text:p>
          </table:table-cell>
        </table:table-row>
        <table:table-row table:style-name="ro1">
          <table:table-cell office:value-type="float" office:value="-0.0009177" calcext:value-type="float">
            <text:p>-0.0009177</text:p>
          </table:table-cell>
          <table:table-cell office:value-type="float" office:value="0.0093756" calcext:value-type="float">
            <text:p>0.0093756</text:p>
          </table:table-cell>
          <table:table-cell office:value-type="float" office:value="-0.0016519" calcext:value-type="float">
            <text:p>-0.0016519</text:p>
          </table:table-cell>
          <table:table-cell/>
          <table:table-cell office:value-type="float" office:value="-0.0009177" calcext:value-type="float">
            <text:p>-0.0009177</text:p>
          </table:table-cell>
          <table:table-cell office:value-type="float" office:value="0.0093756" calcext:value-type="float">
            <text:p>0.0093756</text:p>
          </table:table-cell>
          <table:table-cell office:value-type="float" office:value="-0.0016519" calcext:value-type="float">
            <text:p>-0.0016519</text:p>
          </table:table-cell>
        </table:table-row>
        <table:table-row table:style-name="ro1">
          <table:table-cell office:value-type="float" office:value="-0.000334" calcext:value-type="float">
            <text:p>-0.000334</text:p>
          </table:table-cell>
          <table:table-cell office:value-type="float" office:value="-0.0013766" calcext:value-type="float">
            <text:p>-0.0013766</text:p>
          </table:table-cell>
          <table:table-cell office:value-type="float" office:value="-0.0000724" calcext:value-type="float">
            <text:p>-7.24E-05</text:p>
          </table:table-cell>
          <table:table-cell/>
          <table:table-cell office:value-type="float" office:value="-0.000334" calcext:value-type="float">
            <text:p>-0.000334</text:p>
          </table:table-cell>
          <table:table-cell office:value-type="float" office:value="-0.0013766" calcext:value-type="float">
            <text:p>-0.0013766</text:p>
          </table:table-cell>
          <table:table-cell office:value-type="float" office:value="-0.0000724" calcext:value-type="float">
            <text:p>-7.24E-05</text:p>
          </table:table-cell>
        </table:table-row>
        <table:table-row table:style-name="ro1">
          <table:table-cell office:value-type="float" office:value="0.0014131" calcext:value-type="float">
            <text:p>0.0014131</text:p>
          </table:table-cell>
          <table:table-cell office:value-type="float" office:value="0.0027736" calcext:value-type="float">
            <text:p>0.0027736</text:p>
          </table:table-cell>
          <table:table-cell office:value-type="float" office:value="0.0013878" calcext:value-type="float">
            <text:p>0.0013878</text:p>
          </table:table-cell>
          <table:table-cell/>
          <table:table-cell office:value-type="float" office:value="0.0014131" calcext:value-type="float">
            <text:p>0.0014131</text:p>
          </table:table-cell>
          <table:table-cell office:value-type="float" office:value="0.0027736" calcext:value-type="float">
            <text:p>0.0027736</text:p>
          </table:table-cell>
          <table:table-cell office:value-type="float" office:value="0.0013878" calcext:value-type="float">
            <text:p>0.0013878</text:p>
          </table:table-cell>
        </table:table-row>
        <table:table-row table:style-name="ro1">
          <table:table-cell office:value-type="float" office:value="-0.0000397" calcext:value-type="float">
            <text:p>-3.97E-05</text:p>
          </table:table-cell>
          <table:table-cell office:value-type="float" office:value="-0.0015446" calcext:value-type="float">
            <text:p>-0.0015446</text:p>
          </table:table-cell>
          <table:table-cell office:value-type="float" office:value="-0.0004261" calcext:value-type="float">
            <text:p>-0.0004261</text:p>
          </table:table-cell>
          <table:table-cell/>
          <table:table-cell office:value-type="float" office:value="-0.0000397" calcext:value-type="float">
            <text:p>-3.97E-05</text:p>
          </table:table-cell>
          <table:table-cell office:value-type="float" office:value="-0.0015446" calcext:value-type="float">
            <text:p>-0.0015446</text:p>
          </table:table-cell>
          <table:table-cell office:value-type="float" office:value="-0.0004261" calcext:value-type="float">
            <text:p>-0.0004261</text:p>
          </table:table-cell>
        </table:table-row>
        <table:table-row table:style-name="ro1">
          <table:table-cell office:value-type="float" office:value="0.0000311" calcext:value-type="float">
            <text:p>3.11E-05</text:p>
          </table:table-cell>
          <table:table-cell office:value-type="float" office:value="0.0010885" calcext:value-type="float">
            <text:p>0.0010885</text:p>
          </table:table-cell>
          <table:table-cell office:value-type="float" office:value="0.001077" calcext:value-type="float">
            <text:p>0.001077</text:p>
          </table:table-cell>
          <table:table-cell/>
          <table:table-cell office:value-type="float" office:value="0.0000311" calcext:value-type="float">
            <text:p>3.11E-05</text:p>
          </table:table-cell>
          <table:table-cell office:value-type="float" office:value="0.0010885" calcext:value-type="float">
            <text:p>0.0010885</text:p>
          </table:table-cell>
          <table:table-cell office:value-type="float" office:value="0.001077" calcext:value-type="float">
            <text:p>0.001077</text:p>
          </table:table-cell>
        </table:table-row>
        <table:table-row table:style-name="ro1">
          <table:table-cell office:value-type="float" office:value="0.0000502" calcext:value-type="float">
            <text:p>5.02E-05</text:p>
          </table:table-cell>
          <table:table-cell office:value-type="float" office:value="0.0001503" calcext:value-type="float">
            <text:p>0.0001503</text:p>
          </table:table-cell>
          <table:table-cell office:value-type="float" office:value="0.0000928" calcext:value-type="float">
            <text:p>9.28E-05</text:p>
          </table:table-cell>
          <table:table-cell/>
          <table:table-cell office:value-type="float" office:value="0.0000502" calcext:value-type="float">
            <text:p>5.02E-05</text:p>
          </table:table-cell>
          <table:table-cell office:value-type="float" office:value="0.0001503" calcext:value-type="float">
            <text:p>0.0001503</text:p>
          </table:table-cell>
          <table:table-cell office:value-type="float" office:value="0.0000928" calcext:value-type="float">
            <text:p>9.28E-05</text:p>
          </table:table-cell>
        </table:table-row>
        <table:table-row table:style-name="ro1">
          <table:table-cell office:value-type="float" office:value="0.0000071" calcext:value-type="float">
            <text:p>7.1E-06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49" calcext:value-type="float">
            <text:p>2.49E-05</text:p>
          </table:table-cell>
          <table:table-cell/>
          <table:table-cell office:value-type="float" office:value="0.0000071" calcext:value-type="float">
            <text:p>7.1E-06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49" calcext:value-type="float">
            <text:p>2.49E-05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562" calcext:value-type="float">
            <text:p>5.62E-05</text:p>
          </table:table-cell>
          <table:table-cell office:value-type="float" office:value="0.0000577" calcext:value-type="float">
            <text:p>5.77E-05</text:p>
          </table:table-cell>
          <table:table-cell/>
          <table:table-cell office:value-type="float" office:value="-0.000001" calcext:value-type="float">
            <text:p>-1E-06</text:p>
          </table:table-cell>
          <table:table-cell office:value-type="float" office:value="0.0000562" calcext:value-type="float">
            <text:p>5.62E-05</text:p>
          </table:table-cell>
          <table:table-cell office:value-type="float" office:value="0.0000577" calcext:value-type="float">
            <text:p>5.77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6" calcext:value-type="float">
            <text:p>7.6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6" calcext:value-type="float">
            <text:p>7.6E-06</text:p>
          </table:table-cell>
        </table:table-row>
        <table:table-row table:style-name="ro1">
          <table:table-cell office:value-type="float" office:value="0.0000009" calcext:value-type="float">
            <text:p>9E-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8" calcext:value-type="float">
            <text:p>3.8E-06</text:p>
          </table:table-cell>
          <table:table-cell/>
          <table:table-cell office:value-type="float" office:value="0.0000009" calcext:value-type="float">
            <text:p>9E-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8" calcext:value-type="float">
            <text:p>3.8E-06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041" calcext:value-type="float">
            <text:p>-4.1E-06</text:p>
          </table:table-cell>
          <table:table-cell office:value-type="float" office:value="-0.0000017" calcext:value-type="float">
            <text:p>-1.7E-06</text:p>
          </table:table-cell>
          <table:table-cell/>
          <table:table-cell office:value-type="float" office:value="-0.0000015" calcext:value-type="float">
            <text:p>-1.5E-06</text:p>
          </table:table-cell>
          <table:table-cell office:value-type="float" office:value="-0.0000041" calcext:value-type="float">
            <text:p>-4.1E-06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79" calcext:value-type="float">
            <text:p>7.9E-06</text:p>
          </table:table-cell>
          <table:table-cell office:value-type="float" office:value="-0.0000104" calcext:value-type="float">
            <text:p>-1.04E-05</text:p>
          </table:table-cell>
          <table:table-cell/>
          <table:table-cell office:value-type="float" office:value="-0.000001" calcext:value-type="float">
            <text:p>-1E-06</text:p>
          </table:table-cell>
          <table:table-cell office:value-type="float" office:value="0.0000079" calcext:value-type="float">
            <text:p>7.9E-06</text:p>
          </table:table-cell>
          <table:table-cell office:value-type="float" office:value="-0.0000104" calcext:value-type="float">
            <text:p>-1.04E-05</text:p>
          </table:table-cell>
        </table:table-row>
        <table:table-row table:style-name="ro1">
          <table:table-cell office:value-type="float" office:value="0.0000342" calcext:value-type="float">
            <text:p>3.42E-05</text:p>
          </table:table-cell>
          <table:table-cell office:value-type="float" office:value="0.0002282" calcext:value-type="float">
            <text:p>0.0002282</text:p>
          </table:table-cell>
          <table:table-cell office:value-type="float" office:value="-0.0001237" calcext:value-type="float">
            <text:p>-0.0001237</text:p>
          </table:table-cell>
          <table:table-cell/>
          <table:table-cell office:value-type="float" office:value="0.0000342" calcext:value-type="float">
            <text:p>3.42E-05</text:p>
          </table:table-cell>
          <table:table-cell office:value-type="float" office:value="0.0002282" calcext:value-type="float">
            <text:p>0.0002282</text:p>
          </table:table-cell>
          <table:table-cell office:value-type="float" office:value="-0.0001237" calcext:value-type="float">
            <text:p>-0.0001237</text:p>
          </table:table-cell>
        </table:table-row>
        <table:table-row table:style-name="ro1">
          <table:table-cell office:value-type="float" office:value="0.0000142" calcext:value-type="float">
            <text:p>1.42E-05</text:p>
          </table:table-cell>
          <table:table-cell office:value-type="float" office:value="0.0000579" calcext:value-type="float">
            <text:p>5.79E-05</text:p>
          </table:table-cell>
          <table:table-cell office:value-type="float" office:value="-0.0000604" calcext:value-type="float">
            <text:p>-6.04E-05</text:p>
          </table:table-cell>
          <table:table-cell/>
          <table:table-cell office:value-type="float" office:value="0.0000142" calcext:value-type="float">
            <text:p>1.42E-05</text:p>
          </table:table-cell>
          <table:table-cell office:value-type="float" office:value="0.0000579" calcext:value-type="float">
            <text:p>5.79E-05</text:p>
          </table:table-cell>
          <table:table-cell office:value-type="float" office:value="-0.0000604" calcext:value-type="float">
            <text:p>-6.04E-05</text:p>
          </table:table-cell>
        </table:table-row>
        <table:table-row table:style-name="ro1">
          <table:table-cell office:value-type="float" office:value="0.0007011" calcext:value-type="float">
            <text:p>0.0007011</text:p>
          </table:table-cell>
          <table:table-cell office:value-type="float" office:value="0.0013448" calcext:value-type="float">
            <text:p>0.0013448</text:p>
          </table:table-cell>
          <table:table-cell office:value-type="float" office:value="-0.0007732" calcext:value-type="float">
            <text:p>-0.0007732</text:p>
          </table:table-cell>
          <table:table-cell/>
          <table:table-cell office:value-type="float" office:value="0.0007011" calcext:value-type="float">
            <text:p>0.0007011</text:p>
          </table:table-cell>
          <table:table-cell office:value-type="float" office:value="0.0013448" calcext:value-type="float">
            <text:p>0.0013448</text:p>
          </table:table-cell>
          <table:table-cell office:value-type="float" office:value="-0.0007732" calcext:value-type="float">
            <text:p>-0.0007732</text:p>
          </table:table-cell>
        </table:table-row>
        <table:table-row table:style-name="ro1">
          <table:table-cell office:value-type="float" office:value="-0.0000421" calcext:value-type="float">
            <text:p>-4.21E-05</text:p>
          </table:table-cell>
          <table:table-cell office:value-type="float" office:value="-0.0008209" calcext:value-type="float">
            <text:p>-0.0008209</text:p>
          </table:table-cell>
          <table:table-cell office:value-type="float" office:value="0.0000184" calcext:value-type="float">
            <text:p>1.84E-05</text:p>
          </table:table-cell>
          <table:table-cell/>
          <table:table-cell office:value-type="float" office:value="-0.0000421" calcext:value-type="float">
            <text:p>-4.21E-05</text:p>
          </table:table-cell>
          <table:table-cell office:value-type="float" office:value="-0.0008209" calcext:value-type="float">
            <text:p>-0.0008209</text:p>
          </table:table-cell>
          <table:table-cell office:value-type="float" office:value="0.0000184" calcext:value-type="float">
            <text:p>1.84E-05</text:p>
          </table:table-cell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0.0000719" calcext:value-type="float">
            <text:p>7.19E-05</text:p>
          </table:table-cell>
          <table:table-cell office:value-type="float" office:value="-0.0000011" calcext:value-type="float">
            <text:p>-1.1E-06</text:p>
          </table:table-cell>
          <table:table-cell/>
          <table:table-cell office:value-type="float" office:value="-0.0000006" calcext:value-type="float">
            <text:p>-6E-07</text:p>
          </table:table-cell>
          <table:table-cell office:value-type="float" office:value="0.0000719" calcext:value-type="float">
            <text:p>7.19E-05</text:p>
          </table:table-cell>
          <table:table-cell office:value-type="float" office:value="-0.0000011" calcext:value-type="float">
            <text:p>-1.1E-06</text:p>
          </table:table-cell>
        </table:table-row>
        <table:table-row table:style-name="ro1">
          <table:table-cell office:value-type="float" office:value="0.0000166" calcext:value-type="float">
            <text:p>1.66E-05</text:p>
          </table:table-cell>
          <table:table-cell office:value-type="float" office:value="-0.0007092" calcext:value-type="float">
            <text:p>-0.0007092</text:p>
          </table:table-cell>
          <table:table-cell office:value-type="float" office:value="-0.0000867" calcext:value-type="float">
            <text:p>-8.67E-05</text:p>
          </table:table-cell>
          <table:table-cell/>
          <table:table-cell office:value-type="float" office:value="0.0000166" calcext:value-type="float">
            <text:p>1.66E-05</text:p>
          </table:table-cell>
          <table:table-cell office:value-type="float" office:value="-0.0007092" calcext:value-type="float">
            <text:p>-0.0007092</text:p>
          </table:table-cell>
          <table:table-cell office:value-type="float" office:value="-0.0000867" calcext:value-type="float">
            <text:p>-8.6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3" calcext:value-type="float">
            <text:p>-3E-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-0.0000478" calcext:value-type="float">
            <text:p>-4.78E-05</text:p>
          </table:table-cell>
          <table:table-cell office:value-type="float" office:value="-0.0006249" calcext:value-type="float">
            <text:p>-0.0006249</text:p>
          </table:table-cell>
          <table:table-cell office:value-type="float" office:value="-0.0000517" calcext:value-type="float">
            <text:p>-5.17E-05</text:p>
          </table:table-cell>
          <table:table-cell/>
          <table:table-cell office:value-type="float" office:value="-0.0000478" calcext:value-type="float">
            <text:p>-4.78E-05</text:p>
          </table:table-cell>
          <table:table-cell office:value-type="float" office:value="-0.0006249" calcext:value-type="float">
            <text:p>-0.0006249</text:p>
          </table:table-cell>
          <table:table-cell office:value-type="float" office:value="-0.0000517" calcext:value-type="float">
            <text:p>-5.17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208" calcext:value-type="float">
            <text:p>-2.08E-05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-0.0000422" calcext:value-type="float">
            <text:p>-4.22E-05</text:p>
          </table:table-cell>
          <table:table-cell/>
          <table:table-cell office:value-type="float" office:value="-0.0000208" calcext:value-type="float">
            <text:p>-2.08E-05</text:p>
          </table:table-cell>
          <table:table-cell office:value-type="float" office:value="0.0000341" calcext:value-type="float">
            <text:p>3.41E-05</text:p>
          </table:table-cell>
          <table:table-cell office:value-type="float" office:value="-0.0000422" calcext:value-type="float">
            <text:p>-4.22E-05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4" calcext:value-type="float">
            <text:p>4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4" calcext:value-type="float">
            <text:p>4E-07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84" calcext:value-type="float">
            <text:p>8.4E-06</text:p>
          </table:table-cell>
          <table:table-cell office:value-type="float" office:value="-0.000011" calcext:value-type="float">
            <text:p>-1.1E-05</text:p>
          </table:table-cell>
          <table:table-cell/>
          <table:table-cell office:value-type="float" office:value="-0.000001" calcext:value-type="float">
            <text:p>-1E-06</text:p>
          </table:table-cell>
          <table:table-cell office:value-type="float" office:value="0.0000084" calcext:value-type="float">
            <text:p>8.4E-06</text:p>
          </table:table-cell>
          <table:table-cell office:value-type="float" office:value="-0.000011" calcext:value-type="float">
            <text:p>-1.1E-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0.0000005" calcext:value-type="float">
            <text:p>5E-07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-0.0000012" calcext:value-type="float">
            <text:p>-1.2E-06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0.0000034" calcext:value-type="float">
            <text:p>3.4E-06</text:p>
          </table:table-cell>
          <table:table-cell/>
          <table:table-cell office:value-type="float" office:value="-0.0000012" calcext:value-type="float">
            <text:p>-1.2E-06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0.0000034" calcext:value-type="float">
            <text:p>3.4E-06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9" calcext:value-type="float">
            <text:p>-9E-07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0.000053" calcext:value-type="float">
            <text:p>5.3E-05</text:p>
          </table:table-cell>
          <table:table-cell/>
          <table:table-cell office:value-type="float" office:value="-0.0000009" calcext:value-type="float">
            <text:p>-9E-07</text:p>
          </table:table-cell>
          <table:table-cell office:value-type="float" office:value="0.0000514" calcext:value-type="float">
            <text:p>5.14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532" calcext:value-type="float">
            <text:p>-5.32E-05</text:p>
          </table:table-cell>
          <table:table-cell office:value-type="float" office:value="0.0001201" calcext:value-type="float">
            <text:p>0.0001201</text:p>
          </table:table-cell>
          <table:table-cell office:value-type="float" office:value="0.0000754" calcext:value-type="float">
            <text:p>7.54E-05</text:p>
          </table:table-cell>
          <table:table-cell/>
          <table:table-cell office:value-type="float" office:value="-0.0000532" calcext:value-type="float">
            <text:p>-5.32E-05</text:p>
          </table:table-cell>
          <table:table-cell office:value-type="float" office:value="0.0001201" calcext:value-type="float">
            <text:p>0.0001201</text:p>
          </table:table-cell>
          <table:table-cell office:value-type="float" office:value="0.0000754" calcext:value-type="float">
            <text:p>7.54E-05</text:p>
          </table:table-cell>
        </table:table-row>
        <table:table-row table:style-name="ro1">
          <table:table-cell office:value-type="float" office:value="-0.0000006" calcext:value-type="float">
            <text:p>-6E-07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-0.0000005" calcext:value-type="float">
            <text:p>-5E-07</text:p>
          </table:table-cell>
          <table:table-cell/>
          <table:table-cell office:value-type="float" office:value="-0.0000006" calcext:value-type="float">
            <text:p>-6E-07</text:p>
          </table:table-cell>
          <table:table-cell office:value-type="float" office:value="0.0000146" calcext:value-type="float">
            <text:p>1.46E-05</text:p>
          </table:table-cell>
          <table:table-cell office:value-type="float" office:value="-0.0000005" calcext:value-type="float">
            <text:p>-5E-07</text:p>
          </table:table-cell>
        </table:table-row>
        <table:table-row table:style-name="ro1">
          <table:table-cell office:value-type="float" office:value="-0.0000493" calcext:value-type="float">
            <text:p>-4.93E-05</text:p>
          </table:table-cell>
          <table:table-cell office:value-type="float" office:value="-0.0009675" calcext:value-type="float">
            <text:p>-0.0009675</text:p>
          </table:table-cell>
          <table:table-cell office:value-type="float" office:value="-0.0002451" calcext:value-type="float">
            <text:p>-0.0002451</text:p>
          </table:table-cell>
          <table:table-cell/>
          <table:table-cell office:value-type="float" office:value="-0.0000493" calcext:value-type="float">
            <text:p>-4.93E-05</text:p>
          </table:table-cell>
          <table:table-cell office:value-type="float" office:value="-0.0009675" calcext:value-type="float">
            <text:p>-0.0009675</text:p>
          </table:table-cell>
          <table:table-cell office:value-type="float" office:value="-0.0002451" calcext:value-type="float">
            <text:p>-0.0002451</text:p>
          </table:table-cell>
        </table:table-row>
        <table:table-row table:style-name="ro1">
          <table:table-cell office:value-type="float" office:value="-0.0008194" calcext:value-type="float">
            <text:p>-0.0008194</text:p>
          </table:table-cell>
          <table:table-cell office:value-type="float" office:value="0.0106537" calcext:value-type="float">
            <text:p>0.0106537</text:p>
          </table:table-cell>
          <table:table-cell office:value-type="float" office:value="-0.001475" calcext:value-type="float">
            <text:p>-0.001475</text:p>
          </table:table-cell>
          <table:table-cell/>
          <table:table-cell office:value-type="float" office:value="-0.0008194" calcext:value-type="float">
            <text:p>-0.0008194</text:p>
          </table:table-cell>
          <table:table-cell office:value-type="float" office:value="0.0106537" calcext:value-type="float">
            <text:p>0.0106537</text:p>
          </table:table-cell>
          <table:table-cell office:value-type="float" office:value="-0.001475" calcext:value-type="float">
            <text:p>-0.001475</text:p>
          </table:table-cell>
        </table:table-row>
        <table:table-row table:style-name="ro1">
          <table:table-cell office:value-type="float" office:value="-0.0742959" calcext:value-type="float">
            <text:p>-0.0742959</text:p>
          </table:table-cell>
          <table:table-cell office:value-type="float" office:value="0.0400521" calcext:value-type="float">
            <text:p>0.0400521</text:p>
          </table:table-cell>
          <table:table-cell office:value-type="float" office:value="-0.0177046" calcext:value-type="float">
            <text:p>-0.0177046</text:p>
          </table:table-cell>
          <table:table-cell/>
          <table:table-cell office:value-type="float" office:value="-0.0742959" calcext:value-type="float">
            <text:p>-0.0742959</text:p>
          </table:table-cell>
          <table:table-cell office:value-type="float" office:value="0.0400521" calcext:value-type="float">
            <text:p>0.0400521</text:p>
          </table:table-cell>
          <table:table-cell office:value-type="float" office:value="-0.0177046" calcext:value-type="float">
            <text:p>-0.0177046</text:p>
          </table:table-cell>
        </table:table-row>
        <table:table-row table:style-name="ro1">
          <table:table-cell office:value-type="float" office:value="-0.0003646" calcext:value-type="float">
            <text:p>-0.0003646</text:p>
          </table:table-cell>
          <table:table-cell office:value-type="float" office:value="0.0006035" calcext:value-type="float">
            <text:p>0.0006035</text:p>
          </table:table-cell>
          <table:table-cell office:value-type="float" office:value="-0.0003783" calcext:value-type="float">
            <text:p>-0.0003783</text:p>
          </table:table-cell>
          <table:table-cell/>
          <table:table-cell office:value-type="float" office:value="-0.0003646" calcext:value-type="float">
            <text:p>-0.0003646</text:p>
          </table:table-cell>
          <table:table-cell office:value-type="float" office:value="0.0006035" calcext:value-type="float">
            <text:p>0.0006035</text:p>
          </table:table-cell>
          <table:table-cell office:value-type="float" office:value="-0.0003783" calcext:value-type="float">
            <text:p>-0.0003783</text:p>
          </table:table-cell>
        </table:table-row>
        <table:table-row table:style-name="ro1">
          <table:table-cell office:value-type="float" office:value="-0.0101044" calcext:value-type="float">
            <text:p>-0.0101044</text:p>
          </table:table-cell>
          <table:table-cell office:value-type="float" office:value="0.0061061" calcext:value-type="float">
            <text:p>0.0061061</text:p>
          </table:table-cell>
          <table:table-cell office:value-type="float" office:value="-0.0494035" calcext:value-type="float">
            <text:p>-0.0494035</text:p>
          </table:table-cell>
          <table:table-cell/>
          <table:table-cell office:value-type="float" office:value="-0.0101044" calcext:value-type="float">
            <text:p>-0.0101044</text:p>
          </table:table-cell>
          <table:table-cell office:value-type="float" office:value="0.0061061" calcext:value-type="float">
            <text:p>0.0061061</text:p>
          </table:table-cell>
          <table:table-cell office:value-type="float" office:value="-0.0494035" calcext:value-type="float">
            <text:p>-0.0494035</text:p>
          </table:table-cell>
        </table:table-row>
        <table:table-row table:style-name="ro1">
          <table:table-cell office:value-type="float" office:value="0.0000354" calcext:value-type="float">
            <text:p>3.54E-05</text:p>
          </table:table-cell>
          <table:table-cell office:value-type="float" office:value="0.0002382" calcext:value-type="float">
            <text:p>0.0002382</text:p>
          </table:table-cell>
          <table:table-cell office:value-type="float" office:value="-0.0001277" calcext:value-type="float">
            <text:p>-0.0001277</text:p>
          </table:table-cell>
          <table:table-cell/>
          <table:table-cell office:value-type="float" office:value="0.0000354" calcext:value-type="float">
            <text:p>3.54E-05</text:p>
          </table:table-cell>
          <table:table-cell office:value-type="float" office:value="0.0002382" calcext:value-type="float">
            <text:p>0.0002382</text:p>
          </table:table-cell>
          <table:table-cell office:value-type="float" office:value="-0.0001277" calcext:value-type="float">
            <text:p>-0.0001277</text:p>
          </table:table-cell>
        </table:table-row>
        <table:table-row table:style-name="ro1">
          <table:table-cell office:value-type="float" office:value="0.0001692" calcext:value-type="float">
            <text:p>0.0001692</text:p>
          </table:table-cell>
          <table:table-cell office:value-type="float" office:value="-0.0008074" calcext:value-type="float">
            <text:p>-0.0008074</text:p>
          </table:table-cell>
          <table:table-cell office:value-type="float" office:value="0.0004705" calcext:value-type="float">
            <text:p>0.0004705</text:p>
          </table:table-cell>
          <table:table-cell/>
          <table:table-cell office:value-type="float" office:value="0.0001692" calcext:value-type="float">
            <text:p>0.0001692</text:p>
          </table:table-cell>
          <table:table-cell office:value-type="float" office:value="-0.0008074" calcext:value-type="float">
            <text:p>-0.0008074</text:p>
          </table:table-cell>
          <table:table-cell office:value-type="float" office:value="0.0004705" calcext:value-type="float">
            <text:p>0.00047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-0.0000068" calcext:value-type="float">
            <text:p>-6.8E-06</text:p>
          </table:table-cell>
          <table:table-cell office:value-type="float" office:value="0.0000028" calcext:value-type="float">
            <text:p>2.8E-06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-0.0000068" calcext:value-type="float">
            <text:p>-6.8E-06</text:p>
          </table:table-cell>
          <table:table-cell office:value-type="float" office:value="0.0000028" calcext:value-type="float">
            <text:p>2.8E-06</text:p>
          </table:table-cell>
        </table:table-row>
        <table:table-row table:style-name="ro1">
          <table:table-cell office:value-type="float" office:value="-0.000045" calcext:value-type="float">
            <text:p>-4.5E-05</text:p>
          </table:table-cell>
          <table:table-cell office:value-type="float" office:value="-0.0001317" calcext:value-type="float">
            <text:p>-0.0001317</text:p>
          </table:table-cell>
          <table:table-cell office:value-type="float" office:value="-0.0003447" calcext:value-type="float">
            <text:p>-0.0003447</text:p>
          </table:table-cell>
          <table:table-cell/>
          <table:table-cell office:value-type="float" office:value="-0.000045" calcext:value-type="float">
            <text:p>-4.5E-05</text:p>
          </table:table-cell>
          <table:table-cell office:value-type="float" office:value="-0.0001317" calcext:value-type="float">
            <text:p>-0.0001317</text:p>
          </table:table-cell>
          <table:table-cell office:value-type="float" office:value="-0.0003447" calcext:value-type="float">
            <text:p>-0.0003447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2" calcext:value-type="float">
            <text:p>7.2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72" calcext:value-type="float">
            <text:p>7.2E-06</text:p>
          </table:table-cell>
        </table:table-row>
        <table:table-row table:style-name="ro1">
          <table:table-cell office:value-type="float" office:value="-0.0000038" calcext:value-type="float">
            <text:p>-3.8E-06</text:p>
          </table:table-cell>
          <table:table-cell office:value-type="float" office:value="-0.0000034" calcext:value-type="float">
            <text:p>-3.4E-06</text:p>
          </table:table-cell>
          <table:table-cell office:value-type="float" office:value="0.0000495" calcext:value-type="float">
            <text:p>4.95E-05</text:p>
          </table:table-cell>
          <table:table-cell/>
          <table:table-cell office:value-type="float" office:value="-0.0000038" calcext:value-type="float">
            <text:p>-3.8E-06</text:p>
          </table:table-cell>
          <table:table-cell office:value-type="float" office:value="-0.0000034" calcext:value-type="float">
            <text:p>-3.4E-06</text:p>
          </table:table-cell>
          <table:table-cell office:value-type="float" office:value="0.0000495" calcext:value-type="float">
            <text:p>4.95E-05</text:p>
          </table:table-cell>
        </table:table-row>
        <table:table-row table:style-name="ro1">
          <table:table-cell office:value-type="float" office:value="-0.0000084" calcext:value-type="float">
            <text:p>-8.4E-06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195" calcext:value-type="float">
            <text:p>1.95E-05</text:p>
          </table:table-cell>
          <table:table-cell/>
          <table:table-cell office:value-type="float" office:value="-0.0000084" calcext:value-type="float">
            <text:p>-8.4E-06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195" calcext:value-type="float">
            <text:p>1.95E-05</text:p>
          </table:table-cell>
        </table:table-row>
        <table:table-row table:style-name="ro1">
          <table:table-cell office:value-type="float" office:value="-0.0000494" calcext:value-type="float">
            <text:p>-4.94E-05</text:p>
          </table:table-cell>
          <table:table-cell office:value-type="float" office:value="-0.0002867" calcext:value-type="float">
            <text:p>-0.0002867</text:p>
          </table:table-cell>
          <table:table-cell office:value-type="float" office:value="-0.0008847" calcext:value-type="float">
            <text:p>-0.0008847</text:p>
          </table:table-cell>
          <table:table-cell/>
          <table:table-cell office:value-type="float" office:value="-0.0000494" calcext:value-type="float">
            <text:p>-4.94E-05</text:p>
          </table:table-cell>
          <table:table-cell office:value-type="float" office:value="-0.0002867" calcext:value-type="float">
            <text:p>-0.0002867</text:p>
          </table:table-cell>
          <table:table-cell office:value-type="float" office:value="-0.0008847" calcext:value-type="float">
            <text:p>-0.0008847</text:p>
          </table:table-cell>
        </table:table-row>
        <table:table-row table:style-name="ro1">
          <table:table-cell office:value-type="float" office:value="0.0000386" calcext:value-type="float">
            <text:p>3.86E-05</text:p>
          </table:table-cell>
          <table:table-cell office:value-type="float" office:value="0.0011375" calcext:value-type="float">
            <text:p>0.0011375</text:p>
          </table:table-cell>
          <table:table-cell office:value-type="float" office:value="0.0011203" calcext:value-type="float">
            <text:p>0.0011203</text:p>
          </table:table-cell>
          <table:table-cell/>
          <table:table-cell office:value-type="float" office:value="0.0000386" calcext:value-type="float">
            <text:p>3.86E-05</text:p>
          </table:table-cell>
          <table:table-cell office:value-type="float" office:value="0.0011375" calcext:value-type="float">
            <text:p>0.0011375</text:p>
          </table:table-cell>
          <table:table-cell office:value-type="float" office:value="0.0011203" calcext:value-type="float">
            <text:p>0.0011203</text:p>
          </table:table-cell>
        </table:table-row>
        <table:table-row table:style-name="ro1">
          <table:table-cell office:value-type="float" office:value="-0.0006584" calcext:value-type="float">
            <text:p>-0.000658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6353" calcext:value-type="float">
            <text:p>0.0006353</text:p>
          </table:table-cell>
          <table:table-cell/>
          <table:table-cell office:value-type="float" office:value="-0.0006584" calcext:value-type="float">
            <text:p>-0.000658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6353" calcext:value-type="float">
            <text:p>0.0006353</text:p>
          </table:table-cell>
        </table:table-row>
        <table:table-row table:style-name="ro1">
          <table:table-cell office:value-type="float" office:value="-0.0008524" calcext:value-type="float">
            <text:p>-0.0008524</text:p>
          </table:table-cell>
          <table:table-cell office:value-type="float" office:value="0.0016071" calcext:value-type="float">
            <text:p>0.0016071</text:p>
          </table:table-cell>
          <table:table-cell office:value-type="float" office:value="0.0008158" calcext:value-type="float">
            <text:p>0.0008158</text:p>
          </table:table-cell>
          <table:table-cell/>
          <table:table-cell office:value-type="float" office:value="-0.0008524" calcext:value-type="float">
            <text:p>-0.0008524</text:p>
          </table:table-cell>
          <table:table-cell office:value-type="float" office:value="0.0016071" calcext:value-type="float">
            <text:p>0.0016071</text:p>
          </table:table-cell>
          <table:table-cell office:value-type="float" office:value="0.0008158" calcext:value-type="float">
            <text:p>0.0008158</text:p>
          </table:table-cell>
        </table:table-row>
        <table:table-row table:style-name="ro1">
          <table:table-cell office:value-type="float" office:value="-0.0089524" calcext:value-type="float">
            <text:p>-0.0089524</text:p>
          </table:table-cell>
          <table:table-cell office:value-type="float" office:value="0.1517817" calcext:value-type="float">
            <text:p>0.1517817</text:p>
          </table:table-cell>
          <table:table-cell office:value-type="float" office:value="0.1577419" calcext:value-type="float">
            <text:p>0.1577419</text:p>
          </table:table-cell>
          <table:table-cell/>
          <table:table-cell office:value-type="float" office:value="-0.0089524" calcext:value-type="float">
            <text:p>-0.0089524</text:p>
          </table:table-cell>
          <table:table-cell office:value-type="float" office:value="0.1517817" calcext:value-type="float">
            <text:p>0.1517817</text:p>
          </table:table-cell>
          <table:table-cell office:value-type="float" office:value="0.1577419" calcext:value-type="float">
            <text:p>0.1577419</text:p>
          </table:table-cell>
        </table:table-row>
        <table:table-row table:style-name="ro1">
          <table:table-cell office:value-type="float" office:value="0.0038791" calcext:value-type="float">
            <text:p>0.0038791</text:p>
          </table:table-cell>
          <table:table-cell office:value-type="float" office:value="-0.0022174" calcext:value-type="float">
            <text:p>-0.0022174</text:p>
          </table:table-cell>
          <table:table-cell office:value-type="float" office:value="-0.0016391" calcext:value-type="float">
            <text:p>-0.0016391</text:p>
          </table:table-cell>
          <table:table-cell/>
          <table:table-cell office:value-type="float" office:value="0.0038791" calcext:value-type="float">
            <text:p>0.0038791</text:p>
          </table:table-cell>
          <table:table-cell office:value-type="float" office:value="-0.0022174" calcext:value-type="float">
            <text:p>-0.0022174</text:p>
          </table:table-cell>
          <table:table-cell office:value-type="float" office:value="-0.0016391" calcext:value-type="float">
            <text:p>-0.0016391</text:p>
          </table:table-cell>
        </table:table-row>
        <table:table-row table:style-name="ro1">
          <table:table-cell office:value-type="float" office:value="-0.0008796" calcext:value-type="float">
            <text:p>-0.0008796</text:p>
          </table:table-cell>
          <table:table-cell office:value-type="float" office:value="-0.0003355" calcext:value-type="float">
            <text:p>-0.0003355</text:p>
          </table:table-cell>
          <table:table-cell office:value-type="float" office:value="-0.0000778" calcext:value-type="float">
            <text:p>-7.78E-05</text:p>
          </table:table-cell>
          <table:table-cell/>
          <table:table-cell office:value-type="float" office:value="-0.0008796" calcext:value-type="float">
            <text:p>-0.0008796</text:p>
          </table:table-cell>
          <table:table-cell office:value-type="float" office:value="-0.0003355" calcext:value-type="float">
            <text:p>-0.0003355</text:p>
          </table:table-cell>
          <table:table-cell office:value-type="float" office:value="-0.0000778" calcext:value-type="float">
            <text:p>-7.78E-05</text:p>
          </table:table-cell>
        </table:table-row>
        <table:table-row table:style-name="ro1">
          <table:table-cell office:value-type="float" office:value="-0.001171" calcext:value-type="float">
            <text:p>-0.001171</text:p>
          </table:table-cell>
          <table:table-cell office:value-type="float" office:value="0.0001039" calcext:value-type="float">
            <text:p>0.0001039</text:p>
          </table:table-cell>
          <table:table-cell office:value-type="float" office:value="-0.0003379" calcext:value-type="float">
            <text:p>-0.0003379</text:p>
          </table:table-cell>
          <table:table-cell/>
          <table:table-cell office:value-type="float" office:value="-0.001171" calcext:value-type="float">
            <text:p>-0.001171</text:p>
          </table:table-cell>
          <table:table-cell office:value-type="float" office:value="0.0001039" calcext:value-type="float">
            <text:p>0.0001039</text:p>
          </table:table-cell>
          <table:table-cell office:value-type="float" office:value="-0.0003379" calcext:value-type="float">
            <text:p>-0.0003379</text:p>
          </table:table-cell>
        </table:table-row>
        <table:table-row table:style-name="ro1">
          <table:table-cell office:value-type="float" office:value="0.0013029" calcext:value-type="float">
            <text:p>0.0013029</text:p>
          </table:table-cell>
          <table:table-cell office:value-type="float" office:value="0.0006846" calcext:value-type="float">
            <text:p>0.0006846</text:p>
          </table:table-cell>
          <table:table-cell office:value-type="float" office:value="0.0005826" calcext:value-type="float">
            <text:p>0.0005826</text:p>
          </table:table-cell>
          <table:table-cell/>
          <table:table-cell office:value-type="float" office:value="0.0013029" calcext:value-type="float">
            <text:p>0.0013029</text:p>
          </table:table-cell>
          <table:table-cell office:value-type="float" office:value="0.0006846" calcext:value-type="float">
            <text:p>0.0006846</text:p>
          </table:table-cell>
          <table:table-cell office:value-type="float" office:value="0.0005826" calcext:value-type="float">
            <text:p>0.0005826</text:p>
          </table:table-cell>
        </table:table-row>
        <table:table-row table:style-name="ro1">
          <table:table-cell office:value-type="float" office:value="0.0007316" calcext:value-type="float">
            <text:p>0.0007316</text:p>
          </table:table-cell>
          <table:table-cell office:value-type="float" office:value="0.0000845" calcext:value-type="float">
            <text:p>8.45E-05</text:p>
          </table:table-cell>
          <table:table-cell office:value-type="float" office:value="0.00075" calcext:value-type="float">
            <text:p>0.00075</text:p>
          </table:table-cell>
          <table:table-cell/>
          <table:table-cell office:value-type="float" office:value="0.0007316" calcext:value-type="float">
            <text:p>0.0007316</text:p>
          </table:table-cell>
          <table:table-cell office:value-type="float" office:value="0.0000845" calcext:value-type="float">
            <text:p>8.45E-05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float" office:value="0.0001145" calcext:value-type="float">
            <text:p>0.0001145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.00006" calcext:value-type="float">
            <text:p>6E-05</text:p>
          </table:table-cell>
          <table:table-cell/>
          <table:table-cell office:value-type="float" office:value="0.0001145" calcext:value-type="float">
            <text:p>0.0001145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float" office:value="0.0000077" calcext:value-type="float">
            <text:p>7.7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7" calcext:value-type="float">
            <text:p>7.7E-06</text:p>
          </table:table-cell>
          <table:table-cell/>
          <table:table-cell office:value-type="float" office:value="0.0000077" calcext:value-type="float">
            <text:p>7.7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7" calcext:value-type="float">
            <text:p>7.7E-06</text:p>
          </table:table-cell>
        </table:table-row>
        <table:table-row table:style-name="ro1">
          <table:table-cell office:value-type="float" office:value="0.0000728" calcext:value-type="float">
            <text:p>7.28E-05</text:p>
          </table:table-cell>
          <table:table-cell office:value-type="float" office:value="0.0000338" calcext:value-type="float">
            <text:p>3.38E-05</text:p>
          </table:table-cell>
          <table:table-cell office:value-type="float" office:value="0.0001222" calcext:value-type="float">
            <text:p>0.0001222</text:p>
          </table:table-cell>
          <table:table-cell/>
          <table:table-cell office:value-type="float" office:value="0.0000728" calcext:value-type="float">
            <text:p>7.28E-05</text:p>
          </table:table-cell>
          <table:table-cell office:value-type="float" office:value="0.0000338" calcext:value-type="float">
            <text:p>3.38E-05</text:p>
          </table:table-cell>
          <table:table-cell office:value-type="float" office:value="0.0001222" calcext:value-type="float">
            <text:p>0.0001222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7" calcext:value-type="float">
            <text:p>7.7E-0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7" calcext:value-type="float">
            <text:p>7.7E-06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-0" calcext:value-type="float">
            <text:p>0</text:p>
          </table:table-cell>
          <table:table-cell office:value-type="float" office:value="0.0000037" calcext:value-type="float">
            <text:p>3.7E-06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-0" calcext:value-type="float">
            <text:p>0</text:p>
          </table:table-cell>
          <table:table-cell office:value-type="float" office:value="0.0000037" calcext:value-type="float">
            <text:p>3.7E-06</text:p>
          </table:table-cell>
        </table:table-row>
        <table:table-row table:style-name="ro1">
          <table:table-cell office:value-type="float" office:value="-0.0000024" calcext:value-type="float">
            <text:p>-2.4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1" calcext:value-type="float">
            <text:p>2.1E-06</text:p>
          </table:table-cell>
          <table:table-cell/>
          <table:table-cell office:value-type="float" office:value="-0.0000024" calcext:value-type="float">
            <text:p>-2.4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-0.0000188" calcext:value-type="float">
            <text:p>-1.88E-05</text:p>
          </table:table-cell>
          <table:table-cell office:value-type="float" office:value="-0.0000258" calcext:value-type="float">
            <text:p>-2.58E-05</text:p>
          </table:table-cell>
          <table:table-cell office:value-type="float" office:value="0.0000143" calcext:value-type="float">
            <text:p>1.43E-05</text:p>
          </table:table-cell>
          <table:table-cell/>
          <table:table-cell office:value-type="float" office:value="-0.0000188" calcext:value-type="float">
            <text:p>-1.88E-05</text:p>
          </table:table-cell>
          <table:table-cell office:value-type="float" office:value="-0.0000258" calcext:value-type="float">
            <text:p>-2.58E-05</text:p>
          </table:table-cell>
          <table:table-cell office:value-type="float" office:value="0.0000143" calcext:value-type="float">
            <text:p>1.43E-05</text:p>
          </table:table-cell>
        </table:table-row>
        <table:table-row table:style-name="ro1">
          <table:table-cell office:value-type="float" office:value="-0.0001826" calcext:value-type="float">
            <text:p>-0.0001826</text:p>
          </table:table-cell>
          <table:table-cell office:value-type="float" office:value="0.0000923" calcext:value-type="float">
            <text:p>9.23E-05</text:p>
          </table:table-cell>
          <table:table-cell office:value-type="float" office:value="0.000257" calcext:value-type="float">
            <text:p>0.000257</text:p>
          </table:table-cell>
          <table:table-cell/>
          <table:table-cell office:value-type="float" office:value="-0.0001826" calcext:value-type="float">
            <text:p>-0.0001826</text:p>
          </table:table-cell>
          <table:table-cell office:value-type="float" office:value="0.0000923" calcext:value-type="float">
            <text:p>9.23E-05</text:p>
          </table:table-cell>
          <table:table-cell office:value-type="float" office:value="0.000257" calcext:value-type="float">
            <text:p>0.000257</text:p>
          </table:table-cell>
        </table:table-row>
        <table:table-row table:style-name="ro1">
          <table:table-cell office:value-type="float" office:value="0.0000118" calcext:value-type="float">
            <text:p>1.18E-05</text:p>
          </table:table-cell>
          <table:table-cell office:value-type="float" office:value="-0.0000138" calcext:value-type="float">
            <text:p>-1.38E-05</text:p>
          </table:table-cell>
          <table:table-cell office:value-type="float" office:value="-0.0000255" calcext:value-type="float">
            <text:p>-2.55E-05</text:p>
          </table:table-cell>
          <table:table-cell/>
          <table:table-cell office:value-type="float" office:value="0.0000118" calcext:value-type="float">
            <text:p>1.18E-05</text:p>
          </table:table-cell>
          <table:table-cell office:value-type="float" office:value="-0.0000138" calcext:value-type="float">
            <text:p>-1.38E-05</text:p>
          </table:table-cell>
          <table:table-cell office:value-type="float" office:value="-0.0000255" calcext:value-type="float">
            <text:p>-2.55E-05</text:p>
          </table:table-cell>
        </table:table-row>
        <table:table-row table:style-name="ro1">
          <table:table-cell office:value-type="float" office:value="-0.0002743" calcext:value-type="float">
            <text:p>-0.0002743</text:p>
          </table:table-cell>
          <table:table-cell office:value-type="float" office:value="0.0000974" calcext:value-type="float">
            <text:p>9.74E-05</text:p>
          </table:table-cell>
          <table:table-cell office:value-type="float" office:value="0.0001576" calcext:value-type="float">
            <text:p>0.0001576</text:p>
          </table:table-cell>
          <table:table-cell/>
          <table:table-cell office:value-type="float" office:value="-0.0002743" calcext:value-type="float">
            <text:p>-0.0002743</text:p>
          </table:table-cell>
          <table:table-cell office:value-type="float" office:value="0.0000974" calcext:value-type="float">
            <text:p>9.74E-05</text:p>
          </table:table-cell>
          <table:table-cell office:value-type="float" office:value="0.0001576" calcext:value-type="float">
            <text:p>0.0001576</text:p>
          </table:table-cell>
        </table:table-row>
        <table:table-row table:style-name="ro1">
          <table:table-cell office:value-type="float" office:value="0.000368" calcext:value-type="float">
            <text:p>0.000368</text:p>
          </table:table-cell>
          <table:table-cell office:value-type="float" office:value="-0.0000257" calcext:value-type="float">
            <text:p>-2.57E-05</text:p>
          </table:table-cell>
          <table:table-cell office:value-type="float" office:value="-0.0005826" calcext:value-type="float">
            <text:p>-0.0005826</text:p>
          </table:table-cell>
          <table:table-cell/>
          <table:table-cell office:value-type="float" office:value="0.000368" calcext:value-type="float">
            <text:p>0.000368</text:p>
          </table:table-cell>
          <table:table-cell office:value-type="float" office:value="-0.0000257" calcext:value-type="float">
            <text:p>-2.57E-05</text:p>
          </table:table-cell>
          <table:table-cell office:value-type="float" office:value="-0.0005826" calcext:value-type="float">
            <text:p>-0.0005826</text:p>
          </table:table-cell>
        </table:table-row>
        <table:table-row table:style-name="ro1">
          <table:table-cell office:value-type="float" office:value="0.0008701" calcext:value-type="float">
            <text:p>0.00087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573" calcext:value-type="float">
            <text:p>5.73E-05</text:p>
          </table:table-cell>
          <table:table-cell/>
          <table:table-cell office:value-type="float" office:value="0.0008701" calcext:value-type="float">
            <text:p>0.00087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573" calcext:value-type="float">
            <text:p>5.73E-05</text:p>
          </table:table-cell>
        </table:table-row>
        <table:table-row table:style-name="ro1">
          <table:table-cell office:value-type="float" office:value="0.0000469" calcext:value-type="float">
            <text:p>4.69E-05</text:p>
          </table:table-cell>
          <table:table-cell office:value-type="float" office:value="0.0000452" calcext:value-type="float">
            <text:p>4.52E-05</text:p>
          </table:table-cell>
          <table:table-cell office:value-type="float" office:value="-0.0000018" calcext:value-type="float">
            <text:p>-1.8E-06</text:p>
          </table:table-cell>
          <table:table-cell/>
          <table:table-cell office:value-type="float" office:value="0.0000469" calcext:value-type="float">
            <text:p>4.69E-05</text:p>
          </table:table-cell>
          <table:table-cell office:value-type="float" office:value="0.0000452" calcext:value-type="float">
            <text:p>4.52E-05</text:p>
          </table:table-cell>
          <table:table-cell office:value-type="float" office:value="-0.0000018" calcext:value-type="float">
            <text:p>-1.8E-06</text:p>
          </table:table-cell>
        </table:table-row>
        <table:table-row table:style-name="ro1">
          <table:table-cell office:value-type="float" office:value="0.0000216" calcext:value-type="float">
            <text:p>2.16E-05</text:p>
          </table:table-cell>
          <table:table-cell office:value-type="float" office:value="0.0000092" calcext:value-type="float">
            <text:p>9.2E-06</text:p>
          </table:table-cell>
          <table:table-cell office:value-type="float" office:value="0.0000044" calcext:value-type="float">
            <text:p>4.4E-06</text:p>
          </table:table-cell>
          <table:table-cell/>
          <table:table-cell office:value-type="float" office:value="0.0000216" calcext:value-type="float">
            <text:p>2.16E-05</text:p>
          </table:table-cell>
          <table:table-cell office:value-type="float" office:value="0.0000092" calcext:value-type="float">
            <text:p>9.2E-06</text:p>
          </table:table-cell>
          <table:table-cell office:value-type="float" office:value="0.0000044" calcext:value-type="float">
            <text:p>4.4E-06</text:p>
          </table:table-cell>
        </table:table-row>
        <table:table-row table:style-name="ro1">
          <table:table-cell office:value-type="float" office:value="0.000093" calcext:value-type="float">
            <text:p>9.3E-05</text:p>
          </table:table-cell>
          <table:table-cell office:value-type="float" office:value="0.0001394" calcext:value-type="float">
            <text:p>0.0001394</text:p>
          </table:table-cell>
          <table:table-cell office:value-type="float" office:value="0.0000391" calcext:value-type="float">
            <text:p>3.91E-05</text:p>
          </table:table-cell>
          <table:table-cell/>
          <table:table-cell office:value-type="float" office:value="0.000093" calcext:value-type="float">
            <text:p>9.3E-05</text:p>
          </table:table-cell>
          <table:table-cell office:value-type="float" office:value="0.0001394" calcext:value-type="float">
            <text:p>0.0001394</text:p>
          </table:table-cell>
          <table:table-cell office:value-type="float" office:value="0.0000391" calcext:value-type="float">
            <text:p>3.91E-05</text:p>
          </table:table-cell>
        </table:table-row>
        <table:table-row table:style-name="ro1">
          <table:table-cell office:value-type="float" office:value="0.0004287" calcext:value-type="float">
            <text:p>0.0004287</text:p>
          </table:table-cell>
          <table:table-cell office:value-type="float" office:value="0.0003892" calcext:value-type="float">
            <text:p>0.0003892</text:p>
          </table:table-cell>
          <table:table-cell office:value-type="float" office:value="0.0004086" calcext:value-type="float">
            <text:p>0.0004086</text:p>
          </table:table-cell>
          <table:table-cell/>
          <table:table-cell office:value-type="float" office:value="0.0004287" calcext:value-type="float">
            <text:p>0.0004287</text:p>
          </table:table-cell>
          <table:table-cell office:value-type="float" office:value="0.0003892" calcext:value-type="float">
            <text:p>0.0003892</text:p>
          </table:table-cell>
          <table:table-cell office:value-type="float" office:value="0.0004086" calcext:value-type="float">
            <text:p>0.0004086</text:p>
          </table:table-cell>
        </table:table-row>
        <table:table-row table:style-name="ro1">
          <table:table-cell office:value-type="float" office:value="0.0000181" calcext:value-type="float">
            <text:p>1.81E-05</text:p>
          </table:table-cell>
          <table:table-cell office:value-type="float" office:value="0.0000172" calcext:value-type="float">
            <text:p>1.72E-05</text:p>
          </table:table-cell>
          <table:table-cell office:value-type="float" office:value="0.0000037" calcext:value-type="float">
            <text:p>3.7E-06</text:p>
          </table:table-cell>
          <table:table-cell/>
          <table:table-cell office:value-type="float" office:value="0.0000181" calcext:value-type="float">
            <text:p>1.81E-05</text:p>
          </table:table-cell>
          <table:table-cell office:value-type="float" office:value="0.0000172" calcext:value-type="float">
            <text:p>1.72E-05</text:p>
          </table:table-cell>
          <table:table-cell office:value-type="float" office:value="0.0000037" calcext:value-type="float">
            <text:p>3.7E-06</text:p>
          </table:table-cell>
        </table:table-row>
        <table:table-row table:style-name="ro1">
          <table:table-cell office:value-type="float" office:value="0.0000038" calcext:value-type="float">
            <text:p>3.8E-06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0.0000038" calcext:value-type="float">
            <text:p>3.8E-06</text:p>
          </table:table-cell>
          <table:table-cell/>
          <table:table-cell office:value-type="float" office:value="0.0000038" calcext:value-type="float">
            <text:p>3.8E-06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0.0000038" calcext:value-type="float">
            <text:p>3.8E-06</text:p>
          </table:table-cell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182" calcext:value-type="float">
            <text:p>1.82E-05</text:p>
          </table:table-cell>
          <table:table-cell/>
          <table:table-cell office:value-type="float" office:value="0.0000042" calcext:value-type="float">
            <text:p>4.2E-06</text:p>
          </table:table-cell>
          <table:table-cell office:value-type="float" office:value="0.0000174" calcext:value-type="float">
            <text:p>1.74E-05</text:p>
          </table:table-cell>
          <table:table-cell office:value-type="float" office:value="0.0000182" calcext:value-type="float">
            <text:p>1.82E-05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7" calcext:value-type="float">
            <text:p>2.7E-06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7" calcext:value-type="float">
            <text:p>2.7E-06</text:p>
          </table:table-cell>
        </table:table-row>
        <table:table-row table:style-name="ro1">
          <table:table-cell table:number-columns-repeated="2" office:value-type="float" office:value="0.0000006" calcext:value-type="float">
            <text:p>6E-07</text:p>
          </table:table-cell>
          <table:table-cell office:value-type="float" office:value="0.0000007" calcext:value-type="float">
            <text:p>7E-07</text:p>
          </table:table-cell>
          <table:table-cell/>
          <table:table-cell table:number-columns-repeated="2" office:value-type="float" office:value="0.0000006" calcext:value-type="float">
            <text:p>6E-07</text:p>
          </table:table-cell>
          <table:table-cell office:value-type="float" office:value="0.0000007" calcext:value-type="float">
            <text:p>7E-07</text:p>
          </table:table-cell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5" calcext:value-type="float">
            <text:p>-5E-07</text:p>
          </table:table-cell>
          <table:table-cell/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5" calcext:value-type="float">
            <text:p>-5E-07</text:p>
          </table:table-cell>
        </table:table-row>
        <table:table-row table:style-name="ro1">
          <table:table-cell office:value-type="float" office:value="0.0000011" calcext:value-type="float">
            <text:p>1.1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  <table:table-cell/>
          <table:table-cell office:value-type="float" office:value="0.0000011" calcext:value-type="float">
            <text:p>1.1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</table:table-row>
        <table:table-row table:style-name="ro1">
          <table:table-cell office:value-type="float" office:value="0.0001476" calcext:value-type="float">
            <text:p>0.0001476</text:p>
          </table:table-cell>
          <table:table-cell office:value-type="float" office:value="0.0001097" calcext:value-type="float">
            <text:p>0.0001097</text:p>
          </table:table-cell>
          <table:table-cell office:value-type="float" office:value="-0.000215" calcext:value-type="float">
            <text:p>-0.000215</text:p>
          </table:table-cell>
          <table:table-cell/>
          <table:table-cell office:value-type="float" office:value="0.0001476" calcext:value-type="float">
            <text:p>0.0001476</text:p>
          </table:table-cell>
          <table:table-cell office:value-type="float" office:value="0.0001097" calcext:value-type="float">
            <text:p>0.0001097</text:p>
          </table:table-cell>
          <table:table-cell office:value-type="float" office:value="-0.000215" calcext:value-type="float">
            <text:p>-0.000215</text:p>
          </table:table-cell>
        </table:table-row>
        <table:table-row table:style-name="ro1">
          <table:table-cell office:value-type="float" office:value="0.0000063" calcext:value-type="float">
            <text:p>6.3E-06</text:p>
          </table:table-cell>
          <table:table-cell office:value-type="float" office:value="0.0000058" calcext:value-type="float">
            <text:p>5.8E-06</text:p>
          </table:table-cell>
          <table:table-cell office:value-type="float" office:value="-0.0000027" calcext:value-type="float">
            <text:p>-2.7E-06</text:p>
          </table:table-cell>
          <table:table-cell/>
          <table:table-cell office:value-type="float" office:value="0.0000063" calcext:value-type="float">
            <text:p>6.3E-06</text:p>
          </table:table-cell>
          <table:table-cell office:value-type="float" office:value="0.0000058" calcext:value-type="float">
            <text:p>5.8E-06</text:p>
          </table:table-cell>
          <table:table-cell office:value-type="float" office:value="-0.0000027" calcext:value-type="float">
            <text:p>-2.7E-06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00077" calcext:value-type="float">
            <text:p>-7.7E-06</text:p>
          </table:table-cell>
          <table:table-cell/>
          <table:table-cell office:value-type="float" office:value="0.000013" calcext:value-type="float">
            <text:p>1.3E-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00077" calcext:value-type="float">
            <text:p>-7.7E-06</text:p>
          </table:table-cell>
        </table:table-row>
        <table:table-row table:style-name="ro1">
          <table:table-cell office:value-type="float" office:value="0.0000597" calcext:value-type="float">
            <text:p>5.97E-05</text:p>
          </table:table-cell>
          <table:table-cell office:value-type="float" office:value="0.0000943" calcext:value-type="float">
            <text:p>9.43E-05</text:p>
          </table:table-cell>
          <table:table-cell office:value-type="float" office:value="-0.0000513" calcext:value-type="float">
            <text:p>-5.13E-05</text:p>
          </table:table-cell>
          <table:table-cell/>
          <table:table-cell office:value-type="float" office:value="0.0000597" calcext:value-type="float">
            <text:p>5.97E-05</text:p>
          </table:table-cell>
          <table:table-cell office:value-type="float" office:value="0.0000943" calcext:value-type="float">
            <text:p>9.43E-05</text:p>
          </table:table-cell>
          <table:table-cell office:value-type="float" office:value="-0.0000513" calcext:value-type="float">
            <text:p>-5.13E-05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-0.0000005" calcext:value-type="float">
            <text:p>-5E-07</text:p>
          </table:table-cell>
          <table:table-cell/>
          <table:table-cell office:value-type="float" office:value="0.0000002" calcext:value-type="float">
            <text:p>2E-07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-0.0000005" calcext:value-type="float">
            <text:p>-5E-07</text:p>
          </table:table-cell>
        </table:table-row>
        <table:table-row table:style-name="ro1">
          <table:table-cell office:value-type="float" office:value="-0.0000207" calcext:value-type="float">
            <text:p>-2.07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  <table:table-cell/>
          <table:table-cell office:value-type="float" office:value="-0.0000207" calcext:value-type="float">
            <text:p>-2.07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00421" calcext:value-type="float">
            <text:p>-4.21E-05</text:p>
          </table:table-cell>
          <table:table-cell office:value-type="float" office:value="0.0000437" calcext:value-type="float">
            <text:p>4.37E-05</text:p>
          </table:table-cell>
          <table:table-cell office:value-type="float" office:value="-0.0000308" calcext:value-type="float">
            <text:p>-3.08E-05</text:p>
          </table:table-cell>
          <table:table-cell/>
          <table:table-cell office:value-type="float" office:value="-0.0000421" calcext:value-type="float">
            <text:p>-4.21E-05</text:p>
          </table:table-cell>
          <table:table-cell office:value-type="float" office:value="0.0000437" calcext:value-type="float">
            <text:p>4.37E-05</text:p>
          </table:table-cell>
          <table:table-cell office:value-type="float" office:value="-0.0000308" calcext:value-type="float">
            <text:p>-3.08E-05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39" calcext:value-type="float">
            <text:p>3.9E-06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39" calcext:value-type="float">
            <text:p>3.9E-06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1" calcext:value-type="float">
            <text:p>-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/>
          <table:table-cell office:value-type="float" office:value="-0.0000001" calcext:value-type="float">
            <text:p>-1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000005" calcext:value-type="float">
            <text:p>-5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6" calcext:value-type="float">
            <text:p>6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035" calcext:value-type="float">
            <text:p>-3.5E-06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109" calcext:value-type="float">
            <text:p>1.09E-05</text:p>
          </table:table-cell>
          <table:table-cell/>
          <table:table-cell office:value-type="float" office:value="-0.0000035" calcext:value-type="float">
            <text:p>-3.5E-06</text:p>
          </table:table-cell>
          <table:table-cell office:value-type="float" office:value="0.0000102" calcext:value-type="float">
            <text:p>1.02E-05</text:p>
          </table:table-cell>
          <table:table-cell office:value-type="float" office:value="0.0000109" calcext:value-type="float">
            <text:p>1.09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00001" calcext:value-type="float">
            <text:p>-1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-0.0000106" calcext:value-type="float">
            <text:p>-1.06E-05</text:p>
          </table:table-cell>
          <table:table-cell office:value-type="float" office:value="0.0000096" calcext:value-type="float">
            <text:p>9.6E-06</text:p>
          </table:table-cell>
          <table:table-cell office:value-type="float" office:value="0.0000021" calcext:value-type="float">
            <text:p>2.1E-06</text:p>
          </table:table-cell>
          <table:table-cell/>
          <table:table-cell office:value-type="float" office:value="-0.0000106" calcext:value-type="float">
            <text:p>-1.06E-05</text:p>
          </table:table-cell>
          <table:table-cell office:value-type="float" office:value="0.0000096" calcext:value-type="float">
            <text:p>9.6E-06</text:p>
          </table:table-cell>
          <table:table-cell office:value-type="float" office:value="0.0000021" calcext:value-type="float">
            <text:p>2.1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</table:table-row>
        <table:table-row table:style-name="ro1">
          <table:table-cell office:value-type="float" office:value="-0.0000755" calcext:value-type="float">
            <text:p>-7.55E-05</text:p>
          </table:table-cell>
          <table:table-cell office:value-type="float" office:value="0.0000878" calcext:value-type="float">
            <text:p>8.78E-05</text:p>
          </table:table-cell>
          <table:table-cell office:value-type="float" office:value="0.0000199" calcext:value-type="float">
            <text:p>1.99E-05</text:p>
          </table:table-cell>
          <table:table-cell/>
          <table:table-cell office:value-type="float" office:value="-0.0000755" calcext:value-type="float">
            <text:p>-7.55E-05</text:p>
          </table:table-cell>
          <table:table-cell office:value-type="float" office:value="0.0000878" calcext:value-type="float">
            <text:p>8.78E-05</text:p>
          </table:table-cell>
          <table:table-cell office:value-type="float" office:value="0.0000199" calcext:value-type="float">
            <text:p>1.99E-05</text:p>
          </table:table-cell>
        </table:table-row>
        <table:table-row table:style-name="ro1">
          <table:table-cell office:value-type="float" office:value="-0.0003461" calcext:value-type="float">
            <text:p>-0.0003461</text:p>
          </table:table-cell>
          <table:table-cell office:value-type="float" office:value="0.0004381" calcext:value-type="float">
            <text:p>0.0004381</text:p>
          </table:table-cell>
          <table:table-cell office:value-type="float" office:value="0.0000649" calcext:value-type="float">
            <text:p>6.49E-05</text:p>
          </table:table-cell>
          <table:table-cell/>
          <table:table-cell office:value-type="float" office:value="-0.0003461" calcext:value-type="float">
            <text:p>-0.0003461</text:p>
          </table:table-cell>
          <table:table-cell office:value-type="float" office:value="0.0004381" calcext:value-type="float">
            <text:p>0.0004381</text:p>
          </table:table-cell>
          <table:table-cell office:value-type="float" office:value="0.0000649" calcext:value-type="float">
            <text:p>6.49E-05</text:p>
          </table:table-cell>
        </table:table-row>
        <table:table-row table:style-name="ro1">
          <table:table-cell office:value-type="float" office:value="-0.0000036" calcext:value-type="float">
            <text:p>-3.6E-06</text:p>
          </table:table-cell>
          <table:table-cell office:value-type="float" office:value="-0.0001888" calcext:value-type="float">
            <text:p>-0.0001888</text:p>
          </table:table-cell>
          <table:table-cell office:value-type="float" office:value="-0.000083" calcext:value-type="float">
            <text:p>-8.3E-05</text:p>
          </table:table-cell>
          <table:table-cell/>
          <table:table-cell office:value-type="float" office:value="-0.0000036" calcext:value-type="float">
            <text:p>-3.6E-06</text:p>
          </table:table-cell>
          <table:table-cell office:value-type="float" office:value="-0.0001888" calcext:value-type="float">
            <text:p>-0.0001888</text:p>
          </table:table-cell>
          <table:table-cell office:value-type="float" office:value="-0.000083" calcext:value-type="float">
            <text:p>-8.3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-0.0000045" calcext:value-type="float">
            <text:p>-4.5E-06</text:p>
          </table:table-cell>
          <table:table-cell office:value-type="float" office:value="-0.0000028" calcext:value-type="float">
            <text:p>-2.8E-06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-0.0000045" calcext:value-type="float">
            <text:p>-4.5E-06</text:p>
          </table:table-cell>
          <table:table-cell office:value-type="float" office:value="-0.0000028" calcext:value-type="float">
            <text:p>-2.8E-06</text:p>
          </table:table-cell>
        </table:table-row>
        <table:table-row table:style-name="ro1">
          <table:table-cell office:value-type="float" office:value="0.000373" calcext:value-type="float">
            <text:p>0.000373</text:p>
          </table:table-cell>
          <table:table-cell office:value-type="float" office:value="-0.0006886" calcext:value-type="float">
            <text:p>-0.0006886</text:p>
          </table:table-cell>
          <table:table-cell office:value-type="float" office:value="-0.0000482" calcext:value-type="float">
            <text:p>-4.82E-05</text:p>
          </table:table-cell>
          <table:table-cell/>
          <table:table-cell office:value-type="float" office:value="0.000373" calcext:value-type="float">
            <text:p>0.000373</text:p>
          </table:table-cell>
          <table:table-cell office:value-type="float" office:value="-0.0006886" calcext:value-type="float">
            <text:p>-0.0006886</text:p>
          </table:table-cell>
          <table:table-cell office:value-type="float" office:value="-0.0000482" calcext:value-type="float">
            <text:p>-4.82E-05</text:p>
          </table:table-cell>
        </table:table-row>
        <table:table-row table:style-name="ro1">
          <table:table-cell office:value-type="float" office:value="0.0000071" calcext:value-type="float">
            <text:p>7.1E-06</text:p>
          </table:table-cell>
          <table:table-cell office:value-type="float" office:value="-0.0000912" calcext:value-type="float">
            <text:p>-9.12E-05</text:p>
          </table:table-cell>
          <table:table-cell office:value-type="float" office:value="-0.0000117" calcext:value-type="float">
            <text:p>-1.17E-05</text:p>
          </table:table-cell>
          <table:table-cell/>
          <table:table-cell office:value-type="float" office:value="0.0000071" calcext:value-type="float">
            <text:p>7.1E-06</text:p>
          </table:table-cell>
          <table:table-cell office:value-type="float" office:value="-0.0000912" calcext:value-type="float">
            <text:p>-9.12E-05</text:p>
          </table:table-cell>
          <table:table-cell office:value-type="float" office:value="-0.0000117" calcext:value-type="float">
            <text:p>-1.17E-05</text:p>
          </table:table-cell>
        </table:table-row>
        <table:table-row table:style-name="ro1">
          <table:table-cell office:value-type="float" office:value="0.0000629" calcext:value-type="float">
            <text:p>6.29E-05</text:p>
          </table:table-cell>
          <table:table-cell office:value-type="float" office:value="-0.0000471" calcext:value-type="float">
            <text:p>-4.71E-05</text:p>
          </table:table-cell>
          <table:table-cell office:value-type="float" office:value="0.0000246" calcext:value-type="float">
            <text:p>2.46E-05</text:p>
          </table:table-cell>
          <table:table-cell/>
          <table:table-cell office:value-type="float" office:value="0.0000629" calcext:value-type="float">
            <text:p>6.29E-05</text:p>
          </table:table-cell>
          <table:table-cell office:value-type="float" office:value="-0.0000471" calcext:value-type="float">
            <text:p>-4.71E-05</text:p>
          </table:table-cell>
          <table:table-cell office:value-type="float" office:value="0.0000246" calcext:value-type="float">
            <text:p>2.46E-05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  <table:table-cell/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</table:table-row>
        <table:table-row table:style-name="ro1">
          <table:table-cell office:value-type="float" office:value="0.0000371" calcext:value-type="float">
            <text:p>3.71E-05</text:p>
          </table:table-cell>
          <table:table-cell office:value-type="float" office:value="-0.0000505" calcext:value-type="float">
            <text:p>-5.05E-05</text:p>
          </table:table-cell>
          <table:table-cell office:value-type="float" office:value="0.0000704" calcext:value-type="float">
            <text:p>7.04E-05</text:p>
          </table:table-cell>
          <table:table-cell/>
          <table:table-cell office:value-type="float" office:value="0.0000371" calcext:value-type="float">
            <text:p>3.71E-05</text:p>
          </table:table-cell>
          <table:table-cell office:value-type="float" office:value="-0.0000505" calcext:value-type="float">
            <text:p>-5.05E-05</text:p>
          </table:table-cell>
          <table:table-cell office:value-type="float" office:value="0.0000704" calcext:value-type="float">
            <text:p>7.04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5" calcext:value-type="float">
            <text:p>2.5E-06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5" calcext:value-type="float">
            <text:p>2.5E-0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</table:table-row>
        <table:table-row table:style-name="ro1">
          <table:table-cell office:value-type="float" office:value="-0.0000019" calcext:value-type="float">
            <text:p>-1.9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0.0000019" calcext:value-type="float">
            <text:p>1.9E-06</text:p>
          </table:table-cell>
          <table:table-cell/>
          <table:table-cell office:value-type="float" office:value="-0.0000019" calcext:value-type="float">
            <text:p>-1.9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0.0000019" calcext:value-type="float">
            <text:p>1.9E-06</text:p>
          </table:table-cell>
        </table:table-row>
        <table:table-row table:style-name="ro1">
          <table:table-cell office:value-type="float" office:value="-0.0000539" calcext:value-type="float">
            <text:p>-5.39E-05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644" calcext:value-type="float">
            <text:p>6.44E-05</text:p>
          </table:table-cell>
          <table:table-cell/>
          <table:table-cell office:value-type="float" office:value="-0.0000539" calcext:value-type="float">
            <text:p>-5.39E-05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644" calcext:value-type="float">
            <text:p>6.44E-05</text:p>
          </table:table-cell>
        </table:table-row>
        <table:table-row table:style-name="ro1">
          <table:table-cell office:value-type="float" office:value="-0.0004193" calcext:value-type="float">
            <text:p>-0.0004193</text:p>
          </table:table-cell>
          <table:table-cell office:value-type="float" office:value="0.0003413" calcext:value-type="float">
            <text:p>0.0003413</text:p>
          </table:table-cell>
          <table:table-cell office:value-type="float" office:value="0.0003585" calcext:value-type="float">
            <text:p>0.0003585</text:p>
          </table:table-cell>
          <table:table-cell/>
          <table:table-cell office:value-type="float" office:value="-0.0004193" calcext:value-type="float">
            <text:p>-0.0004193</text:p>
          </table:table-cell>
          <table:table-cell office:value-type="float" office:value="0.0003413" calcext:value-type="float">
            <text:p>0.0003413</text:p>
          </table:table-cell>
          <table:table-cell office:value-type="float" office:value="0.0003585" calcext:value-type="float">
            <text:p>0.0003585</text:p>
          </table:table-cell>
        </table:table-row>
        <table:table-row table:style-name="ro1">
          <table:table-cell office:value-type="float" office:value="-0.0000389" calcext:value-type="float">
            <text:p>-3.89E-05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0.0000103" calcext:value-type="float">
            <text:p>1.03E-05</text:p>
          </table:table-cell>
          <table:table-cell/>
          <table:table-cell office:value-type="float" office:value="-0.0000389" calcext:value-type="float">
            <text:p>-3.89E-05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0.0000103" calcext:value-type="float">
            <text:p>1.03E-05</text:p>
          </table:table-cell>
        </table:table-row>
        <table:table-row table:style-name="ro1">
          <table:table-cell office:value-type="float" office:value="-0.0000089" calcext:value-type="float">
            <text:p>-8.9E-06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3" calcext:value-type="float">
            <text:p>-3E-07</text:p>
          </table:table-cell>
          <table:table-cell/>
          <table:table-cell office:value-type="float" office:value="-0.0000089" calcext:value-type="float">
            <text:p>-8.9E-06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-0.0004316" calcext:value-type="float">
            <text:p>-0.0004316</text:p>
          </table:table-cell>
          <table:table-cell office:value-type="float" office:value="-0.0000383" calcext:value-type="float">
            <text:p>-3.83E-05</text:p>
          </table:table-cell>
          <table:table-cell office:value-type="float" office:value="-0.0000112" calcext:value-type="float">
            <text:p>-1.12E-05</text:p>
          </table:table-cell>
          <table:table-cell/>
          <table:table-cell office:value-type="float" office:value="-0.0004316" calcext:value-type="float">
            <text:p>-0.0004316</text:p>
          </table:table-cell>
          <table:table-cell office:value-type="float" office:value="-0.0000383" calcext:value-type="float">
            <text:p>-3.83E-05</text:p>
          </table:table-cell>
          <table:table-cell office:value-type="float" office:value="-0.0000112" calcext:value-type="float">
            <text:p>-1.12E-05</text:p>
          </table:table-cell>
        </table:table-row>
        <table:table-row table:style-name="ro1">
          <table:table-cell office:value-type="float" office:value="0.0000287" calcext:value-type="float">
            <text:p>2.87E-05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-0.0000011" calcext:value-type="float">
            <text:p>-1.1E-06</text:p>
          </table:table-cell>
          <table:table-cell/>
          <table:table-cell office:value-type="float" office:value="0.0000287" calcext:value-type="float">
            <text:p>2.87E-05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-0.0000011" calcext:value-type="float">
            <text:p>-1.1E-06</text:p>
          </table:table-cell>
        </table:table-row>
        <table:table-row table:style-name="ro1">
          <table:table-cell office:value-type="float" office:value="-0.0000169" calcext:value-type="float">
            <text:p>-1.69E-05</text:p>
          </table:table-cell>
          <table:table-cell office:value-type="float" office:value="-0.0001871" calcext:value-type="float">
            <text:p>-0.0001871</text:p>
          </table:table-cell>
          <table:table-cell office:value-type="float" office:value="-0.0000833" calcext:value-type="float">
            <text:p>-8.33E-05</text:p>
          </table:table-cell>
          <table:table-cell/>
          <table:table-cell office:value-type="float" office:value="-0.0000169" calcext:value-type="float">
            <text:p>-1.69E-05</text:p>
          </table:table-cell>
          <table:table-cell office:value-type="float" office:value="-0.0001871" calcext:value-type="float">
            <text:p>-0.0001871</text:p>
          </table:table-cell>
          <table:table-cell office:value-type="float" office:value="-0.0000833" calcext:value-type="float">
            <text:p>-8.33E-05</text:p>
          </table:table-cell>
        </table:table-row>
        <table:table-row table:style-name="ro1">
          <table:table-cell office:value-type="float" office:value="-0.0003035" calcext:value-type="float">
            <text:p>-0.0003035</text:p>
          </table:table-cell>
          <table:table-cell office:value-type="float" office:value="0.0000929" calcext:value-type="float">
            <text:p>9.29E-05</text:p>
          </table:table-cell>
          <table:table-cell office:value-type="float" office:value="0.0001638" calcext:value-type="float">
            <text:p>0.0001638</text:p>
          </table:table-cell>
          <table:table-cell/>
          <table:table-cell office:value-type="float" office:value="-0.0003035" calcext:value-type="float">
            <text:p>-0.0003035</text:p>
          </table:table-cell>
          <table:table-cell office:value-type="float" office:value="0.0000929" calcext:value-type="float">
            <text:p>9.29E-05</text:p>
          </table:table-cell>
          <table:table-cell office:value-type="float" office:value="0.0001638" calcext:value-type="float">
            <text:p>0.0001638</text:p>
          </table:table-cell>
        </table:table-row>
        <table:table-row table:style-name="ro1">
          <table:table-cell office:value-type="float" office:value="0.0000274" calcext:value-type="float">
            <text:p>2.74E-0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5" calcext:value-type="float">
            <text:p>5E-07</text:p>
          </table:table-cell>
          <table:table-cell/>
          <table:table-cell office:value-type="float" office:value="0.0000274" calcext:value-type="float">
            <text:p>2.74E-0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.0000043" calcext:value-type="float">
            <text:p>4.3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2" calcext:value-type="float">
            <text:p>2E-07</text:p>
          </table:table-cell>
          <table:table-cell/>
          <table:table-cell office:value-type="float" office:value="0.0000043" calcext:value-type="float">
            <text:p>4.3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-0.0000379" calcext:value-type="float">
            <text:p>-3.79E-05</text:p>
          </table:table-cell>
          <table:table-cell office:value-type="float" office:value="-0.0000031" calcext:value-type="float">
            <text:p>-3.1E-06</text:p>
          </table:table-cell>
          <table:table-cell office:value-type="float" office:value="0.0000091" calcext:value-type="float">
            <text:p>9.1E-06</text:p>
          </table:table-cell>
          <table:table-cell/>
          <table:table-cell office:value-type="float" office:value="-0.0000379" calcext:value-type="float">
            <text:p>-3.79E-05</text:p>
          </table:table-cell>
          <table:table-cell office:value-type="float" office:value="-0.0000031" calcext:value-type="float">
            <text:p>-3.1E-06</text:p>
          </table:table-cell>
          <table:table-cell office:value-type="float" office:value="0.0000091" calcext:value-type="float">
            <text:p>9.1E-06</text:p>
          </table:table-cell>
        </table:table-row>
        <table:table-row table:style-name="ro1">
          <table:table-cell office:value-type="float" office:value="-0.0000022" calcext:value-type="float">
            <text:p>-2.2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-0.0000022" calcext:value-type="float">
            <text:p>-2.2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28" calcext:value-type="float">
            <text:p>2.8E-06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28" calcext:value-type="float">
            <text:p>2.8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05" calcext:value-type="float">
            <text:p>5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0036" calcext:value-type="float">
            <text:p>3.6E-06</text:p>
          </table:table-cell>
        </table:table-row>
        <table:table-row table:style-name="ro1">
          <table:table-cell office:value-type="float" office:value="0.0000075" calcext:value-type="float">
            <text:p>7.5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4" calcext:value-type="float">
            <text:p>7.4E-06</text:p>
          </table:table-cell>
          <table:table-cell/>
          <table:table-cell office:value-type="float" office:value="0.0000075" calcext:value-type="float">
            <text:p>7.5E-06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74" calcext:value-type="float">
            <text:p>7.4E-06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0.0000042" calcext:value-type="float">
            <text:p>4.2E-06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0.0000612" calcext:value-type="float">
            <text:p>6.12E-05</text:p>
          </table:table-cell>
          <table:table-cell office:value-type="float" office:value="-0.0000456" calcext:value-type="float">
            <text:p>-4.56E-05</text:p>
          </table:table-cell>
          <table:table-cell office:value-type="float" office:value="0.0000252" calcext:value-type="float">
            <text:p>2.52E-05</text:p>
          </table:table-cell>
          <table:table-cell/>
          <table:table-cell office:value-type="float" office:value="0.0000612" calcext:value-type="float">
            <text:p>6.12E-05</text:p>
          </table:table-cell>
          <table:table-cell office:value-type="float" office:value="-0.0000456" calcext:value-type="float">
            <text:p>-4.56E-05</text:p>
          </table:table-cell>
          <table:table-cell office:value-type="float" office:value="0.0000252" calcext:value-type="float">
            <text:p>2.52E-05</text:p>
          </table:table-cell>
        </table:table-row>
        <table:table-row table:style-name="ro1">
          <table:table-cell office:value-type="float" office:value="-0.0012861" calcext:value-type="float">
            <text:p>-0.0012861</text:p>
          </table:table-cell>
          <table:table-cell office:value-type="float" office:value="0.0000858" calcext:value-type="float">
            <text:p>8.58E-05</text:p>
          </table:table-cell>
          <table:table-cell office:value-type="float" office:value="-0.0003858" calcext:value-type="float">
            <text:p>-0.0003858</text:p>
          </table:table-cell>
          <table:table-cell/>
          <table:table-cell office:value-type="float" office:value="-0.0012861" calcext:value-type="float">
            <text:p>-0.0012861</text:p>
          </table:table-cell>
          <table:table-cell office:value-type="float" office:value="0.0000858" calcext:value-type="float">
            <text:p>8.58E-05</text:p>
          </table:table-cell>
          <table:table-cell office:value-type="float" office:value="-0.0003858" calcext:value-type="float">
            <text:p>-0.0003858</text:p>
          </table:table-cell>
        </table:table-row>
        <table:table-row table:style-name="ro1">
          <table:table-cell office:value-type="float" office:value="0.0000276" calcext:value-type="float">
            <text:p>2.76E-05</text:p>
          </table:table-cell>
          <table:table-cell office:value-type="float" office:value="-0.0000053" calcext:value-type="float">
            <text:p>-5.3E-06</text:p>
          </table:table-cell>
          <table:table-cell office:value-type="float" office:value="-0.0000042" calcext:value-type="float">
            <text:p>-4.2E-06</text:p>
          </table:table-cell>
          <table:table-cell/>
          <table:table-cell office:value-type="float" office:value="0.0000276" calcext:value-type="float">
            <text:p>2.76E-05</text:p>
          </table:table-cell>
          <table:table-cell office:value-type="float" office:value="-0.0000053" calcext:value-type="float">
            <text:p>-5.3E-06</text:p>
          </table:table-cell>
          <table:table-cell office:value-type="float" office:value="-0.0000042" calcext:value-type="float">
            <text:p>-4.2E-06</text:p>
          </table:table-cell>
        </table:table-row>
        <table:table-row table:style-name="ro1">
          <table:table-cell office:value-type="float" office:value="0.0000042" calcext:value-type="float">
            <text:p>4.2E-06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-0.0000004" calcext:value-type="float">
            <text:p>-4E-07</text:p>
          </table:table-cell>
          <table:table-cell/>
          <table:table-cell office:value-type="float" office:value="0.0000042" calcext:value-type="float">
            <text:p>4.2E-06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-0.0000206" calcext:value-type="float">
            <text:p>-2.06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  <table:table-cell/>
          <table:table-cell office:value-type="float" office:value="-0.0000206" calcext:value-type="float">
            <text:p>-2.06E-05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-0.0000086" calcext:value-type="float">
            <text:p>-8.6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-0.0000004" calcext:value-type="float">
            <text:p>-4E-07</text:p>
          </table:table-cell>
          <table:table-cell/>
          <table:table-cell office:value-type="float" office:value="-0.0000086" calcext:value-type="float">
            <text:p>-8.6E-06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0.0000007" calcext:value-type="float">
            <text:p>7E-07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0.0000007" calcext:value-type="float">
            <text:p>7E-07</text:p>
          </table:table-cell>
        </table:table-row>
        <table:table-row table:style-name="ro1">
          <table:table-cell office:value-type="float" office:value="0.0000015" calcext:value-type="float">
            <text:p>1.5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4" calcext:value-type="float">
            <text:p>4E-07</text:p>
          </table:table-cell>
          <table:table-cell/>
          <table:table-cell office:value-type="float" office:value="0.0000015" calcext:value-type="float">
            <text:p>1.5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4" calcext:value-type="float">
            <text:p>4E-07</text:p>
          </table:table-cell>
        </table:table-row>
        <table:table-row table:style-name="ro1">
          <table:table-cell office:value-type="float" office:value="-0.0000112" calcext:value-type="float">
            <text:p>-1.12E-05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-0.0000112" calcext:value-type="float">
            <text:p>-1.12E-05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-0.000002" calcext:value-type="float">
            <text:p>-2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19" calcext:value-type="float">
            <text:p>1.9E-06</text:p>
          </table:table-cell>
          <table:table-cell/>
          <table:table-cell office:value-type="float" office:value="-0.000002" calcext:value-type="float">
            <text:p>-2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19" calcext:value-type="float">
            <text:p>1.9E-06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table:number-columns-repeated="2" office:value-type="float" office:value="0.0000008" calcext:value-type="float">
            <text:p>8E-07</text:p>
          </table:table-cell>
          <table:table-cell/>
          <table:table-cell office:value-type="float" office:value="0.0000004" calcext:value-type="float">
            <text:p>4E-07</text:p>
          </table:table-cell>
          <table:table-cell table:number-columns-repeated="2"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6" calcext:value-type="float">
            <text:p>6E-07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6" calcext:value-type="float">
            <text:p>6E-07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  <table:table-cell/>
          <table:table-cell office:value-type="float" office:value="0.0000012" calcext:value-type="float">
            <text:p>1.2E-06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0.0000012" calcext:value-type="float">
            <text:p>1.2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  <table:table-cell/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-0.0000009" calcext:value-type="float">
            <text:p>-9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-0.0000009" calcext:value-type="float">
            <text:p>-9E-07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-0.0000046" calcext:value-type="float">
            <text:p>-4.6E-06</text:p>
          </table:table-cell>
          <table:table-cell office:value-type="float" office:value="-0.0000028" calcext:value-type="float">
            <text:p>-2.8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-0.0000046" calcext:value-type="float">
            <text:p>-4.6E-06</text:p>
          </table:table-cell>
          <table:table-cell office:value-type="float" office:value="-0.0000028" calcext:value-type="float">
            <text:p>-2.8E-06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4" calcext:value-type="float">
            <text:p>-1.4E-06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4" calcext:value-type="float">
            <text:p>-1.4E-06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1" calcext:value-type="float">
            <text:p>-1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07" calcext:value-type="float">
            <text:p>7E-07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0.000044" calcext:value-type="float">
            <text:p>4.4E-05</text:p>
          </table:table-cell>
          <table:table-cell office:value-type="float" office:value="0.0000421" calcext:value-type="float">
            <text:p>4.21E-05</text:p>
          </table:table-cell>
          <table:table-cell office:value-type="float" office:value="-0.0000017" calcext:value-type="float">
            <text:p>-1.7E-06</text:p>
          </table:table-cell>
          <table:table-cell/>
          <table:table-cell office:value-type="float" office:value="0.000044" calcext:value-type="float">
            <text:p>4.4E-05</text:p>
          </table:table-cell>
          <table:table-cell office:value-type="float" office:value="0.0000421" calcext:value-type="float">
            <text:p>4.21E-05</text:p>
          </table:table-cell>
          <table:table-cell office:value-type="float" office:value="-0.0000017" calcext:value-type="float">
            <text:p>-1.7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0002" calcext:value-type="float">
            <text:p>-2E-07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3" calcext:value-type="float">
            <text:p>-1.3E-06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0.0000018" calcext:value-type="float">
            <text:p>1.8E-06</text:p>
          </table:table-cell>
          <table:table-cell office:value-type="float" office:value="-0.0000013" calcext:value-type="float">
            <text:p>-1.3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2" calcext:value-type="float">
            <text:p>6.2E-06</text:p>
          </table:table-cell>
          <table:table-cell office:value-type="float" office:value="0.0000057" calcext:value-type="float">
            <text:p>5.7E-06</text:p>
          </table:table-cell>
          <table:table-cell office:value-type="float" office:value="-0.0000026" calcext:value-type="float">
            <text:p>-2.6E-06</text:p>
          </table:table-cell>
          <table:table-cell/>
          <table:table-cell office:value-type="float" office:value="0.0000062" calcext:value-type="float">
            <text:p>6.2E-06</text:p>
          </table:table-cell>
          <table:table-cell office:value-type="float" office:value="0.0000057" calcext:value-type="float">
            <text:p>5.7E-06</text:p>
          </table:table-cell>
          <table:table-cell office:value-type="float" office:value="-0.0000026" calcext:value-type="float">
            <text:p>-2.6E-0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-0.0000001" calcext:value-type="float">
            <text:p>-1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00001" calcext:value-type="float">
            <text:p>1E-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01" calcext:value-type="float">
            <text:p>1E-07</text:p>
          </table:table-cell>
        </table:table-row>
        <table:table-row table:style-name="ro1">
          <table:table-cell table:number-columns-repeated="3" office:value-type="float" office:value="0.0000005" calcext:value-type="float">
            <text:p>5E-07</text:p>
          </table:table-cell>
          <table:table-cell/>
          <table:table-cell table:number-columns-repeated="3"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01" calcext:value-type="float">
            <text:p>1E-07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table:number-columns-repeated="2" office:value-type="float" office:value="0.0000007" calcext:value-type="float">
            <text:p>7E-07</text:p>
          </table:table-cell>
          <table:table-cell/>
          <table:table-cell office:value-type="float" office:value="0.0000003" calcext:value-type="float">
            <text:p>3E-07</text:p>
          </table:table-cell>
          <table:table-cell table:number-columns-repeated="2" office:value-type="float" office:value="0.0000007" calcext:value-type="float">
            <text:p>7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62" calcext:value-type="float">
            <text:p>1.62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37" calcext:value-type="float">
            <text:p>3.7E-06</text:p>
          </table:table-cell>
          <table:table-cell/>
          <table:table-cell office:value-type="float" office:value="0.0000162" calcext:value-type="float">
            <text:p>1.62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0037" calcext:value-type="float">
            <text:p>3.7E-06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00008" calcext:value-type="float">
            <text:p>8E-07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.0000004" calcext:value-type="float">
            <text:p>-4E-0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-0.0006804" calcext:value-type="float">
            <text:p>-0.0006804</text:p>
          </table:table-cell>
          <table:table-cell office:value-type="float" office:value="-0.0002751" calcext:value-type="float">
            <text:p>-0.0002751</text:p>
          </table:table-cell>
          <table:table-cell office:value-type="float" office:value="-0.0000875" calcext:value-type="float">
            <text:p>-8.75E-05</text:p>
          </table:table-cell>
          <table:table-cell/>
          <table:table-cell office:value-type="float" office:value="-0.0006804" calcext:value-type="float">
            <text:p>-0.0006804</text:p>
          </table:table-cell>
          <table:table-cell office:value-type="float" office:value="-0.0002751" calcext:value-type="float">
            <text:p>-0.0002751</text:p>
          </table:table-cell>
          <table:table-cell office:value-type="float" office:value="-0.0000875" calcext:value-type="float">
            <text:p>-8.75E-05</text:p>
          </table:table-cell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office:value-type="float" office:value="0.0000042" calcext:value-type="float">
            <text:p>4.2E-06</text:p>
          </table:table-cell>
          <table:table-cell office:value-type="float" office:value="-0.0000073" calcext:value-type="float">
            <text:p>-7.3E-06</text:p>
          </table:table-cell>
          <table:table-cell/>
          <table:table-cell office:value-type="float" office:value="0.0000127" calcext:value-type="float">
            <text:p>1.27E-05</text:p>
          </table:table-cell>
          <table:table-cell office:value-type="float" office:value="0.0000042" calcext:value-type="float">
            <text:p>4.2E-06</text:p>
          </table:table-cell>
          <table:table-cell office:value-type="float" office:value="-0.0000073" calcext:value-type="float">
            <text:p>-7.3E-06</text:p>
          </table:table-cell>
        </table:table-row>
        <table:table-row table:style-name="ro1">
          <table:table-cell office:value-type="float" office:value="0.0000274" calcext:value-type="float">
            <text:p>2.74E-05</text:p>
          </table:table-cell>
          <table:table-cell table:number-columns-repeated="2" office:value-type="float" office:value="-0.0000046" calcext:value-type="float">
            <text:p>-4.6E-06</text:p>
          </table:table-cell>
          <table:table-cell/>
          <table:table-cell office:value-type="float" office:value="0.0000274" calcext:value-type="float">
            <text:p>2.74E-05</text:p>
          </table:table-cell>
          <table:table-cell table:number-columns-repeated="2" office:value-type="float" office:value="-0.0000046" calcext:value-type="float">
            <text:p>-4.6E-06</text:p>
          </table:table-cell>
        </table:table-row>
        <table:table-row table:style-name="ro1"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  <table:table-cell/>
          <table:table-cell office:value-type="float" office:value="0.0000014" calcext:value-type="float">
            <text:p>1.4E-06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0003" calcext:value-type="float">
            <text:p>-3E-07</text:p>
          </table:table-cell>
        </table:table-row>
        <table:table-row table:style-name="ro1">
          <table:table-cell office:value-type="float" office:value="0.0000128" calcext:value-type="float">
            <text:p>1.28E-05</text:p>
          </table:table-cell>
          <table:table-cell office:value-type="float" office:value="-0.0000128" calcext:value-type="float">
            <text:p>-1.28E-05</text:p>
          </table:table-cell>
          <table:table-cell office:value-type="float" office:value="-0.000026" calcext:value-type="float">
            <text:p>-2.6E-05</text:p>
          </table:table-cell>
          <table:table-cell/>
          <table:table-cell office:value-type="float" office:value="0.0000128" calcext:value-type="float">
            <text:p>1.28E-05</text:p>
          </table:table-cell>
          <table:table-cell office:value-type="float" office:value="-0.0000128" calcext:value-type="float">
            <text:p>-1.28E-05</text:p>
          </table:table-cell>
          <table:table-cell office:value-type="float" office:value="-0.000026" calcext:value-type="float">
            <text:p>-2.6E-05</text:p>
          </table:table-cell>
        </table:table-row>
        <table:table-row table:style-name="ro1"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6" calcext:value-type="float">
            <text:p>-6E-07</text:p>
          </table:table-cell>
          <table:table-cell/>
          <table:table-cell office:value-type="float" office:value="0.0000005" calcext:value-type="float">
            <text:p>5E-07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021" calcext:value-type="float">
            <text:p>2.1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  <table:table-cell/>
          <table:table-cell office:value-type="float" office:value="0.0000021" calcext:value-type="float">
            <text:p>2.1E-06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0.0000008" calcext:value-type="float">
            <text:p>8E-07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-0" calcext:value-type="float">
            <text:p>0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5" calcext:value-type="float">
            <text:p>3.5E-06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5" calcext:value-type="float">
            <text:p>3.5E-06</text:p>
          </table:table-cell>
        </table:table-row>
        <table:table-row table:style-name="ro1">
          <table:table-cell office:value-type="float" office:value="0.0000035" calcext:value-type="float">
            <text:p>3.5E-06</text:p>
          </table:table-cell>
          <table:table-cell office:value-type="float" office:value="0.0000014" calcext:value-type="float">
            <text:p>1.4E-06</text:p>
          </table:table-cell>
          <table:table-cell office:value-type="float" office:value="0.0000035" calcext:value-type="float">
            <text:p>3.5E-06</text:p>
          </table:table-cell>
          <table:table-cell/>
          <table:table-cell office:value-type="float" office:value="0.0000035" calcext:value-type="float">
            <text:p>3.5E-06</text:p>
          </table:table-cell>
          <table:table-cell office:value-type="float" office:value="0.0000014" calcext:value-type="float">
            <text:p>1.4E-06</text:p>
          </table:table-cell>
          <table:table-cell office:value-type="float" office:value="0.0000035" calcext:value-type="float">
            <text:p>3.5E-06</text:p>
          </table:table-cell>
        </table:table-row>
        <table:table-row table:style-name="ro1">
          <table:table-cell office:value-type="float" office:value="0.0000019" calcext:value-type="float">
            <text:p>1.9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28" calcext:value-type="float">
            <text:p>2.8E-06</text:p>
          </table:table-cell>
          <table:table-cell/>
          <table:table-cell office:value-type="float" office:value="0.0000019" calcext:value-type="float">
            <text:p>1.9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0028" calcext:value-type="float">
            <text:p>2.8E-06</text:p>
          </table:table-cell>
        </table:table-row>
        <table:table-row table:style-name="ro1">
          <table:table-cell office:value-type="float" office:value="0.0000013" calcext:value-type="float">
            <text:p>1.3E-06</text:p>
          </table:table-cell>
          <table:table-cell table:number-columns-repeated="2" office:value-type="float" office:value="0.0000004" calcext:value-type="float">
            <text:p>4E-07</text:p>
          </table:table-cell>
          <table:table-cell/>
          <table:table-cell office:value-type="float" office:value="0.0000013" calcext:value-type="float">
            <text:p>1.3E-06</text:p>
          </table:table-cell>
          <table:table-cell table:number-columns-repeated="2" office:value-type="float" office:value="0.0000004" calcext:value-type="float">
            <text:p>4E-07</text:p>
          </table:table-cell>
        </table:table-row>
        <table:table-row table:style-name="ro1">
          <table:table-cell office:value-type="float" office:value="0.000111" calcext:value-type="float">
            <text:p>0.00011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607" calcext:value-type="float">
            <text:p>6.07E-05</text:p>
          </table:table-cell>
          <table:table-cell/>
          <table:table-cell office:value-type="float" office:value="0.000111" calcext:value-type="float">
            <text:p>0.00011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607" calcext:value-type="float">
            <text:p>6.07E-05</text:p>
          </table:table-cell>
        </table:table-row>
        <table:table-row table:style-name="ro1">
          <table:table-cell office:value-type="float" office:value="0.0000211" calcext:value-type="float">
            <text:p>2.11E-05</text:p>
          </table:table-cell>
          <table:table-cell office:value-type="float" office:value="0.0000094" calcext:value-type="float">
            <text:p>9.4E-06</text:p>
          </table:table-cell>
          <table:table-cell office:value-type="float" office:value="0.0000043" calcext:value-type="float">
            <text:p>4.3E-06</text:p>
          </table:table-cell>
          <table:table-cell/>
          <table:table-cell office:value-type="float" office:value="0.0000211" calcext:value-type="float">
            <text:p>2.11E-05</text:p>
          </table:table-cell>
          <table:table-cell office:value-type="float" office:value="0.0000094" calcext:value-type="float">
            <text:p>9.4E-06</text:p>
          </table:table-cell>
          <table:table-cell office:value-type="float" office:value="0.0000043" calcext:value-type="float">
            <text:p>4.3E-06</text:p>
          </table:table-cell>
        </table:table-row>
        <table:table-row table:style-name="ro1">
          <table:table-cell office:value-type="float" office:value="0.0000276" calcext:value-type="float">
            <text:p>2.76E-0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0.0000276" calcext:value-type="float">
            <text:p>2.76E-05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0.0042115" calcext:value-type="float">
            <text:p>0.0042115</text:p>
          </table:table-cell>
          <table:table-cell office:value-type="float" office:value="-0.0021187" calcext:value-type="float">
            <text:p>-0.0021187</text:p>
          </table:table-cell>
          <table:table-cell office:value-type="float" office:value="-0.0015662" calcext:value-type="float">
            <text:p>-0.0015662</text:p>
          </table:table-cell>
          <table:table-cell/>
          <table:table-cell office:value-type="float" office:value="0.0042115" calcext:value-type="float">
            <text:p>0.0042115</text:p>
          </table:table-cell>
          <table:table-cell office:value-type="float" office:value="-0.0021187" calcext:value-type="float">
            <text:p>-0.0021187</text:p>
          </table:table-cell>
          <table:table-cell office:value-type="float" office:value="-0.0015662" calcext:value-type="float">
            <text:p>-0.0015662</text:p>
          </table:table-cell>
        </table:table-row>
        <table:table-row table:style-name="ro1">
          <table:table-cell office:value-type="float" office:value="-0.0755393" calcext:value-type="float">
            <text:p>-0.0755393</text:p>
          </table:table-cell>
          <table:table-cell office:value-type="float" office:value="0.0376532" calcext:value-type="float">
            <text:p>0.0376532</text:p>
          </table:table-cell>
          <table:table-cell office:value-type="float" office:value="-0.0195586" calcext:value-type="float">
            <text:p>-0.0195586</text:p>
          </table:table-cell>
          <table:table-cell/>
          <table:table-cell office:value-type="float" office:value="-0.0755393" calcext:value-type="float">
            <text:p>-0.0755393</text:p>
          </table:table-cell>
          <table:table-cell office:value-type="float" office:value="0.0376532" calcext:value-type="float">
            <text:p>0.0376532</text:p>
          </table:table-cell>
          <table:table-cell office:value-type="float" office:value="-0.0195586" calcext:value-type="float">
            <text:p>-0.0195586</text:p>
          </table:table-cell>
        </table:table-row>
        <table:table-row table:style-name="ro1">
          <table:table-cell office:value-type="float" office:value="-0.0178661" calcext:value-type="float">
            <text:p>-0.0178661</text:p>
          </table:table-cell>
          <table:table-cell office:value-type="float" office:value="-0.0074766" calcext:value-type="float">
            <text:p>-0.0074766</text:p>
          </table:table-cell>
          <table:table-cell office:value-type="float" office:value="0.009381" calcext:value-type="float">
            <text:p>0.009381</text:p>
          </table:table-cell>
          <table:table-cell/>
          <table:table-cell office:value-type="float" office:value="-0.0178661" calcext:value-type="float">
            <text:p>-0.0178661</text:p>
          </table:table-cell>
          <table:table-cell office:value-type="float" office:value="-0.0074766" calcext:value-type="float">
            <text:p>-0.0074766</text:p>
          </table:table-cell>
          <table:table-cell office:value-type="float" office:value="0.009381" calcext:value-type="float">
            <text:p>0.009381</text:p>
          </table:table-cell>
        </table:table-row>
        <table:table-row table:style-name="ro1">
          <table:table-cell office:value-type="float" office:value="-0.0004943" calcext:value-type="float">
            <text:p>-0.0004943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204" calcext:value-type="float">
            <text:p>2.04E-05</text:p>
          </table:table-cell>
          <table:table-cell/>
          <table:table-cell office:value-type="float" office:value="-0.0004943" calcext:value-type="float">
            <text:p>-0.0004943</text:p>
          </table:table-cell>
          <table:table-cell office:value-type="float" office:value="-0.0000153" calcext:value-type="float">
            <text:p>-1.53E-05</text:p>
          </table:table-cell>
          <table:table-cell office:value-type="float" office:value="0.0000204" calcext:value-type="float">
            <text:p>2.04E-05</text:p>
          </table:table-cell>
        </table:table-row>
        <table:table-row table:style-name="ro1">
          <table:table-cell office:value-type="float" office:value="-0.0001759" calcext:value-type="float">
            <text:p>-0.0001759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0.0002459" calcext:value-type="float">
            <text:p>0.0002459</text:p>
          </table:table-cell>
          <table:table-cell/>
          <table:table-cell office:value-type="float" office:value="-0.0001759" calcext:value-type="float">
            <text:p>-0.0001759</text:p>
          </table:table-cell>
          <table:table-cell office:value-type="float" office:value="0.0000888" calcext:value-type="float">
            <text:p>8.88E-05</text:p>
          </table:table-cell>
          <table:table-cell office:value-type="float" office:value="0.0002459" calcext:value-type="float">
            <text:p>0.0002459</text:p>
          </table:table-cell>
        </table:table-row>
        <table:table-row table:style-name="ro1">
          <table:table-cell office:value-type="float" office:value="-0.000813" calcext:value-type="float">
            <text:p>-0.000813</text:p>
          </table:table-cell>
          <table:table-cell office:value-type="float" office:value="0.0004049" calcext:value-type="float">
            <text:p>0.0004049</text:p>
          </table:table-cell>
          <table:table-cell office:value-type="float" office:value="0.0008875" calcext:value-type="float">
            <text:p>0.0008875</text:p>
          </table:table-cell>
          <table:table-cell/>
          <table:table-cell office:value-type="float" office:value="-0.000813" calcext:value-type="float">
            <text:p>-0.000813</text:p>
          </table:table-cell>
          <table:table-cell office:value-type="float" office:value="0.0004049" calcext:value-type="float">
            <text:p>0.0004049</text:p>
          </table:table-cell>
          <table:table-cell office:value-type="float" office:value="0.0008875" calcext:value-type="float">
            <text:p>0.0008875</text:p>
          </table:table-cell>
        </table:table-row>
        <table:table-row table:style-name="ro1">
          <table:table-cell office:value-type="float" office:value="0.0004014" calcext:value-type="float">
            <text:p>0.0004014</text:p>
          </table:table-cell>
          <table:table-cell office:value-type="float" office:value="0.0001031" calcext:value-type="float">
            <text:p>0.0001031</text:p>
          </table:table-cell>
          <table:table-cell office:value-type="float" office:value="-0.001052" calcext:value-type="float">
            <text:p>-0.001052</text:p>
          </table:table-cell>
          <table:table-cell/>
          <table:table-cell office:value-type="float" office:value="0.0004014" calcext:value-type="float">
            <text:p>0.0004014</text:p>
          </table:table-cell>
          <table:table-cell office:value-type="float" office:value="0.0001031" calcext:value-type="float">
            <text:p>0.0001031</text:p>
          </table:table-cell>
          <table:table-cell office:value-type="float" office:value="-0.001052" calcext:value-type="float">
            <text:p>-0.001052</text:p>
          </table:table-cell>
        </table:table-row>
        <table:table-row table:style-name="ro1">
          <table:table-cell office:value-type="float" office:value="-0.0000535" calcext:value-type="float">
            <text:p>-5.35E-05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643" calcext:value-type="float">
            <text:p>6.43E-05</text:p>
          </table:table-cell>
          <table:table-cell/>
          <table:table-cell office:value-type="float" office:value="-0.0000535" calcext:value-type="float">
            <text:p>-5.35E-05</text:p>
          </table:table-cell>
          <table:table-cell office:value-type="float" office:value="0.0000088" calcext:value-type="float">
            <text:p>8.8E-06</text:p>
          </table:table-cell>
          <table:table-cell office:value-type="float" office:value="0.0000643" calcext:value-type="float">
            <text:p>6.43E-05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6" calcext:value-type="float">
            <text:p>7.6E-06</text:p>
          </table:table-cell>
          <table:table-cell/>
          <table:table-cell office:value-type="float" office:value="0.0000002" calcext:value-type="float">
            <text:p>2E-07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0076" calcext:value-type="float">
            <text:p>7.6E-06</text:p>
          </table:table-cell>
        </table:table-row>
        <table:table-row table:style-name="ro1">
          <table:table-cell office:value-type="float" office:value="-0.0000034" calcext:value-type="float">
            <text:p>-3.4E-06</text:p>
          </table:table-cell>
          <table:table-cell office:value-type="float" office:value="-0.0000044" calcext:value-type="float">
            <text:p>-4.4E-06</text:p>
          </table:table-cell>
          <table:table-cell office:value-type="float" office:value="0.0000496" calcext:value-type="float">
            <text:p>4.96E-05</text:p>
          </table:table-cell>
          <table:table-cell/>
          <table:table-cell office:value-type="float" office:value="-0.0000034" calcext:value-type="float">
            <text:p>-3.4E-06</text:p>
          </table:table-cell>
          <table:table-cell office:value-type="float" office:value="-0.0000044" calcext:value-type="float">
            <text:p>-4.4E-06</text:p>
          </table:table-cell>
          <table:table-cell office:value-type="float" office:value="0.0000496" calcext:value-type="float">
            <text:p>4.96E-05</text:p>
          </table:table-cell>
        </table:table-row>
        <table:table-row table:style-name="ro1">
          <table:table-cell office:value-type="float" office:value="-0.0005589" calcext:value-type="float">
            <text:p>-0.0005589</text:p>
          </table:table-cell>
          <table:table-cell office:value-type="float" office:value="0.0000827" calcext:value-type="float">
            <text:p>8.27E-05</text:p>
          </table:table-cell>
          <table:table-cell office:value-type="float" office:value="-0.0017201" calcext:value-type="float">
            <text:p>-0.0017201</text:p>
          </table:table-cell>
          <table:table-cell/>
          <table:table-cell office:value-type="float" office:value="-0.0005589" calcext:value-type="float">
            <text:p>-0.0005589</text:p>
          </table:table-cell>
          <table:table-cell office:value-type="float" office:value="0.0000827" calcext:value-type="float">
            <text:p>8.27E-05</text:p>
          </table:table-cell>
          <table:table-cell office:value-type="float" office:value="-0.0017201" calcext:value-type="float">
            <text:p>-0.0017201</text:p>
          </table:table-cell>
        </table:table-row>
        <table:table-row table:style-name="ro1">
          <table:table-cell office:value-type="float" office:value="0.0000378" calcext:value-type="float">
            <text:p>3.78E-05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0.0000685" calcext:value-type="float">
            <text:p>6.85E-05</text:p>
          </table:table-cell>
          <table:table-cell/>
          <table:table-cell office:value-type="float" office:value="0.0000378" calcext:value-type="float">
            <text:p>3.78E-05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0.0000685" calcext:value-type="float">
            <text:p>6.85E-05</text:p>
          </table:table-cell>
        </table:table-row>
        <table:table-row table:style-name="ro1">
          <table:table-cell office:value-type="float" office:value="0.000752" calcext:value-type="float">
            <text:p>0.000752</text:p>
          </table:table-cell>
          <table:table-cell office:value-type="float" office:value="0.0000966" calcext:value-type="float">
            <text:p>9.66E-05</text:p>
          </table:table-cell>
          <table:table-cell office:value-type="float" office:value="0.0007749" calcext:value-type="float">
            <text:p>0.0007749</text:p>
          </table:table-cell>
          <table:table-cell/>
          <table:table-cell office:value-type="float" office:value="0.000752" calcext:value-type="float">
            <text:p>0.000752</text:p>
          </table:table-cell>
          <table:table-cell office:value-type="float" office:value="0.0000966" calcext:value-type="float">
            <text:p>9.66E-05</text:p>
          </table:table-cell>
          <table:table-cell office:value-type="float" office:value="0.0007749" calcext:value-type="float">
            <text:p>0.0007749</text:p>
          </table:table-cell>
        </table:table-row>
        <table:table-row table:style-name="ro1">
          <table:table-cell office:value-type="float" office:value="0.0001388" calcext:value-type="float">
            <text:p>0.0001388</text:p>
          </table:table-cell>
          <table:table-cell office:value-type="float" office:value="-0.0007543" calcext:value-type="float">
            <text:p>-0.0007543</text:p>
          </table:table-cell>
          <table:table-cell office:value-type="float" office:value="0.0003997" calcext:value-type="float">
            <text:p>0.0003997</text:p>
          </table:table-cell>
          <table:table-cell/>
          <table:table-cell office:value-type="float" office:value="0.0001388" calcext:value-type="float">
            <text:p>0.0001388</text:p>
          </table:table-cell>
          <table:table-cell office:value-type="float" office:value="-0.0007543" calcext:value-type="float">
            <text:p>-0.0007543</text:p>
          </table:table-cell>
          <table:table-cell office:value-type="float" office:value="0.0003997" calcext:value-type="float">
            <text:p>0.0003997</text:p>
          </table:table-cell>
        </table:table-row>
        <table:table-row table:style-name="ro1">
          <table:table-cell office:value-type="float" office:value="0.0474178" calcext:value-type="float">
            <text:p>0.0474178</text:p>
          </table:table-cell>
          <table:table-cell office:value-type="float" office:value="-0.0061799" calcext:value-type="float">
            <text:p>-0.0061799</text:p>
          </table:table-cell>
          <table:table-cell office:value-type="float" office:value="0.0454092" calcext:value-type="float">
            <text:p>0.0454092</text:p>
          </table:table-cell>
          <table:table-cell/>
          <table:table-cell office:value-type="float" office:value="0.0474178" calcext:value-type="float">
            <text:p>0.0474178</text:p>
          </table:table-cell>
          <table:table-cell office:value-type="float" office:value="-0.0061799" calcext:value-type="float">
            <text:p>-0.0061799</text:p>
          </table:table-cell>
          <table:table-cell office:value-type="float" office:value="0.0454092" calcext:value-type="float">
            <text:p>0.0454092</text:p>
          </table:table-cell>
        </table:table-row>
        <table:table-row table:style-name="ro1">
          <table:table-cell office:value-type="float" office:value="0.0003218" calcext:value-type="float">
            <text:p>0.0003218</text:p>
          </table:table-cell>
          <table:table-cell office:value-type="float" office:value="-0.0006545" calcext:value-type="float">
            <text:p>-0.0006545</text:p>
          </table:table-cell>
          <table:table-cell office:value-type="float" office:value="-0.0000632" calcext:value-type="float">
            <text:p>-6.32E-05</text:p>
          </table:table-cell>
          <table:table-cell/>
          <table:table-cell office:value-type="float" office:value="0.0003218" calcext:value-type="float">
            <text:p>0.0003218</text:p>
          </table:table-cell>
          <table:table-cell office:value-type="float" office:value="-0.0006545" calcext:value-type="float">
            <text:p>-0.0006545</text:p>
          </table:table-cell>
          <table:table-cell office:value-type="float" office:value="-0.0000632" calcext:value-type="float">
            <text:p>-6.32E-05</text:p>
          </table:table-cell>
        </table:table-row>
        <table:table-row table:style-name="ro1">
          <table:table-cell office:value-type="float" office:value="-0.0003401" calcext:value-type="float">
            <text:p>-0.0003401</text:p>
          </table:table-cell>
          <table:table-cell office:value-type="float" office:value="0.0004217" calcext:value-type="float">
            <text:p>0.0004217</text:p>
          </table:table-cell>
          <table:table-cell office:value-type="float" office:value="0.0000604" calcext:value-type="float">
            <text:p>6.04E-05</text:p>
          </table:table-cell>
          <table:table-cell/>
          <table:table-cell office:value-type="float" office:value="-0.0003401" calcext:value-type="float">
            <text:p>-0.0003401</text:p>
          </table:table-cell>
          <table:table-cell office:value-type="float" office:value="0.0004217" calcext:value-type="float">
            <text:p>0.0004217</text:p>
          </table:table-cell>
          <table:table-cell office:value-type="float" office:value="0.0000604" calcext:value-type="float">
            <text:p>6.04E-05</text:p>
          </table:table-cell>
        </table:table-row>
        <table:table-row table:style-name="ro1">
          <table:table-cell office:value-type="float" office:value="0.0001075" calcext:value-type="float">
            <text:p>0.0001075</text:p>
          </table:table-cell>
          <table:table-cell office:value-type="float" office:value="-0.0009745" calcext:value-type="float">
            <text:p>-0.0009745</text:p>
          </table:table-cell>
          <table:table-cell office:value-type="float" office:value="-0.0000749" calcext:value-type="float">
            <text:p>-7.49E-05</text:p>
          </table:table-cell>
          <table:table-cell/>
          <table:table-cell office:value-type="float" office:value="0.0001075" calcext:value-type="float">
            <text:p>0.0001075</text:p>
          </table:table-cell>
          <table:table-cell office:value-type="float" office:value="-0.0009745" calcext:value-type="float">
            <text:p>-0.0009745</text:p>
          </table:table-cell>
          <table:table-cell office:value-type="float" office:value="-0.0000749" calcext:value-type="float">
            <text:p>-7.49E-05</text:p>
          </table:table-cell>
        </table:table-row>
        <table:table-row table:style-name="ro1">
          <table:table-cell office:value-type="float" office:value="-0.0010627" calcext:value-type="float">
            <text:p>-0.0010627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9835" calcext:value-type="float">
            <text:p>0.0009835</text:p>
          </table:table-cell>
          <table:table-cell/>
          <table:table-cell office:value-type="float" office:value="-0.0010627" calcext:value-type="float">
            <text:p>-0.0010627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9835" calcext:value-type="float">
            <text:p>0.0009835</text:p>
          </table:table-cell>
        </table:table-row>
        <table:table-row table:style-name="ro1">
          <table:table-cell office:value-type="float" office:value="-0.0000751" calcext:value-type="float">
            <text:p>-7.51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92" calcext:value-type="float">
            <text:p>1.92E-05</text:p>
          </table:table-cell>
          <table:table-cell/>
          <table:table-cell office:value-type="float" office:value="-0.0000751" calcext:value-type="float">
            <text:p>-7.51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92" calcext:value-type="float">
            <text:p>1.92E-05</text:p>
          </table:table-cell>
        </table:table-row>
        <table:table-row table:style-name="ro1">
          <table:table-cell office:value-type="float" office:value="-0.000337" calcext:value-type="float">
            <text:p>-0.000337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268" calcext:value-type="float">
            <text:p>0.000268</text:p>
          </table:table-cell>
          <table:table-cell/>
          <table:table-cell office:value-type="float" office:value="-0.000337" calcext:value-type="float">
            <text:p>-0.000337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268" calcext:value-type="float">
            <text:p>0.000268</text:p>
          </table:table-cell>
        </table:table-row>
        <table:table-row table:style-name="ro1">
          <table:table-cell office:value-type="float" office:value="-0.0000571" calcext:value-type="float">
            <text:p>-5.71E-05</text:p>
          </table:table-cell>
          <table:table-cell office:value-type="float" office:value="0.0001251" calcext:value-type="float">
            <text:p>0.0001251</text:p>
          </table:table-cell>
          <table:table-cell office:value-type="float" office:value="0.0000743" calcext:value-type="float">
            <text:p>7.43E-05</text:p>
          </table:table-cell>
          <table:table-cell/>
          <table:table-cell office:value-type="float" office:value="-0.0000571" calcext:value-type="float">
            <text:p>-5.71E-05</text:p>
          </table:table-cell>
          <table:table-cell office:value-type="float" office:value="0.0001251" calcext:value-type="float">
            <text:p>0.0001251</text:p>
          </table:table-cell>
          <table:table-cell office:value-type="float" office:value="0.0000743" calcext:value-type="float">
            <text:p>7.43E-05</text:p>
          </table:table-cell>
        </table:table-row>
        <table:table-row table:style-name="ro1">
          <table:table-cell office:value-type="float" office:value="-0.000009" calcext:value-type="float">
            <text:p>-9E-06</text:p>
          </table:table-cell>
          <table:table-cell office:value-type="float" office:value="0.0000086" calcext:value-type="float">
            <text:p>8.6E-06</text:p>
          </table:table-cell>
          <table:table-cell office:value-type="float" office:value="0.0000201" calcext:value-type="float">
            <text:p>2.01E-05</text:p>
          </table:table-cell>
          <table:table-cell/>
          <table:table-cell office:value-type="float" office:value="-0.000009" calcext:value-type="float">
            <text:p>-9E-06</text:p>
          </table:table-cell>
          <table:table-cell office:value-type="float" office:value="0.0000086" calcext:value-type="float">
            <text:p>8.6E-06</text:p>
          </table:table-cell>
          <table:table-cell office:value-type="float" office:value="0.0000201" calcext:value-type="float">
            <text:p>2.01E-05</text:p>
          </table:table-cell>
        </table:table-row>
        <table:table-row table:style-name="ro1">
          <table:table-cell office:value-type="float" office:value="-0.0000036" calcext:value-type="float">
            <text:p>-3.6E-06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0.0000115" calcext:value-type="float">
            <text:p>1.15E-05</text:p>
          </table:table-cell>
          <table:table-cell/>
          <table:table-cell office:value-type="float" office:value="-0.0000036" calcext:value-type="float">
            <text:p>-3.6E-06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0.0000115" calcext:value-type="float">
            <text:p>1.15E-05</text:p>
          </table:table-cell>
        </table:table-row>
        <table:table-row table:style-name="ro1">
          <table:table-cell office:value-type="float" office:value="-0.0000004" calcext:value-type="float">
            <text:p>-4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6" calcext:value-type="float">
            <text:p>2.6E-06</text:p>
          </table:table-cell>
          <table:table-cell/>
          <table:table-cell office:value-type="float" office:value="-0.0000004" calcext:value-type="float">
            <text:p>-4E-07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26" calcext:value-type="float">
            <text:p>2.6E-06</text:p>
          </table:table-cell>
        </table:table-row>
        <table:table-row table:style-name="ro1">
          <table:table-cell office:value-type="float" office:value="-0.0000013" calcext:value-type="float">
            <text:p>-1.3E-06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00038" calcext:value-type="float">
            <text:p>3.8E-06</text:p>
          </table:table-cell>
          <table:table-cell/>
          <table:table-cell office:value-type="float" office:value="-0.0000013" calcext:value-type="float">
            <text:p>-1.3E-06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00038" calcext:value-type="float">
            <text:p>3.8E-06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0.0000029" calcext:value-type="float">
            <text:p>2.9E-06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0.0000029" calcext:value-type="float">
            <text:p>2.9E-06</text:p>
          </table:table-cell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 office:value-type="float" office:value="0.0000002" calcext:value-type="float">
            <text:p>2E-07</text:p>
          </table:table-cell>
          <table:table-cell/>
          <table:table-cell office:value-type="float" office:value="-0.0000005" calcext:value-type="float">
            <text:p>-5E-07</text:p>
          </table:table-cell>
          <table:table-cell office:value-type="float" office:value="-0.0000009" calcext:value-type="float">
            <text:p>-9E-07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115" calcext:value-type="float">
            <text:p>1.15E-05</text:p>
          </table:table-cell>
          <table:table-cell office:value-type="float" office:value="-0.0000945" calcext:value-type="float">
            <text:p>-9.45E-05</text:p>
          </table:table-cell>
          <table:table-cell office:value-type="float" office:value="-0.0000071" calcext:value-type="float">
            <text:p>-7.1E-06</text:p>
          </table:table-cell>
          <table:table-cell/>
          <table:table-cell office:value-type="float" office:value="0.0000115" calcext:value-type="float">
            <text:p>1.15E-05</text:p>
          </table:table-cell>
          <table:table-cell office:value-type="float" office:value="-0.0000945" calcext:value-type="float">
            <text:p>-9.45E-05</text:p>
          </table:table-cell>
          <table:table-cell office:value-type="float" office:value="-0.0000071" calcext:value-type="float">
            <text:p>-7.1E-06</text:p>
          </table:table-cell>
        </table:table-row>
        <table:table-row table:style-name="ro1">
          <table:table-cell office:value-type="float" office:value="-0.0000205" calcext:value-type="float">
            <text:p>-2.05E-05</text:p>
          </table:table-cell>
          <table:table-cell office:value-type="float" office:value="0.0000331" calcext:value-type="float">
            <text:p>3.31E-05</text:p>
          </table:table-cell>
          <table:table-cell office:value-type="float" office:value="-0.0000417" calcext:value-type="float">
            <text:p>-4.17E-05</text:p>
          </table:table-cell>
          <table:table-cell/>
          <table:table-cell office:value-type="float" office:value="-0.0000205" calcext:value-type="float">
            <text:p>-2.05E-05</text:p>
          </table:table-cell>
          <table:table-cell office:value-type="float" office:value="0.0000331" calcext:value-type="float">
            <text:p>3.31E-05</text:p>
          </table:table-cell>
          <table:table-cell office:value-type="float" office:value="-0.0000417" calcext:value-type="float">
            <text:p>-4.17E-05</text:p>
          </table:table-cell>
        </table:table-row>
        <table:table-row table:style-name="ro1">
          <table:table-cell office:value-type="float" office:value="-0.0003898" calcext:value-type="float">
            <text:p>-0.0003898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-0.0004081" calcext:value-type="float">
            <text:p>-0.0004081</text:p>
          </table:table-cell>
          <table:table-cell/>
          <table:table-cell office:value-type="float" office:value="-0.0003898" calcext:value-type="float">
            <text:p>-0.0003898</text:p>
          </table:table-cell>
          <table:table-cell office:value-type="float" office:value="0.0006283" calcext:value-type="float">
            <text:p>0.0006283</text:p>
          </table:table-cell>
          <table:table-cell office:value-type="float" office:value="-0.0004081" calcext:value-type="float">
            <text:p>-0.0004081</text:p>
          </table:table-cell>
        </table:table-row>
        <table:table-row table:style-name="ro1">
          <table:table-cell office:value-type="float" office:value="-0.0000415" calcext:value-type="float">
            <text:p>-4.15E-05</text:p>
          </table:table-cell>
          <table:table-cell office:value-type="float" office:value="0.0000432" calcext:value-type="float">
            <text:p>4.32E-05</text:p>
          </table:table-cell>
          <table:table-cell office:value-type="float" office:value="-0.0000309" calcext:value-type="float">
            <text:p>-3.09E-05</text:p>
          </table:table-cell>
          <table:table-cell/>
          <table:table-cell office:value-type="float" office:value="-0.0000415" calcext:value-type="float">
            <text:p>-4.15E-05</text:p>
          </table:table-cell>
          <table:table-cell office:value-type="float" office:value="0.0000432" calcext:value-type="float">
            <text:p>4.32E-05</text:p>
          </table:table-cell>
          <table:table-cell office:value-type="float" office:value="-0.0000309" calcext:value-type="float">
            <text:p>-3.09E-05</text:p>
          </table:table-cell>
        </table:table-row>
        <table:table-row table:style-name="ro1">
          <table:table-cell office:value-type="float" office:value="0.0000002" calcext:value-type="float">
            <text:p>2E-07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-0.0000004" calcext:value-type="float">
            <text:p>-4E-07</text:p>
          </table:table-cell>
          <table:table-cell/>
          <table:table-cell office:value-type="float" office:value="0.0000002" calcext:value-type="float">
            <text:p>2E-07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-0.0000004" calcext:value-type="float">
            <text:p>-4E-07</text:p>
          </table:table-cell>
        </table:table-row>
        <table:table-row table:style-name="ro1">
          <table:table-cell office:value-type="float" office:value="-0.0001816" calcext:value-type="float">
            <text:p>-0.0001816</text:p>
          </table:table-cell>
          <table:table-cell office:value-type="float" office:value="-0.0008995" calcext:value-type="float">
            <text:p>-0.0008995</text:p>
          </table:table-cell>
          <table:table-cell office:value-type="float" office:value="-0.0000882" calcext:value-type="float">
            <text:p>-8.82E-05</text:p>
          </table:table-cell>
          <table:table-cell/>
          <table:table-cell office:value-type="float" office:value="-0.0001816" calcext:value-type="float">
            <text:p>-0.0001816</text:p>
          </table:table-cell>
          <table:table-cell office:value-type="float" office:value="-0.0008995" calcext:value-type="float">
            <text:p>-0.0008995</text:p>
          </table:table-cell>
          <table:table-cell office:value-type="float" office:value="-0.0000882" calcext:value-type="float">
            <text:p>-8.82E-05</text:p>
          </table:table-cell>
        </table:table-row>
        <table:table-row table:style-name="ro1">
          <table:table-cell office:value-type="float" office:value="-0.0000005" calcext:value-type="float">
            <text:p>-5E-07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6" calcext:value-type="float">
            <text:p>-6E-07</text:p>
          </table:table-cell>
          <table:table-cell/>
          <table:table-cell office:value-type="float" office:value="-0.0000005" calcext:value-type="float">
            <text:p>-5E-07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-0.0000006" calcext:value-type="float">
            <text:p>-6E-07</text:p>
          </table:table-cell>
        </table:table-row>
        <table:table-row table:style-name="ro1">
          <table:table-cell office:value-type="float" office:value="0.0000605" calcext:value-type="float">
            <text:p>6.05E-05</text:p>
          </table:table-cell>
          <table:table-cell office:value-type="float" office:value="0.0000916" calcext:value-type="float">
            <text:p>9.16E-05</text:p>
          </table:table-cell>
          <table:table-cell office:value-type="float" office:value="-0.0000486" calcext:value-type="float">
            <text:p>-4.86E-05</text:p>
          </table:table-cell>
          <table:table-cell/>
          <table:table-cell office:value-type="float" office:value="0.0000605" calcext:value-type="float">
            <text:p>6.05E-05</text:p>
          </table:table-cell>
          <table:table-cell office:value-type="float" office:value="0.0000916" calcext:value-type="float">
            <text:p>9.16E-05</text:p>
          </table:table-cell>
          <table:table-cell office:value-type="float" office:value="-0.0000486" calcext:value-type="float">
            <text:p>-4.86E-05</text:p>
          </table:table-cell>
        </table:table-row>
        <table:table-row table:style-name="ro1">
          <table:table-cell office:value-type="float" office:value="-0.0000003" calcext:value-type="float">
            <text:p>-3E-07</text:p>
          </table:table-cell>
          <table:table-cell office:value-type="float" office:value="0.0000038" calcext:value-type="float">
            <text:p>3.8E-06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0.0000003" calcext:value-type="float">
            <text:p>-3E-07</text:p>
          </table:table-cell>
          <table:table-cell office:value-type="float" office:value="0.0000038" calcext:value-type="float">
            <text:p>3.8E-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47" calcext:value-type="float">
            <text:p>1.47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606" calcext:value-type="float">
            <text:p>-6.06E-05</text:p>
          </table:table-cell>
          <table:table-cell/>
          <table:table-cell office:value-type="float" office:value="0.0000147" calcext:value-type="float">
            <text:p>1.47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-0.0000606" calcext:value-type="float">
            <text:p>-6.06E-05</text:p>
          </table:table-cell>
        </table:table-row>
        <table:table-row table:style-name="ro1">
          <table:table-cell office:value-type="float" office:value="-0.0000002" calcext:value-type="float">
            <text:p>-2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3" calcext:value-type="float">
            <text:p>3E-07</text:p>
          </table:table-cell>
          <table:table-cell/>
          <table:table-cell office:value-type="float" office:value="-0.0000002" calcext:value-type="float">
            <text:p>-2E-07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0.0000003" calcext:value-type="float">
            <text:p>3E-07</text:p>
          </table:table-cell>
        </table:table-row>
        <table:table-row table:style-name="ro1">
          <table:table-cell office:value-type="float" office:value="0.0000012" calcext:value-type="float">
            <text:p>1.2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  <table:table-cell/>
          <table:table-cell office:value-type="float" office:value="0.0000012" calcext:value-type="float">
            <text:p>1.2E-06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006" calcext:value-type="float">
            <text:p>-6E-0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2" calcext:value-type="float">
            <text:p>2E-07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009" calcext:value-type="float">
            <text:p>9E-07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0.0000034" calcext:value-type="float">
            <text:p>3.4E-06</text:p>
          </table:table-cell>
          <table:table-cell/>
          <table:table-cell office:value-type="float" office:value="0.0000009" calcext:value-type="float">
            <text:p>9E-07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0.0000034" calcext:value-type="float">
            <text:p>3.4E-06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5" calcext:value-type="float">
            <text:p>5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5" calcext:value-type="float">
            <text:p>5E-07</text:p>
          </table:table-cell>
        </table:table-row>
        <table:table-row table:style-name="ro1">
          <table:table-cell office:value-type="float" office:value="0.0000041" calcext:value-type="float">
            <text:p>4.1E-06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0163" calcext:value-type="float">
            <text:p>1.63E-05</text:p>
          </table:table-cell>
          <table:table-cell/>
          <table:table-cell office:value-type="float" office:value="0.0000041" calcext:value-type="float">
            <text:p>4.1E-06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0163" calcext:value-type="float">
            <text:p>1.63E-05</text:p>
          </table:table-cell>
        </table:table-row>
        <table:table-row table:style-name="ro1">
          <table:table-cell office:value-type="float" office:value="0.0000003" calcext:value-type="float">
            <text:p>3E-07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00002" calcext:value-type="float">
            <text:p>2E-07</text:p>
          </table:table-cell>
          <table:table-cell/>
          <table:table-cell office:value-type="float" office:value="0.0000003" calcext:value-type="float">
            <text:p>3E-07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00002" calcext:value-type="float">
            <text:p>2E-07</text:p>
          </table:table-cell>
        </table:table-row>
        <table:table-row table:style-name="ro1">
          <table:table-cell office:value-type="float" office:value="0.0000476" calcext:value-type="float">
            <text:p>4.76E-05</text:p>
          </table:table-cell>
          <table:table-cell office:value-type="float" office:value="0.0001443" calcext:value-type="float">
            <text:p>0.0001443</text:p>
          </table:table-cell>
          <table:table-cell office:value-type="float" office:value="0.0000942" calcext:value-type="float">
            <text:p>9.42E-05</text:p>
          </table:table-cell>
          <table:table-cell/>
          <table:table-cell office:value-type="float" office:value="0.0000476" calcext:value-type="float">
            <text:p>4.76E-05</text:p>
          </table:table-cell>
          <table:table-cell office:value-type="float" office:value="0.0001443" calcext:value-type="float">
            <text:p>0.0001443</text:p>
          </table:table-cell>
          <table:table-cell office:value-type="float" office:value="0.0000942" calcext:value-type="float">
            <text:p>9.42E-05</text:p>
          </table:table-cell>
        </table:table-row>
        <table:table-row table:style-name="ro1">
          <table:table-cell office:value-type="float" office:value="0.0000001" calcext:value-type="float">
            <text:p>1E-07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-0.0000002" calcext:value-type="float">
            <text:p>-2E-07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00147" calcext:value-type="float">
            <text:p>1.47E-05</text:p>
          </table:table-cell>
          <table:table-cell office:value-type="float" office:value="-0.0000002" calcext:value-type="float">
            <text:p>-2E-07</text:p>
          </table:table-cell>
        </table:table-row>
        <table:table-row table:style-name="ro1">
          <table:table-cell office:value-type="float" office:value="0.0000943" calcext:value-type="float">
            <text:p>9.43E-05</text:p>
          </table:table-cell>
          <table:table-cell office:value-type="float" office:value="0.0001353" calcext:value-type="float">
            <text:p>0.0001353</text:p>
          </table:table-cell>
          <table:table-cell office:value-type="float" office:value="0.0000383" calcext:value-type="float">
            <text:p>3.83E-05</text:p>
          </table:table-cell>
          <table:table-cell/>
          <table:table-cell office:value-type="float" office:value="0.0000943" calcext:value-type="float">
            <text:p>9.43E-05</text:p>
          </table:table-cell>
          <table:table-cell office:value-type="float" office:value="0.0001353" calcext:value-type="float">
            <text:p>0.0001353</text:p>
          </table:table-cell>
          <table:table-cell office:value-type="float" office:value="0.0000383" calcext:value-type="float">
            <text:p>3.83E-05</text:p>
          </table:table-cell>
        </table:table-row>
        <table:table-row table:style-name="ro1">
          <table:table-cell office:value-type="float" office:value="0.0008978" calcext:value-type="float">
            <text:p>0.0008978</text:p>
          </table:table-cell>
          <table:table-cell office:value-type="float" office:value="0.0009381" calcext:value-type="float">
            <text:p>0.0009381</text:p>
          </table:table-cell>
          <table:table-cell office:value-type="float" office:value="0.0000681" calcext:value-type="float">
            <text:p>6.81E-05</text:p>
          </table:table-cell>
          <table:table-cell/>
          <table:table-cell office:value-type="float" office:value="0.0008978" calcext:value-type="float">
            <text:p>0.0008978</text:p>
          </table:table-cell>
          <table:table-cell office:value-type="float" office:value="0.0009381" calcext:value-type="float">
            <text:p>0.0009381</text:p>
          </table:table-cell>
          <table:table-cell office:value-type="float" office:value="0.0000681" calcext:value-type="float">
            <text:p>6.81E-05</text:p>
          </table:table-cell>
        </table:table-row>
        <table:table-row table:style-name="ro1">
          <table:table-cell office:value-type="float" office:value="0.134469" calcext:value-type="float">
            <text:p>0.134469</text:p>
          </table:table-cell>
          <table:table-cell office:value-type="float" office:value="0.1209434" calcext:value-type="float">
            <text:p>0.1209434</text:p>
          </table:table-cell>
          <table:table-cell office:value-type="float" office:value="-0.0165532" calcext:value-type="float">
            <text:p>-0.0165532</text:p>
          </table:table-cell>
          <table:table-cell/>
          <table:table-cell office:value-type="float" office:value="0.134469" calcext:value-type="float">
            <text:p>0.134469</text:p>
          </table:table-cell>
          <table:table-cell office:value-type="float" office:value="0.1209434" calcext:value-type="float">
            <text:p>0.1209434</text:p>
          </table:table-cell>
          <table:table-cell office:value-type="float" office:value="-0.0165532" calcext:value-type="float">
            <text:p>-0.0165532</text:p>
          </table:table-cell>
        </table:table-row>
        <table:table-row table:style-name="ro1">
          <table:table-cell office:value-type="float" office:value="0.0006146" calcext:value-type="float">
            <text:p>0.0006146</text:p>
          </table:table-cell>
          <table:table-cell office:value-type="float" office:value="0.0011787" calcext:value-type="float">
            <text:p>0.0011787</text:p>
          </table:table-cell>
          <table:table-cell office:value-type="float" office:value="-0.0006561" calcext:value-type="float">
            <text:p>-0.0006561</text:p>
          </table:table-cell>
          <table:table-cell/>
          <table:table-cell office:value-type="float" office:value="0.0006146" calcext:value-type="float">
            <text:p>0.0006146</text:p>
          </table:table-cell>
          <table:table-cell office:value-type="float" office:value="0.0011787" calcext:value-type="float">
            <text:p>0.0011787</text:p>
          </table:table-cell>
          <table:table-cell office:value-type="float" office:value="-0.0006561" calcext:value-type="float">
            <text:p>-0.0006561</text:p>
          </table:table-cell>
        </table:table-row>
        <table:table-row table:style-name="ro1">
          <table:table-cell office:value-type="float" office:value="0.0002777" calcext:value-type="float">
            <text:p>0.0002777</text:p>
          </table:table-cell>
          <table:table-cell office:value-type="float" office:value="-0.0000544" calcext:value-type="float">
            <text:p>-5.44E-05</text:p>
          </table:table-cell>
          <table:table-cell office:value-type="float" office:value="-0.0005223" calcext:value-type="float">
            <text:p>-0.0005223</text:p>
          </table:table-cell>
          <table:table-cell/>
          <table:table-cell office:value-type="float" office:value="0.0002777" calcext:value-type="float">
            <text:p>0.0002777</text:p>
          </table:table-cell>
          <table:table-cell office:value-type="float" office:value="-0.0000544" calcext:value-type="float">
            <text:p>-5.44E-05</text:p>
          </table:table-cell>
          <table:table-cell office:value-type="float" office:value="-0.0005223" calcext:value-type="float">
            <text:p>-0.0005223</text:p>
          </table:table-cell>
        </table:table-row>
        <table:table-row table:style-name="ro1">
          <table:table-cell office:value-type="float" office:value="0.0001744" calcext:value-type="float">
            <text:p>0.0001744</text:p>
          </table:table-cell>
          <table:table-cell office:value-type="float" office:value="0.0001386" calcext:value-type="float">
            <text:p>0.0001386</text:p>
          </table:table-cell>
          <table:table-cell office:value-type="float" office:value="-0.0002375" calcext:value-type="float">
            <text:p>-0.0002375</text:p>
          </table:table-cell>
          <table:table-cell/>
          <table:table-cell office:value-type="float" office:value="0.0001744" calcext:value-type="float">
            <text:p>0.0001744</text:p>
          </table:table-cell>
          <table:table-cell office:value-type="float" office:value="0.0001386" calcext:value-type="float">
            <text:p>0.0001386</text:p>
          </table:table-cell>
          <table:table-cell office:value-type="float" office:value="-0.0002375" calcext:value-type="float">
            <text:p>-0.0002375</text:p>
          </table:table-cell>
        </table:table-row>
        <table:table-row table:style-name="ro1">
          <table:table-cell office:value-type="float" office:value="-0.0001901" calcext:value-type="float">
            <text:p>-0.0001901</text:p>
          </table:table-cell>
          <table:table-cell office:value-type="float" office:value="-0.0004274" calcext:value-type="float">
            <text:p>-0.0004274</text:p>
          </table:table-cell>
          <table:table-cell office:value-type="float" office:value="-0.0000076" calcext:value-type="float">
            <text:p>-7.6E-06</text:p>
          </table:table-cell>
          <table:table-cell/>
          <table:table-cell office:value-type="float" office:value="-0.0001901" calcext:value-type="float">
            <text:p>-0.0001901</text:p>
          </table:table-cell>
          <table:table-cell office:value-type="float" office:value="-0.0004274" calcext:value-type="float">
            <text:p>-0.0004274</text:p>
          </table:table-cell>
          <table:table-cell office:value-type="float" office:value="-0.0000076" calcext:value-type="float">
            <text:p>-7.6E-06</text:p>
          </table:table-cell>
        </table:table-row>
        <table:table-row table:style-name="ro1">
          <table:table-cell office:value-type="float" office:value="-0.0000015" calcext:value-type="float">
            <text:p>-1.5E-06</text:p>
          </table:table-cell>
          <table:table-cell office:value-type="float" office:value="-0.0000039" calcext:value-type="float">
            <text:p>-3.9E-06</text:p>
          </table:table-cell>
          <table:table-cell office:value-type="float" office:value="-0.000002" calcext:value-type="float">
            <text:p>-2E-06</text:p>
          </table:table-cell>
          <table:table-cell/>
          <table:table-cell office:value-type="float" office:value="-0.0000015" calcext:value-type="float">
            <text:p>-1.5E-06</text:p>
          </table:table-cell>
          <table:table-cell office:value-type="float" office:value="-0.0000039" calcext:value-type="float">
            <text:p>-3.9E-06</text:p>
          </table:table-cell>
          <table:table-cell office:value-type="float" office:value="-0.000002" calcext:value-type="float">
            <text:p>-2E-06</text:p>
          </table:table-cell>
        </table:table-row>
        <table:table-row table:style-name="ro1">
          <table:table-cell office:value-type="float" office:value="-0.0000177" calcext:value-type="float">
            <text:p>-1.77E-05</text:p>
          </table:table-cell>
          <table:table-cell office:value-type="float" office:value="-0.0000248" calcext:value-type="float">
            <text:p>-2.48E-05</text:p>
          </table:table-cell>
          <table:table-cell office:value-type="float" office:value="0.000013" calcext:value-type="float">
            <text:p>1.3E-05</text:p>
          </table:table-cell>
          <table:table-cell/>
          <table:table-cell office:value-type="float" office:value="-0.0000177" calcext:value-type="float">
            <text:p>-1.77E-05</text:p>
          </table:table-cell>
          <table:table-cell office:value-type="float" office:value="-0.0000248" calcext:value-type="float">
            <text:p>-2.48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4" calcext:value-type="float">
            <text:p>2.4E-06</text:p>
          </table:table-cell>
          <table:table-cell/>
          <table:table-cell office:value-type="float" office:value="0.0000004" calcext:value-type="float">
            <text:p>4E-07</text:p>
          </table:table-cell>
          <table:table-cell office:value-type="float" office:value="0.0000002" calcext:value-type="float">
            <text:p>2E-07</text:p>
          </table:table-cell>
          <table:table-cell office:value-type="float" office:value="0.0000024" calcext:value-type="float">
            <text:p>2.4E-06</text:p>
          </table:table-cell>
        </table:table-row>
        <table:table-row table:style-name="ro1">
          <table:table-cell office:value-type="float" office:value="0.0000018" calcext:value-type="float">
            <text:p>1.8E-06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496" calcext:value-type="float">
            <text:p>4.96E-05</text:p>
          </table:table-cell>
          <table:table-cell/>
          <table:table-cell office:value-type="float" office:value="0.0000018" calcext:value-type="float">
            <text:p>1.8E-06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0496" calcext:value-type="float">
            <text:p>4.96E-05</text:p>
          </table:table-cell>
        </table:table-row>
        <table:table-row table:style-name="ro1">
          <table:table-cell office:value-type="float" office:value="0.0000068" calcext:value-type="float">
            <text:p>6.8E-06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0241" calcext:value-type="float">
            <text:p>2.41E-05</text:p>
          </table:table-cell>
          <table:table-cell/>
          <table:table-cell office:value-type="float" office:value="0.0000068" calcext:value-type="float">
            <text:p>6.8E-06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0000241" calcext:value-type="float">
            <text:p>2.41E-05</text:p>
          </table:table-cell>
        </table:table-row>
        <table:table-row table:style-name="ro1">
          <table:table-cell office:value-type="float" office:value="0.0000732" calcext:value-type="float">
            <text:p>7.32E-05</text:p>
          </table:table-cell>
          <table:table-cell office:value-type="float" office:value="0.0000345" calcext:value-type="float">
            <text:p>3.45E-05</text:p>
          </table:table-cell>
          <table:table-cell office:value-type="float" office:value="0.0001181" calcext:value-type="float">
            <text:p>0.0001181</text:p>
          </table:table-cell>
          <table:table-cell/>
          <table:table-cell office:value-type="float" office:value="0.0000732" calcext:value-type="float">
            <text:p>7.32E-05</text:p>
          </table:table-cell>
          <table:table-cell office:value-type="float" office:value="0.0000345" calcext:value-type="float">
            <text:p>3.45E-05</text:p>
          </table:table-cell>
          <table:table-cell office:value-type="float" office:value="0.0001181" calcext:value-type="float">
            <text:p>0.0001181</text:p>
          </table:table-cell>
        </table:table-row>
        <table:table-row table:style-name="ro1">
          <table:table-cell office:value-type="float" office:value="0.0006469" calcext:value-type="float">
            <text:p>0.0006469</text:p>
          </table:table-cell>
          <table:table-cell office:value-type="float" office:value="0.0006139" calcext:value-type="float">
            <text:p>0.0006139</text:p>
          </table:table-cell>
          <table:table-cell office:value-type="float" office:value="0.0006304" calcext:value-type="float">
            <text:p>0.0006304</text:p>
          </table:table-cell>
          <table:table-cell/>
          <table:table-cell office:value-type="float" office:value="0.0006469" calcext:value-type="float">
            <text:p>0.0006469</text:p>
          </table:table-cell>
          <table:table-cell office:value-type="float" office:value="0.0006139" calcext:value-type="float">
            <text:p>0.0006139</text:p>
          </table:table-cell>
          <table:table-cell office:value-type="float" office:value="0.0006304" calcext:value-type="float">
            <text:p>0.0006304</text:p>
          </table:table-cell>
        </table:table-row>
        <table:table-row table:style-name="ro1">
          <table:table-cell office:value-type="float" office:value="0.0005735" calcext:value-type="float">
            <text:p>0.0005735</text:p>
          </table:table-cell>
          <table:table-cell office:value-type="float" office:value="0.0005838" calcext:value-type="float">
            <text:p>0.0005838</text:p>
          </table:table-cell>
          <table:table-cell office:value-type="float" office:value="0.000956" calcext:value-type="float">
            <text:p>0.000956</text:p>
          </table:table-cell>
          <table:table-cell/>
          <table:table-cell office:value-type="float" office:value="0.0005735" calcext:value-type="float">
            <text:p>0.0005735</text:p>
          </table:table-cell>
          <table:table-cell office:value-type="float" office:value="0.0005838" calcext:value-type="float">
            <text:p>0.0005838</text:p>
          </table:table-cell>
          <table:table-cell office:value-type="float" office:value="0.000956" calcext:value-type="float">
            <text:p>0.000956</text:p>
          </table:table-cell>
        </table:table-row>
        <table:table-row table:style-name="ro1">
          <table:table-cell office:value-type="float" office:value="0.0010722" calcext:value-type="float">
            <text:p>0.0010722</text:p>
          </table:table-cell>
          <table:table-cell office:value-type="float" office:value="0.0021054" calcext:value-type="float">
            <text:p>0.0021054</text:p>
          </table:table-cell>
          <table:table-cell office:value-type="float" office:value="0.0010634" calcext:value-type="float">
            <text:p>0.0010634</text:p>
          </table:table-cell>
          <table:table-cell/>
          <table:table-cell office:value-type="float" office:value="0.0010722" calcext:value-type="float">
            <text:p>0.0010722</text:p>
          </table:table-cell>
          <table:table-cell office:value-type="float" office:value="0.0021054" calcext:value-type="float">
            <text:p>0.0021054</text:p>
          </table:table-cell>
          <table:table-cell office:value-type="float" office:value="0.0010634" calcext:value-type="float">
            <text:p>0.0010634</text:p>
          </table:table-cell>
        </table:table-row>
        <table:table-row table:style-name="ro1">
          <table:table-cell office:value-type="float" office:value="0.0009243" calcext:value-type="float">
            <text:p>0.0009243</text:p>
          </table:table-cell>
          <table:table-cell office:value-type="float" office:value="0.0005033" calcext:value-type="float">
            <text:p>0.0005033</text:p>
          </table:table-cell>
          <table:table-cell office:value-type="float" office:value="0.0003985" calcext:value-type="float">
            <text:p>0.0003985</text:p>
          </table:table-cell>
          <table:table-cell/>
          <table:table-cell office:value-type="float" office:value="0.0009243" calcext:value-type="float">
            <text:p>0.0009243</text:p>
          </table:table-cell>
          <table:table-cell office:value-type="float" office:value="0.0005033" calcext:value-type="float">
            <text:p>0.0005033</text:p>
          </table:table-cell>
          <table:table-cell office:value-type="float" office:value="0.0003985" calcext:value-type="float">
            <text:p>0.0003985</text:p>
          </table:table-cell>
        </table:table-row>
      </table:table>
      <table:named-expressions/>
      <table:database-ranges>
        <table:database-range table:name="__Anonymous_Sheet_DB__0" table:target-range-address="Sheet1.A1:Sheet1.G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No Embed'.A1:'No Embed'.G2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8:52:12.353263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8T08:52:14.718494153</meta:creation-date>
    <meta:editing-duration>PT3H13M39S</meta:editing-duration>
    <meta:editing-cycles>4</meta:editing-cycles>
    <meta:generator>LibreOffice/6.0.7.3$Linux_X86_64 LibreOffice_project/00m0$Build-3</meta:generator>
    <dc:date>2022-04-28T13:06:33.742201310</dc:date>
    <meta:document-statistic meta:table-count="5" meta:cell-count="8961" meta:object-count="0"/>
  </office:meta>
</office:document-meta>
</file>